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[Log] 9 (index.js, line 80)</text:p>
          </table:table-cell>
        </table:table-row>
        <table:table-row table:style-name="ro1">
          <table:table-cell office:value-type="string">
            <text:p>[Log] <text:s/>Time:Wed Feb 05 2014 20:02:21 GMT-0500 (EST) (index.js, line 81)</text:p>
          </table:table-cell>
        </table:table-row>
        <table:table-row table:style-name="ro1">
          <table:table-cell office:value-type="string">
            <text:p>[Log] <text:s/>Latitude:45.43404653018986 (index.js, line 82)</text:p>
          </table:table-cell>
        </table:table-row>
        <table:table-row table:style-name="ro1">
          <table:table-cell office:value-type="string">
            <text:p>[Log] Longitude: -75.6915143525839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0 (index.js, line 80)</text:p>
          </table:table-cell>
        </table:table-row>
        <table:table-row table:style-name="ro1">
          <table:table-cell office:value-type="string">
            <text:p>[Log] <text:s/>Time:Wed Feb 05 2014 20:02:22 GMT-0500 (EST) (index.js, line 81)</text:p>
          </table:table-cell>
        </table:table-row>
        <table:table-row table:style-name="ro1">
          <table:table-cell office:value-type="string">
            <text:p>[Log] <text:s/>Latitude:45.434058556695824 (index.js, line 82)</text:p>
          </table:table-cell>
        </table:table-row>
        <table:table-row table:style-name="ro1">
          <table:table-cell office:value-type="string">
            <text:p>[Log] Longitude: -75.6914877478993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1 (index.js, line 80)</text:p>
          </table:table-cell>
        </table:table-row>
        <table:table-row table:style-name="ro1">
          <table:table-cell office:value-type="string">
            <text:p>[Log] <text:s/>Time:Wed Feb 05 2014 20:02:23 GMT-0500 (EST) (index.js, line 81)</text:p>
          </table:table-cell>
        </table:table-row>
        <table:table-row table:style-name="ro1">
          <table:table-cell office:value-type="string">
            <text:p>[Log] <text:s/>Latitude:45.4340739556009 (index.js, line 82)</text:p>
          </table:table-cell>
        </table:table-row>
        <table:table-row table:style-name="ro1">
          <table:table-cell office:value-type="string">
            <text:p>[Log] Longitude: -75.691453682993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2 (index.js, line 80)</text:p>
          </table:table-cell>
        </table:table-row>
        <table:table-row table:style-name="ro1">
          <table:table-cell office:value-type="string">
            <text:p>[Log] <text:s/>Time:Wed Feb 05 2014 20:02:24 GMT-0500 (EST) (index.js, line 81)</text:p>
          </table:table-cell>
        </table:table-row>
        <table:table-row table:style-name="ro1">
          <table:table-cell office:value-type="string">
            <text:p>[Log] <text:s/>Latitude:45.43408059747165 (index.js, line 82)</text:p>
          </table:table-cell>
        </table:table-row>
        <table:table-row table:style-name="ro1">
          <table:table-cell office:value-type="string">
            <text:p>[Log] Longitude: -75.6914389894518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3 (index.js, line 80)</text:p>
          </table:table-cell>
        </table:table-row>
        <table:table-row table:style-name="ro1">
          <table:table-cell office:value-type="string">
            <text:p>[Log] <text:s/>Time:Wed Feb 05 2014 20:02:25 GMT-0500 (EST) (index.js, line 81)</text:p>
          </table:table-cell>
        </table:table-row>
        <table:table-row table:style-name="ro1">
          <table:table-cell office:value-type="string">
            <text:p>[Log] <text:s/>Latitude:45.43409190068949 (index.js, line 82)</text:p>
          </table:table-cell>
        </table:table-row>
        <table:table-row table:style-name="ro1">
          <table:table-cell office:value-type="string">
            <text:p>[Log] Longitude: -75.6914153262914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4 (index.js, line 80)</text:p>
          </table:table-cell>
        </table:table-row>
        <table:table-row table:style-name="ro1">
          <table:table-cell office:value-type="string">
            <text:p>[Log] <text:s/>Time:Wed Feb 05 2014 20:02:26 GMT-0500 (EST) (index.js, line 81)</text:p>
          </table:table-cell>
        </table:table-row>
        <table:table-row table:style-name="ro1">
          <table:table-cell office:value-type="string">
            <text:p>[Log] <text:s/>Latitude:45.43410220031857 (index.js, line 82)</text:p>
          </table:table-cell>
        </table:table-row>
        <table:table-row table:style-name="ro1">
          <table:table-cell office:value-type="string">
            <text:p>[Log] Longitude: -75.6913938348952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5 (index.js, line 80)</text:p>
          </table:table-cell>
        </table:table-row>
        <table:table-row table:style-name="ro1">
          <table:table-cell office:value-type="string">
            <text:p>[Log] <text:s/>Time:Wed Feb 05 2014 20:02:27 GMT-0500 (EST) (index.js, line 81)</text:p>
          </table:table-cell>
        </table:table-row>
        <table:table-row table:style-name="ro1">
          <table:table-cell office:value-type="string">
            <text:p>[Log] <text:s/>Latitude:45.43411211900571 (index.js, line 82)</text:p>
          </table:table-cell>
        </table:table-row>
        <table:table-row table:style-name="ro1">
          <table:table-cell office:value-type="string">
            <text:p>[Log] Longitude: -75.691372919100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6 (index.js, line 80)</text:p>
          </table:table-cell>
        </table:table-row>
        <table:table-row table:style-name="ro1">
          <table:table-cell office:value-type="string">
            <text:p>[Log] <text:s/>Time:Wed Feb 05 2014 20:02:28 GMT-0500 (EST) (index.js, line 81)</text:p>
          </table:table-cell>
        </table:table-row>
        <table:table-row table:style-name="ro1">
          <table:table-cell office:value-type="string">
            <text:p>[Log] <text:s/>Latitude:45.434113801758954 (index.js, line 82)</text:p>
          </table:table-cell>
        </table:table-row>
        <table:table-row table:style-name="ro1">
          <table:table-cell office:value-type="string">
            <text:p>[Log] Longitude: -75.6913693273236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7 (index.js, line 80)</text:p>
          </table:table-cell>
        </table:table-row>
        <table:table-row table:style-name="ro1">
          <table:table-cell office:value-type="string">
            <text:p>[Log] <text:s/>Time:Wed Feb 05 2014 20:02:29 GMT-0500 (EST) (index.js, line 81)</text:p>
          </table:table-cell>
        </table:table-row>
        <table:table-row table:style-name="ro1">
          <table:table-cell office:value-type="string">
            <text:p>[Log] <text:s/>Latitude:45.4341169788631 (index.js, line 82)</text:p>
          </table:table-cell>
        </table:table-row>
        <table:table-row table:style-name="ro1">
          <table:table-cell office:value-type="string">
            <text:p>[Log] Longitude: -75.691362545840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8 (index.js, line 80)</text:p>
          </table:table-cell>
        </table:table-row>
        <table:table-row table:style-name="ro1">
          <table:table-cell office:value-type="string">
            <text:p>[Log] <text:s/>Time:Wed Feb 05 2014 20:02:30 GMT-0500 (EST) (index.js, line 81)</text:p>
          </table:table-cell>
        </table:table-row>
        <table:table-row table:style-name="ro1">
          <table:table-cell office:value-type="string">
            <text:p>[Log] <text:s/>Latitude:45.43411668982659 (index.js, line 82)</text:p>
          </table:table-cell>
        </table:table-row>
        <table:table-row table:style-name="ro1">
          <table:table-cell office:value-type="string">
            <text:p>[Log] Longitude: -75.691363163023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9 (index.js, line 80)</text:p>
          </table:table-cell>
        </table:table-row>
        <table:table-row table:style-name="ro1">
          <table:table-cell office:value-type="string">
            <text:p>[Log] <text:s/>Time:Wed Feb 05 2014 20:02:31 GMT-0500 (EST) (index.js, line 81)</text:p>
          </table:table-cell>
        </table:table-row>
        <table:table-row table:style-name="ro1">
          <table:table-cell office:value-type="string">
            <text:p>[Log] <text:s/>Latitude:45.434116634224964 (index.js, line 82)</text:p>
          </table:table-cell>
        </table:table-row>
        <table:table-row table:style-name="ro1">
          <table:table-cell office:value-type="string">
            <text:p>[Log] Longitude: -75.6913632812211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0 (index.js, line 80)</text:p>
          </table:table-cell>
        </table:table-row>
        <table:table-row table:style-name="ro1">
          <table:table-cell office:value-type="string">
            <text:p>[Log] <text:s/>Time:Wed Feb 05 2014 20:02:32 GMT-0500 (EST) (index.js, line 81)</text:p>
          </table:table-cell>
        </table:table-row>
        <table:table-row table:style-name="ro1">
          <table:table-cell office:value-type="string">
            <text:p>[Log] <text:s/>Latitude:45.43411704043845 (index.js, line 82)</text:p>
          </table:table-cell>
        </table:table-row>
        <table:table-row table:style-name="ro1">
          <table:table-cell office:value-type="string">
            <text:p>[Log] Longitude: -75.691362413890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1 (index.js, line 80)</text:p>
          </table:table-cell>
        </table:table-row>
        <table:table-row table:style-name="ro1">
          <table:table-cell office:value-type="string">
            <text:p>[Log] <text:s/>Time:Wed Feb 05 2014 20:02:33 GMT-0500 (EST) (index.js, line 81)</text:p>
          </table:table-cell>
        </table:table-row>
        <table:table-row table:style-name="ro1">
          <table:table-cell office:value-type="string">
            <text:p>[Log] <text:s/>Latitude:45.43411891572936 (index.js, line 82)</text:p>
          </table:table-cell>
        </table:table-row>
        <table:table-row table:style-name="ro1">
          <table:table-cell office:value-type="string">
            <text:p>[Log] Longitude: -75.69135841087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2 (index.js, line 80)</text:p>
          </table:table-cell>
        </table:table-row>
        <table:table-row table:style-name="ro1">
          <table:table-cell office:value-type="string">
            <text:p>[Log] <text:s/>Time:Wed Feb 05 2014 20:02:34 GMT-0500 (EST) (index.js, line 81)</text:p>
          </table:table-cell>
        </table:table-row>
        <table:table-row table:style-name="ro1">
          <table:table-cell office:value-type="string">
            <text:p>[Log] <text:s/>Latitude:45.43412069773817 (index.js, line 82)</text:p>
          </table:table-cell>
        </table:table-row>
        <table:table-row table:style-name="ro1">
          <table:table-cell office:value-type="string">
            <text:p>[Log] Longitude: -75.6913546072610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3 (index.js, line 80)</text:p>
          </table:table-cell>
        </table:table-row>
        <table:table-row table:style-name="ro1">
          <table:table-cell office:value-type="string">
            <text:p>[Log] <text:s/>Time:Wed Feb 05 2014 20:02:35 GMT-0500 (EST) (index.js, line 81)</text:p>
          </table:table-cell>
        </table:table-row>
        <table:table-row table:style-name="ro1">
          <table:table-cell office:value-type="string">
            <text:p>[Log] <text:s/>Latitude:45.43412072163308 (index.js, line 82)</text:p>
          </table:table-cell>
        </table:table-row>
        <table:table-row table:style-name="ro1">
          <table:table-cell office:value-type="string">
            <text:p>[Log] Longitude: -75.691354556183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4 (index.js, line 80)</text:p>
          </table:table-cell>
        </table:table-row>
        <table:table-row table:style-name="ro1">
          <table:table-cell office:value-type="string">
            <text:p>[Log] <text:s/>Time:Wed Feb 05 2014 20:02:36 GMT-0500 (EST) (index.js, line 81)</text:p>
          </table:table-cell>
        </table:table-row>
        <table:table-row table:style-name="ro1">
          <table:table-cell office:value-type="string">
            <text:p>[Log] <text:s/>Latitude:45.43412238646488 (index.js, line 82)</text:p>
          </table:table-cell>
        </table:table-row>
        <table:table-row table:style-name="ro1">
          <table:table-cell office:value-type="string">
            <text:p>[Log] Longitude: -75.6913510023878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5 (index.js, line 80)</text:p>
          </table:table-cell>
        </table:table-row>
        <table:table-row table:style-name="ro1">
          <table:table-cell office:value-type="string">
            <text:p>[Log] <text:s/>Time:Wed Feb 05 2014 20:02:37 GMT-0500 (EST) (index.js, line 81)</text:p>
          </table:table-cell>
        </table:table-row>
        <table:table-row table:style-name="ro1">
          <table:table-cell office:value-type="string">
            <text:p>[Log] <text:s/>Latitude:45.43412122388569 (index.js, line 82)</text:p>
          </table:table-cell>
        </table:table-row>
        <table:table-row table:style-name="ro1">
          <table:table-cell office:value-type="string">
            <text:p>[Log] Longitude: -75.6913534842169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6 (index.js, line 80)</text:p>
          </table:table-cell>
        </table:table-row>
        <table:table-row table:style-name="ro1">
          <table:table-cell office:value-type="string">
            <text:p>[Log] <text:s/>Time:Wed Feb 05 2014 20:02:38 GMT-0500 (EST) (index.js, line 81)</text:p>
          </table:table-cell>
        </table:table-row>
        <table:table-row table:style-name="ro1">
          <table:table-cell office:value-type="string">
            <text:p>[Log] <text:s/>Latitude:45.43412458295832 (index.js, line 82)</text:p>
          </table:table-cell>
        </table:table-row>
        <table:table-row table:style-name="ro1">
          <table:table-cell office:value-type="string">
            <text:p>[Log] Longitude: -75.6913463147429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7 (index.js, line 80)</text:p>
          </table:table-cell>
        </table:table-row>
        <table:table-row table:style-name="ro1">
          <table:table-cell office:value-type="string">
            <text:p>[Log] <text:s/>Time:Wed Feb 05 2014 20:02:39 GMT-0500 (EST) (index.js, line 81)</text:p>
          </table:table-cell>
        </table:table-row>
        <table:table-row table:style-name="ro1">
          <table:table-cell office:value-type="string">
            <text:p>[Log] <text:s/>Latitude:45.43412526672029 (index.js, line 82)</text:p>
          </table:table-cell>
        </table:table-row>
        <table:table-row table:style-name="ro1">
          <table:table-cell office:value-type="string">
            <text:p>[Log] Longitude: -75.691344854458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8 (index.js, line 80)</text:p>
          </table:table-cell>
        </table:table-row>
        <table:table-row table:style-name="ro1">
          <table:table-cell office:value-type="string">
            <text:p>[Log] <text:s/>Time:Wed Feb 05 2014 20:02:40 GMT-0500 (EST) (index.js, line 81)</text:p>
          </table:table-cell>
        </table:table-row>
        <table:table-row table:style-name="ro1">
          <table:table-cell office:value-type="string">
            <text:p>[Log] <text:s/>Latitude:45.43411982741206 (index.js, line 82)</text:p>
          </table:table-cell>
        </table:table-row>
        <table:table-row table:style-name="ro1">
          <table:table-cell office:value-type="string">
            <text:p>[Log] Longitude: -75.6913564656861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9 (index.js, line 80)</text:p>
          </table:table-cell>
        </table:table-row>
        <table:table-row table:style-name="ro1">
          <table:table-cell office:value-type="string">
            <text:p>[Log] <text:s/>Time:Wed Feb 05 2014 20:02:41 GMT-0500 (EST) (index.js, line 81)</text:p>
          </table:table-cell>
        </table:table-row>
        <table:table-row table:style-name="ro1">
          <table:table-cell office:value-type="string">
            <text:p>[Log] <text:s/>Latitude:45.434121005614884 (index.js, line 82)</text:p>
          </table:table-cell>
        </table:table-row>
        <table:table-row table:style-name="ro1">
          <table:table-cell office:value-type="string">
            <text:p>[Log] Longitude: -75.691353950132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0 (index.js, line 80)</text:p>
          </table:table-cell>
        </table:table-row>
        <table:table-row table:style-name="ro1">
          <table:table-cell office:value-type="string">
            <text:p>[Log] <text:s/>Time:Wed Feb 05 2014 20:02:42 GMT-0500 (EST) (index.js, line 81)</text:p>
          </table:table-cell>
        </table:table-row>
        <table:table-row table:style-name="ro1">
          <table:table-cell office:value-type="string">
            <text:p>[Log] <text:s/>Latitude:45.43411818279896 (index.js, line 82)</text:p>
          </table:table-cell>
        </table:table-row>
        <table:table-row table:style-name="ro1">
          <table:table-cell office:value-type="string">
            <text:p>[Log] Longitude: -75.6913599752806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1 (index.js, line 80)</text:p>
          </table:table-cell>
        </table:table-row>
        <table:table-row table:style-name="ro1">
          <table:table-cell office:value-type="string">
            <text:p>[Log] <text:s/>Time:Wed Feb 05 2014 20:02:43 GMT-0500 (EST) (index.js, line 81)</text:p>
          </table:table-cell>
        </table:table-row>
        <table:table-row table:style-name="ro1">
          <table:table-cell office:value-type="string">
            <text:p>[Log] <text:s/>Latitude:45.43412104467387 (index.js, line 82)</text:p>
          </table:table-cell>
        </table:table-row>
        <table:table-row table:style-name="ro1">
          <table:table-cell office:value-type="string">
            <text:p>[Log] Longitude: -75.6913538669687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2 (index.js, line 80)</text:p>
          </table:table-cell>
        </table:table-row>
        <table:table-row table:style-name="ro1">
          <table:table-cell office:value-type="string">
            <text:p>[Log] <text:s/>Time:Wed Feb 05 2014 20:02:44 GMT-0500 (EST) (index.js, line 81)</text:p>
          </table:table-cell>
        </table:table-row>
        <table:table-row table:style-name="ro1">
          <table:table-cell office:value-type="string">
            <text:p>[Log] <text:s/>Latitude:45.43412092473981 (index.js, line 82)</text:p>
          </table:table-cell>
        </table:table-row>
        <table:table-row table:style-name="ro1">
          <table:table-cell office:value-type="string">
            <text:p>[Log] Longitude: -75.6913541233370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3 (index.js, line 80)</text:p>
          </table:table-cell>
        </table:table-row>
        <table:table-row table:style-name="ro1">
          <table:table-cell office:value-type="string">
            <text:p>[Log] <text:s/>Time:Wed Feb 05 2014 20:02:45 GMT-0500 (EST) (index.js, line 81)</text:p>
          </table:table-cell>
        </table:table-row>
        <table:table-row table:style-name="ro1">
          <table:table-cell office:value-type="string">
            <text:p>[Log] <text:s/>Latitude:45.4341205065789 (index.js, line 82)</text:p>
          </table:table-cell>
        </table:table-row>
        <table:table-row table:style-name="ro1">
          <table:table-cell office:value-type="string">
            <text:p>[Log] Longitude: -75.691355015878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4 (index.js, line 80)</text:p>
          </table:table-cell>
        </table:table-row>
        <table:table-row table:style-name="ro1">
          <table:table-cell office:value-type="string">
            <text:p>[Log] <text:s/>Time:Wed Feb 05 2014 20:02:46 GMT-0500 (EST) (index.js, line 81)</text:p>
          </table:table-cell>
        </table:table-row>
        <table:table-row table:style-name="ro1">
          <table:table-cell office:value-type="string">
            <text:p>[Log] <text:s/>Latitude:45.43412064856981 (index.js, line 82)</text:p>
          </table:table-cell>
        </table:table-row>
        <table:table-row table:style-name="ro1">
          <table:table-cell office:value-type="string">
            <text:p>[Log] Longitude: -75.6913547123622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5 (index.js, line 80)</text:p>
          </table:table-cell>
        </table:table-row>
        <table:table-row table:style-name="ro1">
          <table:table-cell office:value-type="string">
            <text:p>[Log] <text:s/>Time:Wed Feb 05 2014 20:02:47 GMT-0500 (EST) (index.js, line 81)</text:p>
          </table:table-cell>
        </table:table-row>
        <table:table-row table:style-name="ro1">
          <table:table-cell office:value-type="string">
            <text:p>[Log] <text:s/>Latitude:45.43411541558451 (index.js, line 82)</text:p>
          </table:table-cell>
        </table:table-row>
        <table:table-row table:style-name="ro1">
          <table:table-cell office:value-type="string">
            <text:p>[Log] Longitude: -75.691365882885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6 (index.js, line 80)</text:p>
          </table:table-cell>
        </table:table-row>
        <table:table-row table:style-name="ro1">
          <table:table-cell office:value-type="string">
            <text:p>[Log] <text:s/>Time:Wed Feb 05 2014 20:02:48 GMT-0500 (EST) (index.js, line 81)</text:p>
          </table:table-cell>
        </table:table-row>
        <table:table-row table:style-name="ro1">
          <table:table-cell office:value-type="string">
            <text:p>[Log] <text:s/>Latitude:45.43411864415452 (index.js, line 82)</text:p>
          </table:table-cell>
        </table:table-row>
        <table:table-row table:style-name="ro1">
          <table:table-cell office:value-type="string">
            <text:p>[Log] Longitude: -75.6913589910618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7 (index.js, line 80)</text:p>
          </table:table-cell>
        </table:table-row>
        <table:table-row table:style-name="ro1">
          <table:table-cell office:value-type="string">
            <text:p>[Log] <text:s/>Time:Wed Feb 05 2014 20:02:49 GMT-0500 (EST) (index.js, line 81)</text:p>
          </table:table-cell>
        </table:table-row>
        <table:table-row table:style-name="ro1">
          <table:table-cell office:value-type="string">
            <text:p>[Log] <text:s/>Latitude:45.43411675140193 (index.js, line 82)</text:p>
          </table:table-cell>
        </table:table-row>
        <table:table-row table:style-name="ro1">
          <table:table-cell office:value-type="string">
            <text:p>[Log] Longitude: -75.691363031073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8 (index.js, line 80)</text:p>
          </table:table-cell>
        </table:table-row>
        <table:table-row table:style-name="ro1">
          <table:table-cell office:value-type="string">
            <text:p>[Log] <text:s/>Time:Wed Feb 05 2014 20:02:50 GMT-0500 (EST) (index.js, line 81)</text:p>
          </table:table-cell>
        </table:table-row>
        <table:table-row table:style-name="ro1">
          <table:table-cell office:value-type="string">
            <text:p>[Log] <text:s/>Latitude:45.43411472538919 (index.js, line 82)</text:p>
          </table:table-cell>
        </table:table-row>
        <table:table-row table:style-name="ro1">
          <table:table-cell office:value-type="string">
            <text:p>[Log] Longitude: -75.6913673556118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9 (index.js, line 80)</text:p>
          </table:table-cell>
        </table:table-row>
        <table:table-row table:style-name="ro1">
          <table:table-cell office:value-type="string">
            <text:p>[Log] <text:s/>Time:Wed Feb 05 2014 20:02:51 GMT-0500 (EST) (index.js, line 81)</text:p>
          </table:table-cell>
        </table:table-row>
        <table:table-row table:style-name="ro1">
          <table:table-cell office:value-type="string">
            <text:p>[Log] <text:s/>Latitude:45.43411414455904 (index.js, line 82)</text:p>
          </table:table-cell>
        </table:table-row>
        <table:table-row table:style-name="ro1">
          <table:table-cell office:value-type="string">
            <text:p>[Log] Longitude: -75.6913685952167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0 (index.js, line 80)</text:p>
          </table:table-cell>
        </table:table-row>
        <table:table-row table:style-name="ro1">
          <table:table-cell office:value-type="string">
            <text:p>[Log] <text:s/>Time:Wed Feb 05 2014 20:02:52 GMT-0500 (EST) (index.js, line 81)</text:p>
          </table:table-cell>
        </table:table-row>
        <table:table-row table:style-name="ro1">
          <table:table-cell office:value-type="string">
            <text:p>[Log] <text:s/>Latitude:45.434113231038175 (index.js, line 82)</text:p>
          </table:table-cell>
        </table:table-row>
        <table:table-row table:style-name="ro1">
          <table:table-cell office:value-type="string">
            <text:p>[Log] Longitude: -75.6913705463011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1 (index.js, line 80)</text:p>
          </table:table-cell>
        </table:table-row>
        <table:table-row table:style-name="ro1">
          <table:table-cell office:value-type="string">
            <text:p>[Log] <text:s/>Time:Wed Feb 05 2014 20:02:53 GMT-0500 (EST) (index.js, line 81)</text:p>
          </table:table-cell>
        </table:table-row>
        <table:table-row table:style-name="ro1">
          <table:table-cell office:value-type="string">
            <text:p>[Log] <text:s/>Latitude:45.43411165719058 (index.js, line 82)</text:p>
          </table:table-cell>
        </table:table-row>
        <table:table-row table:style-name="ro1">
          <table:table-cell office:value-type="string">
            <text:p>[Log] Longitude: -75.6913739056108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2 (index.js, line 80)</text:p>
          </table:table-cell>
        </table:table-row>
        <table:table-row table:style-name="ro1">
          <table:table-cell office:value-type="string">
            <text:p>[Log] <text:s/>Time:Wed Feb 05 2014 20:02:54 GMT-0500 (EST) (index.js, line 81)</text:p>
          </table:table-cell>
        </table:table-row>
        <table:table-row table:style-name="ro1">
          <table:table-cell office:value-type="string">
            <text:p>[Log] <text:s/>Latitude:45.4341134125476 (index.js, line 82)</text:p>
          </table:table-cell>
        </table:table-row>
        <table:table-row table:style-name="ro1">
          <table:table-cell office:value-type="string">
            <text:p>[Log] Longitude: -75.6913701583107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3 (index.js, line 80)</text:p>
          </table:table-cell>
        </table:table-row>
        <table:table-row table:style-name="ro1">
          <table:table-cell office:value-type="string">
            <text:p>[Log] <text:s/>Time:Wed Feb 05 2014 20:02:55 GMT-0500 (EST) (index.js, line 81)</text:p>
          </table:table-cell>
        </table:table-row>
        <table:table-row table:style-name="ro1">
          <table:table-cell office:value-type="string">
            <text:p>[Log] <text:s/>Latitude:45.43410969826722 (index.js, line 82)</text:p>
          </table:table-cell>
        </table:table-row>
        <table:table-row table:style-name="ro1">
          <table:table-cell office:value-type="string">
            <text:p>[Log] Longitude: -75.6913780870672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4 (index.js, line 80)</text:p>
          </table:table-cell>
        </table:table-row>
        <table:table-row table:style-name="ro1">
          <table:table-cell office:value-type="string">
            <text:p>[Log] <text:s/>Time:Wed Feb 05 2014 20:02:56 GMT-0500 (EST) (index.js, line 81)</text:p>
          </table:table-cell>
        </table:table-row>
        <table:table-row table:style-name="ro1">
          <table:table-cell office:value-type="string">
            <text:p>[Log] <text:s/>Latitude:45.43411173301097 (index.js, line 82)</text:p>
          </table:table-cell>
        </table:table-row>
        <table:table-row table:style-name="ro1">
          <table:table-cell office:value-type="string">
            <text:p>[Log] Longitude: -75.6913737435388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5 (index.js, line 80)</text:p>
          </table:table-cell>
        </table:table-row>
        <table:table-row table:style-name="ro1">
          <table:table-cell office:value-type="string">
            <text:p>[Log] <text:s/>Time:Wed Feb 05 2014 20:02:57 GMT-0500 (EST) (index.js, line 81)</text:p>
          </table:table-cell>
        </table:table-row>
        <table:table-row table:style-name="ro1">
          <table:table-cell office:value-type="string">
            <text:p>[Log] <text:s/>Latitude:45.434108703871196 (index.js, line 82)</text:p>
          </table:table-cell>
        </table:table-row>
        <table:table-row table:style-name="ro1">
          <table:table-cell office:value-type="string">
            <text:p>[Log] Longitude: -75.6913802093913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6 (index.js, line 80)</text:p>
          </table:table-cell>
        </table:table-row>
        <table:table-row table:style-name="ro1">
          <table:table-cell office:value-type="string">
            <text:p>[Log] <text:s/>Time:Wed Feb 05 2014 20:02:58 GMT-0500 (EST) (index.js, line 81)</text:p>
          </table:table-cell>
        </table:table-row>
        <table:table-row table:style-name="ro1">
          <table:table-cell office:value-type="string">
            <text:p>[Log] <text:s/>Latitude:45.43410914868421 (index.js, line 82)</text:p>
          </table:table-cell>
        </table:table-row>
        <table:table-row table:style-name="ro1">
          <table:table-cell office:value-type="string">
            <text:p>[Log] Longitude: -75.6913792598788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7 (index.js, line 80)</text:p>
          </table:table-cell>
        </table:table-row>
        <table:table-row table:style-name="ro1">
          <table:table-cell office:value-type="string">
            <text:p>[Log] <text:s/>Time:Wed Feb 05 2014 20:02:59 GMT-0500 (EST) (index.js, line 81)</text:p>
          </table:table-cell>
        </table:table-row>
        <table:table-row table:style-name="ro1">
          <table:table-cell office:value-type="string">
            <text:p>[Log] <text:s/>Latitude:45.43410092929279 (index.js, line 82)</text:p>
          </table:table-cell>
        </table:table-row>
        <table:table-row table:style-name="ro1">
          <table:table-cell office:value-type="string">
            <text:p>[Log] Longitude: -75.6913964869818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8 (index.js, line 80)</text:p>
          </table:table-cell>
        </table:table-row>
        <table:table-row table:style-name="ro1">
          <table:table-cell office:value-type="string">
            <text:p>[Log] <text:s/>Time:Wed Feb 05 2014 20:03:00 GMT-0500 (EST) (index.js, line 81)</text:p>
          </table:table-cell>
        </table:table-row>
        <table:table-row table:style-name="ro1">
          <table:table-cell office:value-type="string">
            <text:p>[Log] <text:s/>Latitude:45.43410001301461 (index.js, line 82)</text:p>
          </table:table-cell>
        </table:table-row>
        <table:table-row table:style-name="ro1">
          <table:table-cell office:value-type="string">
            <text:p>[Log] Longitude: -75.6913983991034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9 (index.js, line 80)</text:p>
          </table:table-cell>
        </table:table-row>
        <table:table-row table:style-name="ro1">
          <table:table-cell office:value-type="string">
            <text:p>[Log] <text:s/>Time:Wed Feb 05 2014 20:03:01 GMT-0500 (EST) (index.js, line 81)</text:p>
          </table:table-cell>
        </table:table-row>
        <table:table-row table:style-name="ro1">
          <table:table-cell office:value-type="string">
            <text:p>[Log] <text:s/>Latitude:45.43410092102147 (index.js, line 82)</text:p>
          </table:table-cell>
        </table:table-row>
        <table:table-row table:style-name="ro1">
          <table:table-cell office:value-type="string">
            <text:p>[Log] Longitude: -75.6913965040075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0 (index.js, line 80)</text:p>
          </table:table-cell>
        </table:table-row>
        <table:table-row table:style-name="ro1">
          <table:table-cell office:value-type="string">
            <text:p>[Log] <text:s/>Time:Wed Feb 05 2014 20:03:02 GMT-0500 (EST) (index.js, line 81)</text:p>
          </table:table-cell>
        </table:table-row>
        <table:table-row table:style-name="ro1">
          <table:table-cell office:value-type="string">
            <text:p>[Log] <text:s/>Latitude:45.43409657720106 (index.js, line 82)</text:p>
          </table:table-cell>
        </table:table-row>
        <table:table-row table:style-name="ro1">
          <table:table-cell office:value-type="string">
            <text:p>[Log] Longitude: -75.6914055685774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1 (index.js, line 80)</text:p>
          </table:table-cell>
        </table:table-row>
        <table:table-row table:style-name="ro1">
          <table:table-cell office:value-type="string">
            <text:p>[Log] <text:s/>Time:Wed Feb 05 2014 20:03:03 GMT-0500 (EST) (index.js, line 81)</text:p>
          </table:table-cell>
        </table:table-row>
        <table:table-row table:style-name="ro1">
          <table:table-cell office:value-type="string">
            <text:p>[Log] <text:s/>Latitude:45.434092720469074 (index.js, line 82)</text:p>
          </table:table-cell>
        </table:table-row>
        <table:table-row table:style-name="ro1">
          <table:table-cell office:value-type="string">
            <text:p>[Log] Longitude: -75.6914136161867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2 (index.js, line 80)</text:p>
          </table:table-cell>
        </table:table-row>
        <table:table-row table:style-name="ro1">
          <table:table-cell office:value-type="string">
            <text:p>[Log] <text:s/>Time:Wed Feb 05 2014 20:03:04 GMT-0500 (EST) (index.js, line 81)</text:p>
          </table:table-cell>
        </table:table-row>
        <table:table-row table:style-name="ro1">
          <table:table-cell office:value-type="string">
            <text:p>[Log] <text:s/>Latitude:45.43409271127873 (index.js, line 82)</text:p>
          </table:table-cell>
        </table:table-row>
        <table:table-row table:style-name="ro1">
          <table:table-cell office:value-type="string">
            <text:p>[Log] Longitude: -75.6914136351770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3 (index.js, line 80)</text:p>
          </table:table-cell>
        </table:table-row>
        <table:table-row table:style-name="ro1">
          <table:table-cell office:value-type="string">
            <text:p>[Log] <text:s/>Time:Wed Feb 05 2014 20:03:05 GMT-0500 (EST) (index.js, line 81)</text:p>
          </table:table-cell>
        </table:table-row>
        <table:table-row table:style-name="ro1">
          <table:table-cell office:value-type="string">
            <text:p>[Log] <text:s/>Latitude:45.43409431637405 (index.js, line 82)</text:p>
          </table:table-cell>
        </table:table-row>
        <table:table-row table:style-name="ro1">
          <table:table-cell office:value-type="string">
            <text:p>[Log] Longitude: -75.6914102856899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4 (index.js, line 80)</text:p>
          </table:table-cell>
        </table:table-row>
        <table:table-row table:style-name="ro1">
          <table:table-cell office:value-type="string">
            <text:p>[Log] <text:s/>Time:Wed Feb 05 2014 20:03:06 GMT-0500 (EST) (index.js, line 81)</text:p>
          </table:table-cell>
        </table:table-row>
        <table:table-row table:style-name="ro1">
          <table:table-cell office:value-type="string">
            <text:p>[Log] <text:s/>Latitude:45.434093002612954 (index.js, line 82)</text:p>
          </table:table-cell>
        </table:table-row>
        <table:table-row table:style-name="ro1">
          <table:table-cell office:value-type="string">
            <text:p>[Log] Longitude: -75.6914130271616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5 (index.js, line 80)</text:p>
          </table:table-cell>
        </table:table-row>
        <table:table-row table:style-name="ro1">
          <table:table-cell office:value-type="string">
            <text:p>[Log] <text:s/>Time:Wed Feb 05 2014 20:03:07 GMT-0500 (EST) (index.js, line 81)</text:p>
          </table:table-cell>
        </table:table-row>
        <table:table-row table:style-name="ro1">
          <table:table-cell office:value-type="string">
            <text:p>[Log] <text:s/>Latitude:45.43409003504755 (index.js, line 82)</text:p>
          </table:table-cell>
        </table:table-row>
        <table:table-row table:style-name="ro1">
          <table:table-cell office:value-type="string">
            <text:p>[Log] Longitude: -75.6914192199474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6 (index.js, line 80)</text:p>
          </table:table-cell>
        </table:table-row>
        <table:table-row table:style-name="ro1">
          <table:table-cell office:value-type="string">
            <text:p>[Log] <text:s/>Time:Wed Feb 05 2014 20:03:08 GMT-0500 (EST) (index.js, line 81)</text:p>
          </table:table-cell>
        </table:table-row>
        <table:table-row table:style-name="ro1">
          <table:table-cell office:value-type="string">
            <text:p>[Log] <text:s/>Latitude:45.434089889380424 (index.js, line 82)</text:p>
          </table:table-cell>
        </table:table-row>
        <table:table-row table:style-name="ro1">
          <table:table-cell office:value-type="string">
            <text:p>[Log] Longitude: -75.6914195234639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7 (index.js, line 80)</text:p>
          </table:table-cell>
        </table:table-row>
        <table:table-row table:style-name="ro1">
          <table:table-cell office:value-type="string">
            <text:p>[Log] <text:s/>Time:Wed Feb 05 2014 20:03:09 GMT-0500 (EST) (index.js, line 81)</text:p>
          </table:table-cell>
        </table:table-row>
        <table:table-row table:style-name="ro1">
          <table:table-cell office:value-type="string">
            <text:p>[Log] <text:s/>Latitude:45.43408480895217 (index.js, line 82)</text:p>
          </table:table-cell>
        </table:table-row>
        <table:table-row table:style-name="ro1">
          <table:table-cell office:value-type="string">
            <text:p>[Log] Longitude: -75.69143012460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8 (index.js, line 80)</text:p>
          </table:table-cell>
        </table:table-row>
        <table:table-row table:style-name="ro1">
          <table:table-cell office:value-type="string">
            <text:p>[Log] <text:s/>Time:Wed Feb 05 2014 20:03:10 GMT-0500 (EST) (index.js, line 81)</text:p>
          </table:table-cell>
        </table:table-row>
        <table:table-row table:style-name="ro1">
          <table:table-cell office:value-type="string">
            <text:p>[Log] <text:s/>Latitude:45.434085331883395 (index.js, line 82)</text:p>
          </table:table-cell>
        </table:table-row>
        <table:table-row table:style-name="ro1">
          <table:table-cell office:value-type="string">
            <text:p>[Log] Longitude: -75.6914290336499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9 (index.js, line 80)</text:p>
          </table:table-cell>
        </table:table-row>
        <table:table-row table:style-name="ro1">
          <table:table-cell office:value-type="string">
            <text:p>[Log] <text:s/>Time:Wed Feb 05 2014 20:03:11 GMT-0500 (EST) (index.js, line 81)</text:p>
          </table:table-cell>
        </table:table-row>
        <table:table-row table:style-name="ro1">
          <table:table-cell office:value-type="string">
            <text:p>[Log] <text:s/>Latitude:45.43407602343124 (index.js, line 82)</text:p>
          </table:table-cell>
        </table:table-row>
        <table:table-row table:style-name="ro1">
          <table:table-cell office:value-type="string">
            <text:p>[Log] Longitude: -75.69144910830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0 (index.js, line 80)</text:p>
          </table:table-cell>
        </table:table-row>
        <table:table-row table:style-name="ro1">
          <table:table-cell office:value-type="string">
            <text:p>[Log] <text:s/>Time:Wed Feb 05 2014 20:03:12 GMT-0500 (EST) (index.js, line 81)</text:p>
          </table:table-cell>
        </table:table-row>
        <table:table-row table:style-name="ro1">
          <table:table-cell office:value-type="string">
            <text:p>[Log] <text:s/>Latitude:45.434076110739625 (index.js, line 82)</text:p>
          </table:table-cell>
        </table:table-row>
        <table:table-row table:style-name="ro1">
          <table:table-cell office:value-type="string">
            <text:p>[Log] Longitude: -75.6914489148039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1 (index.js, line 80)</text:p>
          </table:table-cell>
        </table:table-row>
        <table:table-row table:style-name="ro1">
          <table:table-cell office:value-type="string">
            <text:p>[Log] <text:s/>Time:Wed Feb 05 2014 20:03:13 GMT-0500 (EST) (index.js, line 81)</text:p>
          </table:table-cell>
        </table:table-row>
        <table:table-row table:style-name="ro1">
          <table:table-cell office:value-type="string">
            <text:p>[Log] <text:s/>Latitude:45.43406891468977 (index.js, line 82)</text:p>
          </table:table-cell>
        </table:table-row>
        <table:table-row table:style-name="ro1">
          <table:table-cell office:value-type="string">
            <text:p>[Log] Longitude: -75.6914648338715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2 (index.js, line 80)</text:p>
          </table:table-cell>
        </table:table-row>
        <table:table-row table:style-name="ro1">
          <table:table-cell office:value-type="string">
            <text:p>[Log] <text:s/>Time:Wed Feb 05 2014 20:03:14 GMT-0500 (EST) (index.js, line 81)</text:p>
          </table:table-cell>
        </table:table-row>
        <table:table-row table:style-name="ro1">
          <table:table-cell office:value-type="string">
            <text:p>[Log] <text:s/>Latitude:45.43407140941239 (index.js, line 82)</text:p>
          </table:table-cell>
        </table:table-row>
        <table:table-row table:style-name="ro1">
          <table:table-cell office:value-type="string">
            <text:p>[Log] Longitude: -75.6914593155670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3 (index.js, line 80)</text:p>
          </table:table-cell>
        </table:table-row>
        <table:table-row table:style-name="ro1">
          <table:table-cell office:value-type="string">
            <text:p>[Log] <text:s/>Time:Wed Feb 05 2014 20:03:15 GMT-0500 (EST) (index.js, line 81)</text:p>
          </table:table-cell>
        </table:table-row>
        <table:table-row table:style-name="ro1">
          <table:table-cell office:value-type="string">
            <text:p>[Log] <text:s/>Latitude:45.434066643292745 (index.js, line 82)</text:p>
          </table:table-cell>
        </table:table-row>
        <table:table-row table:style-name="ro1">
          <table:table-cell office:value-type="string">
            <text:p>[Log] Longitude: -75.6914698584296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4 (index.js, line 80)</text:p>
          </table:table-cell>
        </table:table-row>
        <table:table-row table:style-name="ro1">
          <table:table-cell office:value-type="string">
            <text:p>[Log] <text:s/>Time:Wed Feb 05 2014 20:03:16 GMT-0500 (EST) (index.js, line 81)</text:p>
          </table:table-cell>
        </table:table-row>
        <table:table-row table:style-name="ro1">
          <table:table-cell office:value-type="string">
            <text:p>[Log] <text:s/>Latitude:45.43407165065927 (index.js, line 82)</text:p>
          </table:table-cell>
        </table:table-row>
        <table:table-row table:style-name="ro1">
          <table:table-cell office:value-type="string">
            <text:p>[Log] Longitude: -75.6914587818755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5 (index.js, line 80)</text:p>
          </table:table-cell>
        </table:table-row>
        <table:table-row table:style-name="ro1">
          <table:table-cell office:value-type="string">
            <text:p>[Log] <text:s/>Time:Wed Feb 05 2014 20:03:17 GMT-0500 (EST) (index.js, line 81)</text:p>
          </table:table-cell>
        </table:table-row>
        <table:table-row table:style-name="ro1">
          <table:table-cell office:value-type="string">
            <text:p>[Log] <text:s/>Latitude:45.43407057308985 (index.js, line 82)</text:p>
          </table:table-cell>
        </table:table-row>
        <table:table-row table:style-name="ro1">
          <table:table-cell office:value-type="string">
            <text:p>[Log] Longitude: -75.6914611654792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6 (index.js, line 80)</text:p>
          </table:table-cell>
        </table:table-row>
        <table:table-row table:style-name="ro1">
          <table:table-cell office:value-type="string">
            <text:p>[Log] <text:s/>Time:Wed Feb 05 2014 20:03:18 GMT-0500 (EST) (index.js, line 81)</text:p>
          </table:table-cell>
        </table:table-row>
        <table:table-row table:style-name="ro1">
          <table:table-cell office:value-type="string">
            <text:p>[Log] <text:s/>Latitude:45.43407001615416 (index.js, line 82)</text:p>
          </table:table-cell>
        </table:table-row>
        <table:table-row table:style-name="ro1">
          <table:table-cell office:value-type="string">
            <text:p>[Log] Longitude: -75.6914623975535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7 (index.js, line 80)</text:p>
          </table:table-cell>
        </table:table-row>
        <table:table-row table:style-name="ro1">
          <table:table-cell office:value-type="string">
            <text:p>[Log] <text:s/>Time:Wed Feb 05 2014 20:03:19 GMT-0500 (EST) (index.js, line 81)</text:p>
          </table:table-cell>
        </table:table-row>
        <table:table-row table:style-name="ro1">
          <table:table-cell office:value-type="string">
            <text:p>[Log] <text:s/>Latitude:45.43407402039293 (index.js, line 82)</text:p>
          </table:table-cell>
        </table:table-row>
        <table:table-row table:style-name="ro1">
          <table:table-cell office:value-type="string">
            <text:p>[Log] Longitude: -75.6914535389296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8 (index.js, line 80)</text:p>
          </table:table-cell>
        </table:table-row>
        <table:table-row table:style-name="ro1">
          <table:table-cell office:value-type="string">
            <text:p>[Log] <text:s/>Time:Wed Feb 05 2014 20:03:20 GMT-0500 (EST) (index.js, line 81)</text:p>
          </table:table-cell>
        </table:table-row>
        <table:table-row table:style-name="ro1">
          <table:table-cell office:value-type="string">
            <text:p>[Log] <text:s/>Latitude:45.434074418335385 (index.js, line 82)</text:p>
          </table:table-cell>
        </table:table-row>
        <table:table-row table:style-name="ro1">
          <table:table-cell office:value-type="string">
            <text:p>[Log] Longitude: -75.691452658829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9 (index.js, line 80)</text:p>
          </table:table-cell>
        </table:table-row>
        <table:table-row table:style-name="ro1">
          <table:table-cell office:value-type="string">
            <text:p>[Log] <text:s/>Time:Wed Feb 05 2014 20:03:21 GMT-0500 (EST) (index.js, line 81)</text:p>
          </table:table-cell>
        </table:table-row>
        <table:table-row table:style-name="ro1">
          <table:table-cell office:value-type="string">
            <text:p>[Log] <text:s/>Latitude:45.4340805317606 (index.js, line 82)</text:p>
          </table:table-cell>
        </table:table-row>
        <table:table-row table:style-name="ro1">
          <table:table-cell office:value-type="string">
            <text:p>[Log] Longitude: -75.6914391348254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0 (index.js, line 80)</text:p>
          </table:table-cell>
        </table:table-row>
        <table:table-row table:style-name="ro1">
          <table:table-cell office:value-type="string">
            <text:p>[Log] <text:s/>Time:Wed Feb 05 2014 20:03:22 GMT-0500 (EST) (index.js, line 81)</text:p>
          </table:table-cell>
        </table:table-row>
        <table:table-row table:style-name="ro1">
          <table:table-cell office:value-type="string">
            <text:p>[Log] <text:s/>Latitude:45.43408733629986 (index.js, line 82)</text:p>
          </table:table-cell>
        </table:table-row>
        <table:table-row table:style-name="ro1">
          <table:table-cell office:value-type="string">
            <text:p>[Log] Longitude: -75.6914248515386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1 (index.js, line 80)</text:p>
          </table:table-cell>
        </table:table-row>
        <table:table-row table:style-name="ro1">
          <table:table-cell office:value-type="string">
            <text:p>[Log] <text:s/>Time:Wed Feb 05 2014 20:03:23 GMT-0500 (EST) (index.js, line 81)</text:p>
          </table:table-cell>
        </table:table-row>
        <table:table-row table:style-name="ro1">
          <table:table-cell office:value-type="string">
            <text:p>[Log] <text:s/>Latitude:45.4340875678968 (index.js, line 82)</text:p>
          </table:table-cell>
        </table:table-row>
        <table:table-row table:style-name="ro1">
          <table:table-cell office:value-type="string">
            <text:p>[Log] Longitude: -75.6914243682695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2 (index.js, line 80)</text:p>
          </table:table-cell>
        </table:table-row>
        <table:table-row table:style-name="ro1">
          <table:table-cell office:value-type="string">
            <text:p>[Log] <text:s/>Time:Wed Feb 05 2014 20:03:24 GMT-0500 (EST) (index.js, line 81)</text:p>
          </table:table-cell>
        </table:table-row>
        <table:table-row table:style-name="ro1">
          <table:table-cell office:value-type="string">
            <text:p>[Log] <text:s/>Latitude:45.43408451164418 (index.js, line 82)</text:p>
          </table:table-cell>
        </table:table-row>
        <table:table-row table:style-name="ro1">
          <table:table-cell office:value-type="string">
            <text:p>[Log] Longitude: -75.691430745391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3 (index.js, line 80)</text:p>
          </table:table-cell>
        </table:table-row>
        <table:table-row table:style-name="ro1">
          <table:table-cell office:value-type="string">
            <text:p>[Log] <text:s/>Time:Wed Feb 05 2014 20:03:25 GMT-0500 (EST) (index.js, line 81)</text:p>
          </table:table-cell>
        </table:table-row>
        <table:table-row table:style-name="ro1">
          <table:table-cell office:value-type="string">
            <text:p>[Log] <text:s/>Latitude:45.4340863046825 (index.js, line 82)</text:p>
          </table:table-cell>
        </table:table-row>
        <table:table-row table:style-name="ro1">
          <table:table-cell office:value-type="string">
            <text:p>[Log] Longitude: -75.6914270039851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4 (index.js, line 80)</text:p>
          </table:table-cell>
        </table:table-row>
        <table:table-row table:style-name="ro1">
          <table:table-cell office:value-type="string">
            <text:p>[Log] <text:s/>Time:Wed Feb 05 2014 20:03:26 GMT-0500 (EST) (index.js, line 81)</text:p>
          </table:table-cell>
        </table:table-row>
        <table:table-row table:style-name="ro1">
          <table:table-cell office:value-type="string">
            <text:p>[Log] <text:s/>Latitude:45.43407901213521 (index.js, line 82)</text:p>
          </table:table-cell>
        </table:table-row>
        <table:table-row table:style-name="ro1">
          <table:table-cell office:value-type="string">
            <text:p>[Log] Longitude: -75.6914424960996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5 (index.js, line 80)</text:p>
          </table:table-cell>
        </table:table-row>
        <table:table-row table:style-name="ro1">
          <table:table-cell office:value-type="string">
            <text:p>[Log] <text:s/>Time:Wed Feb 05 2014 20:03:27 GMT-0500 (EST) (index.js, line 81)</text:p>
          </table:table-cell>
        </table:table-row>
        <table:table-row table:style-name="ro1">
          <table:table-cell office:value-type="string">
            <text:p>[Log] <text:s/>Latitude:45.434076630913815 (index.js, line 82)</text:p>
          </table:table-cell>
        </table:table-row>
        <table:table-row table:style-name="ro1">
          <table:table-cell office:value-type="string">
            <text:p>[Log] Longitude: -75.6914477642567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6 (index.js, line 80)</text:p>
          </table:table-cell>
        </table:table-row>
        <table:table-row table:style-name="ro1">
          <table:table-cell office:value-type="string">
            <text:p>[Log] <text:s/>Time:Wed Feb 05 2014 20:03:28 GMT-0500 (EST) (index.js, line 81)</text:p>
          </table:table-cell>
        </table:table-row>
        <table:table-row table:style-name="ro1">
          <table:table-cell office:value-type="string">
            <text:p>[Log] <text:s/>Latitude:45.43407248008905 (index.js, line 82)</text:p>
          </table:table-cell>
        </table:table-row>
        <table:table-row table:style-name="ro1">
          <table:table-cell office:value-type="string">
            <text:p>[Log] Longitude: -75.6914569470245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7 (index.js, line 80)</text:p>
          </table:table-cell>
        </table:table-row>
        <table:table-row table:style-name="ro1">
          <table:table-cell office:value-type="string">
            <text:p>[Log] <text:s/>Time:Wed Feb 05 2014 20:03:29 GMT-0500 (EST) (index.js, line 81)</text:p>
          </table:table-cell>
        </table:table-row>
        <table:table-row table:style-name="ro1">
          <table:table-cell office:value-type="string">
            <text:p>[Log] <text:s/>Latitude:45.434073709299334 (index.js, line 82)</text:p>
          </table:table-cell>
        </table:table-row>
        <table:table-row table:style-name="ro1">
          <table:table-cell office:value-type="string">
            <text:p>[Log] Longitude: -75.691454227817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8 (index.js, line 80)</text:p>
          </table:table-cell>
        </table:table-row>
        <table:table-row table:style-name="ro1">
          <table:table-cell office:value-type="string">
            <text:p>[Log] <text:s/>Time:Wed Feb 05 2014 20:03:30 GMT-0500 (EST) (index.js, line 81)</text:p>
          </table:table-cell>
        </table:table-row>
        <table:table-row table:style-name="ro1">
          <table:table-cell office:value-type="string">
            <text:p>[Log] <text:s/>Latitude:45.43407605651652 (index.js, line 82)</text:p>
          </table:table-cell>
        </table:table-row>
        <table:table-row table:style-name="ro1">
          <table:table-cell office:value-type="string">
            <text:p>[Log] Longitude: -75.6914490349663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79 (index.js, line 80)</text:p>
          </table:table-cell>
        </table:table-row>
        <table:table-row table:style-name="ro1">
          <table:table-cell office:value-type="string">
            <text:p>[Log] <text:s/>Time:Wed Feb 05 2014 20:03:31 GMT-0500 (EST) (index.js, line 81)</text:p>
          </table:table-cell>
        </table:table-row>
        <table:table-row table:style-name="ro1">
          <table:table-cell office:value-type="string">
            <text:p>[Log] <text:s/>Latitude:45.434076773364346 (index.js, line 82)</text:p>
          </table:table-cell>
        </table:table-row>
        <table:table-row table:style-name="ro1">
          <table:table-cell office:value-type="string">
            <text:p>[Log] Longitude: -75.6914474496079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80 (index.js, line 80)</text:p>
          </table:table-cell>
        </table:table-row>
        <table:table-row table:style-name="ro1">
          <table:table-cell office:value-type="string">
            <text:p>[Log] <text:s/>Time:Wed Feb 05 2014 20:03:32 GMT-0500 (EST) (index.js, line 81)</text:p>
          </table:table-cell>
        </table:table-row>
        <table:table-row table:style-name="ro1">
          <table:table-cell office:value-type="string">
            <text:p>[Log] <text:s/>Latitude:45.43406591633539 (index.js, line 82)</text:p>
          </table:table-cell>
        </table:table-row>
        <table:table-row table:style-name="ro1">
          <table:table-cell office:value-type="string">
            <text:p>[Log] Longitude: -75.6914714670347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81 (index.js, line 80)</text:p>
          </table:table-cell>
        </table:table-row>
        <table:table-row table:style-name="ro1">
          <table:table-cell office:value-type="string">
            <text:p>[Log] <text:s/>Time:Wed Feb 05 2014 20:03:33 GMT-0500 (EST) (index.js, line 81)</text:p>
          </table:table-cell>
        </table:table-row>
        <table:table-row table:style-name="ro1">
          <table:table-cell office:value-type="string">
            <text:p>[Log] <text:s/>Latitude:45.434066706246696 (index.js, line 82)</text:p>
          </table:table-cell>
        </table:table-row>
        <table:table-row table:style-name="ro1">
          <table:table-cell office:value-type="string">
            <text:p>[Log] Longitude: -75.6914697199317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82 (index.js, line 80)</text:p>
          </table:table-cell>
        </table:table-row>
        <table:table-row table:style-name="ro1">
          <table:table-cell office:value-type="string">
            <text:p>[Log] <text:s/>Time:Wed Feb 05 2014 20:03:34 GMT-0500 (EST) (index.js, line 81)</text:p>
          </table:table-cell>
        </table:table-row>
        <table:table-row table:style-name="ro1">
          <table:table-cell office:value-type="string">
            <text:p>[Log] <text:s/>Latitude:45.43406677885053 (index.js, line 82)</text:p>
          </table:table-cell>
        </table:table-row>
        <table:table-row table:style-name="ro1">
          <table:table-cell office:value-type="string">
            <text:p>[Log] Longitude: -75.6914695591694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83 (index.js, line 80)</text:p>
          </table:table-cell>
        </table:table-row>
        <table:table-row table:style-name="ro1">
          <table:table-cell office:value-type="string">
            <text:p>[Log] <text:s/>Time:Wed Feb 05 2014 20:03:35 GMT-0500 (EST) (index.js, line 81)</text:p>
          </table:table-cell>
        </table:table-row>
        <table:table-row table:style-name="ro1">
          <table:table-cell office:value-type="string">
            <text:p>[Log] <text:s/>Latitude:45.43406737944044 (index.js, line 82)</text:p>
          </table:table-cell>
        </table:table-row>
        <table:table-row table:style-name="ro1">
          <table:table-cell office:value-type="string">
            <text:p>[Log] Longitude: -75.6914682305068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84 (index.js, line 80)</text:p>
          </table:table-cell>
        </table:table-row>
        <table:table-row table:style-name="ro1">
          <table:table-cell office:value-type="string">
            <text:p>[Log] <text:s/>Time:Wed Feb 05 2014 20:03:36 GMT-0500 (EST) (index.js, line 81)</text:p>
          </table:table-cell>
        </table:table-row>
        <table:table-row table:style-name="ro1">
          <table:table-cell office:value-type="string">
            <text:p>[Log] <text:s/>Latitude:45.43406631289936 (index.js, line 82)</text:p>
          </table:table-cell>
        </table:table-row>
        <table:table-row table:style-name="ro1">
          <table:table-cell office:value-type="string">
            <text:p>[Log] Longitude: -75.6914705895542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85 (index.js, line 80)</text:p>
          </table:table-cell>
        </table:table-row>
        <table:table-row table:style-name="ro1">
          <table:table-cell office:value-type="string">
            <text:p>[Log] <text:s/>Time:Wed Feb 05 2014 20:03:37 GMT-0500 (EST) (index.js, line 81)</text:p>
          </table:table-cell>
        </table:table-row>
        <table:table-row table:style-name="ro1">
          <table:table-cell office:value-type="string">
            <text:p>[Log] <text:s/>Latitude:45.434065880492994 (index.js, line 82)</text:p>
          </table:table-cell>
        </table:table-row>
        <table:table-row table:style-name="ro1">
          <table:table-cell office:value-type="string">
            <text:p>[Log] Longitude: -75.6914715465973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86 (index.js, line 80)</text:p>
          </table:table-cell>
        </table:table-row>
        <table:table-row table:style-name="ro1">
          <table:table-cell office:value-type="string">
            <text:p>[Log] <text:s/>Time:Wed Feb 05 2014 20:03:38 GMT-0500 (EST) (index.js, line 81)</text:p>
          </table:table-cell>
        </table:table-row>
        <table:table-row table:style-name="ro1">
          <table:table-cell office:value-type="string">
            <text:p>[Log] <text:s/>Latitude:45.4340612122502 (index.js, line 82)</text:p>
          </table:table-cell>
        </table:table-row>
        <table:table-row table:style-name="ro1">
          <table:table-cell office:value-type="string">
            <text:p>[Log] Longitude: -75.6914818730365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87 (index.js, line 80)</text:p>
          </table:table-cell>
        </table:table-row>
        <table:table-row table:style-name="ro1">
          <table:table-cell office:value-type="string">
            <text:p>[Log] <text:s/>Time:Wed Feb 05 2014 20:03:39 GMT-0500 (EST) (index.js, line 81)</text:p>
          </table:table-cell>
        </table:table-row>
        <table:table-row table:style-name="ro1">
          <table:table-cell office:value-type="string">
            <text:p>[Log] <text:s/>Latitude:45.43406553539502 (index.js, line 82)</text:p>
          </table:table-cell>
        </table:table-row>
        <table:table-row table:style-name="ro1">
          <table:table-cell office:value-type="string">
            <text:p>[Log] Longitude: -75.6914723098088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88 (index.js, line 80)</text:p>
          </table:table-cell>
        </table:table-row>
        <table:table-row table:style-name="ro1">
          <table:table-cell office:value-type="string">
            <text:p>[Log] <text:s/>Time:Wed Feb 05 2014 20:03:40 GMT-0500 (EST) (index.js, line 81)</text:p>
          </table:table-cell>
        </table:table-row>
        <table:table-row table:style-name="ro1">
          <table:table-cell office:value-type="string">
            <text:p>[Log] <text:s/>Latitude:45.434067369331046 (index.js, line 82)</text:p>
          </table:table-cell>
        </table:table-row>
        <table:table-row table:style-name="ro1">
          <table:table-cell office:value-type="string">
            <text:p>[Log] Longitude: -75.6914682521164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89 (index.js, line 80)</text:p>
          </table:table-cell>
        </table:table-row>
        <table:table-row table:style-name="ro1">
          <table:table-cell office:value-type="string">
            <text:p>[Log] <text:s/>Time:Wed Feb 05 2014 20:03:41 GMT-0500 (EST) (index.js, line 81)</text:p>
          </table:table-cell>
        </table:table-row>
        <table:table-row table:style-name="ro1">
          <table:table-cell office:value-type="string">
            <text:p>[Log] <text:s/>Latitude:45.43407278980409 (index.js, line 82)</text:p>
          </table:table-cell>
        </table:table-row>
        <table:table-row table:style-name="ro1">
          <table:table-cell office:value-type="string">
            <text:p>[Log] Longitude: -75.6914562620659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90 (index.js, line 80)</text:p>
          </table:table-cell>
        </table:table-row>
        <table:table-row table:style-name="ro1">
          <table:table-cell office:value-type="string">
            <text:p>[Log] <text:s/>Time:Wed Feb 05 2014 20:03:42 GMT-0500 (EST) (index.js, line 81)</text:p>
          </table:table-cell>
        </table:table-row>
        <table:table-row table:style-name="ro1">
          <table:table-cell office:value-type="string">
            <text:p>[Log] <text:s/>Latitude:45.434075922337314 (index.js, line 82)</text:p>
          </table:table-cell>
        </table:table-row>
        <table:table-row table:style-name="ro1">
          <table:table-cell office:value-type="string">
            <text:p>[Log] Longitude: -75.6914493312797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91 (index.js, line 80)</text:p>
          </table:table-cell>
        </table:table-row>
        <table:table-row table:style-name="ro1">
          <table:table-cell office:value-type="string">
            <text:p>[Log] <text:s/>Time:Wed Feb 05 2014 20:03:43 GMT-0500 (EST) (index.js, line 81)</text:p>
          </table:table-cell>
        </table:table-row>
        <table:table-row table:style-name="ro1">
          <table:table-cell office:value-type="string">
            <text:p>[Log] <text:s/>Latitude:45.43407853653426 (index.js, line 82)</text:p>
          </table:table-cell>
        </table:table-row>
        <table:table-row table:style-name="ro1">
          <table:table-cell office:value-type="string">
            <text:p>[Log] Longitude: -75.6914435490762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92 (index.js, line 80)</text:p>
          </table:table-cell>
        </table:table-row>
        <table:table-row table:style-name="ro1">
          <table:table-cell office:value-type="string">
            <text:p>[Log] <text:s/>Time:Wed Feb 05 2014 20:03:44 GMT-0500 (EST) (index.js, line 81)</text:p>
          </table:table-cell>
        </table:table-row>
        <table:table-row table:style-name="ro1">
          <table:table-cell office:value-type="string">
            <text:p>[Log] <text:s/>Latitude:45.434079875569175 (index.js, line 82)</text:p>
          </table:table-cell>
        </table:table-row>
        <table:table-row table:style-name="ro1">
          <table:table-cell office:value-type="string">
            <text:p>[Log] Longitude: -75.6914405865973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93 (index.js, line 80)</text:p>
          </table:table-cell>
        </table:table-row>
        <table:table-row table:style-name="ro1">
          <table:table-cell office:value-type="string">
            <text:p>[Log] <text:s/>Time:Wed Feb 05 2014 20:03:45 GMT-0500 (EST) (index.js, line 81)</text:p>
          </table:table-cell>
        </table:table-row>
        <table:table-row table:style-name="ro1">
          <table:table-cell office:value-type="string">
            <text:p>[Log] <text:s/>Latitude:45.434085417813215 (index.js, line 82)</text:p>
          </table:table-cell>
        </table:table-row>
        <table:table-row table:style-name="ro1">
          <table:table-cell office:value-type="string">
            <text:p>[Log] Longitude: -75.6914288545522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94 (index.js, line 80)</text:p>
          </table:table-cell>
        </table:table-row>
        <table:table-row table:style-name="ro1">
          <table:table-cell office:value-type="string">
            <text:p>[Log] <text:s/>Time:Wed Feb 05 2014 20:03:46 GMT-0500 (EST) (index.js, line 81)</text:p>
          </table:table-cell>
        </table:table-row>
        <table:table-row table:style-name="ro1">
          <table:table-cell office:value-type="string">
            <text:p>[Log] <text:s/>Latitude:45.43408613512045 (index.js, line 82)</text:p>
          </table:table-cell>
        </table:table-row>
        <table:table-row table:style-name="ro1">
          <table:table-cell office:value-type="string">
            <text:p>[Log] Longitude: -75.691427357596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95 (index.js, line 80)</text:p>
          </table:table-cell>
        </table:table-row>
        <table:table-row table:style-name="ro1">
          <table:table-cell office:value-type="string">
            <text:p>[Log] <text:s/>Time:Wed Feb 05 2014 20:03:47 GMT-0500 (EST) (index.js, line 81)</text:p>
          </table:table-cell>
        </table:table-row>
        <table:table-row table:style-name="ro1">
          <table:table-cell office:value-type="string">
            <text:p>[Log] <text:s/>Latitude:45.434085262036696 (index.js, line 82)</text:p>
          </table:table-cell>
        </table:table-row>
        <table:table-row table:style-name="ro1">
          <table:table-cell office:value-type="string">
            <text:p>[Log] Longitude: -75.6914291796783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96 (index.js, line 80)</text:p>
          </table:table-cell>
        </table:table-row>
        <table:table-row table:style-name="ro1">
          <table:table-cell office:value-type="string">
            <text:p>[Log] <text:s/>Time:Wed Feb 05 2014 20:03:48 GMT-0500 (EST) (index.js, line 81)</text:p>
          </table:table-cell>
        </table:table-row>
        <table:table-row table:style-name="ro1">
          <table:table-cell office:value-type="string">
            <text:p>[Log] <text:s/>Latitude:45.4340865142226 (index.js, line 82)</text:p>
          </table:table-cell>
        </table:table-row>
        <table:table-row table:style-name="ro1">
          <table:table-cell office:value-type="string">
            <text:p>[Log] Longitude: -75.69142656688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97 (index.js, line 80)</text:p>
          </table:table-cell>
        </table:table-row>
        <table:table-row table:style-name="ro1">
          <table:table-cell office:value-type="string">
            <text:p>[Log] <text:s/>Time:Wed Feb 05 2014 20:03:49 GMT-0500 (EST) (index.js, line 81)</text:p>
          </table:table-cell>
        </table:table-row>
        <table:table-row table:style-name="ro1">
          <table:table-cell office:value-type="string">
            <text:p>[Log] <text:s/>Latitude:45.43408511958619 (index.js, line 82)</text:p>
          </table:table-cell>
        </table:table-row>
        <table:table-row table:style-name="ro1">
          <table:table-cell office:value-type="string">
            <text:p>[Log] Longitude: -75.6914294766465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98 (index.js, line 80)</text:p>
          </table:table-cell>
        </table:table-row>
        <table:table-row table:style-name="ro1">
          <table:table-cell office:value-type="string">
            <text:p>[Log] <text:s/>Time:Wed Feb 05 2014 20:03:50 GMT-0500 (EST) (index.js, line 81)</text:p>
          </table:table-cell>
        </table:table-row>
        <table:table-row table:style-name="ro1">
          <table:table-cell office:value-type="string">
            <text:p>[Log] <text:s/>Latitude:45.434081624493935 (index.js, line 82)</text:p>
          </table:table-cell>
        </table:table-row>
        <table:table-row table:style-name="ro1">
          <table:table-cell office:value-type="string">
            <text:p>[Log] Longitude: -75.691436769884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99 (index.js, line 80)</text:p>
          </table:table-cell>
        </table:table-row>
        <table:table-row table:style-name="ro1">
          <table:table-cell office:value-type="string">
            <text:p>[Log] <text:s/>Time:Wed Feb 05 2014 20:03:51 GMT-0500 (EST) (index.js, line 81)</text:p>
          </table:table-cell>
        </table:table-row>
        <table:table-row table:style-name="ro1">
          <table:table-cell office:value-type="string">
            <text:p>[Log] <text:s/>Latitude:45.434078851303966 (index.js, line 82)</text:p>
          </table:table-cell>
        </table:table-row>
        <table:table-row table:style-name="ro1">
          <table:table-cell office:value-type="string">
            <text:p>[Log] Longitude: -75.6914428523305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00 (index.js, line 80)</text:p>
          </table:table-cell>
        </table:table-row>
        <table:table-row table:style-name="ro1">
          <table:table-cell office:value-type="string">
            <text:p>[Log] <text:s/>Time:Wed Feb 05 2014 20:03:52 GMT-0500 (EST) (index.js, line 81)</text:p>
          </table:table-cell>
        </table:table-row>
        <table:table-row table:style-name="ro1">
          <table:table-cell office:value-type="string">
            <text:p>[Log] <text:s/>Latitude:45.43407410494421 (index.js, line 82)</text:p>
          </table:table-cell>
        </table:table-row>
        <table:table-row table:style-name="ro1">
          <table:table-cell office:value-type="string">
            <text:p>[Log] Longitude: -75.6914533523013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01 (index.js, line 80)</text:p>
          </table:table-cell>
        </table:table-row>
        <table:table-row table:style-name="ro1">
          <table:table-cell office:value-type="string">
            <text:p>[Log] <text:s/>Time:Wed Feb 05 2014 20:03:53 GMT-0500 (EST) (index.js, line 81)</text:p>
          </table:table-cell>
        </table:table-row>
        <table:table-row table:style-name="ro1">
          <table:table-cell office:value-type="string">
            <text:p>[Log] <text:s/>Latitude:45.43407487096047 (index.js, line 82)</text:p>
          </table:table-cell>
        </table:table-row>
        <table:table-row table:style-name="ro1">
          <table:table-cell office:value-type="string">
            <text:p>[Log] Longitude: -75.6914516572578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02 (index.js, line 80)</text:p>
          </table:table-cell>
        </table:table-row>
        <table:table-row table:style-name="ro1">
          <table:table-cell office:value-type="string">
            <text:p>[Log] <text:s/>Time:Wed Feb 05 2014 20:03:54 GMT-0500 (EST) (index.js, line 81)</text:p>
          </table:table-cell>
        </table:table-row>
        <table:table-row table:style-name="ro1">
          <table:table-cell office:value-type="string">
            <text:p>[Log] <text:s/>Latitude:45.43407437284313 (index.js, line 82)</text:p>
          </table:table-cell>
        </table:table-row>
        <table:table-row table:style-name="ro1">
          <table:table-cell office:value-type="string">
            <text:p>[Log] Longitude: -75.6914527593471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03 (index.js, line 80)</text:p>
          </table:table-cell>
        </table:table-row>
        <table:table-row table:style-name="ro1">
          <table:table-cell office:value-type="string">
            <text:p>[Log] <text:s/>Time:Wed Feb 05 2014 20:03:55 GMT-0500 (EST) (index.js, line 81)</text:p>
          </table:table-cell>
        </table:table-row>
        <table:table-row table:style-name="ro1">
          <table:table-cell office:value-type="string">
            <text:p>[Log] <text:s/>Latitude:45.4340733945296 (index.js, line 82)</text:p>
          </table:table-cell>
        </table:table-row>
        <table:table-row table:style-name="ro1">
          <table:table-cell office:value-type="string">
            <text:p>[Log] Longitude: -75.6914549235807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04 (index.js, line 80)</text:p>
          </table:table-cell>
        </table:table-row>
        <table:table-row table:style-name="ro1">
          <table:table-cell office:value-type="string">
            <text:p>[Log] <text:s/>Time:Wed Feb 05 2014 20:03:56 GMT-0500 (EST) (index.js, line 81)</text:p>
          </table:table-cell>
        </table:table-row>
        <table:table-row table:style-name="ro1">
          <table:table-cell office:value-type="string">
            <text:p>[Log] <text:s/>Latitude:45.43407467198925 (index.js, line 82)</text:p>
          </table:table-cell>
        </table:table-row>
        <table:table-row table:style-name="ro1">
          <table:table-cell office:value-type="string">
            <text:p>[Log] Longitude: -75.6914520976351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05 (index.js, line 80)</text:p>
          </table:table-cell>
        </table:table-row>
        <table:table-row table:style-name="ro1">
          <table:table-cell office:value-type="string">
            <text:p>[Log] <text:s/>Time:Wed Feb 05 2014 20:03:57 GMT-0500 (EST) (index.js, line 81)</text:p>
          </table:table-cell>
        </table:table-row>
        <table:table-row table:style-name="ro1">
          <table:table-cell office:value-type="string">
            <text:p>[Log] <text:s/>Latitude:45.434075470171756 (index.js, line 82)</text:p>
          </table:table-cell>
        </table:table-row>
        <table:table-row table:style-name="ro1">
          <table:table-cell office:value-type="string">
            <text:p>[Log] Longitude: -75.6914503318694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06 (index.js, line 80)</text:p>
          </table:table-cell>
        </table:table-row>
        <table:table-row table:style-name="ro1">
          <table:table-cell office:value-type="string">
            <text:p>[Log] <text:s/>Time:Wed Feb 05 2014 20:03:58 GMT-0500 (EST) (index.js, line 81)</text:p>
          </table:table-cell>
        </table:table-row>
        <table:table-row table:style-name="ro1">
          <table:table-cell office:value-type="string">
            <text:p>[Log] <text:s/>Latitude:45.43407605467845 (index.js, line 82)</text:p>
          </table:table-cell>
        </table:table-row>
        <table:table-row table:style-name="ro1">
          <table:table-cell office:value-type="string">
            <text:p>[Log] Longitude: -75.6914490388953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07 (index.js, line 80)</text:p>
          </table:table-cell>
        </table:table-row>
        <table:table-row table:style-name="ro1">
          <table:table-cell office:value-type="string">
            <text:p>[Log] <text:s/>Time:Wed Feb 05 2014 20:03:59 GMT-0500 (EST) (index.js, line 81)</text:p>
          </table:table-cell>
        </table:table-row>
        <table:table-row table:style-name="ro1">
          <table:table-cell office:value-type="string">
            <text:p>[Log] <text:s/>Latitude:45.43407489071975 (index.js, line 82)</text:p>
          </table:table-cell>
        </table:table-row>
        <table:table-row table:style-name="ro1">
          <table:table-cell office:value-type="string">
            <text:p>[Log] Longitude: -75.6914516143660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08 (index.js, line 80)</text:p>
          </table:table-cell>
        </table:table-row>
        <table:table-row table:style-name="ro1">
          <table:table-cell office:value-type="string">
            <text:p>[Log] <text:s/>Time:Wed Feb 05 2014 20:04:00 GMT-0500 (EST) (index.js, line 81)</text:p>
          </table:table-cell>
        </table:table-row>
        <table:table-row table:style-name="ro1">
          <table:table-cell office:value-type="string">
            <text:p>[Log] <text:s/>Latitude:45.43407728251011 (index.js, line 82)</text:p>
          </table:table-cell>
        </table:table-row>
        <table:table-row table:style-name="ro1">
          <table:table-cell office:value-type="string">
            <text:p>[Log] Longitude: -75.6914463226348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09 (index.js, line 80)</text:p>
          </table:table-cell>
        </table:table-row>
        <table:table-row table:style-name="ro1">
          <table:table-cell office:value-type="string">
            <text:p>[Log] <text:s/>Time:Wed Feb 05 2014 20:04:01 GMT-0500 (EST) (index.js, line 81)</text:p>
          </table:table-cell>
        </table:table-row>
        <table:table-row table:style-name="ro1">
          <table:table-cell office:value-type="string">
            <text:p>[Log] <text:s/>Latitude:45.434078461173335 (index.js, line 82)</text:p>
          </table:table-cell>
        </table:table-row>
        <table:table-row table:style-name="ro1">
          <table:table-cell office:value-type="string">
            <text:p>[Log] Longitude: -75.6914437160594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10 (index.js, line 80)</text:p>
          </table:table-cell>
        </table:table-row>
        <table:table-row table:style-name="ro1">
          <table:table-cell office:value-type="string">
            <text:p>[Log] <text:s/>Time:Wed Feb 05 2014 20:04:02 GMT-0500 (EST) (index.js, line 81)</text:p>
          </table:table-cell>
        </table:table-row>
        <table:table-row table:style-name="ro1">
          <table:table-cell office:value-type="string">
            <text:p>[Log] <text:s/>Latitude:45.43408090626762 (index.js, line 82)</text:p>
          </table:table-cell>
        </table:table-row>
        <table:table-row table:style-name="ro1">
          <table:table-cell office:value-type="string">
            <text:p>[Log] Longitude: -75.6914383067851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11 (index.js, line 80)</text:p>
          </table:table-cell>
        </table:table-row>
        <table:table-row table:style-name="ro1">
          <table:table-cell office:value-type="string">
            <text:p>[Log] <text:s/>Time:Wed Feb 05 2014 20:04:03 GMT-0500 (EST) (index.js, line 81)</text:p>
          </table:table-cell>
        </table:table-row>
        <table:table-row table:style-name="ro1">
          <table:table-cell office:value-type="string">
            <text:p>[Log] <text:s/>Latitude:45.43408827095896 (index.js, line 82)</text:p>
          </table:table-cell>
        </table:table-row>
        <table:table-row table:style-name="ro1">
          <table:table-cell office:value-type="string">
            <text:p>[Log] Longitude: -75.6914229011090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12 (index.js, line 80)</text:p>
          </table:table-cell>
        </table:table-row>
        <table:table-row table:style-name="ro1">
          <table:table-cell office:value-type="string">
            <text:p>[Log] <text:s/>Time:Wed Feb 05 2014 20:04:04 GMT-0500 (EST) (index.js, line 81)</text:p>
          </table:table-cell>
        </table:table-row>
        <table:table-row table:style-name="ro1">
          <table:table-cell office:value-type="string">
            <text:p>[Log] <text:s/>Latitude:45.43409006997089 (index.js, line 82)</text:p>
          </table:table-cell>
        </table:table-row>
        <table:table-row table:style-name="ro1">
          <table:table-cell office:value-type="string">
            <text:p>[Log] Longitude: -75.6914191466057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13 (index.js, line 80)</text:p>
          </table:table-cell>
        </table:table-row>
        <table:table-row table:style-name="ro1">
          <table:table-cell office:value-type="string">
            <text:p>[Log] <text:s/>Time:Wed Feb 05 2014 20:04:05 GMT-0500 (EST) (index.js, line 81)</text:p>
          </table:table-cell>
        </table:table-row>
        <table:table-row table:style-name="ro1">
          <table:table-cell office:value-type="string">
            <text:p>[Log] <text:s/>Latitude:45.434093452940296 (index.js, line 82)</text:p>
          </table:table-cell>
        </table:table-row>
        <table:table-row table:style-name="ro1">
          <table:table-cell office:value-type="string">
            <text:p>[Log] Longitude: -75.6914120881265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14 (index.js, line 80)</text:p>
          </table:table-cell>
        </table:table-row>
        <table:table-row table:style-name="ro1">
          <table:table-cell office:value-type="string">
            <text:p>[Log] <text:s/>Time:Wed Feb 05 2014 20:04:06 GMT-0500 (EST) (index.js, line 81)</text:p>
          </table:table-cell>
        </table:table-row>
        <table:table-row table:style-name="ro1">
          <table:table-cell office:value-type="string">
            <text:p>[Log] <text:s/>Latitude:45.4340921865095 (index.js, line 82)</text:p>
          </table:table-cell>
        </table:table-row>
        <table:table-row table:style-name="ro1">
          <table:table-cell office:value-type="string">
            <text:p>[Log] Longitude: -75.6914147303905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15 (index.js, line 80)</text:p>
          </table:table-cell>
        </table:table-row>
        <table:table-row table:style-name="ro1">
          <table:table-cell office:value-type="string">
            <text:p>[Log] <text:s/>Time:Wed Feb 05 2014 20:04:07 GMT-0500 (EST) (index.js, line 81)</text:p>
          </table:table-cell>
        </table:table-row>
        <table:table-row table:style-name="ro1">
          <table:table-cell office:value-type="string">
            <text:p>[Log] <text:s/>Latitude:45.434093282918745 (index.js, line 82)</text:p>
          </table:table-cell>
        </table:table-row>
        <table:table-row table:style-name="ro1">
          <table:table-cell office:value-type="string">
            <text:p>[Log] Longitude: -75.6914124420654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16 (index.js, line 80)</text:p>
          </table:table-cell>
        </table:table-row>
        <table:table-row table:style-name="ro1">
          <table:table-cell office:value-type="string">
            <text:p>[Log] <text:s/>Time:Wed Feb 05 2014 20:04:08 GMT-0500 (EST) (index.js, line 81)</text:p>
          </table:table-cell>
        </table:table-row>
        <table:table-row table:style-name="ro1">
          <table:table-cell office:value-type="string">
            <text:p>[Log] <text:s/>Latitude:45.4340924199445 (index.js, line 82)</text:p>
          </table:table-cell>
        </table:table-row>
        <table:table-row table:style-name="ro1">
          <table:table-cell office:value-type="string">
            <text:p>[Log] Longitude: -75.6914142435198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17 (index.js, line 80)</text:p>
          </table:table-cell>
        </table:table-row>
        <table:table-row table:style-name="ro1">
          <table:table-cell office:value-type="string">
            <text:p>[Log] <text:s/>Time:Wed Feb 05 2014 20:04:09 GMT-0500 (EST) (index.js, line 81)</text:p>
          </table:table-cell>
        </table:table-row>
        <table:table-row table:style-name="ro1">
          <table:table-cell office:value-type="string">
            <text:p>[Log] <text:s/>Latitude:45.43409760330401 (index.js, line 82)</text:p>
          </table:table-cell>
        </table:table-row>
        <table:table-row table:style-name="ro1">
          <table:table-cell office:value-type="string">
            <text:p>[Log] Longitude: -75.6914034275905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18 (index.js, line 80)</text:p>
          </table:table-cell>
        </table:table-row>
        <table:table-row table:style-name="ro1">
          <table:table-cell office:value-type="string">
            <text:p>[Log] <text:s/>Time:Wed Feb 05 2014 20:04:10 GMT-0500 (EST) (index.js, line 81)</text:p>
          </table:table-cell>
        </table:table-row>
        <table:table-row table:style-name="ro1">
          <table:table-cell office:value-type="string">
            <text:p>[Log] <text:s/>Latitude:45.43410322504287 (index.js, line 82)</text:p>
          </table:table-cell>
        </table:table-row>
        <table:table-row table:style-name="ro1">
          <table:table-cell office:value-type="string">
            <text:p>[Log] Longitude: -75.6913916968551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19 (index.js, line 80)</text:p>
          </table:table-cell>
        </table:table-row>
        <table:table-row table:style-name="ro1">
          <table:table-cell office:value-type="string">
            <text:p>[Log] <text:s/>Time:Wed Feb 05 2014 20:04:11 GMT-0500 (EST) (index.js, line 81)</text:p>
          </table:table-cell>
        </table:table-row>
        <table:table-row table:style-name="ro1">
          <table:table-cell office:value-type="string">
            <text:p>[Log] <text:s/>Latitude:45.4341024489176 (index.js, line 82)</text:p>
          </table:table-cell>
        </table:table-row>
        <table:table-row table:style-name="ro1">
          <table:table-cell office:value-type="string">
            <text:p>[Log] Longitude: -75.6913933156101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20 (index.js, line 80)</text:p>
          </table:table-cell>
        </table:table-row>
        <table:table-row table:style-name="ro1">
          <table:table-cell office:value-type="string">
            <text:p>[Log] <text:s/>Time:Wed Feb 05 2014 20:04:12 GMT-0500 (EST) (index.js, line 81)</text:p>
          </table:table-cell>
        </table:table-row>
        <table:table-row table:style-name="ro1">
          <table:table-cell office:value-type="string">
            <text:p>[Log] <text:s/>Latitude:45.43410552263092 (index.js, line 82)</text:p>
          </table:table-cell>
        </table:table-row>
        <table:table-row table:style-name="ro1">
          <table:table-cell office:value-type="string">
            <text:p>[Log] Longitude: -75.69138690247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21 (index.js, line 80)</text:p>
          </table:table-cell>
        </table:table-row>
        <table:table-row table:style-name="ro1">
          <table:table-cell office:value-type="string">
            <text:p>[Log] <text:s/>Time:Wed Feb 05 2014 20:04:13 GMT-0500 (EST) (index.js, line 81)</text:p>
          </table:table-cell>
        </table:table-row>
        <table:table-row table:style-name="ro1">
          <table:table-cell office:value-type="string">
            <text:p>[Log] <text:s/>Latitude:45.4341073841367 (index.js, line 82)</text:p>
          </table:table-cell>
        </table:table-row>
        <table:table-row table:style-name="ro1">
          <table:table-cell office:value-type="string">
            <text:p>[Log] Longitude: -75.6913830179837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22 (index.js, line 80)</text:p>
          </table:table-cell>
        </table:table-row>
        <table:table-row table:style-name="ro1">
          <table:table-cell office:value-type="string">
            <text:p>[Log] <text:s/>Time:Wed Feb 05 2014 20:04:14 GMT-0500 (EST) (index.js, line 81)</text:p>
          </table:table-cell>
        </table:table-row>
        <table:table-row table:style-name="ro1">
          <table:table-cell office:value-type="string">
            <text:p>[Log] <text:s/>Latitude:45.43410700089903 (index.js, line 82)</text:p>
          </table:table-cell>
        </table:table-row>
        <table:table-row table:style-name="ro1">
          <table:table-cell office:value-type="string">
            <text:p>[Log] Longitude: -75.691383816883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23 (index.js, line 80)</text:p>
          </table:table-cell>
        </table:table-row>
        <table:table-row table:style-name="ro1">
          <table:table-cell office:value-type="string">
            <text:p>[Log] <text:s/>Time:Wed Feb 05 2014 20:04:15 GMT-0500 (EST) (index.js, line 81)</text:p>
          </table:table-cell>
        </table:table-row>
        <table:table-row table:style-name="ro1">
          <table:table-cell office:value-type="string">
            <text:p>[Log] <text:s/>Latitude:45.43410351637704 (index.js, line 82)</text:p>
          </table:table-cell>
        </table:table-row>
        <table:table-row table:style-name="ro1">
          <table:table-cell office:value-type="string">
            <text:p>[Log] Longitude: -75.691391088184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24 (index.js, line 80)</text:p>
          </table:table-cell>
        </table:table-row>
        <table:table-row table:style-name="ro1">
          <table:table-cell office:value-type="string">
            <text:p>[Log] <text:s/>Time:Wed Feb 05 2014 20:04:16 GMT-0500 (EST) (index.js, line 81)</text:p>
          </table:table-cell>
        </table:table-row>
        <table:table-row table:style-name="ro1">
          <table:table-cell office:value-type="string">
            <text:p>[Log] <text:s/>Latitude:45.43410448641872 (index.js, line 82)</text:p>
          </table:table-cell>
        </table:table-row>
        <table:table-row table:style-name="ro1">
          <table:table-cell office:value-type="string">
            <text:p>[Log] Longitude: -75.6913890647410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25 (index.js, line 80)</text:p>
          </table:table-cell>
        </table:table-row>
        <table:table-row table:style-name="ro1">
          <table:table-cell office:value-type="string">
            <text:p>[Log] <text:s/>Time:Wed Feb 05 2014 20:04:17 GMT-0500 (EST) (index.js, line 81)</text:p>
          </table:table-cell>
        </table:table-row>
        <table:table-row table:style-name="ro1">
          <table:table-cell office:value-type="string">
            <text:p>[Log] <text:s/>Latitude:45.434103968542374 (index.js, line 82)</text:p>
          </table:table-cell>
        </table:table-row>
        <table:table-row table:style-name="ro1">
          <table:table-cell office:value-type="string">
            <text:p>[Log] Longitude: -75.6913901448933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26 (index.js, line 80)</text:p>
          </table:table-cell>
        </table:table-row>
        <table:table-row table:style-name="ro1">
          <table:table-cell office:value-type="string">
            <text:p>[Log] <text:s/>Time:Wed Feb 05 2014 20:04:18 GMT-0500 (EST) (index.js, line 81)</text:p>
          </table:table-cell>
        </table:table-row>
        <table:table-row table:style-name="ro1">
          <table:table-cell office:value-type="string">
            <text:p>[Log] <text:s/>Latitude:45.434104532830005 (index.js, line 82)</text:p>
          </table:table-cell>
        </table:table-row>
        <table:table-row table:style-name="ro1">
          <table:table-cell office:value-type="string">
            <text:p>[Log] Longitude: -75.691388967170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27 (index.js, line 80)</text:p>
          </table:table-cell>
        </table:table-row>
        <table:table-row table:style-name="ro1">
          <table:table-cell office:value-type="string">
            <text:p>[Log] <text:s/>Time:Wed Feb 05 2014 20:04:19 GMT-0500 (EST) (index.js, line 81)</text:p>
          </table:table-cell>
        </table:table-row>
        <table:table-row table:style-name="ro1">
          <table:table-cell office:value-type="string">
            <text:p>[Log] <text:s/>Latitude:45.43410198526431 (index.js, line 82)</text:p>
          </table:table-cell>
        </table:table-row>
        <table:table-row table:style-name="ro1">
          <table:table-cell office:value-type="string">
            <text:p>[Log] Longitude: -75.6913942834580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28 (index.js, line 80)</text:p>
          </table:table-cell>
        </table:table-row>
        <table:table-row table:style-name="ro1">
          <table:table-cell office:value-type="string">
            <text:p>[Log] <text:s/>Time:Wed Feb 05 2014 20:04:20 GMT-0500 (EST) (index.js, line 81)</text:p>
          </table:table-cell>
        </table:table-row>
        <table:table-row table:style-name="ro1">
          <table:table-cell office:value-type="string">
            <text:p>[Log] <text:s/>Latitude:45.434104653683136 (index.js, line 82)</text:p>
          </table:table-cell>
        </table:table-row>
        <table:table-row table:style-name="ro1">
          <table:table-cell office:value-type="string">
            <text:p>[Log] Longitude: -75.6913887153859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29 (index.js, line 80)</text:p>
          </table:table-cell>
        </table:table-row>
        <table:table-row table:style-name="ro1">
          <table:table-cell office:value-type="string">
            <text:p>[Log] <text:s/>Time:Wed Feb 05 2014 20:04:21 GMT-0500 (EST) (index.js, line 81)</text:p>
          </table:table-cell>
        </table:table-row>
        <table:table-row table:style-name="ro1">
          <table:table-cell office:value-type="string">
            <text:p>[Log] <text:s/>Latitude:45.4341040553912 (index.js, line 82)</text:p>
          </table:table-cell>
        </table:table-row>
        <table:table-row table:style-name="ro1">
          <table:table-cell office:value-type="string">
            <text:p>[Log] Longitude: -75.6913899638311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30 (index.js, line 80)</text:p>
          </table:table-cell>
        </table:table-row>
        <table:table-row table:style-name="ro1">
          <table:table-cell office:value-type="string">
            <text:p>[Log] <text:s/>Time:Wed Feb 05 2014 20:04:22 GMT-0500 (EST) (index.js, line 81)</text:p>
          </table:table-cell>
        </table:table-row>
        <table:table-row table:style-name="ro1">
          <table:table-cell office:value-type="string">
            <text:p>[Log] <text:s/>Latitude:45.43410399657295 (index.js, line 82)</text:p>
          </table:table-cell>
        </table:table-row>
        <table:table-row table:style-name="ro1">
          <table:table-cell office:value-type="string">
            <text:p>[Log] Longitude: -75.6913900869403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31 (index.js, line 80)</text:p>
          </table:table-cell>
        </table:table-row>
        <table:table-row table:style-name="ro1">
          <table:table-cell office:value-type="string">
            <text:p>[Log] <text:s/>Time:Wed Feb 05 2014 20:04:23 GMT-0500 (EST) (index.js, line 81)</text:p>
          </table:table-cell>
        </table:table-row>
        <table:table-row table:style-name="ro1">
          <table:table-cell office:value-type="string">
            <text:p>[Log] <text:s/>Latitude:45.434103781059186 (index.js, line 82)</text:p>
          </table:table-cell>
        </table:table-row>
        <table:table-row table:style-name="ro1">
          <table:table-cell office:value-type="string">
            <text:p>[Log] Longitude: -75.69139053615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32 (index.js, line 80)</text:p>
          </table:table-cell>
        </table:table-row>
        <table:table-row table:style-name="ro1">
          <table:table-cell office:value-type="string">
            <text:p>[Log] <text:s/>Time:Wed Feb 05 2014 20:04:24 GMT-0500 (EST) (index.js, line 81)</text:p>
          </table:table-cell>
        </table:table-row>
        <table:table-row table:style-name="ro1">
          <table:table-cell office:value-type="string">
            <text:p>[Log] <text:s/>Latitude:45.43410462243594 (index.js, line 82)</text:p>
          </table:table-cell>
        </table:table-row>
        <table:table-row table:style-name="ro1">
          <table:table-cell office:value-type="string">
            <text:p>[Log] Longitude: -75.6913887802147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33 (index.js, line 80)</text:p>
          </table:table-cell>
        </table:table-row>
        <table:table-row table:style-name="ro1">
          <table:table-cell office:value-type="string">
            <text:p>[Log] <text:s/>Time:Wed Feb 05 2014 20:04:25 GMT-0500 (EST) (index.js, line 81)</text:p>
          </table:table-cell>
        </table:table-row>
        <table:table-row table:style-name="ro1">
          <table:table-cell office:value-type="string">
            <text:p>[Log] <text:s/>Latitude:45.43410250268117 (index.js, line 82)</text:p>
          </table:table-cell>
        </table:table-row>
        <table:table-row table:style-name="ro1">
          <table:table-cell office:value-type="string">
            <text:p>[Log] Longitude: -75.691393203633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34 (index.js, line 80)</text:p>
          </table:table-cell>
        </table:table-row>
        <table:table-row table:style-name="ro1">
          <table:table-cell office:value-type="string">
            <text:p>[Log] <text:s/>Time:Wed Feb 05 2014 20:04:26 GMT-0500 (EST) (index.js, line 81)</text:p>
          </table:table-cell>
        </table:table-row>
        <table:table-row table:style-name="ro1">
          <table:table-cell office:value-type="string">
            <text:p>[Log] <text:s/>Latitude:45.43410499786182 (index.js, line 82)</text:p>
          </table:table-cell>
        </table:table-row>
        <table:table-row table:style-name="ro1">
          <table:table-cell office:value-type="string">
            <text:p>[Log] Longitude: -75.6913879970306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35 (index.js, line 80)</text:p>
          </table:table-cell>
        </table:table-row>
        <table:table-row table:style-name="ro1">
          <table:table-cell office:value-type="string">
            <text:p>[Log] <text:s/>Time:Wed Feb 05 2014 20:04:27 GMT-0500 (EST) (index.js, line 81)</text:p>
          </table:table-cell>
        </table:table-row>
        <table:table-row table:style-name="ro1">
          <table:table-cell office:value-type="string">
            <text:p>[Log] <text:s/>Latitude:45.4341061016231 (index.js, line 82)</text:p>
          </table:table-cell>
        </table:table-row>
        <table:table-row table:style-name="ro1">
          <table:table-cell office:value-type="string">
            <text:p>[Log] Longitude: -75.6913856939718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36 (index.js, line 80)</text:p>
          </table:table-cell>
        </table:table-row>
        <table:table-row table:style-name="ro1">
          <table:table-cell office:value-type="string">
            <text:p>[Log] <text:s/>Time:Wed Feb 05 2014 20:04:28 GMT-0500 (EST) (index.js, line 81)</text:p>
          </table:table-cell>
        </table:table-row>
        <table:table-row table:style-name="ro1">
          <table:table-cell office:value-type="string">
            <text:p>[Log] <text:s/>Latitude:45.43410715529694 (index.js, line 82)</text:p>
          </table:table-cell>
        </table:table-row>
        <table:table-row table:style-name="ro1">
          <table:table-cell office:value-type="string">
            <text:p>[Log] Longitude: -75.6913834950319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37 (index.js, line 80)</text:p>
          </table:table-cell>
        </table:table-row>
        <table:table-row table:style-name="ro1">
          <table:table-cell office:value-type="string">
            <text:p>[Log] <text:s/>Time:Wed Feb 05 2014 20:04:29 GMT-0500 (EST) (index.js, line 81)</text:p>
          </table:table-cell>
        </table:table-row>
        <table:table-row table:style-name="ro1">
          <table:table-cell office:value-type="string">
            <text:p>[Log] <text:s/>Latitude:45.43411242320634 (index.js, line 82)</text:p>
          </table:table-cell>
        </table:table-row>
        <table:table-row table:style-name="ro1">
          <table:table-cell office:value-type="string">
            <text:p>[Log] Longitude: -75.6913722701574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38 (index.js, line 80)</text:p>
          </table:table-cell>
        </table:table-row>
        <table:table-row table:style-name="ro1">
          <table:table-cell office:value-type="string">
            <text:p>[Log] <text:s/>Time:Wed Feb 05 2014 20:04:30 GMT-0500 (EST) (index.js, line 81)</text:p>
          </table:table-cell>
        </table:table-row>
        <table:table-row table:style-name="ro1">
          <table:table-cell office:value-type="string">
            <text:p>[Log] <text:s/>Latitude:45.43411696461805 (index.js, line 82)</text:p>
          </table:table-cell>
        </table:table-row>
        <table:table-row table:style-name="ro1">
          <table:table-cell office:value-type="string">
            <text:p>[Log] Longitude: -75.6913625759625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39 (index.js, line 80)</text:p>
          </table:table-cell>
        </table:table-row>
        <table:table-row table:style-name="ro1">
          <table:table-cell office:value-type="string">
            <text:p>[Log] <text:s/>Time:Wed Feb 05 2014 20:04:31 GMT-0500 (EST) (index.js, line 81)</text:p>
          </table:table-cell>
        </table:table-row>
        <table:table-row table:style-name="ro1">
          <table:table-cell office:value-type="string">
            <text:p>[Log] <text:s/>Latitude:45.4341216213683 (index.js, line 82)</text:p>
          </table:table-cell>
        </table:table-row>
        <table:table-row table:style-name="ro1">
          <table:table-cell office:value-type="string">
            <text:p>[Log] Longitude: -75.6913526355492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40 (index.js, line 80)</text:p>
          </table:table-cell>
        </table:table-row>
        <table:table-row table:style-name="ro1">
          <table:table-cell office:value-type="string">
            <text:p>[Log] <text:s/>Time:Wed Feb 05 2014 20:04:32 GMT-0500 (EST) (index.js, line 81)</text:p>
          </table:table-cell>
        </table:table-row>
        <table:table-row table:style-name="ro1">
          <table:table-cell office:value-type="string">
            <text:p>[Log] <text:s/>Latitude:45.43412414687626 (index.js, line 82)</text:p>
          </table:table-cell>
        </table:table-row>
        <table:table-row table:style-name="ro1">
          <table:table-cell office:value-type="string">
            <text:p>[Log] Longitude: -75.6913472449377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41 (index.js, line 80)</text:p>
          </table:table-cell>
        </table:table-row>
        <table:table-row table:style-name="ro1">
          <table:table-cell office:value-type="string">
            <text:p>[Log] <text:s/>Time:Wed Feb 05 2014 20:04:33 GMT-0500 (EST) (index.js, line 81)</text:p>
          </table:table-cell>
        </table:table-row>
        <table:table-row table:style-name="ro1">
          <table:table-cell office:value-type="string">
            <text:p>[Log] <text:s/>Latitude:45.434122858389316 (index.js, line 82)</text:p>
          </table:table-cell>
        </table:table-row>
        <table:table-row table:style-name="ro1">
          <table:table-cell office:value-type="string">
            <text:p>[Log] Longitude: -75.691349995904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42 (index.js, line 80)</text:p>
          </table:table-cell>
        </table:table-row>
        <table:table-row table:style-name="ro1">
          <table:table-cell office:value-type="string">
            <text:p>[Log] <text:s/>Time:Wed Feb 05 2014 20:04:34 GMT-0500 (EST) (index.js, line 81)</text:p>
          </table:table-cell>
        </table:table-row>
        <table:table-row table:style-name="ro1">
          <table:table-cell office:value-type="string">
            <text:p>[Log] <text:s/>Latitude:45.434128432795355 (index.js, line 82)</text:p>
          </table:table-cell>
        </table:table-row>
        <table:table-row table:style-name="ro1">
          <table:table-cell office:value-type="string">
            <text:p>[Log] Longitude: -75.6913380962214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43 (index.js, line 80)</text:p>
          </table:table-cell>
        </table:table-row>
        <table:table-row table:style-name="ro1">
          <table:table-cell office:value-type="string">
            <text:p>[Log] <text:s/>Time:Wed Feb 05 2014 20:04:35 GMT-0500 (EST) (index.js, line 81)</text:p>
          </table:table-cell>
        </table:table-row>
        <table:table-row table:style-name="ro1">
          <table:table-cell office:value-type="string">
            <text:p>[Log] <text:s/>Latitude:45.4341255465664 (index.js, line 82)</text:p>
          </table:table-cell>
        </table:table-row>
        <table:table-row table:style-name="ro1">
          <table:table-cell office:value-type="string">
            <text:p>[Log] Longitude: -75.6913442572476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44 (index.js, line 80)</text:p>
          </table:table-cell>
        </table:table-row>
        <table:table-row table:style-name="ro1">
          <table:table-cell office:value-type="string">
            <text:p>[Log] <text:s/>Time:Wed Feb 05 2014 20:04:36 GMT-0500 (EST) (index.js, line 81)</text:p>
          </table:table-cell>
        </table:table-row>
        <table:table-row table:style-name="ro1">
          <table:table-cell office:value-type="string">
            <text:p>[Log] <text:s/>Latitude:45.43412623078786 (index.js, line 82)</text:p>
          </table:table-cell>
        </table:table-row>
        <table:table-row table:style-name="ro1">
          <table:table-cell office:value-type="string">
            <text:p>[Log] Longitude: -75.6913427966355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45 (index.js, line 80)</text:p>
          </table:table-cell>
        </table:table-row>
        <table:table-row table:style-name="ro1">
          <table:table-cell office:value-type="string">
            <text:p>[Log] <text:s/>Time:Wed Feb 05 2014 20:04:37 GMT-0500 (EST) (index.js, line 81)</text:p>
          </table:table-cell>
        </table:table-row>
        <table:table-row table:style-name="ro1">
          <table:table-cell office:value-type="string">
            <text:p>[Log] <text:s/>Latitude:45.4341219632493 (index.js, line 82)</text:p>
          </table:table-cell>
        </table:table-row>
        <table:table-row table:style-name="ro1">
          <table:table-cell office:value-type="string">
            <text:p>[Log] Longitude: -75.6913519057343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46 (index.js, line 80)</text:p>
          </table:table-cell>
        </table:table-row>
        <table:table-row table:style-name="ro1">
          <table:table-cell office:value-type="string">
            <text:p>[Log] <text:s/>Time:Wed Feb 05 2014 20:04:38 GMT-0500 (EST) (index.js, line 81)</text:p>
          </table:table-cell>
        </table:table-row>
        <table:table-row table:style-name="ro1">
          <table:table-cell office:value-type="string">
            <text:p>[Log] <text:s/>Latitude:45.43412271869601 (index.js, line 82)</text:p>
          </table:table-cell>
        </table:table-row>
        <table:table-row table:style-name="ro1">
          <table:table-cell office:value-type="string">
            <text:p>[Log] Longitude: -75.6913502938550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47 (index.js, line 80)</text:p>
          </table:table-cell>
        </table:table-row>
        <table:table-row table:style-name="ro1">
          <table:table-cell office:value-type="string">
            <text:p>[Log] <text:s/>Time:Wed Feb 05 2014 20:04:39 GMT-0500 (EST) (index.js, line 81)</text:p>
          </table:table-cell>
        </table:table-row>
        <table:table-row table:style-name="ro1">
          <table:table-cell office:value-type="string">
            <text:p>[Log] <text:s/>Latitude:45.43412912988327 (index.js, line 82)</text:p>
          </table:table-cell>
        </table:table-row>
        <table:table-row table:style-name="ro1">
          <table:table-cell office:value-type="string">
            <text:p>[Log] Longitude: -75.6913366081062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48 (index.js, line 80)</text:p>
          </table:table-cell>
        </table:table-row>
        <table:table-row table:style-name="ro1">
          <table:table-cell office:value-type="string">
            <text:p>[Log] <text:s/>Time:Wed Feb 05 2014 20:04:40 GMT-0500 (EST) (index.js, line 81)</text:p>
          </table:table-cell>
        </table:table-row>
        <table:table-row table:style-name="ro1">
          <table:table-cell office:value-type="string">
            <text:p>[Log] <text:s/>Latitude:45.434133061054574 (index.js, line 82)</text:p>
          </table:table-cell>
        </table:table-row>
        <table:table-row table:style-name="ro1">
          <table:table-cell office:value-type="string">
            <text:p>[Log] Longitude: -75.6913282173627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49 (index.js, line 80)</text:p>
          </table:table-cell>
        </table:table-row>
        <table:table-row table:style-name="ro1">
          <table:table-cell office:value-type="string">
            <text:p>[Log] <text:s/>Time:Wed Feb 05 2014 20:04:41 GMT-0500 (EST) (index.js, line 81)</text:p>
          </table:table-cell>
        </table:table-row>
        <table:table-row table:style-name="ro1">
          <table:table-cell office:value-type="string">
            <text:p>[Log] <text:s/>Latitude:45.43413340523309 (index.js, line 82)</text:p>
          </table:table-cell>
        </table:table-row>
        <table:table-row table:style-name="ro1">
          <table:table-cell office:value-type="string">
            <text:p>[Log] Longitude: -75.6913274829639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50 (index.js, line 80)</text:p>
          </table:table-cell>
        </table:table-row>
        <table:table-row table:style-name="ro1">
          <table:table-cell office:value-type="string">
            <text:p>[Log] <text:s/>Time:Wed Feb 05 2014 20:04:42 GMT-0500 (EST) (index.js, line 81)</text:p>
          </table:table-cell>
        </table:table-row>
        <table:table-row table:style-name="ro1">
          <table:table-cell office:value-type="string">
            <text:p>[Log] <text:s/>Latitude:45.434139946922066 (index.js, line 82)</text:p>
          </table:table-cell>
        </table:table-row>
        <table:table-row table:style-name="ro1">
          <table:table-cell office:value-type="string">
            <text:p>[Log] Longitude: -75.6913135185823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51 (index.js, line 80)</text:p>
          </table:table-cell>
        </table:table-row>
        <table:table-row table:style-name="ro1">
          <table:table-cell office:value-type="string">
            <text:p>[Log] <text:s/>Time:Wed Feb 05 2014 20:04:43 GMT-0500 (EST) (index.js, line 81)</text:p>
          </table:table-cell>
        </table:table-row>
        <table:table-row table:style-name="ro1">
          <table:table-cell office:value-type="string">
            <text:p>[Log] <text:s/>Latitude:45.43414259512033 (index.js, line 82)</text:p>
          </table:table-cell>
        </table:table-row>
        <table:table-row table:style-name="ro1">
          <table:table-cell office:value-type="string">
            <text:p>[Log] Longitude: -75.6913078663637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52 (index.js, line 80)</text:p>
          </table:table-cell>
        </table:table-row>
        <table:table-row table:style-name="ro1">
          <table:table-cell office:value-type="string">
            <text:p>[Log] <text:s/>Time:Wed Feb 05 2014 20:04:44 GMT-0500 (EST) (index.js, line 81)</text:p>
          </table:table-cell>
        </table:table-row>
        <table:table-row table:style-name="ro1">
          <table:table-cell office:value-type="string">
            <text:p>[Log] <text:s/>Latitude:45.43414452003827 (index.js, line 82)</text:p>
          </table:table-cell>
        </table:table-row>
        <table:table-row table:style-name="ro1">
          <table:table-cell office:value-type="string">
            <text:p>[Log] Longitude: -75.691303756939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53 (index.js, line 80)</text:p>
          </table:table-cell>
        </table:table-row>
        <table:table-row table:style-name="ro1">
          <table:table-cell office:value-type="string">
            <text:p>[Log] <text:s/>Time:Wed Feb 05 2014 20:04:45 GMT-0500 (EST) (index.js, line 81)</text:p>
          </table:table-cell>
        </table:table-row>
        <table:table-row table:style-name="ro1">
          <table:table-cell office:value-type="string">
            <text:p>[Log] <text:s/>Latitude:45.43413782579007 (index.js, line 82)</text:p>
          </table:table-cell>
        </table:table-row>
        <table:table-row table:style-name="ro1">
          <table:table-cell office:value-type="string">
            <text:p>[Log] Longitude: -75.6913180467745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54 (index.js, line 80)</text:p>
          </table:table-cell>
        </table:table-row>
        <table:table-row table:style-name="ro1">
          <table:table-cell office:value-type="string">
            <text:p>[Log] <text:s/>Time:Wed Feb 05 2014 20:04:46 GMT-0500 (EST) (index.js, line 81)</text:p>
          </table:table-cell>
        </table:table-row>
        <table:table-row table:style-name="ro1">
          <table:table-cell office:value-type="string">
            <text:p>[Log] <text:s/>Latitude:45.434140839304696 (index.js, line 82)</text:p>
          </table:table-cell>
        </table:table-row>
        <table:table-row table:style-name="ro1">
          <table:table-cell office:value-type="string">
            <text:p>[Log] Longitude: -75.6913116143186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55 (index.js, line 80)</text:p>
          </table:table-cell>
        </table:table-row>
        <table:table-row table:style-name="ro1">
          <table:table-cell office:value-type="string">
            <text:p>[Log] <text:s/>Time:Wed Feb 05 2014 20:04:47 GMT-0500 (EST) (index.js, line 81)</text:p>
          </table:table-cell>
        </table:table-row>
        <table:table-row table:style-name="ro1">
          <table:table-cell office:value-type="string">
            <text:p>[Log] <text:s/>Latitude:45.43414230286732 (index.js, line 82)</text:p>
          </table:table-cell>
        </table:table-row>
        <table:table-row table:style-name="ro1">
          <table:table-cell office:value-type="string">
            <text:p>[Log] Longitude: -75.6913084900952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56 (index.js, line 80)</text:p>
          </table:table-cell>
        </table:table-row>
        <table:table-row table:style-name="ro1">
          <table:table-cell office:value-type="string">
            <text:p>[Log] <text:s/>Time:Wed Feb 05 2014 20:04:48 GMT-0500 (EST) (index.js, line 81)</text:p>
          </table:table-cell>
        </table:table-row>
        <table:table-row table:style-name="ro1">
          <table:table-cell office:value-type="string">
            <text:p>[Log] <text:s/>Latitude:45.43413614855175 (index.js, line 82)</text:p>
          </table:table-cell>
        </table:table-row>
        <table:table-row table:style-name="ro1">
          <table:table-cell office:value-type="string">
            <text:p>[Log] Longitude: -75.6913216264365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57 (index.js, line 80)</text:p>
          </table:table-cell>
        </table:table-row>
        <table:table-row table:style-name="ro1">
          <table:table-cell office:value-type="string">
            <text:p>[Log] <text:s/>Time:Wed Feb 05 2014 20:04:49 GMT-0500 (EST) (index.js, line 81)</text:p>
          </table:table-cell>
        </table:table-row>
        <table:table-row table:style-name="ro1">
          <table:table-cell office:value-type="string">
            <text:p>[Log] <text:s/>Latitude:45.4341272679187 (index.js, line 82)</text:p>
          </table:table-cell>
        </table:table-row>
        <table:table-row table:style-name="ro1">
          <table:table-cell office:value-type="string">
            <text:p>[Log] Longitude: -75.6913405832892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58 (index.js, line 80)</text:p>
          </table:table-cell>
        </table:table-row>
        <table:table-row table:style-name="ro1">
          <table:table-cell office:value-type="string">
            <text:p>[Log] <text:s/>Time:Wed Feb 05 2014 20:04:50 GMT-0500 (EST) (index.js, line 81)</text:p>
          </table:table-cell>
        </table:table-row>
        <table:table-row table:style-name="ro1">
          <table:table-cell office:value-type="string">
            <text:p>[Log] <text:s/>Latitude:45.4341233395041 (index.js, line 82)</text:p>
          </table:table-cell>
        </table:table-row>
        <table:table-row table:style-name="ro1">
          <table:table-cell office:value-type="string">
            <text:p>[Log] Longitude: -75.6913489684666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59 (index.js, line 80)</text:p>
          </table:table-cell>
        </table:table-row>
        <table:table-row table:style-name="ro1">
          <table:table-cell office:value-type="string">
            <text:p>[Log] <text:s/>Time:Wed Feb 05 2014 20:04:51 GMT-0500 (EST) (index.js, line 81)</text:p>
          </table:table-cell>
        </table:table-row>
        <table:table-row table:style-name="ro1">
          <table:table-cell office:value-type="string">
            <text:p>[Log] <text:s/>Latitude:45.43412813778518 (index.js, line 82)</text:p>
          </table:table-cell>
        </table:table-row>
        <table:table-row table:style-name="ro1">
          <table:table-cell office:value-type="string">
            <text:p>[Log] Longitude: -75.6913387265012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60 (index.js, line 80)</text:p>
          </table:table-cell>
        </table:table-row>
        <table:table-row table:style-name="ro1">
          <table:table-cell office:value-type="string">
            <text:p>[Log] <text:s/>Time:Wed Feb 05 2014 20:04:52 GMT-0500 (EST) (index.js, line 81)</text:p>
          </table:table-cell>
        </table:table-row>
        <table:table-row table:style-name="ro1">
          <table:table-cell office:value-type="string">
            <text:p>[Log] <text:s/>Latitude:45.43412643619216 (index.js, line 82)</text:p>
          </table:table-cell>
        </table:table-row>
        <table:table-row table:style-name="ro1">
          <table:table-cell office:value-type="string">
            <text:p>[Log] Longitude: -75.6913423585501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61 (index.js, line 80)</text:p>
          </table:table-cell>
        </table:table-row>
        <table:table-row table:style-name="ro1">
          <table:table-cell office:value-type="string">
            <text:p>[Log] <text:s/>Time:Wed Feb 05 2014 20:04:53 GMT-0500 (EST) (index.js, line 81)</text:p>
          </table:table-cell>
        </table:table-row>
        <table:table-row table:style-name="ro1">
          <table:table-cell office:value-type="string">
            <text:p>[Log] <text:s/>Latitude:45.43413594360701 (index.js, line 82)</text:p>
          </table:table-cell>
        </table:table-row>
        <table:table-row table:style-name="ro1">
          <table:table-cell office:value-type="string">
            <text:p>[Log] Longitude: -75.6913220645219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62 (index.js, line 80)</text:p>
          </table:table-cell>
        </table:table-row>
        <table:table-row table:style-name="ro1">
          <table:table-cell office:value-type="string">
            <text:p>[Log] <text:s/>Time:Wed Feb 05 2014 20:04:54 GMT-0500 (EST) (index.js, line 81)</text:p>
          </table:table-cell>
        </table:table-row>
        <table:table-row table:style-name="ro1">
          <table:table-cell office:value-type="string">
            <text:p>[Log] <text:s/>Latitude:45.43413425028554 (index.js, line 82)</text:p>
          </table:table-cell>
        </table:table-row>
        <table:table-row table:style-name="ro1">
          <table:table-cell office:value-type="string">
            <text:p>[Log] Longitude: -75.6913256785628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63 (index.js, line 80)</text:p>
          </table:table-cell>
        </table:table-row>
        <table:table-row table:style-name="ro1">
          <table:table-cell office:value-type="string">
            <text:p>[Log] <text:s/>Time:Wed Feb 05 2014 20:04:55 GMT-0500 (EST) (index.js, line 81)</text:p>
          </table:table-cell>
        </table:table-row>
        <table:table-row table:style-name="ro1">
          <table:table-cell office:value-type="string">
            <text:p>[Log] <text:s/>Latitude:45.434140559458655 (index.js, line 82)</text:p>
          </table:table-cell>
        </table:table-row>
        <table:table-row table:style-name="ro1">
          <table:table-cell office:value-type="string">
            <text:p>[Log] Longitude: -75.6913122108744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64 (index.js, line 80)</text:p>
          </table:table-cell>
        </table:table-row>
        <table:table-row table:style-name="ro1">
          <table:table-cell office:value-type="string">
            <text:p>[Log] <text:s/>Time:Wed Feb 05 2014 20:04:56 GMT-0500 (EST) (index.js, line 81)</text:p>
          </table:table-cell>
        </table:table-row>
        <table:table-row table:style-name="ro1">
          <table:table-cell office:value-type="string">
            <text:p>[Log] <text:s/>Latitude:45.434148018343244 (index.js, line 82)</text:p>
          </table:table-cell>
        </table:table-row>
        <table:table-row table:style-name="ro1">
          <table:table-cell office:value-type="string">
            <text:p>[Log] Longitude: -75.6912962895148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65 (index.js, line 80)</text:p>
          </table:table-cell>
        </table:table-row>
        <table:table-row table:style-name="ro1">
          <table:table-cell office:value-type="string">
            <text:p>[Log] <text:s/>Time:Wed Feb 05 2014 20:04:57 GMT-0500 (EST) (index.js, line 81)</text:p>
          </table:table-cell>
        </table:table-row>
        <table:table-row table:style-name="ro1">
          <table:table-cell office:value-type="string">
            <text:p>[Log] <text:s/>Latitude:45.434161792371306 (index.js, line 82)</text:p>
          </table:table-cell>
        </table:table-row>
        <table:table-row table:style-name="ro1">
          <table:table-cell office:value-type="string">
            <text:p>[Log] Longitude: -75.6912668880249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66 (index.js, line 80)</text:p>
          </table:table-cell>
        </table:table-row>
        <table:table-row table:style-name="ro1">
          <table:table-cell office:value-type="string">
            <text:p>[Log] <text:s/>Time:Wed Feb 05 2014 20:04:58 GMT-0500 (EST) (index.js, line 81)</text:p>
          </table:table-cell>
        </table:table-row>
        <table:table-row table:style-name="ro1">
          <table:table-cell office:value-type="string">
            <text:p>[Log] <text:s/>Latitude:45.43417441530584 (index.js, line 82)</text:p>
          </table:table-cell>
        </table:table-row>
        <table:table-row table:style-name="ro1">
          <table:table-cell office:value-type="string">
            <text:p>[Log] Longitude: -75.6912399434804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67 (index.js, line 80)</text:p>
          </table:table-cell>
        </table:table-row>
        <table:table-row table:style-name="ro1">
          <table:table-cell office:value-type="string">
            <text:p>[Log] <text:s/>Time:Wed Feb 05 2014 20:04:59 GMT-0500 (EST) (index.js, line 81)</text:p>
          </table:table-cell>
        </table:table-row>
        <table:table-row table:style-name="ro1">
          <table:table-cell office:value-type="string">
            <text:p>[Log] <text:s/>Latitude:45.434184661615895 (index.js, line 82)</text:p>
          </table:table-cell>
        </table:table-row>
        <table:table-row table:style-name="ro1">
          <table:table-cell office:value-type="string">
            <text:p>[Log] Longitude: -75.6912180716244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68 (index.js, line 80)</text:p>
          </table:table-cell>
        </table:table-row>
        <table:table-row table:style-name="ro1">
          <table:table-cell office:value-type="string">
            <text:p>[Log] <text:s/>Time:Wed Feb 05 2014 20:05:00 GMT-0500 (EST) (index.js, line 81)</text:p>
          </table:table-cell>
        </table:table-row>
        <table:table-row table:style-name="ro1">
          <table:table-cell office:value-type="string">
            <text:p>[Log] <text:s/>Latitude:45.43419622443991 (index.js, line 82)</text:p>
          </table:table-cell>
        </table:table-row>
        <table:table-row table:style-name="ro1">
          <table:table-cell office:value-type="string">
            <text:p>[Log] Longitude: -75.6911933908486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69 (index.js, line 80)</text:p>
          </table:table-cell>
        </table:table-row>
        <table:table-row table:style-name="ro1">
          <table:table-cell office:value-type="string">
            <text:p>[Log] <text:s/>Time:Wed Feb 05 2014 20:05:01 GMT-0500 (EST) (index.js, line 81)</text:p>
          </table:table-cell>
        </table:table-row>
        <table:table-row table:style-name="ro1">
          <table:table-cell office:value-type="string">
            <text:p>[Log] <text:s/>Latitude:45.43419806618348 (index.js, line 82)</text:p>
          </table:table-cell>
        </table:table-row>
        <table:table-row table:style-name="ro1">
          <table:table-cell office:value-type="string">
            <text:p>[Log] Longitude: -75.6911894592121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70 (index.js, line 80)</text:p>
          </table:table-cell>
        </table:table-row>
        <table:table-row table:style-name="ro1">
          <table:table-cell office:value-type="string">
            <text:p>[Log] <text:s/>Time:Wed Feb 05 2014 20:05:02 GMT-0500 (EST) (index.js, line 81)</text:p>
          </table:table-cell>
        </table:table-row>
        <table:table-row table:style-name="ro1">
          <table:table-cell office:value-type="string">
            <text:p>[Log] <text:s/>Latitude:45.43420902336167 (index.js, line 82)</text:p>
          </table:table-cell>
        </table:table-row>
        <table:table-row table:style-name="ro1">
          <table:table-cell office:value-type="string">
            <text:p>[Log] Longitude: -75.6911660707555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71 (index.js, line 80)</text:p>
          </table:table-cell>
        </table:table-row>
        <table:table-row table:style-name="ro1">
          <table:table-cell office:value-type="string">
            <text:p>[Log] <text:s/>Time:Wed Feb 05 2014 20:05:03 GMT-0500 (EST) (index.js, line 81)</text:p>
          </table:table-cell>
        </table:table-row>
        <table:table-row table:style-name="ro1">
          <table:table-cell office:value-type="string">
            <text:p>[Log] <text:s/>Latitude:45.43421536699017 (index.js, line 82)</text:p>
          </table:table-cell>
        </table:table-row>
        <table:table-row table:style-name="ro1">
          <table:table-cell office:value-type="string">
            <text:p>[Log] Longitude: -75.691152529398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72 (index.js, line 80)</text:p>
          </table:table-cell>
        </table:table-row>
        <table:table-row table:style-name="ro1">
          <table:table-cell office:value-type="string">
            <text:p>[Log] <text:s/>Time:Wed Feb 05 2014 20:05:04 GMT-0500 (EST) (index.js, line 81)</text:p>
          </table:table-cell>
        </table:table-row>
        <table:table-row table:style-name="ro1">
          <table:table-cell office:value-type="string">
            <text:p>[Log] <text:s/>Latitude:45.43422083569824 (index.js, line 82)</text:p>
          </table:table-cell>
        </table:table-row>
        <table:table-row table:style-name="ro1">
          <table:table-cell office:value-type="string">
            <text:p>[Log] Longitude: -75.6911408556334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73 (index.js, line 80)</text:p>
          </table:table-cell>
        </table:table-row>
        <table:table-row table:style-name="ro1">
          <table:table-cell office:value-type="string">
            <text:p>[Log] <text:s/>Time:Wed Feb 05 2014 20:05:05 GMT-0500 (EST) (index.js, line 81)</text:p>
          </table:table-cell>
        </table:table-row>
        <table:table-row table:style-name="ro1">
          <table:table-cell office:value-type="string">
            <text:p>[Log] <text:s/>Latitude:45.434230718522244 (index.js, line 82)</text:p>
          </table:table-cell>
        </table:table-row>
        <table:table-row table:style-name="ro1">
          <table:table-cell office:value-type="string">
            <text:p>[Log] Longitude: -75.6911197600857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74 (index.js, line 80)</text:p>
          </table:table-cell>
        </table:table-row>
        <table:table-row table:style-name="ro1">
          <table:table-cell office:value-type="string">
            <text:p>[Log] <text:s/>Time:Wed Feb 05 2014 20:05:06 GMT-0500 (EST) (index.js, line 81)</text:p>
          </table:table-cell>
        </table:table-row>
        <table:table-row table:style-name="ro1">
          <table:table-cell office:value-type="string">
            <text:p>[Log] <text:s/>Latitude:45.434248677346474 (index.js, line 82)</text:p>
          </table:table-cell>
        </table:table-row>
        <table:table-row table:style-name="ro1">
          <table:table-cell office:value-type="string">
            <text:p>[Log] Longitude: -75.6910814259754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75 (index.js, line 80)</text:p>
          </table:table-cell>
        </table:table-row>
        <table:table-row table:style-name="ro1">
          <table:table-cell office:value-type="string">
            <text:p>[Log] <text:s/>Time:Wed Feb 05 2014 20:05:07 GMT-0500 (EST) (index.js, line 81)</text:p>
          </table:table-cell>
        </table:table-row>
        <table:table-row table:style-name="ro1">
          <table:table-cell office:value-type="string">
            <text:p>[Log] <text:s/>Latitude:45.434259674033235 (index.js, line 82)</text:p>
          </table:table-cell>
        </table:table-row>
        <table:table-row table:style-name="ro1">
          <table:table-cell office:value-type="string">
            <text:p>[Log] Longitude: -75.6910579527175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76 (index.js, line 80)</text:p>
          </table:table-cell>
        </table:table-row>
        <table:table-row table:style-name="ro1">
          <table:table-cell office:value-type="string">
            <text:p>[Log] <text:s/>Time:Wed Feb 05 2014 20:05:08 GMT-0500 (EST) (index.js, line 81)</text:p>
          </table:table-cell>
        </table:table-row>
        <table:table-row table:style-name="ro1">
          <table:table-cell office:value-type="string">
            <text:p>[Log] <text:s/>Latitude:45.43426794900301 (index.js, line 82)</text:p>
          </table:table-cell>
        </table:table-row>
        <table:table-row table:style-name="ro1">
          <table:table-cell office:value-type="string">
            <text:p>[Log] Longitude: -75.6910402888388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77 (index.js, line 80)</text:p>
          </table:table-cell>
        </table:table-row>
        <table:table-row table:style-name="ro1">
          <table:table-cell office:value-type="string">
            <text:p>[Log] <text:s/>Time:Wed Feb 05 2014 20:05:09 GMT-0500 (EST) (index.js, line 81)</text:p>
          </table:table-cell>
        </table:table-row>
        <table:table-row table:style-name="ro1">
          <table:table-cell office:value-type="string">
            <text:p>[Log] <text:s/>Latitude:45.43427371363444 (index.js, line 82)</text:p>
          </table:table-cell>
        </table:table-row>
        <table:table-row table:style-name="ro1">
          <table:table-cell office:value-type="string">
            <text:p>[Log] Longitude: -75.6910279844669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78 (index.js, line 80)</text:p>
          </table:table-cell>
        </table:table-row>
        <table:table-row table:style-name="ro1">
          <table:table-cell office:value-type="string">
            <text:p>[Log] <text:s/>Time:Wed Feb 05 2014 20:05:10 GMT-0500 (EST) (index.js, line 81)</text:p>
          </table:table-cell>
        </table:table-row>
        <table:table-row table:style-name="ro1">
          <table:table-cell office:value-type="string">
            <text:p>[Log] <text:s/>Latitude:45.434284853225854 (index.js, line 82)</text:p>
          </table:table-cell>
        </table:table-row>
        <table:table-row table:style-name="ro1">
          <table:table-cell office:value-type="string">
            <text:p>[Log] Longitude: -75.6910042063827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79 (index.js, line 80)</text:p>
          </table:table-cell>
        </table:table-row>
        <table:table-row table:style-name="ro1">
          <table:table-cell office:value-type="string">
            <text:p>[Log] <text:s/>Time:Wed Feb 05 2014 20:05:11 GMT-0500 (EST) (index.js, line 81)</text:p>
          </table:table-cell>
        </table:table-row>
        <table:table-row table:style-name="ro1">
          <table:table-cell office:value-type="string">
            <text:p>[Log] <text:s/>Latitude:45.43429162097918 (index.js, line 82)</text:p>
          </table:table-cell>
        </table:table-row>
        <table:table-row table:style-name="ro1">
          <table:table-cell office:value-type="string">
            <text:p>[Log] Longitude: -75.6909897593868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80 (index.js, line 80)</text:p>
          </table:table-cell>
        </table:table-row>
        <table:table-row table:style-name="ro1">
          <table:table-cell office:value-type="string">
            <text:p>[Log] <text:s/>Time:Wed Feb 05 2014 20:05:12 GMT-0500 (EST) (index.js, line 81)</text:p>
          </table:table-cell>
        </table:table-row>
        <table:table-row table:style-name="ro1">
          <table:table-cell office:value-type="string">
            <text:p>[Log] <text:s/>Latitude:45.43429492535927 (index.js, line 82)</text:p>
          </table:table-cell>
        </table:table-row>
        <table:table-row table:style-name="ro1">
          <table:table-cell office:value-type="string">
            <text:p>[Log] Longitude: -75.6909827064737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81 (index.js, line 80)</text:p>
          </table:table-cell>
        </table:table-row>
        <table:table-row table:style-name="ro1">
          <table:table-cell office:value-type="string">
            <text:p>[Log] <text:s/>Time:Wed Feb 05 2014 20:05:13 GMT-0500 (EST) (index.js, line 81)</text:p>
          </table:table-cell>
        </table:table-row>
        <table:table-row table:style-name="ro1">
          <table:table-cell office:value-type="string">
            <text:p>[Log] <text:s/>Latitude:45.43429360149347 (index.js, line 82)</text:p>
          </table:table-cell>
        </table:table-row>
        <table:table-row table:style-name="ro1">
          <table:table-cell office:value-type="string">
            <text:p>[Log] Longitude: -75.6909855317644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82 (index.js, line 80)</text:p>
          </table:table-cell>
        </table:table-row>
        <table:table-row table:style-name="ro1">
          <table:table-cell office:value-type="string">
            <text:p>[Log] <text:s/>Time:Wed Feb 05 2014 20:05:14 GMT-0500 (EST) (index.js, line 81)</text:p>
          </table:table-cell>
        </table:table-row>
        <table:table-row table:style-name="ro1">
          <table:table-cell office:value-type="string">
            <text:p>[Log] <text:s/>Latitude:45.43429533386904 (index.js, line 82)</text:p>
          </table:table-cell>
        </table:table-row>
        <table:table-row table:style-name="ro1">
          <table:table-cell office:value-type="string">
            <text:p>[Log] Longitude: -75.6909818339045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83 (index.js, line 80)</text:p>
          </table:table-cell>
        </table:table-row>
        <table:table-row table:style-name="ro1">
          <table:table-cell office:value-type="string">
            <text:p>[Log] <text:s/>Time:Wed Feb 05 2014 20:05:15 GMT-0500 (EST) (index.js, line 81)</text:p>
          </table:table-cell>
        </table:table-row>
        <table:table-row table:style-name="ro1">
          <table:table-cell office:value-type="string">
            <text:p>[Log] <text:s/>Latitude:45.434295865529116 (index.js, line 82)</text:p>
          </table:table-cell>
        </table:table-row>
        <table:table-row table:style-name="ro1">
          <table:table-cell office:value-type="string">
            <text:p>[Log] Longitude: -75.6909806994008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84 (index.js, line 80)</text:p>
          </table:table-cell>
        </table:table-row>
        <table:table-row table:style-name="ro1">
          <table:table-cell office:value-type="string">
            <text:p>[Log] <text:s/>Time:Wed Feb 05 2014 20:05:16 GMT-0500 (EST) (index.js, line 81)</text:p>
          </table:table-cell>
        </table:table-row>
        <table:table-row table:style-name="ro1">
          <table:table-cell office:value-type="string">
            <text:p>[Log] <text:s/>Latitude:45.4342944686003 (index.js, line 82)</text:p>
          </table:table-cell>
        </table:table-row>
        <table:table-row table:style-name="ro1">
          <table:table-cell office:value-type="string">
            <text:p>[Log] Longitude: -75.6909836815248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85 (index.js, line 80)</text:p>
          </table:table-cell>
        </table:table-row>
        <table:table-row table:style-name="ro1">
          <table:table-cell office:value-type="string">
            <text:p>[Log] <text:s/>Time:Wed Feb 05 2014 20:05:17 GMT-0500 (EST) (index.js, line 81)</text:p>
          </table:table-cell>
        </table:table-row>
        <table:table-row table:style-name="ro1">
          <table:table-cell office:value-type="string">
            <text:p>[Log] <text:s/>Latitude:45.43429571572688 (index.js, line 82)</text:p>
          </table:table-cell>
        </table:table-row>
        <table:table-row table:style-name="ro1">
          <table:table-cell office:value-type="string">
            <text:p>[Log] Longitude: -75.6909810186334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86 (index.js, line 80)</text:p>
          </table:table-cell>
        </table:table-row>
        <table:table-row table:style-name="ro1">
          <table:table-cell office:value-type="string">
            <text:p>[Log] <text:s/>Time:Wed Feb 05 2014 20:05:18 GMT-0500 (EST) (index.js, line 81)</text:p>
          </table:table-cell>
        </table:table-row>
        <table:table-row table:style-name="ro1">
          <table:table-cell office:value-type="string">
            <text:p>[Log] <text:s/>Latitude:45.43429416899582 (index.js, line 82)</text:p>
          </table:table-cell>
        </table:table-row>
        <table:table-row table:style-name="ro1">
          <table:table-cell office:value-type="string">
            <text:p>[Log] Longitude: -75.6909843203175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87 (index.js, line 80)</text:p>
          </table:table-cell>
        </table:table-row>
        <table:table-row table:style-name="ro1">
          <table:table-cell office:value-type="string">
            <text:p>[Log] <text:s/>Time:Wed Feb 05 2014 20:05:19 GMT-0500 (EST) (index.js, line 81)</text:p>
          </table:table-cell>
        </table:table-row>
        <table:table-row table:style-name="ro1">
          <table:table-cell office:value-type="string">
            <text:p>[Log] <text:s/>Latitude:45.43429590688555 (index.js, line 82)</text:p>
          </table:table-cell>
        </table:table-row>
        <table:table-row table:style-name="ro1">
          <table:table-cell office:value-type="string">
            <text:p>[Log] Longitude: -75.6909806113253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88 (index.js, line 80)</text:p>
          </table:table-cell>
        </table:table-row>
        <table:table-row table:style-name="ro1">
          <table:table-cell office:value-type="string">
            <text:p>[Log] <text:s/>Time:Wed Feb 05 2014 20:05:20 GMT-0500 (EST) (index.js, line 81)</text:p>
          </table:table-cell>
        </table:table-row>
        <table:table-row table:style-name="ro1">
          <table:table-cell office:value-type="string">
            <text:p>[Log] <text:s/>Latitude:45.43429849947507 (index.js, line 82)</text:p>
          </table:table-cell>
        </table:table-row>
        <table:table-row table:style-name="ro1">
          <table:table-cell office:value-type="string">
            <text:p>[Log] Longitude: -75.6909750766499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89 (index.js, line 80)</text:p>
          </table:table-cell>
        </table:table-row>
        <table:table-row table:style-name="ro1">
          <table:table-cell office:value-type="string">
            <text:p>[Log] <text:s/>Time:Wed Feb 05 2014 20:05:21 GMT-0500 (EST) (index.js, line 81)</text:p>
          </table:table-cell>
        </table:table-row>
        <table:table-row table:style-name="ro1">
          <table:table-cell office:value-type="string">
            <text:p>[Log] <text:s/>Latitude:45.43430033340351 (index.js, line 82)</text:p>
          </table:table-cell>
        </table:table-row>
        <table:table-row table:style-name="ro1">
          <table:table-cell office:value-type="string">
            <text:p>[Log] Longitude: -75.6909711623666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90 (index.js, line 80)</text:p>
          </table:table-cell>
        </table:table-row>
        <table:table-row table:style-name="ro1">
          <table:table-cell office:value-type="string">
            <text:p>[Log] <text:s/>Time:Wed Feb 05 2014 20:05:22 GMT-0500 (EST) (index.js, line 81)</text:p>
          </table:table-cell>
        </table:table-row>
        <table:table-row table:style-name="ro1">
          <table:table-cell office:value-type="string">
            <text:p>[Log] <text:s/>Latitude:45.434291803866586 (index.js, line 82)</text:p>
          </table:table-cell>
        </table:table-row>
        <table:table-row table:style-name="ro1">
          <table:table-cell office:value-type="string">
            <text:p>[Log] Longitude: -75.690989369104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91 (index.js, line 80)</text:p>
          </table:table-cell>
        </table:table-row>
        <table:table-row table:style-name="ro1">
          <table:table-cell office:value-type="string">
            <text:p>[Log] <text:s/>Time:Wed Feb 05 2014 20:05:23 GMT-0500 (EST) (index.js, line 81)</text:p>
          </table:table-cell>
        </table:table-row>
        <table:table-row table:style-name="ro1">
          <table:table-cell office:value-type="string">
            <text:p>[Log] <text:s/>Latitude:45.434289368890795 (index.js, line 82)</text:p>
          </table:table-cell>
        </table:table-row>
        <table:table-row table:style-name="ro1">
          <table:table-cell office:value-type="string">
            <text:p>[Log] Longitude: -75.6909945668667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92 (index.js, line 80)</text:p>
          </table:table-cell>
        </table:table-row>
        <table:table-row table:style-name="ro1">
          <table:table-cell office:value-type="string">
            <text:p>[Log] <text:s/>Time:Wed Feb 05 2014 20:05:24 GMT-0500 (EST) (index.js, line 81)</text:p>
          </table:table-cell>
        </table:table-row>
        <table:table-row table:style-name="ro1">
          <table:table-cell office:value-type="string">
            <text:p>[Log] <text:s/>Latitude:45.43428766086941 (index.js, line 82)</text:p>
          </table:table-cell>
        </table:table-row>
        <table:table-row table:style-name="ro1">
          <table:table-cell office:value-type="string">
            <text:p>[Log] Longitude: -75.690998212994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93 (index.js, line 80)</text:p>
          </table:table-cell>
        </table:table-row>
        <table:table-row table:style-name="ro1">
          <table:table-cell office:value-type="string">
            <text:p>[Log] <text:s/>Time:Wed Feb 05 2014 20:05:25 GMT-0500 (EST) (index.js, line 81)</text:p>
          </table:table-cell>
        </table:table-row>
        <table:table-row table:style-name="ro1">
          <table:table-cell office:value-type="string">
            <text:p>[Log] <text:s/>Latitude:45.43429084807312 (index.js, line 82)</text:p>
          </table:table-cell>
        </table:table-row>
        <table:table-row table:style-name="ro1">
          <table:table-cell office:value-type="string">
            <text:p>[Log] Longitude: -75.6909914095740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94 (index.js, line 80)</text:p>
          </table:table-cell>
        </table:table-row>
        <table:table-row table:style-name="ro1">
          <table:table-cell office:value-type="string">
            <text:p>[Log] <text:s/>Time:Wed Feb 05 2014 20:05:26 GMT-0500 (EST) (index.js, line 81)</text:p>
          </table:table-cell>
        </table:table-row>
        <table:table-row table:style-name="ro1">
          <table:table-cell office:value-type="string">
            <text:p>[Log] <text:s/>Latitude:45.43429354175639 (index.js, line 82)</text:p>
          </table:table-cell>
        </table:table-row>
        <table:table-row table:style-name="ro1">
          <table:table-cell office:value-type="string">
            <text:p>[Log] Longitude: -75.6909856591300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95 (index.js, line 80)</text:p>
          </table:table-cell>
        </table:table-row>
        <table:table-row table:style-name="ro1">
          <table:table-cell office:value-type="string">
            <text:p>[Log] <text:s/>Time:Wed Feb 05 2014 20:05:27 GMT-0500 (EST) (index.js, line 81)</text:p>
          </table:table-cell>
        </table:table-row>
        <table:table-row table:style-name="ro1">
          <table:table-cell office:value-type="string">
            <text:p>[Log] <text:s/>Latitude:45.434294451272976 (index.js, line 82)</text:p>
          </table:table-cell>
        </table:table-row>
        <table:table-row table:style-name="ro1">
          <table:table-cell office:value-type="string">
            <text:p>[Log] Longitude: -75.6909818858400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96 (index.js, line 80)</text:p>
          </table:table-cell>
        </table:table-row>
        <table:table-row table:style-name="ro1">
          <table:table-cell office:value-type="string">
            <text:p>[Log] <text:s/>Time:Wed Feb 05 2014 20:05:28 GMT-0500 (EST) (index.js, line 81)</text:p>
          </table:table-cell>
        </table:table-row>
        <table:table-row table:style-name="ro1">
          <table:table-cell office:value-type="string">
            <text:p>[Log] <text:s/>Latitude:45.43429568199911 (index.js, line 82)</text:p>
          </table:table-cell>
        </table:table-row>
        <table:table-row table:style-name="ro1">
          <table:table-cell office:value-type="string">
            <text:p>[Log] Longitude: -75.6909809560200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97 (index.js, line 80)</text:p>
          </table:table-cell>
        </table:table-row>
        <table:table-row table:style-name="ro1">
          <table:table-cell office:value-type="string">
            <text:p>[Log] <text:s/>Time:Wed Feb 05 2014 20:05:29 GMT-0500 (EST) (index.js, line 81)</text:p>
          </table:table-cell>
        </table:table-row>
        <table:table-row table:style-name="ro1">
          <table:table-cell office:value-type="string">
            <text:p>[Log] <text:s/>Latitude:45.4342938909018 (index.js, line 82)</text:p>
          </table:table-cell>
        </table:table-row>
        <table:table-row table:style-name="ro1">
          <table:table-cell office:value-type="string">
            <text:p>[Log] Longitude: -75.6909850510755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98 (index.js, line 80)</text:p>
          </table:table-cell>
        </table:table-row>
        <table:table-row table:style-name="ro1">
          <table:table-cell office:value-type="string">
            <text:p>[Log] <text:s/>Time:Wed Feb 05 2014 20:05:30 GMT-0500 (EST) (index.js, line 81)</text:p>
          </table:table-cell>
        </table:table-row>
        <table:table-row table:style-name="ro1">
          <table:table-cell office:value-type="string">
            <text:p>[Log] <text:s/>Latitude:45.43429465037345 (index.js, line 82)</text:p>
          </table:table-cell>
        </table:table-row>
        <table:table-row table:style-name="ro1">
          <table:table-cell office:value-type="string">
            <text:p>[Log] Longitude: -75.6910023093928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199 (index.js, line 80)</text:p>
          </table:table-cell>
        </table:table-row>
        <table:table-row table:style-name="ro1">
          <table:table-cell office:value-type="string">
            <text:p>[Log] <text:s/>Time:Wed Feb 05 2014 20:05:31 GMT-0500 (EST) (index.js, line 81)</text:p>
          </table:table-cell>
        </table:table-row>
        <table:table-row table:style-name="ro1">
          <table:table-cell office:value-type="string">
            <text:p>[Log] <text:s/>Latitude:45.434289663141065 (index.js, line 82)</text:p>
          </table:table-cell>
        </table:table-row>
        <table:table-row table:style-name="ro1">
          <table:table-cell office:value-type="string">
            <text:p>[Log] Longitude: -75.6910311431397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00 (index.js, line 80)</text:p>
          </table:table-cell>
        </table:table-row>
        <table:table-row table:style-name="ro1">
          <table:table-cell office:value-type="string">
            <text:p>[Log] <text:s/>Time:Wed Feb 05 2014 20:05:32 GMT-0500 (EST) (index.js, line 81)</text:p>
          </table:table-cell>
        </table:table-row>
        <table:table-row table:style-name="ro1">
          <table:table-cell office:value-type="string">
            <text:p>[Log] <text:s/>Latitude:45.43428505309432 (index.js, line 82)</text:p>
          </table:table-cell>
        </table:table-row>
        <table:table-row table:style-name="ro1">
          <table:table-cell office:value-type="string">
            <text:p>[Log] Longitude: -75.691065089847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01 (index.js, line 80)</text:p>
          </table:table-cell>
        </table:table-row>
        <table:table-row table:style-name="ro1">
          <table:table-cell office:value-type="string">
            <text:p>[Log] <text:s/>Time:Wed Feb 05 2014 20:05:33 GMT-0500 (EST) (index.js, line 81)</text:p>
          </table:table-cell>
        </table:table-row>
        <table:table-row table:style-name="ro1">
          <table:table-cell office:value-type="string">
            <text:p>[Log] <text:s/>Latitude:45.43424941257277 (index.js, line 82)</text:p>
          </table:table-cell>
        </table:table-row>
        <table:table-row table:style-name="ro1">
          <table:table-cell office:value-type="string">
            <text:p>[Log] Longitude: -75.6910798566605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02 (index.js, line 80)</text:p>
          </table:table-cell>
        </table:table-row>
        <table:table-row table:style-name="ro1">
          <table:table-cell office:value-type="string">
            <text:p>[Log] <text:s/>Time:Wed Feb 05 2014 20:05:34 GMT-0500 (EST) (index.js, line 81)</text:p>
          </table:table-cell>
        </table:table-row>
        <table:table-row table:style-name="ro1">
          <table:table-cell office:value-type="string">
            <text:p>[Log] <text:s/>Latitude:45.43423217473028 (index.js, line 82)</text:p>
          </table:table-cell>
        </table:table-row>
        <table:table-row table:style-name="ro1">
          <table:table-cell office:value-type="string">
            <text:p>[Log] Longitude: -75.6911166519057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03 (index.js, line 80)</text:p>
          </table:table-cell>
        </table:table-row>
        <table:table-row table:style-name="ro1">
          <table:table-cell office:value-type="string">
            <text:p>[Log] <text:s/>Time:Wed Feb 05 2014 20:05:35 GMT-0500 (EST) (index.js, line 81)</text:p>
          </table:table-cell>
        </table:table-row>
        <table:table-row table:style-name="ro1">
          <table:table-cell office:value-type="string">
            <text:p>[Log] <text:s/>Latitude:45.4342175887534 (index.js, line 82)</text:p>
          </table:table-cell>
        </table:table-row>
        <table:table-row table:style-name="ro1">
          <table:table-cell office:value-type="string">
            <text:p>[Log] Longitude: -75.691147786419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04 (index.js, line 80)</text:p>
          </table:table-cell>
        </table:table-row>
        <table:table-row table:style-name="ro1">
          <table:table-cell office:value-type="string">
            <text:p>[Log] <text:s/>Time:Wed Feb 05 2014 20:05:36 GMT-0500 (EST) (index.js, line 81)</text:p>
          </table:table-cell>
        </table:table-row>
        <table:table-row table:style-name="ro1">
          <table:table-cell office:value-type="string">
            <text:p>[Log] <text:s/>Latitude:45.4341972514601 (index.js, line 82)</text:p>
          </table:table-cell>
        </table:table-row>
        <table:table-row table:style-name="ro1">
          <table:table-cell office:value-type="string">
            <text:p>[Log] Longitude: -75.6911911981296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05 (index.js, line 80)</text:p>
          </table:table-cell>
        </table:table-row>
        <table:table-row table:style-name="ro1">
          <table:table-cell office:value-type="string">
            <text:p>[Log] <text:s/>Time:Wed Feb 05 2014 20:05:37 GMT-0500 (EST) (index.js, line 81)</text:p>
          </table:table-cell>
        </table:table-row>
        <table:table-row table:style-name="ro1">
          <table:table-cell office:value-type="string">
            <text:p>[Log] <text:s/>Latitude:45.43417868835464 (index.js, line 82)</text:p>
          </table:table-cell>
        </table:table-row>
        <table:table-row table:style-name="ro1">
          <table:table-cell office:value-type="string">
            <text:p>[Log] Longitude: -75.6912308225946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06 (index.js, line 80)</text:p>
          </table:table-cell>
        </table:table-row>
        <table:table-row table:style-name="ro1">
          <table:table-cell office:value-type="string">
            <text:p>[Log] <text:s/>Time:Wed Feb 05 2014 20:05:38 GMT-0500 (EST) (index.js, line 81)</text:p>
          </table:table-cell>
        </table:table-row>
        <table:table-row table:style-name="ro1">
          <table:table-cell office:value-type="string">
            <text:p>[Log] <text:s/>Latitude:45.43415930684303 (index.js, line 82)</text:p>
          </table:table-cell>
        </table:table-row>
        <table:table-row table:style-name="ro1">
          <table:table-cell office:value-type="string">
            <text:p>[Log] Longitude: -75.6912721931803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07 (index.js, line 80)</text:p>
          </table:table-cell>
        </table:table-row>
        <table:table-row table:style-name="ro1">
          <table:table-cell office:value-type="string">
            <text:p>[Log] <text:s/>Time:Wed Feb 05 2014 20:05:39 GMT-0500 (EST) (index.js, line 81)</text:p>
          </table:table-cell>
        </table:table-row>
        <table:table-row table:style-name="ro1">
          <table:table-cell office:value-type="string">
            <text:p>[Log] <text:s/>Latitude:45.43414364787445 (index.js, line 82)</text:p>
          </table:table-cell>
        </table:table-row>
        <table:table-row table:style-name="ro1">
          <table:table-cell office:value-type="string">
            <text:p>[Log] Longitude: -75.6913056186385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08 (index.js, line 80)</text:p>
          </table:table-cell>
        </table:table-row>
        <table:table-row table:style-name="ro1">
          <table:table-cell office:value-type="string">
            <text:p>[Log] <text:s/>Time:Wed Feb 05 2014 20:05:40 GMT-0500 (EST) (index.js, line 81)</text:p>
          </table:table-cell>
        </table:table-row>
        <table:table-row table:style-name="ro1">
          <table:table-cell office:value-type="string">
            <text:p>[Log] <text:s/>Latitude:45.43412522214709 (index.js, line 82)</text:p>
          </table:table-cell>
        </table:table-row>
        <table:table-row table:style-name="ro1">
          <table:table-cell office:value-type="string">
            <text:p>[Log] Longitude: -75.6913449500643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09 (index.js, line 80)</text:p>
          </table:table-cell>
        </table:table-row>
        <table:table-row table:style-name="ro1">
          <table:table-cell office:value-type="string">
            <text:p>[Log] <text:s/>Time:Wed Feb 05 2014 20:05:41 GMT-0500 (EST) (index.js, line 81)</text:p>
          </table:table-cell>
        </table:table-row>
        <table:table-row table:style-name="ro1">
          <table:table-cell office:value-type="string">
            <text:p>[Log] <text:s/>Latitude:45.434107328075555 (index.js, line 82)</text:p>
          </table:table-cell>
        </table:table-row>
        <table:table-row table:style-name="ro1">
          <table:table-cell office:value-type="string">
            <text:p>[Log] Longitude: -75.691383134544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10 (index.js, line 80)</text:p>
          </table:table-cell>
        </table:table-row>
        <table:table-row table:style-name="ro1">
          <table:table-cell office:value-type="string">
            <text:p>[Log] <text:s/>Time:Wed Feb 05 2014 20:05:42 GMT-0500 (EST) (index.js, line 81)</text:p>
          </table:table-cell>
        </table:table-row>
        <table:table-row table:style-name="ro1">
          <table:table-cell office:value-type="string">
            <text:p>[Log] <text:s/>Latitude:45.43409470558554 (index.js, line 82)</text:p>
          </table:table-cell>
        </table:table-row>
        <table:table-row table:style-name="ro1">
          <table:table-cell office:value-type="string">
            <text:p>[Log] Longitude: -75.6914094733656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11 (index.js, line 80)</text:p>
          </table:table-cell>
        </table:table-row>
        <table:table-row table:style-name="ro1">
          <table:table-cell office:value-type="string">
            <text:p>[Log] <text:s/>Time:Wed Feb 05 2014 20:05:43 GMT-0500 (EST) (index.js, line 81)</text:p>
          </table:table-cell>
        </table:table-row>
        <table:table-row table:style-name="ro1">
          <table:table-cell office:value-type="string">
            <text:p>[Log] <text:s/>Latitude:45.43408125320355 (index.js, line 82)</text:p>
          </table:table-cell>
        </table:table-row>
        <table:table-row table:style-name="ro1">
          <table:table-cell office:value-type="string">
            <text:p>[Log] Longitude: -75.6914375445558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12 (index.js, line 80)</text:p>
          </table:table-cell>
        </table:table-row>
        <table:table-row table:style-name="ro1">
          <table:table-cell office:value-type="string">
            <text:p>[Log] <text:s/>Time:Wed Feb 05 2014 20:05:44 GMT-0500 (EST) (index.js, line 81)</text:p>
          </table:table-cell>
        </table:table-row>
        <table:table-row table:style-name="ro1">
          <table:table-cell office:value-type="string">
            <text:p>[Log] <text:s/>Latitude:45.43406701963792 (index.js, line 82)</text:p>
          </table:table-cell>
        </table:table-row>
        <table:table-row table:style-name="ro1">
          <table:table-cell office:value-type="string">
            <text:p>[Log] Longitude: -75.6914690267876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13 (index.js, line 80)</text:p>
          </table:table-cell>
        </table:table-row>
        <table:table-row table:style-name="ro1">
          <table:table-cell office:value-type="string">
            <text:p>[Log] <text:s/>Time:Wed Feb 05 2014 20:05:45 GMT-0500 (EST) (index.js, line 81)</text:p>
          </table:table-cell>
        </table:table-row>
        <table:table-row table:style-name="ro1">
          <table:table-cell office:value-type="string">
            <text:p>[Log] <text:s/>Latitude:45.434045398396805 (index.js, line 82)</text:p>
          </table:table-cell>
        </table:table-row>
        <table:table-row table:style-name="ro1">
          <table:table-cell office:value-type="string">
            <text:p>[Log] Longitude: -75.6915168563500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14 (index.js, line 80)</text:p>
          </table:table-cell>
        </table:table-row>
        <table:table-row table:style-name="ro1">
          <table:table-cell office:value-type="string">
            <text:p>[Log] <text:s/>Time:Wed Feb 05 2014 20:05:46 GMT-0500 (EST) (index.js, line 81)</text:p>
          </table:table-cell>
        </table:table-row>
        <table:table-row table:style-name="ro1">
          <table:table-cell office:value-type="string">
            <text:p>[Log] <text:s/>Latitude:45.43402675206861 (index.js, line 82)</text:p>
          </table:table-cell>
        </table:table-row>
        <table:table-row table:style-name="ro1">
          <table:table-cell office:value-type="string">
            <text:p>[Log] Longitude: -75.6915581057910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15 (index.js, line 80)</text:p>
          </table:table-cell>
        </table:table-row>
        <table:table-row table:style-name="ro1">
          <table:table-cell office:value-type="string">
            <text:p>[Log] <text:s/>Time:Wed Feb 05 2014 20:05:47 GMT-0500 (EST) (index.js, line 81)</text:p>
          </table:table-cell>
        </table:table-row>
        <table:table-row table:style-name="ro1">
          <table:table-cell office:value-type="string">
            <text:p>[Log] <text:s/>Latitude:45.434007675625026 (index.js, line 82)</text:p>
          </table:table-cell>
        </table:table-row>
        <table:table-row table:style-name="ro1">
          <table:table-cell office:value-type="string">
            <text:p>[Log] Longitude: -75.69160030670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16 (index.js, line 80)</text:p>
          </table:table-cell>
        </table:table-row>
        <table:table-row table:style-name="ro1">
          <table:table-cell office:value-type="string">
            <text:p>[Log] <text:s/>Time:Wed Feb 05 2014 20:05:48 GMT-0500 (EST) (index.js, line 81)</text:p>
          </table:table-cell>
        </table:table-row>
        <table:table-row table:style-name="ro1">
          <table:table-cell office:value-type="string">
            <text:p>[Log] <text:s/>Latitude:45.43398300086018 (index.js, line 82)</text:p>
          </table:table-cell>
        </table:table-row>
        <table:table-row table:style-name="ro1">
          <table:table-cell office:value-type="string">
            <text:p>[Log] Longitude: -75.6916548915614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17 (index.js, line 80)</text:p>
          </table:table-cell>
        </table:table-row>
        <table:table-row table:style-name="ro1">
          <table:table-cell office:value-type="string">
            <text:p>[Log] <text:s/>Time:Wed Feb 05 2014 20:05:49 GMT-0500 (EST) (index.js, line 81)</text:p>
          </table:table-cell>
        </table:table-row>
        <table:table-row table:style-name="ro1">
          <table:table-cell office:value-type="string">
            <text:p>[Log] <text:s/>Latitude:45.43395337522876 (index.js, line 82)</text:p>
          </table:table-cell>
        </table:table-row>
        <table:table-row table:style-name="ro1">
          <table:table-cell office:value-type="string">
            <text:p>[Log] Longitude: -75.6917204288765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18 (index.js, line 80)</text:p>
          </table:table-cell>
        </table:table-row>
        <table:table-row table:style-name="ro1">
          <table:table-cell office:value-type="string">
            <text:p>[Log] <text:s/>Time:Wed Feb 05 2014 20:05:50 GMT-0500 (EST) (index.js, line 81)</text:p>
          </table:table-cell>
        </table:table-row>
        <table:table-row table:style-name="ro1">
          <table:table-cell office:value-type="string">
            <text:p>[Log] <text:s/>Latitude:45.43391556141068 (index.js, line 82)</text:p>
          </table:table-cell>
        </table:table-row>
        <table:table-row table:style-name="ro1">
          <table:table-cell office:value-type="string">
            <text:p>[Log] Longitude: -75.6918040802702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19 (index.js, line 80)</text:p>
          </table:table-cell>
        </table:table-row>
        <table:table-row table:style-name="ro1">
          <table:table-cell office:value-type="string">
            <text:p>[Log] <text:s/>Time:Wed Feb 05 2014 20:05:51 GMT-0500 (EST) (index.js, line 81)</text:p>
          </table:table-cell>
        </table:table-row>
        <table:table-row table:style-name="ro1">
          <table:table-cell office:value-type="string">
            <text:p>[Log] <text:s/>Latitude:45.43388522394831 (index.js, line 82)</text:p>
          </table:table-cell>
        </table:table-row>
        <table:table-row table:style-name="ro1">
          <table:table-cell office:value-type="string">
            <text:p>[Log] Longitude: -75.691871191484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20 (index.js, line 80)</text:p>
          </table:table-cell>
        </table:table-row>
        <table:table-row table:style-name="ro1">
          <table:table-cell office:value-type="string">
            <text:p>[Log] <text:s/>Time:Wed Feb 05 2014 20:05:52 GMT-0500 (EST) (index.js, line 81)</text:p>
          </table:table-cell>
        </table:table-row>
        <table:table-row table:style-name="ro1">
          <table:table-cell office:value-type="string">
            <text:p>[Log] <text:s/>Latitude:45.43385998897553 (index.js, line 82)</text:p>
          </table:table-cell>
        </table:table-row>
        <table:table-row table:style-name="ro1">
          <table:table-cell office:value-type="string">
            <text:p>[Log] Longitude: -75.6919270162688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21 (index.js, line 80)</text:p>
          </table:table-cell>
        </table:table-row>
        <table:table-row table:style-name="ro1">
          <table:table-cell office:value-type="string">
            <text:p>[Log] <text:s/>Time:Wed Feb 05 2014 20:05:53 GMT-0500 (EST) (index.js, line 81)</text:p>
          </table:table-cell>
        </table:table-row>
        <table:table-row table:style-name="ro1">
          <table:table-cell office:value-type="string">
            <text:p>[Log] <text:s/>Latitude:45.433832904424214 (index.js, line 82)</text:p>
          </table:table-cell>
        </table:table-row>
        <table:table-row table:style-name="ro1">
          <table:table-cell office:value-type="string">
            <text:p>[Log] Longitude: -75.6919869314879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22 (index.js, line 80)</text:p>
          </table:table-cell>
        </table:table-row>
        <table:table-row table:style-name="ro1">
          <table:table-cell office:value-type="string">
            <text:p>[Log] <text:s/>Time:Wed Feb 05 2014 20:05:54 GMT-0500 (EST) (index.js, line 81)</text:p>
          </table:table-cell>
        </table:table-row>
        <table:table-row table:style-name="ro1">
          <table:table-cell office:value-type="string">
            <text:p>[Log] <text:s/>Latitude:45.433812351936915 (index.js, line 82)</text:p>
          </table:table-cell>
        </table:table-row>
        <table:table-row table:style-name="ro1">
          <table:table-cell office:value-type="string">
            <text:p>[Log] Longitude: -75.6920323980739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23 (index.js, line 80)</text:p>
          </table:table-cell>
        </table:table-row>
        <table:table-row table:style-name="ro1">
          <table:table-cell office:value-type="string">
            <text:p>[Log] <text:s/>Time:Wed Feb 05 2014 20:05:55 GMT-0500 (EST) (index.js, line 81)</text:p>
          </table:table-cell>
        </table:table-row>
        <table:table-row table:style-name="ro1">
          <table:table-cell office:value-type="string">
            <text:p>[Log] <text:s/>Latitude:45.43380275991586 (index.js, line 82)</text:p>
          </table:table-cell>
        </table:table-row>
        <table:table-row table:style-name="ro1">
          <table:table-cell office:value-type="string">
            <text:p>[Log] Longitude: -75.6920536164034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24 (index.js, line 80)</text:p>
          </table:table-cell>
        </table:table-row>
        <table:table-row table:style-name="ro1">
          <table:table-cell office:value-type="string">
            <text:p>[Log] <text:s/>Time:Wed Feb 05 2014 20:05:56 GMT-0500 (EST) (index.js, line 81)</text:p>
          </table:table-cell>
        </table:table-row>
        <table:table-row table:style-name="ro1">
          <table:table-cell office:value-type="string">
            <text:p>[Log] <text:s/>Latitude:45.4338013119681 (index.js, line 82)</text:p>
          </table:table-cell>
        </table:table-row>
        <table:table-row table:style-name="ro1">
          <table:table-cell office:value-type="string">
            <text:p>[Log] Longitude: -75.6920568205168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25 (index.js, line 80)</text:p>
          </table:table-cell>
        </table:table-row>
        <table:table-row table:style-name="ro1">
          <table:table-cell office:value-type="string">
            <text:p>[Log] <text:s/>Time:Wed Feb 05 2014 20:05:57 GMT-0500 (EST) (index.js, line 81)</text:p>
          </table:table-cell>
        </table:table-row>
        <table:table-row table:style-name="ro1">
          <table:table-cell office:value-type="string">
            <text:p>[Log] <text:s/>Latitude:45.433792004388124 (index.js, line 82)</text:p>
          </table:table-cell>
        </table:table-row>
        <table:table-row table:style-name="ro1">
          <table:table-cell office:value-type="string">
            <text:p>[Log] Longitude: -75.6920774102036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26 (index.js, line 80)</text:p>
          </table:table-cell>
        </table:table-row>
        <table:table-row table:style-name="ro1">
          <table:table-cell office:value-type="string">
            <text:p>[Log] <text:s/>Time:Wed Feb 05 2014 20:05:58 GMT-0500 (EST) (index.js, line 81)</text:p>
          </table:table-cell>
        </table:table-row>
        <table:table-row table:style-name="ro1">
          <table:table-cell office:value-type="string">
            <text:p>[Log] <text:s/>Latitude:45.433787795183356 (index.js, line 82)</text:p>
          </table:table-cell>
        </table:table-row>
        <table:table-row table:style-name="ro1">
          <table:table-cell office:value-type="string">
            <text:p>[Log] Longitude: -75.6920867219741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27 (index.js, line 80)</text:p>
          </table:table-cell>
        </table:table-row>
        <table:table-row table:style-name="ro1">
          <table:table-cell office:value-type="string">
            <text:p>[Log] <text:s/>Time:Wed Feb 05 2014 20:05:59 GMT-0500 (EST) (index.js, line 81)</text:p>
          </table:table-cell>
        </table:table-row>
        <table:table-row table:style-name="ro1">
          <table:table-cell office:value-type="string">
            <text:p>[Log] <text:s/>Latitude:45.43378745559793 (index.js, line 82)</text:p>
          </table:table-cell>
        </table:table-row>
        <table:table-row table:style-name="ro1">
          <table:table-cell office:value-type="string">
            <text:p>[Log] Longitude: -75.692087473071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28 (index.js, line 80)</text:p>
          </table:table-cell>
        </table:table-row>
        <table:table-row table:style-name="ro1">
          <table:table-cell office:value-type="string">
            <text:p>[Log] <text:s/>Time:Wed Feb 05 2014 20:06:00 GMT-0500 (EST) (index.js, line 81)</text:p>
          </table:table-cell>
        </table:table-row>
        <table:table-row table:style-name="ro1">
          <table:table-cell office:value-type="string">
            <text:p>[Log] <text:s/>Latitude:45.433789590528704 (index.js, line 82)</text:p>
          </table:table-cell>
        </table:table-row>
        <table:table-row table:style-name="ro1">
          <table:table-cell office:value-type="string">
            <text:p>[Log] Longitude: -75.6920827497378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29 (index.js, line 80)</text:p>
          </table:table-cell>
        </table:table-row>
        <table:table-row table:style-name="ro1">
          <table:table-cell office:value-type="string">
            <text:p>[Log] <text:s/>Time:Wed Feb 05 2014 20:06:01 GMT-0500 (EST) (index.js, line 81)</text:p>
          </table:table-cell>
        </table:table-row>
        <table:table-row table:style-name="ro1">
          <table:table-cell office:value-type="string">
            <text:p>[Log] <text:s/>Latitude:45.43378716380261 (index.js, line 82)</text:p>
          </table:table-cell>
        </table:table-row>
        <table:table-row table:style-name="ro1">
          <table:table-cell office:value-type="string">
            <text:p>[Log] Longitude: -75.6920881184123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30 (index.js, line 80)</text:p>
          </table:table-cell>
        </table:table-row>
        <table:table-row table:style-name="ro1">
          <table:table-cell office:value-type="string">
            <text:p>[Log] <text:s/>Time:Wed Feb 05 2014 20:06:02 GMT-0500 (EST) (index.js, line 81)</text:p>
          </table:table-cell>
        </table:table-row>
        <table:table-row table:style-name="ro1">
          <table:table-cell office:value-type="string">
            <text:p>[Log] <text:s/>Latitude:45.43377748171129 (index.js, line 82)</text:p>
          </table:table-cell>
        </table:table-row>
        <table:table-row table:style-name="ro1">
          <table:table-cell office:value-type="string">
            <text:p>[Log] Longitude: -75.6921095371217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31 (index.js, line 80)</text:p>
          </table:table-cell>
        </table:table-row>
        <table:table-row table:style-name="ro1">
          <table:table-cell office:value-type="string">
            <text:p>[Log] <text:s/>Time:Wed Feb 05 2014 20:06:03 GMT-0500 (EST) (index.js, line 81)</text:p>
          </table:table-cell>
        </table:table-row>
        <table:table-row table:style-name="ro1">
          <table:table-cell office:value-type="string">
            <text:p>[Log] <text:s/>Latitude:45.43376549834033 (index.js, line 82)</text:p>
          </table:table-cell>
        </table:table-row>
        <table:table-row table:style-name="ro1">
          <table:table-cell office:value-type="string">
            <text:p>[Log] Longitude: -75.692136046527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32 (index.js, line 80)</text:p>
          </table:table-cell>
        </table:table-row>
        <table:table-row table:style-name="ro1">
          <table:table-cell office:value-type="string">
            <text:p>[Log] <text:s/>Time:Wed Feb 05 2014 20:06:04 GMT-0500 (EST) (index.js, line 81)</text:p>
          </table:table-cell>
        </table:table-row>
        <table:table-row table:style-name="ro1">
          <table:table-cell office:value-type="string">
            <text:p>[Log] <text:s/>Latitude:45.43374991186672 (index.js, line 82)</text:p>
          </table:table-cell>
        </table:table-row>
        <table:table-row table:style-name="ro1">
          <table:table-cell office:value-type="string">
            <text:p>[Log] Longitude: -75.6921705259446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33 (index.js, line 80)</text:p>
          </table:table-cell>
        </table:table-row>
        <table:table-row table:style-name="ro1">
          <table:table-cell office:value-type="string">
            <text:p>[Log] <text:s/>Time:Wed Feb 05 2014 20:06:05 GMT-0500 (EST) (index.js, line 81)</text:p>
          </table:table-cell>
        </table:table-row>
        <table:table-row table:style-name="ro1">
          <table:table-cell office:value-type="string">
            <text:p>[Log] <text:s/>Latitude:45.43374166806839 (index.js, line 82)</text:p>
          </table:table-cell>
        </table:table-row>
        <table:table-row table:style-name="ro1">
          <table:table-cell office:value-type="string">
            <text:p>[Log] Longitude: -75.6921887634598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34 (index.js, line 80)</text:p>
          </table:table-cell>
        </table:table-row>
        <table:table-row table:style-name="ro1">
          <table:table-cell office:value-type="string">
            <text:p>[Log] <text:s/>Time:Wed Feb 05 2014 20:06:06 GMT-0500 (EST) (index.js, line 81)</text:p>
          </table:table-cell>
        </table:table-row>
        <table:table-row table:style-name="ro1">
          <table:table-cell office:value-type="string">
            <text:p>[Log] <text:s/>Latitude:45.43380257426974 (index.js, line 82)</text:p>
          </table:table-cell>
        </table:table-row>
        <table:table-row table:style-name="ro1">
          <table:table-cell office:value-type="string">
            <text:p>[Log] Longitude: -75.6923022947012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35 (index.js, line 80)</text:p>
          </table:table-cell>
        </table:table-row>
        <table:table-row table:style-name="ro1">
          <table:table-cell office:value-type="string">
            <text:p>[Log] <text:s/>Time:Wed Feb 05 2014 20:06:07 GMT-0500 (EST) (index.js, line 81)</text:p>
          </table:table-cell>
        </table:table-row>
        <table:table-row table:style-name="ro1">
          <table:table-cell office:value-type="string">
            <text:p>[Log] <text:s/>Latitude:45.43382543722661 (index.js, line 82)</text:p>
          </table:table-cell>
        </table:table-row>
        <table:table-row table:style-name="ro1">
          <table:table-cell office:value-type="string">
            <text:p>[Log] Longitude: -75.6923218743031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36 (index.js, line 80)</text:p>
          </table:table-cell>
        </table:table-row>
        <table:table-row table:style-name="ro1">
          <table:table-cell office:value-type="string">
            <text:p>[Log] <text:s/>Time:Wed Feb 05 2014 20:06:08 GMT-0500 (EST) (index.js, line 81)</text:p>
          </table:table-cell>
        </table:table-row>
        <table:table-row table:style-name="ro1">
          <table:table-cell office:value-type="string">
            <text:p>[Log] <text:s/>Latitude:45.43385985663389 (index.js, line 82)</text:p>
          </table:table-cell>
        </table:table-row>
        <table:table-row table:style-name="ro1">
          <table:table-cell office:value-type="string">
            <text:p>[Log] Longitude: -75.6923513504443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37 (index.js, line 80)</text:p>
          </table:table-cell>
        </table:table-row>
        <table:table-row table:style-name="ro1">
          <table:table-cell office:value-type="string">
            <text:p>[Log] <text:s/>Time:Wed Feb 05 2014 20:06:09 GMT-0500 (EST) (index.js, line 81)</text:p>
          </table:table-cell>
        </table:table-row>
        <table:table-row table:style-name="ro1">
          <table:table-cell office:value-type="string">
            <text:p>[Log] <text:s/>Latitude:45.43389263783376 (index.js, line 82)</text:p>
          </table:table-cell>
        </table:table-row>
        <table:table-row table:style-name="ro1">
          <table:table-cell office:value-type="string">
            <text:p>[Log] Longitude: -75.6923794232716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38 (index.js, line 80)</text:p>
          </table:table-cell>
        </table:table-row>
        <table:table-row table:style-name="ro1">
          <table:table-cell office:value-type="string">
            <text:p>[Log] <text:s/>Time:Wed Feb 05 2014 20:06:10 GMT-0500 (EST) (index.js, line 81)</text:p>
          </table:table-cell>
        </table:table-row>
        <table:table-row table:style-name="ro1">
          <table:table-cell office:value-type="string">
            <text:p>[Log] <text:s/>Latitude:45.433923315795774 (index.js, line 82)</text:p>
          </table:table-cell>
        </table:table-row>
        <table:table-row table:style-name="ro1">
          <table:table-cell office:value-type="string">
            <text:p>[Log] Longitude: -75.6924056952993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39 (index.js, line 80)</text:p>
          </table:table-cell>
        </table:table-row>
        <table:table-row table:style-name="ro1">
          <table:table-cell office:value-type="string">
            <text:p>[Log] <text:s/>Time:Wed Feb 05 2014 20:06:11 GMT-0500 (EST) (index.js, line 81)</text:p>
          </table:table-cell>
        </table:table-row>
        <table:table-row table:style-name="ro1">
          <table:table-cell office:value-type="string">
            <text:p>[Log] <text:s/>Latitude:45.433969420245845 (index.js, line 82)</text:p>
          </table:table-cell>
        </table:table-row>
        <table:table-row table:style-name="ro1">
          <table:table-cell office:value-type="string">
            <text:p>[Log] Longitude: -75.6924451783197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40 (index.js, line 80)</text:p>
          </table:table-cell>
        </table:table-row>
        <table:table-row table:style-name="ro1">
          <table:table-cell office:value-type="string">
            <text:p>[Log] <text:s/>Time:Wed Feb 05 2014 20:06:12 GMT-0500 (EST) (index.js, line 81)</text:p>
          </table:table-cell>
        </table:table-row>
        <table:table-row table:style-name="ro1">
          <table:table-cell office:value-type="string">
            <text:p>[Log] <text:s/>Latitude:45.43399833039857 (index.js, line 82)</text:p>
          </table:table-cell>
        </table:table-row>
        <table:table-row table:style-name="ro1">
          <table:table-cell office:value-type="string">
            <text:p>[Log] Longitude: -75.6924699366936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41 (index.js, line 80)</text:p>
          </table:table-cell>
        </table:table-row>
        <table:table-row table:style-name="ro1">
          <table:table-cell office:value-type="string">
            <text:p>[Log] <text:s/>Time:Wed Feb 05 2014 20:06:13 GMT-0500 (EST) (index.js, line 81)</text:p>
          </table:table-cell>
        </table:table-row>
        <table:table-row table:style-name="ro1">
          <table:table-cell office:value-type="string">
            <text:p>[Log] <text:s/>Latitude:45.4340350794576 (index.js, line 82)</text:p>
          </table:table-cell>
        </table:table-row>
        <table:table-row table:style-name="ro1">
          <table:table-cell office:value-type="string">
            <text:p>[Log] Longitude: -75.6925014077933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42 (index.js, line 80)</text:p>
          </table:table-cell>
        </table:table-row>
        <table:table-row table:style-name="ro1">
          <table:table-cell office:value-type="string">
            <text:p>[Log] <text:s/>Time:Wed Feb 05 2014 20:06:14 GMT-0500 (EST) (index.js, line 81)</text:p>
          </table:table-cell>
        </table:table-row>
        <table:table-row table:style-name="ro1">
          <table:table-cell office:value-type="string">
            <text:p>[Log] <text:s/>Latitude:45.43406097284134 (index.js, line 82)</text:p>
          </table:table-cell>
        </table:table-row>
        <table:table-row table:style-name="ro1">
          <table:table-cell office:value-type="string">
            <text:p>[Log] Longitude: -75.6925235825110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43 (index.js, line 80)</text:p>
          </table:table-cell>
        </table:table-row>
        <table:table-row table:style-name="ro1">
          <table:table-cell office:value-type="string">
            <text:p>[Log] <text:s/>Time:Wed Feb 05 2014 20:06:15 GMT-0500 (EST) (index.js, line 81)</text:p>
          </table:table-cell>
        </table:table-row>
        <table:table-row table:style-name="ro1">
          <table:table-cell office:value-type="string">
            <text:p>[Log] <text:s/>Latitude:45.4340851843782 (index.js, line 82)</text:p>
          </table:table-cell>
        </table:table-row>
        <table:table-row table:style-name="ro1">
          <table:table-cell office:value-type="string">
            <text:p>[Log] Longitude: -75.6925443169166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44 (index.js, line 80)</text:p>
          </table:table-cell>
        </table:table-row>
        <table:table-row table:style-name="ro1">
          <table:table-cell office:value-type="string">
            <text:p>[Log] <text:s/>Time:Wed Feb 05 2014 20:06:16 GMT-0500 (EST) (index.js, line 81)</text:p>
          </table:table-cell>
        </table:table-row>
        <table:table-row table:style-name="ro1">
          <table:table-cell office:value-type="string">
            <text:p>[Log] <text:s/>Latitude:45.43410942485427 (index.js, line 82)</text:p>
          </table:table-cell>
        </table:table-row>
        <table:table-row table:style-name="ro1">
          <table:table-cell office:value-type="string">
            <text:p>[Log] Longitude: -75.6925650758785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45 (index.js, line 80)</text:p>
          </table:table-cell>
        </table:table-row>
        <table:table-row table:style-name="ro1">
          <table:table-cell office:value-type="string">
            <text:p>[Log] <text:s/>Time:Wed Feb 05 2014 20:06:17 GMT-0500 (EST) (index.js, line 81)</text:p>
          </table:table-cell>
        </table:table-row>
        <table:table-row table:style-name="ro1">
          <table:table-cell office:value-type="string">
            <text:p>[Log] <text:s/>Latitude:45.43413789012249 (index.js, line 82)</text:p>
          </table:table-cell>
        </table:table-row>
        <table:table-row table:style-name="ro1">
          <table:table-cell office:value-type="string">
            <text:p>[Log] Longitude: -75.6925877584217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46 (index.js, line 80)</text:p>
          </table:table-cell>
        </table:table-row>
        <table:table-row table:style-name="ro1">
          <table:table-cell office:value-type="string">
            <text:p>[Log] <text:s/>Time:Wed Feb 05 2014 20:06:18 GMT-0500 (EST) (index.js, line 81)</text:p>
          </table:table-cell>
        </table:table-row>
        <table:table-row table:style-name="ro1">
          <table:table-cell office:value-type="string">
            <text:p>[Log] <text:s/>Latitude:45.43416965562813 (index.js, line 82)</text:p>
          </table:table-cell>
        </table:table-row>
        <table:table-row table:style-name="ro1">
          <table:table-cell office:value-type="string">
            <text:p>[Log] Longitude: -75.6926122659933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47 (index.js, line 80)</text:p>
          </table:table-cell>
        </table:table-row>
        <table:table-row table:style-name="ro1">
          <table:table-cell office:value-type="string">
            <text:p>[Log] <text:s/>Time:Wed Feb 05 2014 20:06:19 GMT-0500 (EST) (index.js, line 81)</text:p>
          </table:table-cell>
        </table:table-row>
        <table:table-row table:style-name="ro1">
          <table:table-cell office:value-type="string">
            <text:p>[Log] <text:s/>Latitude:45.43420379314166 (index.js, line 82)</text:p>
          </table:table-cell>
        </table:table-row>
        <table:table-row table:style-name="ro1">
          <table:table-cell office:value-type="string">
            <text:p>[Log] Longitude: -75.6926386041595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48 (index.js, line 80)</text:p>
          </table:table-cell>
        </table:table-row>
        <table:table-row table:style-name="ro1">
          <table:table-cell office:value-type="string">
            <text:p>[Log] <text:s/>Time:Wed Feb 05 2014 20:06:20 GMT-0500 (EST) (index.js, line 81)</text:p>
          </table:table-cell>
        </table:table-row>
        <table:table-row table:style-name="ro1">
          <table:table-cell office:value-type="string">
            <text:p>[Log] <text:s/>Latitude:45.43424503797618 (index.js, line 82)</text:p>
          </table:table-cell>
        </table:table-row>
        <table:table-row table:style-name="ro1">
          <table:table-cell office:value-type="string">
            <text:p>[Log] Longitude: -75.6926704255965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49 (index.js, line 80)</text:p>
          </table:table-cell>
        </table:table-row>
        <table:table-row table:style-name="ro1">
          <table:table-cell office:value-type="string">
            <text:p>[Log] <text:s/>Time:Wed Feb 05 2014 20:06:21 GMT-0500 (EST) (index.js, line 81)</text:p>
          </table:table-cell>
        </table:table-row>
        <table:table-row table:style-name="ro1">
          <table:table-cell office:value-type="string">
            <text:p>[Log] <text:s/>Latitude:45.43427891122231 (index.js, line 82)</text:p>
          </table:table-cell>
        </table:table-row>
        <table:table-row table:style-name="ro1">
          <table:table-cell office:value-type="string">
            <text:p>[Log] Longitude: -75.6926965597813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50 (index.js, line 80)</text:p>
          </table:table-cell>
        </table:table-row>
        <table:table-row table:style-name="ro1">
          <table:table-cell office:value-type="string">
            <text:p>[Log] <text:s/>Time:Wed Feb 05 2014 20:06:22 GMT-0500 (EST) (index.js, line 81)</text:p>
          </table:table-cell>
        </table:table-row>
        <table:table-row table:style-name="ro1">
          <table:table-cell office:value-type="string">
            <text:p>[Log] <text:s/>Latitude:45.43430957472934 (index.js, line 82)</text:p>
          </table:table-cell>
        </table:table-row>
        <table:table-row table:style-name="ro1">
          <table:table-cell office:value-type="string">
            <text:p>[Log] Longitude: -75.6927202173756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51 (index.js, line 80)</text:p>
          </table:table-cell>
        </table:table-row>
        <table:table-row table:style-name="ro1">
          <table:table-cell office:value-type="string">
            <text:p>[Log] <text:s/>Time:Wed Feb 05 2014 20:06:23 GMT-0500 (EST) (index.js, line 81)</text:p>
          </table:table-cell>
        </table:table-row>
        <table:table-row table:style-name="ro1">
          <table:table-cell office:value-type="string">
            <text:p>[Log] <text:s/>Latitude:45.43433401913403 (index.js, line 82)</text:p>
          </table:table-cell>
        </table:table-row>
        <table:table-row table:style-name="ro1">
          <table:table-cell office:value-type="string">
            <text:p>[Log] Longitude: -75.6927390769851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52 (index.js, line 80)</text:p>
          </table:table-cell>
        </table:table-row>
        <table:table-row table:style-name="ro1">
          <table:table-cell office:value-type="string">
            <text:p>[Log] <text:s/>Time:Wed Feb 05 2014 20:06:24 GMT-0500 (EST) (index.js, line 81)</text:p>
          </table:table-cell>
        </table:table-row>
        <table:table-row table:style-name="ro1">
          <table:table-cell office:value-type="string">
            <text:p>[Log] <text:s/>Latitude:45.43435213002504 (index.js, line 82)</text:p>
          </table:table-cell>
        </table:table-row>
        <table:table-row table:style-name="ro1">
          <table:table-cell office:value-type="string">
            <text:p>[Log] Longitude: -75.6927530498796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53 (index.js, line 80)</text:p>
          </table:table-cell>
        </table:table-row>
        <table:table-row table:style-name="ro1">
          <table:table-cell office:value-type="string">
            <text:p>[Log] <text:s/>Time:Wed Feb 05 2014 20:06:25 GMT-0500 (EST) (index.js, line 81)</text:p>
          </table:table-cell>
        </table:table-row>
        <table:table-row table:style-name="ro1">
          <table:table-cell office:value-type="string">
            <text:p>[Log] <text:s/>Latitude:45.4343730113288 (index.js, line 82)</text:p>
          </table:table-cell>
        </table:table-row>
        <table:table-row table:style-name="ro1">
          <table:table-cell office:value-type="string">
            <text:p>[Log] Longitude: -75.6927691608143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54 (index.js, line 80)</text:p>
          </table:table-cell>
        </table:table-row>
        <table:table-row table:style-name="ro1">
          <table:table-cell office:value-type="string">
            <text:p>[Log] <text:s/>Time:Wed Feb 05 2014 20:06:26 GMT-0500 (EST) (index.js, line 81)</text:p>
          </table:table-cell>
        </table:table-row>
        <table:table-row table:style-name="ro1">
          <table:table-cell office:value-type="string">
            <text:p>[Log] <text:s/>Latitude:45.4343893425046 (index.js, line 82)</text:p>
          </table:table-cell>
        </table:table-row>
        <table:table-row table:style-name="ro1">
          <table:table-cell office:value-type="string">
            <text:p>[Log] Longitude: -75.6927817605173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55 (index.js, line 80)</text:p>
          </table:table-cell>
        </table:table-row>
        <table:table-row table:style-name="ro1">
          <table:table-cell office:value-type="string">
            <text:p>[Log] <text:s/>Time:Wed Feb 05 2014 20:06:27 GMT-0500 (EST) (index.js, line 81)</text:p>
          </table:table-cell>
        </table:table-row>
        <table:table-row table:style-name="ro1">
          <table:table-cell office:value-type="string">
            <text:p>[Log] <text:s/>Latitude:45.434404379680984 (index.js, line 82)</text:p>
          </table:table-cell>
        </table:table-row>
        <table:table-row table:style-name="ro1">
          <table:table-cell office:value-type="string">
            <text:p>[Log] Longitude: -75.6927933622500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56 (index.js, line 80)</text:p>
          </table:table-cell>
        </table:table-row>
        <table:table-row table:style-name="ro1">
          <table:table-cell office:value-type="string">
            <text:p>[Log] <text:s/>Time:Wed Feb 05 2014 20:06:28 GMT-0500 (EST) (index.js, line 81)</text:p>
          </table:table-cell>
        </table:table-row>
        <table:table-row table:style-name="ro1">
          <table:table-cell office:value-type="string">
            <text:p>[Log] <text:s/>Latitude:45.434414721136385 (index.js, line 82)</text:p>
          </table:table-cell>
        </table:table-row>
        <table:table-row table:style-name="ro1">
          <table:table-cell office:value-type="string">
            <text:p>[Log] Longitude: -75.6927889120538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57 (index.js, line 80)</text:p>
          </table:table-cell>
        </table:table-row>
        <table:table-row table:style-name="ro1">
          <table:table-cell office:value-type="string">
            <text:p>[Log] <text:s/>Time:Wed Feb 05 2014 20:06:29 GMT-0500 (EST) (index.js, line 81)</text:p>
          </table:table-cell>
        </table:table-row>
        <table:table-row table:style-name="ro1">
          <table:table-cell office:value-type="string">
            <text:p>[Log] <text:s/>Latitude:45.43439938225358 (index.js, line 82)</text:p>
          </table:table-cell>
        </table:table-row>
        <table:table-row table:style-name="ro1">
          <table:table-cell office:value-type="string">
            <text:p>[Log] Longitude: -75.6928087771643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58 (index.js, line 80)</text:p>
          </table:table-cell>
        </table:table-row>
        <table:table-row table:style-name="ro1">
          <table:table-cell office:value-type="string">
            <text:p>[Log] <text:s/>Time:Wed Feb 05 2014 20:06:30 GMT-0500 (EST) (index.js, line 81)</text:p>
          </table:table-cell>
        </table:table-row>
        <table:table-row table:style-name="ro1">
          <table:table-cell office:value-type="string">
            <text:p>[Log] <text:s/>Latitude:45.43439816687762 (index.js, line 82)</text:p>
          </table:table-cell>
        </table:table-row>
        <table:table-row table:style-name="ro1">
          <table:table-cell office:value-type="string">
            <text:p>[Log] Longitude: -75.6928029936511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59 (index.js, line 80)</text:p>
          </table:table-cell>
        </table:table-row>
        <table:table-row table:style-name="ro1">
          <table:table-cell office:value-type="string">
            <text:p>[Log] <text:s/>Time:Wed Feb 05 2014 20:06:31 GMT-0500 (EST) (index.js, line 81)</text:p>
          </table:table-cell>
        </table:table-row>
        <table:table-row table:style-name="ro1">
          <table:table-cell office:value-type="string">
            <text:p>[Log] <text:s/>Latitude:45.43438936587929 (index.js, line 82)</text:p>
          </table:table-cell>
        </table:table-row>
        <table:table-row table:style-name="ro1">
          <table:table-cell office:value-type="string">
            <text:p>[Log] Longitude: -75.6928144768585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60 (index.js, line 80)</text:p>
          </table:table-cell>
        </table:table-row>
        <table:table-row table:style-name="ro1">
          <table:table-cell office:value-type="string">
            <text:p>[Log] <text:s/>Time:Wed Feb 05 2014 20:06:32 GMT-0500 (EST) (index.js, line 81)</text:p>
          </table:table-cell>
        </table:table-row>
        <table:table-row table:style-name="ro1">
          <table:table-cell office:value-type="string">
            <text:p>[Log] <text:s/>Latitude:45.434379098047906 (index.js, line 82)</text:p>
          </table:table-cell>
        </table:table-row>
        <table:table-row table:style-name="ro1">
          <table:table-cell office:value-type="string">
            <text:p>[Log] Longitude: -75.6928051729460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61 (index.js, line 80)</text:p>
          </table:table-cell>
        </table:table-row>
        <table:table-row table:style-name="ro1">
          <table:table-cell office:value-type="string">
            <text:p>[Log] <text:s/>Time:Wed Feb 05 2014 20:06:33 GMT-0500 (EST) (index.js, line 81)</text:p>
          </table:table-cell>
        </table:table-row>
        <table:table-row table:style-name="ro1">
          <table:table-cell office:value-type="string">
            <text:p>[Log] <text:s/>Latitude:45.43436866257846 (index.js, line 82)</text:p>
          </table:table-cell>
        </table:table-row>
        <table:table-row table:style-name="ro1">
          <table:table-cell office:value-type="string">
            <text:p>[Log] Longitude: -75.6927918457199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62 (index.js, line 80)</text:p>
          </table:table-cell>
        </table:table-row>
        <table:table-row table:style-name="ro1">
          <table:table-cell office:value-type="string">
            <text:p>[Log] <text:s/>Time:Wed Feb 05 2014 20:06:34 GMT-0500 (EST) (index.js, line 81)</text:p>
          </table:table-cell>
        </table:table-row>
        <table:table-row table:style-name="ro1">
          <table:table-cell office:value-type="string">
            <text:p>[Log] <text:s/>Latitude:45.43435940057545 (index.js, line 82)</text:p>
          </table:table-cell>
        </table:table-row>
        <table:table-row table:style-name="ro1">
          <table:table-cell office:value-type="string">
            <text:p>[Log] Longitude: -75.6927619223256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63 (index.js, line 80)</text:p>
          </table:table-cell>
        </table:table-row>
        <table:table-row table:style-name="ro1">
          <table:table-cell office:value-type="string">
            <text:p>[Log] <text:s/>Time:Wed Feb 05 2014 20:06:35 GMT-0500 (EST) (index.js, line 81)</text:p>
          </table:table-cell>
        </table:table-row>
        <table:table-row table:style-name="ro1">
          <table:table-cell office:value-type="string">
            <text:p>[Log] <text:s/>Latitude:45.43434888128697 (index.js, line 82)</text:p>
          </table:table-cell>
        </table:table-row>
        <table:table-row table:style-name="ro1">
          <table:table-cell office:value-type="string">
            <text:p>[Log] Longitude: -75.6927345135022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64 (index.js, line 80)</text:p>
          </table:table-cell>
        </table:table-row>
        <table:table-row table:style-name="ro1">
          <table:table-cell office:value-type="string">
            <text:p>[Log] <text:s/>Time:Wed Feb 05 2014 20:06:36 GMT-0500 (EST) (index.js, line 81)</text:p>
          </table:table-cell>
        </table:table-row>
        <table:table-row table:style-name="ro1">
          <table:table-cell office:value-type="string">
            <text:p>[Log] <text:s/>Latitude:45.43431673668831 (index.js, line 82)</text:p>
          </table:table-cell>
        </table:table-row>
        <table:table-row table:style-name="ro1">
          <table:table-cell office:value-type="string">
            <text:p>[Log] Longitude: -75.6927152351249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65 (index.js, line 80)</text:p>
          </table:table-cell>
        </table:table-row>
        <table:table-row table:style-name="ro1">
          <table:table-cell office:value-type="string">
            <text:p>[Log] <text:s/>Time:Wed Feb 05 2014 20:06:37 GMT-0500 (EST) (index.js, line 81)</text:p>
          </table:table-cell>
        </table:table-row>
        <table:table-row table:style-name="ro1">
          <table:table-cell office:value-type="string">
            <text:p>[Log] <text:s/>Latitude:45.43427678182424 (index.js, line 82)</text:p>
          </table:table-cell>
        </table:table-row>
        <table:table-row table:style-name="ro1">
          <table:table-cell office:value-type="string">
            <text:p>[Log] Longitude: -75.6926949167973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66 (index.js, line 80)</text:p>
          </table:table-cell>
        </table:table-row>
        <table:table-row table:style-name="ro1">
          <table:table-cell office:value-type="string">
            <text:p>[Log] <text:s/>Time:Wed Feb 05 2014 20:06:38 GMT-0500 (EST) (index.js, line 81)</text:p>
          </table:table-cell>
        </table:table-row>
        <table:table-row table:style-name="ro1">
          <table:table-cell office:value-type="string">
            <text:p>[Log] <text:s/>Latitude:45.43423602685756 (index.js, line 82)</text:p>
          </table:table-cell>
        </table:table-row>
        <table:table-row table:style-name="ro1">
          <table:table-cell office:value-type="string">
            <text:p>[Log] Longitude: -75.6926634735282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67 (index.js, line 80)</text:p>
          </table:table-cell>
        </table:table-row>
        <table:table-row table:style-name="ro1">
          <table:table-cell office:value-type="string">
            <text:p>[Log] <text:s/>Time:Wed Feb 05 2014 20:06:39 GMT-0500 (EST) (index.js, line 81)</text:p>
          </table:table-cell>
        </table:table-row>
        <table:table-row table:style-name="ro1">
          <table:table-cell office:value-type="string">
            <text:p>[Log] <text:s/>Latitude:45.43418423012947 (index.js, line 82)</text:p>
          </table:table-cell>
        </table:table-row>
        <table:table-row table:style-name="ro1">
          <table:table-cell office:value-type="string">
            <text:p>[Log] Longitude: -75.6926235108403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68 (index.js, line 80)</text:p>
          </table:table-cell>
        </table:table-row>
        <table:table-row table:style-name="ro1">
          <table:table-cell office:value-type="string">
            <text:p>[Log] <text:s/>Time:Wed Feb 05 2014 20:06:40 GMT-0500 (EST) (index.js, line 81)</text:p>
          </table:table-cell>
        </table:table-row>
        <table:table-row table:style-name="ro1">
          <table:table-cell office:value-type="string">
            <text:p>[Log] <text:s/>Latitude:45.43412929117389 (index.js, line 82)</text:p>
          </table:table-cell>
        </table:table-row>
        <table:table-row table:style-name="ro1">
          <table:table-cell office:value-type="string">
            <text:p>[Log] Longitude: -75.6925811239489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69 (index.js, line 80)</text:p>
          </table:table-cell>
        </table:table-row>
        <table:table-row table:style-name="ro1">
          <table:table-cell office:value-type="string">
            <text:p>[Log] <text:s/>Time:Wed Feb 05 2014 20:06:41 GMT-0500 (EST) (index.js, line 81)</text:p>
          </table:table-cell>
        </table:table-row>
        <table:table-row table:style-name="ro1">
          <table:table-cell office:value-type="string">
            <text:p>[Log] <text:s/>Latitude:45.43407096368004 (index.js, line 82)</text:p>
          </table:table-cell>
        </table:table-row>
        <table:table-row table:style-name="ro1">
          <table:table-cell office:value-type="string">
            <text:p>[Log] Longitude: -75.6925321386006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70 (index.js, line 80)</text:p>
          </table:table-cell>
        </table:table-row>
        <table:table-row table:style-name="ro1">
          <table:table-cell office:value-type="string">
            <text:p>[Log] <text:s/>Time:Wed Feb 05 2014 20:06:42 GMT-0500 (EST) (index.js, line 81)</text:p>
          </table:table-cell>
        </table:table-row>
        <table:table-row table:style-name="ro1">
          <table:table-cell office:value-type="string">
            <text:p>[Log] <text:s/>Latitude:45.4340188717897 (index.js, line 82)</text:p>
          </table:table-cell>
        </table:table-row>
        <table:table-row table:style-name="ro1">
          <table:table-cell office:value-type="string">
            <text:p>[Log] Longitude: -75.6924875282129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71 (index.js, line 80)</text:p>
          </table:table-cell>
        </table:table-row>
        <table:table-row table:style-name="ro1">
          <table:table-cell office:value-type="string">
            <text:p>[Log] <text:s/>Time:Wed Feb 05 2014 20:06:43 GMT-0500 (EST) (index.js, line 81)</text:p>
          </table:table-cell>
        </table:table-row>
        <table:table-row table:style-name="ro1">
          <table:table-cell office:value-type="string">
            <text:p>[Log] <text:s/>Latitude:45.43396393221362 (index.js, line 82)</text:p>
          </table:table-cell>
        </table:table-row>
        <table:table-row table:style-name="ro1">
          <table:table-cell office:value-type="string">
            <text:p>[Log] Longitude: -75.6924404785604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72 (index.js, line 80)</text:p>
          </table:table-cell>
        </table:table-row>
        <table:table-row table:style-name="ro1">
          <table:table-cell office:value-type="string">
            <text:p>[Log] <text:s/>Time:Wed Feb 05 2014 20:06:44 GMT-0500 (EST) (index.js, line 81)</text:p>
          </table:table-cell>
        </table:table-row>
        <table:table-row table:style-name="ro1">
          <table:table-cell office:value-type="string">
            <text:p>[Log] <text:s/>Latitude:45.43390933079019 (index.js, line 82)</text:p>
          </table:table-cell>
        </table:table-row>
        <table:table-row table:style-name="ro1">
          <table:table-cell office:value-type="string">
            <text:p>[Log] Longitude: -75.6923937190003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73 (index.js, line 80)</text:p>
          </table:table-cell>
        </table:table-row>
        <table:table-row table:style-name="ro1">
          <table:table-cell office:value-type="string">
            <text:p>[Log] <text:s/>Time:Wed Feb 05 2014 20:06:45 GMT-0500 (EST) (index.js, line 81)</text:p>
          </table:table-cell>
        </table:table-row>
        <table:table-row table:style-name="ro1">
          <table:table-cell office:value-type="string">
            <text:p>[Log] <text:s/>Latitude:45.43385882179573 (index.js, line 82)</text:p>
          </table:table-cell>
        </table:table-row>
        <table:table-row table:style-name="ro1">
          <table:table-cell office:value-type="string">
            <text:p>[Log] Longitude: -75.6923504637961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74 (index.js, line 80)</text:p>
          </table:table-cell>
        </table:table-row>
        <table:table-row table:style-name="ro1">
          <table:table-cell office:value-type="string">
            <text:p>[Log] <text:s/>Time:Wed Feb 05 2014 20:06:46 GMT-0500 (EST) (index.js, line 81)</text:p>
          </table:table-cell>
        </table:table-row>
        <table:table-row table:style-name="ro1">
          <table:table-cell office:value-type="string">
            <text:p>[Log] <text:s/>Latitude:45.43381429800404 (index.js, line 82)</text:p>
          </table:table-cell>
        </table:table-row>
        <table:table-row table:style-name="ro1">
          <table:table-cell office:value-type="string">
            <text:p>[Log] Longitude: -75.6923123346496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75 (index.js, line 80)</text:p>
          </table:table-cell>
        </table:table-row>
        <table:table-row table:style-name="ro1">
          <table:table-cell office:value-type="string">
            <text:p>[Log] <text:s/>Time:Wed Feb 05 2014 20:06:47 GMT-0500 (EST) (index.js, line 81)</text:p>
          </table:table-cell>
        </table:table-row>
        <table:table-row table:style-name="ro1">
          <table:table-cell office:value-type="string">
            <text:p>[Log] <text:s/>Latitude:45.43377011514131 (index.js, line 82)</text:p>
          </table:table-cell>
        </table:table-row>
        <table:table-row table:style-name="ro1">
          <table:table-cell office:value-type="string">
            <text:p>[Log] Longitude: -75.6922744975599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76 (index.js, line 80)</text:p>
          </table:table-cell>
        </table:table-row>
        <table:table-row table:style-name="ro1">
          <table:table-cell office:value-type="string">
            <text:p>[Log] <text:s/>Time:Wed Feb 05 2014 20:06:48 GMT-0500 (EST) (index.js, line 81)</text:p>
          </table:table-cell>
        </table:table-row>
        <table:table-row table:style-name="ro1">
          <table:table-cell office:value-type="string">
            <text:p>[Log] <text:s/>Latitude:45.43372526823658 (index.js, line 82)</text:p>
          </table:table-cell>
        </table:table-row>
        <table:table-row table:style-name="ro1">
          <table:table-cell office:value-type="string">
            <text:p>[Log] Longitude: -75.6922360914177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77 (index.js, line 80)</text:p>
          </table:table-cell>
        </table:table-row>
        <table:table-row table:style-name="ro1">
          <table:table-cell office:value-type="string">
            <text:p>[Log] <text:s/>Time:Wed Feb 05 2014 20:06:49 GMT-0500 (EST) (index.js, line 81)</text:p>
          </table:table-cell>
        </table:table-row>
        <table:table-row table:style-name="ro1">
          <table:table-cell office:value-type="string">
            <text:p>[Log] <text:s/>Latitude:45.433723300568914 (index.js, line 82)</text:p>
          </table:table-cell>
        </table:table-row>
        <table:table-row table:style-name="ro1">
          <table:table-cell office:value-type="string">
            <text:p>[Log] Longitude: -75.6922344065242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78 (index.js, line 80)</text:p>
          </table:table-cell>
        </table:table-row>
        <table:table-row table:style-name="ro1">
          <table:table-cell office:value-type="string">
            <text:p>[Log] <text:s/>Time:Wed Feb 05 2014 20:06:50 GMT-0500 (EST) (index.js, line 81)</text:p>
          </table:table-cell>
        </table:table-row>
        <table:table-row table:style-name="ro1">
          <table:table-cell office:value-type="string">
            <text:p>[Log] <text:s/>Latitude:45.433723300568914 (index.js, line 82)</text:p>
          </table:table-cell>
        </table:table-row>
        <table:table-row table:style-name="ro1">
          <table:table-cell office:value-type="string">
            <text:p>[Log] Longitude: -75.6922344065242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79 (index.js, line 80)</text:p>
          </table:table-cell>
        </table:table-row>
        <table:table-row table:style-name="ro1">
          <table:table-cell office:value-type="string">
            <text:p>[Log] <text:s/>Time:Wed Feb 05 2014 20:06:51 GMT-0500 (EST) (index.js, line 81)</text:p>
          </table:table-cell>
        </table:table-row>
        <table:table-row table:style-name="ro1">
          <table:table-cell office:value-type="string">
            <text:p>[Log] <text:s/>Latitude:45.43358405413267 (index.js, line 82)</text:p>
          </table:table-cell>
        </table:table-row>
        <table:table-row table:style-name="ro1">
          <table:table-cell office:value-type="string">
            <text:p>[Log] Longitude: -75.6921126322049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80 (index.js, line 80)</text:p>
          </table:table-cell>
        </table:table-row>
        <table:table-row table:style-name="ro1">
          <table:table-cell office:value-type="string">
            <text:p>[Log] <text:s/>Time:Wed Feb 05 2014 20:06:52 GMT-0500 (EST) (index.js, line 81)</text:p>
          </table:table-cell>
        </table:table-row>
        <table:table-row table:style-name="ro1">
          <table:table-cell office:value-type="string">
            <text:p>[Log] <text:s/>Latitude:45.43353711349685 (index.js, line 82)</text:p>
          </table:table-cell>
        </table:table-row>
        <table:table-row table:style-name="ro1">
          <table:table-cell office:value-type="string">
            <text:p>[Log] Longitude: -75.6920715716842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81 (index.js, line 80)</text:p>
          </table:table-cell>
        </table:table-row>
        <table:table-row table:style-name="ro1">
          <table:table-cell office:value-type="string">
            <text:p>[Log] <text:s/>Time:Wed Feb 05 2014 20:06:53 GMT-0500 (EST) (index.js, line 81)</text:p>
          </table:table-cell>
        </table:table-row>
        <table:table-row table:style-name="ro1">
          <table:table-cell office:value-type="string">
            <text:p>[Log] <text:s/>Latitude:45.433488901322896 (index.js, line 82)</text:p>
          </table:table-cell>
        </table:table-row>
        <table:table-row table:style-name="ro1">
          <table:table-cell office:value-type="string">
            <text:p>[Log] Longitude: -75.692029398924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82 (index.js, line 80)</text:p>
          </table:table-cell>
        </table:table-row>
        <table:table-row table:style-name="ro1">
          <table:table-cell office:value-type="string">
            <text:p>[Log] <text:s/>Time:Wed Feb 05 2014 20:06:54 GMT-0500 (EST) (index.js, line 81)</text:p>
          </table:table-cell>
        </table:table-row>
        <table:table-row table:style-name="ro1">
          <table:table-cell office:value-type="string">
            <text:p>[Log] <text:s/>Latitude:45.433440260832306 (index.js, line 82)</text:p>
          </table:table-cell>
        </table:table-row>
        <table:table-row table:style-name="ro1">
          <table:table-cell office:value-type="string">
            <text:p>[Log] Longitude: -75.6919868512704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83 (index.js, line 80)</text:p>
          </table:table-cell>
        </table:table-row>
        <table:table-row table:style-name="ro1">
          <table:table-cell office:value-type="string">
            <text:p>[Log] <text:s/>Time:Wed Feb 05 2014 20:06:55 GMT-0500 (EST) (index.js, line 81)</text:p>
          </table:table-cell>
        </table:table-row>
        <table:table-row table:style-name="ro1">
          <table:table-cell office:value-type="string">
            <text:p>[Log] <text:s/>Latitude:45.43339222687069 (index.js, line 82)</text:p>
          </table:table-cell>
        </table:table-row>
        <table:table-row table:style-name="ro1">
          <table:table-cell office:value-type="string">
            <text:p>[Log] Longitude: -75.6919447534892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84 (index.js, line 80)</text:p>
          </table:table-cell>
        </table:table-row>
        <table:table-row table:style-name="ro1">
          <table:table-cell office:value-type="string">
            <text:p>[Log] <text:s/>Time:Wed Feb 05 2014 20:06:56 GMT-0500 (EST) (index.js, line 81)</text:p>
          </table:table-cell>
        </table:table-row>
        <table:table-row table:style-name="ro1">
          <table:table-cell office:value-type="string">
            <text:p>[Log] <text:s/>Latitude:45.43334831571559 (index.js, line 82)</text:p>
          </table:table-cell>
        </table:table-row>
        <table:table-row table:style-name="ro1">
          <table:table-cell office:value-type="string">
            <text:p>[Log] Longitude: -75.6919050874421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85 (index.js, line 80)</text:p>
          </table:table-cell>
        </table:table-row>
        <table:table-row table:style-name="ro1">
          <table:table-cell office:value-type="string">
            <text:p>[Log] <text:s/>Time:Wed Feb 05 2014 20:06:57 GMT-0500 (EST) (index.js, line 81)</text:p>
          </table:table-cell>
        </table:table-row>
        <table:table-row table:style-name="ro1">
          <table:table-cell office:value-type="string">
            <text:p>[Log] <text:s/>Latitude:45.43330731331396 (index.js, line 82)</text:p>
          </table:table-cell>
        </table:table-row>
        <table:table-row table:style-name="ro1">
          <table:table-cell office:value-type="string">
            <text:p>[Log] Longitude: -75.6918680489252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86 (index.js, line 80)</text:p>
          </table:table-cell>
        </table:table-row>
        <table:table-row table:style-name="ro1">
          <table:table-cell office:value-type="string">
            <text:p>[Log] <text:s/>Time:Wed Feb 05 2014 20:06:58 GMT-0500 (EST) (index.js, line 81)</text:p>
          </table:table-cell>
        </table:table-row>
        <table:table-row table:style-name="ro1">
          <table:table-cell office:value-type="string">
            <text:p>[Log] <text:s/>Latitude:45.43326842423538 (index.js, line 82)</text:p>
          </table:table-cell>
        </table:table-row>
        <table:table-row table:style-name="ro1">
          <table:table-cell office:value-type="string">
            <text:p>[Log] Longitude: -75.6918329195832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87 (index.js, line 80)</text:p>
          </table:table-cell>
        </table:table-row>
        <table:table-row table:style-name="ro1">
          <table:table-cell office:value-type="string">
            <text:p>[Log] <text:s/>Time:Wed Feb 05 2014 20:06:59 GMT-0500 (EST) (index.js, line 81)</text:p>
          </table:table-cell>
        </table:table-row>
        <table:table-row table:style-name="ro1">
          <table:table-cell office:value-type="string">
            <text:p>[Log] <text:s/>Latitude:45.433228607349555 (index.js, line 82)</text:p>
          </table:table-cell>
        </table:table-row>
        <table:table-row table:style-name="ro1">
          <table:table-cell office:value-type="string">
            <text:p>[Log] Longitude: -75.6917969517235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88 (index.js, line 80)</text:p>
          </table:table-cell>
        </table:table-row>
        <table:table-row table:style-name="ro1">
          <table:table-cell office:value-type="string">
            <text:p>[Log] <text:s/>Time:Wed Feb 05 2014 20:07:00 GMT-0500 (EST) (index.js, line 81)</text:p>
          </table:table-cell>
        </table:table-row>
        <table:table-row table:style-name="ro1">
          <table:table-cell office:value-type="string">
            <text:p>[Log] <text:s/>Latitude:45.43319021128712 (index.js, line 82)</text:p>
          </table:table-cell>
        </table:table-row>
        <table:table-row table:style-name="ro1">
          <table:table-cell office:value-type="string">
            <text:p>[Log] Longitude: -75.6917622676701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89 (index.js, line 80)</text:p>
          </table:table-cell>
        </table:table-row>
        <table:table-row table:style-name="ro1">
          <table:table-cell office:value-type="string">
            <text:p>[Log] <text:s/>Time:Wed Feb 05 2014 20:07:01 GMT-0500 (EST) (index.js, line 81)</text:p>
          </table:table-cell>
        </table:table-row>
        <table:table-row table:style-name="ro1">
          <table:table-cell office:value-type="string">
            <text:p>[Log] <text:s/>Latitude:45.433150817798754 (index.js, line 82)</text:p>
          </table:table-cell>
        </table:table-row>
        <table:table-row table:style-name="ro1">
          <table:table-cell office:value-type="string">
            <text:p>[Log] Longitude: -75.6917266828895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90 (index.js, line 80)</text:p>
          </table:table-cell>
        </table:table-row>
        <table:table-row table:style-name="ro1">
          <table:table-cell office:value-type="string">
            <text:p>[Log] <text:s/>Time:Wed Feb 05 2014 20:07:02 GMT-0500 (EST) (index.js, line 81)</text:p>
          </table:table-cell>
        </table:table-row>
        <table:table-row table:style-name="ro1">
          <table:table-cell office:value-type="string">
            <text:p>[Log] <text:s/>Latitude:45.43311806350975 (index.js, line 82)</text:p>
          </table:table-cell>
        </table:table-row>
        <table:table-row table:style-name="ro1">
          <table:table-cell office:value-type="string">
            <text:p>[Log] Longitude: -75.6916970950987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91 (index.js, line 80)</text:p>
          </table:table-cell>
        </table:table-row>
        <table:table-row table:style-name="ro1">
          <table:table-cell office:value-type="string">
            <text:p>[Log] <text:s/>Time:Wed Feb 05 2014 20:07:03 GMT-0500 (EST) (index.js, line 81)</text:p>
          </table:table-cell>
        </table:table-row>
        <table:table-row table:style-name="ro1">
          <table:table-cell office:value-type="string">
            <text:p>[Log] <text:s/>Latitude:45.433118947177555 (index.js, line 82)</text:p>
          </table:table-cell>
        </table:table-row>
        <table:table-row table:style-name="ro1">
          <table:table-cell office:value-type="string">
            <text:p>[Log] Longitude: -75.691697893344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92 (index.js, line 80)</text:p>
          </table:table-cell>
        </table:table-row>
        <table:table-row table:style-name="ro1">
          <table:table-cell office:value-type="string">
            <text:p>[Log] <text:s/>Time:Wed Feb 05 2014 20:07:04 GMT-0500 (EST) (index.js, line 81)</text:p>
          </table:table-cell>
        </table:table-row>
        <table:table-row table:style-name="ro1">
          <table:table-cell office:value-type="string">
            <text:p>[Log] <text:s/>Latitude:45.433118947177555 (index.js, line 82)</text:p>
          </table:table-cell>
        </table:table-row>
        <table:table-row table:style-name="ro1">
          <table:table-cell office:value-type="string">
            <text:p>[Log] Longitude: -75.691697893344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93 (index.js, line 80)</text:p>
          </table:table-cell>
        </table:table-row>
        <table:table-row table:style-name="ro1">
          <table:table-cell office:value-type="string">
            <text:p>[Log] <text:s/>Time:Wed Feb 05 2014 20:07:05 GMT-0500 (EST) (index.js, line 81)</text:p>
          </table:table-cell>
        </table:table-row>
        <table:table-row table:style-name="ro1">
          <table:table-cell office:value-type="string">
            <text:p>[Log] <text:s/>Latitude:45.432972541890514 (index.js, line 82)</text:p>
          </table:table-cell>
        </table:table-row>
        <table:table-row table:style-name="ro1">
          <table:table-cell office:value-type="string">
            <text:p>[Log] Longitude: -75.6915706108702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94 (index.js, line 80)</text:p>
          </table:table-cell>
        </table:table-row>
        <table:table-row table:style-name="ro1">
          <table:table-cell office:value-type="string">
            <text:p>[Log] <text:s/>Time:Wed Feb 05 2014 20:07:06 GMT-0500 (EST) (index.js, line 81)</text:p>
          </table:table-cell>
        </table:table-row>
        <table:table-row table:style-name="ro1">
          <table:table-cell office:value-type="string">
            <text:p>[Log] <text:s/>Latitude:45.43292660963804 (index.js, line 82)</text:p>
          </table:table-cell>
        </table:table-row>
        <table:table-row table:style-name="ro1">
          <table:table-cell office:value-type="string">
            <text:p>[Log] Longitude: -75.6915306946757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95 (index.js, line 80)</text:p>
          </table:table-cell>
        </table:table-row>
        <table:table-row table:style-name="ro1">
          <table:table-cell office:value-type="string">
            <text:p>[Log] <text:s/>Time:Wed Feb 05 2014 20:07:07 GMT-0500 (EST) (index.js, line 81)</text:p>
          </table:table-cell>
        </table:table-row>
        <table:table-row table:style-name="ro1">
          <table:table-cell office:value-type="string">
            <text:p>[Log] <text:s/>Latitude:45.43287905176935 (index.js, line 82)</text:p>
          </table:table-cell>
        </table:table-row>
        <table:table-row table:style-name="ro1">
          <table:table-cell office:value-type="string">
            <text:p>[Log] Longitude: -75.6914893656721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96 (index.js, line 80)</text:p>
          </table:table-cell>
        </table:table-row>
        <table:table-row table:style-name="ro1">
          <table:table-cell office:value-type="string">
            <text:p>[Log] <text:s/>Time:Wed Feb 05 2014 20:07:08 GMT-0500 (EST) (index.js, line 81)</text:p>
          </table:table-cell>
        </table:table-row>
        <table:table-row table:style-name="ro1">
          <table:table-cell office:value-type="string">
            <text:p>[Log] <text:s/>Latitude:45.432830713122556 (index.js, line 82)</text:p>
          </table:table-cell>
        </table:table-row>
        <table:table-row table:style-name="ro1">
          <table:table-cell office:value-type="string">
            <text:p>[Log] Longitude: -75.6914473585857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97 (index.js, line 80)</text:p>
          </table:table-cell>
        </table:table-row>
        <table:table-row table:style-name="ro1">
          <table:table-cell office:value-type="string">
            <text:p>[Log] <text:s/>Time:Wed Feb 05 2014 20:07:09 GMT-0500 (EST) (index.js, line 81)</text:p>
          </table:table-cell>
        </table:table-row>
        <table:table-row table:style-name="ro1">
          <table:table-cell office:value-type="string">
            <text:p>[Log] <text:s/>Latitude:45.432781896065315 (index.js, line 82)</text:p>
          </table:table-cell>
        </table:table-row>
        <table:table-row table:style-name="ro1">
          <table:table-cell office:value-type="string">
            <text:p>[Log] Longitude: -75.6914049353508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98 (index.js, line 80)</text:p>
          </table:table-cell>
        </table:table-row>
        <table:table-row table:style-name="ro1">
          <table:table-cell office:value-type="string">
            <text:p>[Log] <text:s/>Time:Wed Feb 05 2014 20:07:10 GMT-0500 (EST) (index.js, line 81)</text:p>
          </table:table-cell>
        </table:table-row>
        <table:table-row table:style-name="ro1">
          <table:table-cell office:value-type="string">
            <text:p>[Log] <text:s/>Latitude:45.432738367682305 (index.js, line 82)</text:p>
          </table:table-cell>
        </table:table-row>
        <table:table-row table:style-name="ro1">
          <table:table-cell office:value-type="string">
            <text:p>[Log] Longitude: -75.6913671084112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299 (index.js, line 80)</text:p>
          </table:table-cell>
        </table:table-row>
        <table:table-row table:style-name="ro1">
          <table:table-cell office:value-type="string">
            <text:p>[Log] <text:s/>Time:Wed Feb 05 2014 20:07:11 GMT-0500 (EST) (index.js, line 81)</text:p>
          </table:table-cell>
        </table:table-row>
        <table:table-row table:style-name="ro1">
          <table:table-cell office:value-type="string">
            <text:p>[Log] <text:s/>Latitude:45.43269241570925 (index.js, line 82)</text:p>
          </table:table-cell>
        </table:table-row>
        <table:table-row table:style-name="ro1">
          <table:table-cell office:value-type="string">
            <text:p>[Log] Longitude: -75.6913271751909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00 (index.js, line 80)</text:p>
          </table:table-cell>
        </table:table-row>
        <table:table-row table:style-name="ro1">
          <table:table-cell office:value-type="string">
            <text:p>[Log] <text:s/>Time:Wed Feb 05 2014 20:07:12 GMT-0500 (EST) (index.js, line 81)</text:p>
          </table:table-cell>
        </table:table-row>
        <table:table-row table:style-name="ro1">
          <table:table-cell office:value-type="string">
            <text:p>[Log] <text:s/>Latitude:45.432656118182614 (index.js, line 82)</text:p>
          </table:table-cell>
        </table:table-row>
        <table:table-row table:style-name="ro1">
          <table:table-cell office:value-type="string">
            <text:p>[Log] Longitude: -75.6912956320593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01 (index.js, line 80)</text:p>
          </table:table-cell>
        </table:table-row>
        <table:table-row table:style-name="ro1">
          <table:table-cell office:value-type="string">
            <text:p>[Log] <text:s/>Time:Wed Feb 05 2014 20:07:13 GMT-0500 (EST) (index.js, line 81)</text:p>
          </table:table-cell>
        </table:table-row>
        <table:table-row table:style-name="ro1">
          <table:table-cell office:value-type="string">
            <text:p>[Log] <text:s/>Latitude:45.43262610263304 (index.js, line 82)</text:p>
          </table:table-cell>
        </table:table-row>
        <table:table-row table:style-name="ro1">
          <table:table-cell office:value-type="string">
            <text:p>[Log] Longitude: -75.6912695479695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02 (index.js, line 80)</text:p>
          </table:table-cell>
        </table:table-row>
        <table:table-row table:style-name="ro1">
          <table:table-cell office:value-type="string">
            <text:p>[Log] <text:s/>Time:Wed Feb 05 2014 20:07:14 GMT-0500 (EST) (index.js, line 81)</text:p>
          </table:table-cell>
        </table:table-row>
        <table:table-row table:style-name="ro1">
          <table:table-cell office:value-type="string">
            <text:p>[Log] <text:s/>Latitude:45.432602653979046 (index.js, line 82)</text:p>
          </table:table-cell>
        </table:table-row>
        <table:table-row table:style-name="ro1">
          <table:table-cell office:value-type="string">
            <text:p>[Log] Longitude: -75.6912491704497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03 (index.js, line 80)</text:p>
          </table:table-cell>
        </table:table-row>
        <table:table-row table:style-name="ro1">
          <table:table-cell office:value-type="string">
            <text:p>[Log] <text:s/>Time:Wed Feb 05 2014 20:07:15 GMT-0500 (EST) (index.js, line 81)</text:p>
          </table:table-cell>
        </table:table-row>
        <table:table-row table:style-name="ro1">
          <table:table-cell office:value-type="string">
            <text:p>[Log] <text:s/>Latitude:45.43258233448496 (index.js, line 82)</text:p>
          </table:table-cell>
        </table:table-row>
        <table:table-row table:style-name="ro1">
          <table:table-cell office:value-type="string">
            <text:p>[Log] Longitude: -75.6912315124645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04 (index.js, line 80)</text:p>
          </table:table-cell>
        </table:table-row>
        <table:table-row table:style-name="ro1">
          <table:table-cell office:value-type="string">
            <text:p>[Log] <text:s/>Time:Wed Feb 05 2014 20:07:16 GMT-0500 (EST) (index.js, line 81)</text:p>
          </table:table-cell>
        </table:table-row>
        <table:table-row table:style-name="ro1">
          <table:table-cell office:value-type="string">
            <text:p>[Log] <text:s/>Latitude:45.43256583436845 (index.js, line 82)</text:p>
          </table:table-cell>
        </table:table-row>
        <table:table-row table:style-name="ro1">
          <table:table-cell office:value-type="string">
            <text:p>[Log] Longitude: -75.6912171738440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05 (index.js, line 80)</text:p>
          </table:table-cell>
        </table:table-row>
        <table:table-row table:style-name="ro1">
          <table:table-cell office:value-type="string">
            <text:p>[Log] <text:s/>Time:Wed Feb 05 2014 20:07:17 GMT-0500 (EST) (index.js, line 81)</text:p>
          </table:table-cell>
        </table:table-row>
        <table:table-row table:style-name="ro1">
          <table:table-cell office:value-type="string">
            <text:p>[Log] <text:s/>Latitude:45.432556835148986 (index.js, line 82)</text:p>
          </table:table-cell>
        </table:table-row>
        <table:table-row table:style-name="ro1">
          <table:table-cell office:value-type="string">
            <text:p>[Log] Longitude: -75.691198809919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06 (index.js, line 80)</text:p>
          </table:table-cell>
        </table:table-row>
        <table:table-row table:style-name="ro1">
          <table:table-cell office:value-type="string">
            <text:p>[Log] <text:s/>Time:Wed Feb 05 2014 20:07:18 GMT-0500 (EST) (index.js, line 81)</text:p>
          </table:table-cell>
        </table:table-row>
        <table:table-row table:style-name="ro1">
          <table:table-cell office:value-type="string">
            <text:p>[Log] <text:s/>Latitude:45.43255237288528 (index.js, line 82)</text:p>
          </table:table-cell>
        </table:table-row>
        <table:table-row table:style-name="ro1">
          <table:table-cell office:value-type="string">
            <text:p>[Log] Longitude: -75.691192656456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07 (index.js, line 80)</text:p>
          </table:table-cell>
        </table:table-row>
        <table:table-row table:style-name="ro1">
          <table:table-cell office:value-type="string">
            <text:p>[Log] <text:s/>Time:Wed Feb 05 2014 20:07:19 GMT-0500 (EST) (index.js, line 81)</text:p>
          </table:table-cell>
        </table:table-row>
        <table:table-row table:style-name="ro1">
          <table:table-cell office:value-type="string">
            <text:p>[Log] <text:s/>Latitude:45.43256045028331 (index.js, line 82)</text:p>
          </table:table-cell>
        </table:table-row>
        <table:table-row table:style-name="ro1">
          <table:table-cell office:value-type="string">
            <text:p>[Log] Longitude: -75.6910366580996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08 (index.js, line 80)</text:p>
          </table:table-cell>
        </table:table-row>
        <table:table-row table:style-name="ro1">
          <table:table-cell office:value-type="string">
            <text:p>[Log] <text:s/>Time:Wed Feb 05 2014 20:07:20 GMT-0500 (EST) (index.js, line 81)</text:p>
          </table:table-cell>
        </table:table-row>
        <table:table-row table:style-name="ro1">
          <table:table-cell office:value-type="string">
            <text:p>[Log] <text:s/>Latitude:45.43257636886613 (index.js, line 82)</text:p>
          </table:table-cell>
        </table:table-row>
        <table:table-row table:style-name="ro1">
          <table:table-cell office:value-type="string">
            <text:p>[Log] Longitude: -75.6910003156735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09 (index.js, line 80)</text:p>
          </table:table-cell>
        </table:table-row>
        <table:table-row table:style-name="ro1">
          <table:table-cell office:value-type="string">
            <text:p>[Log] <text:s/>Time:Wed Feb 05 2014 20:07:21 GMT-0500 (EST) (index.js, line 81)</text:p>
          </table:table-cell>
        </table:table-row>
        <table:table-row table:style-name="ro1">
          <table:table-cell office:value-type="string">
            <text:p>[Log] <text:s/>Latitude:45.4325912339721 (index.js, line 82)</text:p>
          </table:table-cell>
        </table:table-row>
        <table:table-row table:style-name="ro1">
          <table:table-cell office:value-type="string">
            <text:p>[Log] Longitude: -75.6909663781334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10 (index.js, line 80)</text:p>
          </table:table-cell>
        </table:table-row>
        <table:table-row table:style-name="ro1">
          <table:table-cell office:value-type="string">
            <text:p>[Log] <text:s/>Time:Wed Feb 05 2014 20:07:22 GMT-0500 (EST) (index.js, line 81)</text:p>
          </table:table-cell>
        </table:table-row>
        <table:table-row table:style-name="ro1">
          <table:table-cell office:value-type="string">
            <text:p>[Log] <text:s/>Latitude:45.43260124023548 (index.js, line 82)</text:p>
          </table:table-cell>
        </table:table-row>
        <table:table-row table:style-name="ro1">
          <table:table-cell office:value-type="string">
            <text:p>[Log] Longitude: -75.6909435331908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11 (index.js, line 80)</text:p>
          </table:table-cell>
        </table:table-row>
        <table:table-row table:style-name="ro1">
          <table:table-cell office:value-type="string">
            <text:p>[Log] <text:s/>Time:Wed Feb 05 2014 20:07:23 GMT-0500 (EST) (index.js, line 81)</text:p>
          </table:table-cell>
        </table:table-row>
        <table:table-row table:style-name="ro1">
          <table:table-cell office:value-type="string">
            <text:p>[Log] <text:s/>Latitude:45.43261219565582 (index.js, line 82)</text:p>
          </table:table-cell>
        </table:table-row>
        <table:table-row table:style-name="ro1">
          <table:table-cell office:value-type="string">
            <text:p>[Log] Longitude: -75.690918522050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12 (index.js, line 80)</text:p>
          </table:table-cell>
        </table:table-row>
        <table:table-row table:style-name="ro1">
          <table:table-cell office:value-type="string">
            <text:p>[Log] <text:s/>Time:Wed Feb 05 2014 20:07:24 GMT-0500 (EST) (index.js, line 81)</text:p>
          </table:table-cell>
        </table:table-row>
        <table:table-row table:style-name="ro1">
          <table:table-cell office:value-type="string">
            <text:p>[Log] <text:s/>Latitude:45.43262264622261 (index.js, line 82)</text:p>
          </table:table-cell>
        </table:table-row>
        <table:table-row table:style-name="ro1">
          <table:table-cell office:value-type="string">
            <text:p>[Log] Longitude: -75.6909096726337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13 (index.js, line 80)</text:p>
          </table:table-cell>
        </table:table-row>
        <table:table-row table:style-name="ro1">
          <table:table-cell office:value-type="string">
            <text:p>[Log] <text:s/>Time:Wed Feb 05 2014 20:07:25 GMT-0500 (EST) (index.js, line 81)</text:p>
          </table:table-cell>
        </table:table-row>
        <table:table-row table:style-name="ro1">
          <table:table-cell office:value-type="string">
            <text:p>[Log] <text:s/>Latitude:45.432615359918024 (index.js, line 82)</text:p>
          </table:table-cell>
        </table:table-row>
        <table:table-row table:style-name="ro1">
          <table:table-cell office:value-type="string">
            <text:p>[Log] Longitude: -75.6909234742050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14 (index.js, line 80)</text:p>
          </table:table-cell>
        </table:table-row>
        <table:table-row table:style-name="ro1">
          <table:table-cell office:value-type="string">
            <text:p>[Log] <text:s/>Time:Wed Feb 05 2014 20:07:26 GMT-0500 (EST) (index.js, line 81)</text:p>
          </table:table-cell>
        </table:table-row>
        <table:table-row table:style-name="ro1">
          <table:table-cell office:value-type="string">
            <text:p>[Log] <text:s/>Latitude:45.43261151118623 (index.js, line 82)</text:p>
          </table:table-cell>
        </table:table-row>
        <table:table-row table:style-name="ro1">
          <table:table-cell office:value-type="string">
            <text:p>[Log] Longitude: -75.6909200848167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15 (index.js, line 80)</text:p>
          </table:table-cell>
        </table:table-row>
        <table:table-row table:style-name="ro1">
          <table:table-cell office:value-type="string">
            <text:p>[Log] <text:s/>Time:Wed Feb 05 2014 20:07:27 GMT-0500 (EST) (index.js, line 81)</text:p>
          </table:table-cell>
        </table:table-row>
        <table:table-row table:style-name="ro1">
          <table:table-cell office:value-type="string">
            <text:p>[Log] <text:s/>Latitude:45.43261571168746 (index.js, line 82)</text:p>
          </table:table-cell>
        </table:table-row>
        <table:table-row table:style-name="ro1">
          <table:table-cell office:value-type="string">
            <text:p>[Log] Longitude: -75.6909290238943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16 (index.js, line 80)</text:p>
          </table:table-cell>
        </table:table-row>
        <table:table-row table:style-name="ro1">
          <table:table-cell office:value-type="string">
            <text:p>[Log] <text:s/>Time:Wed Feb 05 2014 20:07:28 GMT-0500 (EST) (index.js, line 81)</text:p>
          </table:table-cell>
        </table:table-row>
        <table:table-row table:style-name="ro1">
          <table:table-cell office:value-type="string">
            <text:p>[Log] <text:s/>Latitude:45.432610534685466 (index.js, line 82)</text:p>
          </table:table-cell>
        </table:table-row>
        <table:table-row table:style-name="ro1">
          <table:table-cell office:value-type="string">
            <text:p>[Log] Longitude: -75.6909223142065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17 (index.js, line 80)</text:p>
          </table:table-cell>
        </table:table-row>
        <table:table-row table:style-name="ro1">
          <table:table-cell office:value-type="string">
            <text:p>[Log] <text:s/>Time:Wed Feb 05 2014 20:07:29 GMT-0500 (EST) (index.js, line 81)</text:p>
          </table:table-cell>
        </table:table-row>
        <table:table-row table:style-name="ro1">
          <table:table-cell office:value-type="string">
            <text:p>[Log] <text:s/>Latitude:45.43260973142742 (index.js, line 82)</text:p>
          </table:table-cell>
        </table:table-row>
        <table:table-row table:style-name="ro1">
          <table:table-cell office:value-type="string">
            <text:p>[Log] Longitude: -75.6909241480752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18 (index.js, line 80)</text:p>
          </table:table-cell>
        </table:table-row>
        <table:table-row table:style-name="ro1">
          <table:table-cell office:value-type="string">
            <text:p>[Log] <text:s/>Time:Wed Feb 05 2014 20:07:30 GMT-0500 (EST) (index.js, line 81)</text:p>
          </table:table-cell>
        </table:table-row>
        <table:table-row table:style-name="ro1">
          <table:table-cell office:value-type="string">
            <text:p>[Log] <text:s/>Latitude:45.43261129497748 (index.js, line 82)</text:p>
          </table:table-cell>
        </table:table-row>
        <table:table-row table:style-name="ro1">
          <table:table-cell office:value-type="string">
            <text:p>[Log] Longitude: -75.6909205782358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19 (index.js, line 80)</text:p>
          </table:table-cell>
        </table:table-row>
        <table:table-row table:style-name="ro1">
          <table:table-cell office:value-type="string">
            <text:p>[Log] <text:s/>Time:Wed Feb 05 2014 20:07:31 GMT-0500 (EST) (index.js, line 81)</text:p>
          </table:table-cell>
        </table:table-row>
        <table:table-row table:style-name="ro1">
          <table:table-cell office:value-type="string">
            <text:p>[Log] <text:s/>Latitude:45.43261101351549 (index.js, line 82)</text:p>
          </table:table-cell>
        </table:table-row>
        <table:table-row table:style-name="ro1">
          <table:table-cell office:value-type="string">
            <text:p>[Log] Longitude: -75.6909212209575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20 (index.js, line 80)</text:p>
          </table:table-cell>
        </table:table-row>
        <table:table-row table:style-name="ro1">
          <table:table-cell office:value-type="string">
            <text:p>[Log] <text:s/>Time:Wed Feb 05 2014 20:07:32 GMT-0500 (EST) (index.js, line 81)</text:p>
          </table:table-cell>
        </table:table-row>
        <table:table-row table:style-name="ro1">
          <table:table-cell office:value-type="string">
            <text:p>[Log] <text:s/>Latitude:45.43261274410458 (index.js, line 82)</text:p>
          </table:table-cell>
        </table:table-row>
        <table:table-row table:style-name="ro1">
          <table:table-cell office:value-type="string">
            <text:p>[Log] Longitude: -75.6909172696759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21 (index.js, line 80)</text:p>
          </table:table-cell>
        </table:table-row>
        <table:table-row table:style-name="ro1">
          <table:table-cell office:value-type="string">
            <text:p>[Log] <text:s/>Time:Wed Feb 05 2014 20:07:33 GMT-0500 (EST) (index.js, line 81)</text:p>
          </table:table-cell>
        </table:table-row>
        <table:table-row table:style-name="ro1">
          <table:table-cell office:value-type="string">
            <text:p>[Log] <text:s/>Latitude:45.43261351266809 (index.js, line 82)</text:p>
          </table:table-cell>
        </table:table-row>
        <table:table-row table:style-name="ro1">
          <table:table-cell office:value-type="string">
            <text:p>[Log] Longitude: -75.6909155153698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22 (index.js, line 80)</text:p>
          </table:table-cell>
        </table:table-row>
        <table:table-row table:style-name="ro1">
          <table:table-cell office:value-type="string">
            <text:p>[Log] <text:s/>Time:Wed Feb 05 2014 20:07:34 GMT-0500 (EST) (index.js, line 81)</text:p>
          </table:table-cell>
        </table:table-row>
        <table:table-row table:style-name="ro1">
          <table:table-cell office:value-type="string">
            <text:p>[Log] <text:s/>Latitude:45.43261301936291 (index.js, line 82)</text:p>
          </table:table-cell>
        </table:table-row>
        <table:table-row table:style-name="ro1">
          <table:table-cell office:value-type="string">
            <text:p>[Log] Longitude: -75.6909166413606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23 (index.js, line 80)</text:p>
          </table:table-cell>
        </table:table-row>
        <table:table-row table:style-name="ro1">
          <table:table-cell office:value-type="string">
            <text:p>[Log] <text:s/>Time:Wed Feb 05 2014 20:07:35 GMT-0500 (EST) (index.js, line 81)</text:p>
          </table:table-cell>
        </table:table-row>
        <table:table-row table:style-name="ro1">
          <table:table-cell office:value-type="string">
            <text:p>[Log] <text:s/>Latitude:45.43261276570249 (index.js, line 82)</text:p>
          </table:table-cell>
        </table:table-row>
        <table:table-row table:style-name="ro1">
          <table:table-cell office:value-type="string">
            <text:p>[Log] Longitude: -75.6909172205632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24 (index.js, line 80)</text:p>
          </table:table-cell>
        </table:table-row>
        <table:table-row table:style-name="ro1">
          <table:table-cell office:value-type="string">
            <text:p>[Log] <text:s/>Time:Wed Feb 05 2014 20:07:36 GMT-0500 (EST) (index.js, line 81)</text:p>
          </table:table-cell>
        </table:table-row>
        <table:table-row table:style-name="ro1">
          <table:table-cell office:value-type="string">
            <text:p>[Log] <text:s/>Latitude:45.43261124541128 (index.js, line 82)</text:p>
          </table:table-cell>
        </table:table-row>
        <table:table-row table:style-name="ro1">
          <table:table-cell office:value-type="string">
            <text:p>[Log] Longitude: -75.6909286363295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25 (index.js, line 80)</text:p>
          </table:table-cell>
        </table:table-row>
        <table:table-row table:style-name="ro1">
          <table:table-cell office:value-type="string">
            <text:p>[Log] <text:s/>Time:Wed Feb 05 2014 20:07:37 GMT-0500 (EST) (index.js, line 81)</text:p>
          </table:table-cell>
        </table:table-row>
        <table:table-row table:style-name="ro1">
          <table:table-cell office:value-type="string">
            <text:p>[Log] <text:s/>Latitude:45.43262774128973 (index.js, line 82)</text:p>
          </table:table-cell>
        </table:table-row>
        <table:table-row table:style-name="ro1">
          <table:table-cell office:value-type="string">
            <text:p>[Log] Longitude: -75.6909680274088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26 (index.js, line 80)</text:p>
          </table:table-cell>
        </table:table-row>
        <table:table-row table:style-name="ro1">
          <table:table-cell office:value-type="string">
            <text:p>[Log] <text:s/>Time:Wed Feb 05 2014 20:07:38 GMT-0500 (EST) (index.js, line 81)</text:p>
          </table:table-cell>
        </table:table-row>
        <table:table-row table:style-name="ro1">
          <table:table-cell office:value-type="string">
            <text:p>[Log] <text:s/>Latitude:45.43262145486235 (index.js, line 82)</text:p>
          </table:table-cell>
        </table:table-row>
        <table:table-row table:style-name="ro1">
          <table:table-cell office:value-type="string">
            <text:p>[Log] Longitude: -75.6909891498048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27 (index.js, line 80)</text:p>
          </table:table-cell>
        </table:table-row>
        <table:table-row table:style-name="ro1">
          <table:table-cell office:value-type="string">
            <text:p>[Log] <text:s/>Time:Wed Feb 05 2014 20:07:39 GMT-0500 (EST) (index.js, line 81)</text:p>
          </table:table-cell>
        </table:table-row>
        <table:table-row table:style-name="ro1">
          <table:table-cell office:value-type="string">
            <text:p>[Log] <text:s/>Latitude:45.43261395305901 (index.js, line 82)</text:p>
          </table:table-cell>
        </table:table-row>
        <table:table-row table:style-name="ro1">
          <table:table-cell office:value-type="string">
            <text:p>[Log] Longitude: -75.6910152175237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28 (index.js, line 80)</text:p>
          </table:table-cell>
        </table:table-row>
        <table:table-row table:style-name="ro1">
          <table:table-cell office:value-type="string">
            <text:p>[Log] <text:s/>Time:Wed Feb 05 2014 20:07:40 GMT-0500 (EST) (index.js, line 81)</text:p>
          </table:table-cell>
        </table:table-row>
        <table:table-row table:style-name="ro1">
          <table:table-cell office:value-type="string">
            <text:p>[Log] <text:s/>Latitude:45.43261449788272 (index.js, line 82)</text:p>
          </table:table-cell>
        </table:table-row>
        <table:table-row table:style-name="ro1">
          <table:table-cell office:value-type="string">
            <text:p>[Log] Longitude: -75.6910386030335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29 (index.js, line 80)</text:p>
          </table:table-cell>
        </table:table-row>
        <table:table-row table:style-name="ro1">
          <table:table-cell office:value-type="string">
            <text:p>[Log] <text:s/>Time:Wed Feb 05 2014 20:07:41 GMT-0500 (EST) (index.js, line 81)</text:p>
          </table:table-cell>
        </table:table-row>
        <table:table-row table:style-name="ro1">
          <table:table-cell office:value-type="string">
            <text:p>[Log] <text:s/>Latitude:45.43261152230709 (index.js, line 82)</text:p>
          </table:table-cell>
        </table:table-row>
        <table:table-row table:style-name="ro1">
          <table:table-cell office:value-type="string">
            <text:p>[Log] Longitude: -75.6910505053360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30 (index.js, line 80)</text:p>
          </table:table-cell>
        </table:table-row>
        <table:table-row table:style-name="ro1">
          <table:table-cell office:value-type="string">
            <text:p>[Log] <text:s/>Time:Wed Feb 05 2014 20:07:42 GMT-0500 (EST) (index.js, line 81)</text:p>
          </table:table-cell>
        </table:table-row>
        <table:table-row table:style-name="ro1">
          <table:table-cell office:value-type="string">
            <text:p>[Log] <text:s/>Latitude:45.43260594834148 (index.js, line 82)</text:p>
          </table:table-cell>
        </table:table-row>
        <table:table-row table:style-name="ro1">
          <table:table-cell office:value-type="string">
            <text:p>[Log] Longitude: -75.6910652574856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31 (index.js, line 80)</text:p>
          </table:table-cell>
        </table:table-row>
        <table:table-row table:style-name="ro1">
          <table:table-cell office:value-type="string">
            <text:p>[Log] <text:s/>Time:Wed Feb 05 2014 20:07:43 GMT-0500 (EST) (index.js, line 81)</text:p>
          </table:table-cell>
        </table:table-row>
        <table:table-row table:style-name="ro1">
          <table:table-cell office:value-type="string">
            <text:p>[Log] <text:s/>Latitude:45.43260234412312 (index.js, line 82)</text:p>
          </table:table-cell>
        </table:table-row>
        <table:table-row table:style-name="ro1">
          <table:table-cell office:value-type="string">
            <text:p>[Log] Longitude: -75.6910748966743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32 (index.js, line 80)</text:p>
          </table:table-cell>
        </table:table-row>
        <table:table-row table:style-name="ro1">
          <table:table-cell office:value-type="string">
            <text:p>[Log] <text:s/>Time:Wed Feb 05 2014 20:07:44 GMT-0500 (EST) (index.js, line 81)</text:p>
          </table:table-cell>
        </table:table-row>
        <table:table-row table:style-name="ro1">
          <table:table-cell office:value-type="string">
            <text:p>[Log] <text:s/>Latitude:45.43259777598589 (index.js, line 82)</text:p>
          </table:table-cell>
        </table:table-row>
        <table:table-row table:style-name="ro1">
          <table:table-cell office:value-type="string">
            <text:p>[Log] Longitude: -75.691094175051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33 (index.js, line 80)</text:p>
          </table:table-cell>
        </table:table-row>
        <table:table-row table:style-name="ro1">
          <table:table-cell office:value-type="string">
            <text:p>[Log] <text:s/>Time:Wed Feb 05 2014 20:07:45 GMT-0500 (EST) (index.js, line 81)</text:p>
          </table:table-cell>
        </table:table-row>
        <table:table-row table:style-name="ro1">
          <table:table-cell office:value-type="string">
            <text:p>[Log] <text:s/>Latitude:45.43259178292512 (index.js, line 82)</text:p>
          </table:table-cell>
        </table:table-row>
        <table:table-row table:style-name="ro1">
          <table:table-cell office:value-type="string">
            <text:p>[Log] Longitude: -75.6911054068018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34 (index.js, line 80)</text:p>
          </table:table-cell>
        </table:table-row>
        <table:table-row table:style-name="ro1">
          <table:table-cell office:value-type="string">
            <text:p>[Log] <text:s/>Time:Wed Feb 05 2014 20:07:46 GMT-0500 (EST) (index.js, line 81)</text:p>
          </table:table-cell>
        </table:table-row>
        <table:table-row table:style-name="ro1">
          <table:table-cell office:value-type="string">
            <text:p>[Log] <text:s/>Latitude:45.43253911934773 (index.js, line 82)</text:p>
          </table:table-cell>
        </table:table-row>
        <table:table-row table:style-name="ro1">
          <table:table-cell office:value-type="string">
            <text:p>[Log] Longitude: -75.6910853576118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35 (index.js, line 80)</text:p>
          </table:table-cell>
        </table:table-row>
        <table:table-row table:style-name="ro1">
          <table:table-cell office:value-type="string">
            <text:p>[Log] <text:s/>Time:Wed Feb 05 2014 20:07:47 GMT-0500 (EST) (index.js, line 81)</text:p>
          </table:table-cell>
        </table:table-row>
        <table:table-row table:style-name="ro1">
          <table:table-cell office:value-type="string">
            <text:p>[Log] <text:s/>Latitude:45.43252862045671 (index.js, line 82)</text:p>
          </table:table-cell>
        </table:table-row>
        <table:table-row table:style-name="ro1">
          <table:table-cell office:value-type="string">
            <text:p>[Log] Longitude: -75.6911093269081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36 (index.js, line 80)</text:p>
          </table:table-cell>
        </table:table-row>
        <table:table-row table:style-name="ro1">
          <table:table-cell office:value-type="string">
            <text:p>[Log] <text:s/>Time:Wed Feb 05 2014 20:07:48 GMT-0500 (EST) (index.js, line 81)</text:p>
          </table:table-cell>
        </table:table-row>
        <table:table-row table:style-name="ro1">
          <table:table-cell office:value-type="string">
            <text:p>[Log] <text:s/>Latitude:45.43251937562251 (index.js, line 82)</text:p>
          </table:table-cell>
        </table:table-row>
        <table:table-row table:style-name="ro1">
          <table:table-cell office:value-type="string">
            <text:p>[Log] Longitude: -75.691130433260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37 (index.js, line 80)</text:p>
          </table:table-cell>
        </table:table-row>
        <table:table-row table:style-name="ro1">
          <table:table-cell office:value-type="string">
            <text:p>[Log] <text:s/>Time:Wed Feb 05 2014 20:07:49 GMT-0500 (EST) (index.js, line 81)</text:p>
          </table:table-cell>
        </table:table-row>
        <table:table-row table:style-name="ro1">
          <table:table-cell office:value-type="string">
            <text:p>[Log] <text:s/>Latitude:45.43248464935019 (index.js, line 82)</text:p>
          </table:table-cell>
        </table:table-row>
        <table:table-row table:style-name="ro1">
          <table:table-cell office:value-type="string">
            <text:p>[Log] Longitude: -75.6911477353423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38 (index.js, line 80)</text:p>
          </table:table-cell>
        </table:table-row>
        <table:table-row table:style-name="ro1">
          <table:table-cell office:value-type="string">
            <text:p>[Log] <text:s/>Time:Wed Feb 05 2014 20:07:50 GMT-0500 (EST) (index.js, line 81)</text:p>
          </table:table-cell>
        </table:table-row>
        <table:table-row table:style-name="ro1">
          <table:table-cell office:value-type="string">
            <text:p>[Log] <text:s/>Latitude:45.432448737006744 (index.js, line 82)</text:p>
          </table:table-cell>
        </table:table-row>
        <table:table-row table:style-name="ro1">
          <table:table-cell office:value-type="string">
            <text:p>[Log] Longitude: -75.6911185231001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39 (index.js, line 80)</text:p>
          </table:table-cell>
        </table:table-row>
        <table:table-row table:style-name="ro1">
          <table:table-cell office:value-type="string">
            <text:p>[Log] <text:s/>Time:Wed Feb 05 2014 20:07:51 GMT-0500 (EST) (index.js, line 81)</text:p>
          </table:table-cell>
        </table:table-row>
        <table:table-row table:style-name="ro1">
          <table:table-cell office:value-type="string">
            <text:p>[Log] <text:s/>Latitude:45.43240497676292 (index.js, line 82)</text:p>
          </table:table-cell>
        </table:table-row>
        <table:table-row table:style-name="ro1">
          <table:table-cell office:value-type="string">
            <text:p>[Log] Longitude: -75.6910829271873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40 (index.js, line 80)</text:p>
          </table:table-cell>
        </table:table-row>
        <table:table-row table:style-name="ro1">
          <table:table-cell office:value-type="string">
            <text:p>[Log] <text:s/>Time:Wed Feb 05 2014 20:07:52 GMT-0500 (EST) (index.js, line 81)</text:p>
          </table:table-cell>
        </table:table-row>
        <table:table-row table:style-name="ro1">
          <table:table-cell office:value-type="string">
            <text:p>[Log] <text:s/>Latitude:45.432362085000264 (index.js, line 82)</text:p>
          </table:table-cell>
        </table:table-row>
        <table:table-row table:style-name="ro1">
          <table:table-cell office:value-type="string">
            <text:p>[Log] Longitude: -75.6910480375154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41 (index.js, line 80)</text:p>
          </table:table-cell>
        </table:table-row>
        <table:table-row table:style-name="ro1">
          <table:table-cell office:value-type="string">
            <text:p>[Log] <text:s/>Time:Wed Feb 05 2014 20:07:53 GMT-0500 (EST) (index.js, line 81)</text:p>
          </table:table-cell>
        </table:table-row>
        <table:table-row table:style-name="ro1">
          <table:table-cell office:value-type="string">
            <text:p>[Log] <text:s/>Latitude:45.43231394534766 (index.js, line 82)</text:p>
          </table:table-cell>
        </table:table-row>
        <table:table-row table:style-name="ro1">
          <table:table-cell office:value-type="string">
            <text:p>[Log] Longitude: -75.691008879293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42 (index.js, line 80)</text:p>
          </table:table-cell>
        </table:table-row>
        <table:table-row table:style-name="ro1">
          <table:table-cell office:value-type="string">
            <text:p>[Log] <text:s/>Time:Wed Feb 05 2014 20:07:54 GMT-0500 (EST) (index.js, line 81)</text:p>
          </table:table-cell>
        </table:table-row>
        <table:table-row table:style-name="ro1">
          <table:table-cell office:value-type="string">
            <text:p>[Log] <text:s/>Latitude:45.43226690232848 (index.js, line 82)</text:p>
          </table:table-cell>
        </table:table-row>
        <table:table-row table:style-name="ro1">
          <table:table-cell office:value-type="string">
            <text:p>[Log] Longitude: -75.6909706132864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43 (index.js, line 80)</text:p>
          </table:table-cell>
        </table:table-row>
        <table:table-row table:style-name="ro1">
          <table:table-cell office:value-type="string">
            <text:p>[Log] <text:s/>Time:Wed Feb 05 2014 20:07:55 GMT-0500 (EST) (index.js, line 81)</text:p>
          </table:table-cell>
        </table:table-row>
        <table:table-row table:style-name="ro1">
          <table:table-cell office:value-type="string">
            <text:p>[Log] <text:s/>Latitude:45.432224641169825 (index.js, line 82)</text:p>
          </table:table-cell>
        </table:table-row>
        <table:table-row table:style-name="ro1">
          <table:table-cell office:value-type="string">
            <text:p>[Log] Longitude: -75.690936237006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44 (index.js, line 80)</text:p>
          </table:table-cell>
        </table:table-row>
        <table:table-row table:style-name="ro1">
          <table:table-cell office:value-type="string">
            <text:p>[Log] <text:s/>Time:Wed Feb 05 2014 20:07:56 GMT-0500 (EST) (index.js, line 81)</text:p>
          </table:table-cell>
        </table:table-row>
        <table:table-row table:style-name="ro1">
          <table:table-cell office:value-type="string">
            <text:p>[Log] <text:s/>Latitude:45.432178799526014 (index.js, line 82)</text:p>
          </table:table-cell>
        </table:table-row>
        <table:table-row table:style-name="ro1">
          <table:table-cell office:value-type="string">
            <text:p>[Log] Longitude: -75.6908989480143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45 (index.js, line 80)</text:p>
          </table:table-cell>
        </table:table-row>
        <table:table-row table:style-name="ro1">
          <table:table-cell office:value-type="string">
            <text:p>[Log] <text:s/>Time:Wed Feb 05 2014 20:07:57 GMT-0500 (EST) (index.js, line 81)</text:p>
          </table:table-cell>
        </table:table-row>
        <table:table-row table:style-name="ro1">
          <table:table-cell office:value-type="string">
            <text:p>[Log] <text:s/>Latitude:45.43213072864712 (index.js, line 82)</text:p>
          </table:table-cell>
        </table:table-row>
        <table:table-row table:style-name="ro1">
          <table:table-cell office:value-type="string">
            <text:p>[Log] Longitude: -75.6908598461086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46 (index.js, line 80)</text:p>
          </table:table-cell>
        </table:table-row>
        <table:table-row table:style-name="ro1">
          <table:table-cell office:value-type="string">
            <text:p>[Log] <text:s/>Time:Wed Feb 05 2014 20:07:58 GMT-0500 (EST) (index.js, line 81)</text:p>
          </table:table-cell>
        </table:table-row>
        <table:table-row table:style-name="ro1">
          <table:table-cell office:value-type="string">
            <text:p>[Log] <text:s/>Latitude:45.43209121585944 (index.js, line 82)</text:p>
          </table:table-cell>
        </table:table-row>
        <table:table-row table:style-name="ro1">
          <table:table-cell office:value-type="string">
            <text:p>[Log] Longitude: -75.6908277051115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47 (index.js, line 80)</text:p>
          </table:table-cell>
        </table:table-row>
        <table:table-row table:style-name="ro1">
          <table:table-cell office:value-type="string">
            <text:p>[Log] <text:s/>Time:Wed Feb 05 2014 20:07:59 GMT-0500 (EST) (index.js, line 81)</text:p>
          </table:table-cell>
        </table:table-row>
        <table:table-row table:style-name="ro1">
          <table:table-cell office:value-type="string">
            <text:p>[Log] <text:s/>Latitude:45.43205760231568 (index.js, line 82)</text:p>
          </table:table-cell>
        </table:table-row>
        <table:table-row table:style-name="ro1">
          <table:table-cell office:value-type="string">
            <text:p>[Log] Longitude: -75.6908003869830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48 (index.js, line 80)</text:p>
          </table:table-cell>
        </table:table-row>
        <table:table-row table:style-name="ro1">
          <table:table-cell office:value-type="string">
            <text:p>[Log] <text:s/>Time:Wed Feb 05 2014 20:08:00 GMT-0500 (EST) (index.js, line 81)</text:p>
          </table:table-cell>
        </table:table-row>
        <table:table-row table:style-name="ro1">
          <table:table-cell office:value-type="string">
            <text:p>[Log] <text:s/>Latitude:45.43202751567948 (index.js, line 82)</text:p>
          </table:table-cell>
        </table:table-row>
        <table:table-row table:style-name="ro1">
          <table:table-cell office:value-type="string">
            <text:p>[Log] Longitude: -75.6907763007984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49 (index.js, line 80)</text:p>
          </table:table-cell>
        </table:table-row>
        <table:table-row table:style-name="ro1">
          <table:table-cell office:value-type="string">
            <text:p>[Log] <text:s/>Time:Wed Feb 05 2014 20:08:01 GMT-0500 (EST) (index.js, line 81)</text:p>
          </table:table-cell>
        </table:table-row>
        <table:table-row table:style-name="ro1">
          <table:table-cell office:value-type="string">
            <text:p>[Log] <text:s/>Latitude:45.43200236787692 (index.js, line 82)</text:p>
          </table:table-cell>
        </table:table-row>
        <table:table-row table:style-name="ro1">
          <table:table-cell office:value-type="string">
            <text:p>[Log] Longitude: -75.6907561685147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50 (index.js, line 80)</text:p>
          </table:table-cell>
        </table:table-row>
        <table:table-row table:style-name="ro1">
          <table:table-cell office:value-type="string">
            <text:p>[Log] <text:s/>Time:Wed Feb 05 2014 20:08:02 GMT-0500 (EST) (index.js, line 81)</text:p>
          </table:table-cell>
        </table:table-row>
        <table:table-row table:style-name="ro1">
          <table:table-cell office:value-type="string">
            <text:p>[Log] <text:s/>Latitude:45.43198370869602 (index.js, line 82)</text:p>
          </table:table-cell>
        </table:table-row>
        <table:table-row table:style-name="ro1">
          <table:table-cell office:value-type="string">
            <text:p>[Log] Longitude: -75.6907412307191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51 (index.js, line 80)</text:p>
          </table:table-cell>
        </table:table-row>
        <table:table-row table:style-name="ro1">
          <table:table-cell office:value-type="string">
            <text:p>[Log] <text:s/>Time:Wed Feb 05 2014 20:08:03 GMT-0500 (EST) (index.js, line 81)</text:p>
          </table:table-cell>
        </table:table-row>
        <table:table-row table:style-name="ro1">
          <table:table-cell office:value-type="string">
            <text:p>[Log] <text:s/>Latitude:45.43197517766013 (index.js, line 82)</text:p>
          </table:table-cell>
        </table:table-row>
        <table:table-row table:style-name="ro1">
          <table:table-cell office:value-type="string">
            <text:p>[Log] Longitude: -75.6907344011051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52 (index.js, line 80)</text:p>
          </table:table-cell>
        </table:table-row>
        <table:table-row table:style-name="ro1">
          <table:table-cell office:value-type="string">
            <text:p>[Log] <text:s/>Time:Wed Feb 05 2014 20:08:04 GMT-0500 (EST) (index.js, line 81)</text:p>
          </table:table-cell>
        </table:table-row>
        <table:table-row table:style-name="ro1">
          <table:table-cell office:value-type="string">
            <text:p>[Log] <text:s/>Latitude:45.43197483668519 (index.js, line 82)</text:p>
          </table:table-cell>
        </table:table-row>
        <table:table-row table:style-name="ro1">
          <table:table-cell office:value-type="string">
            <text:p>[Log] Longitude: -75.6907341280384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53 (index.js, line 80)</text:p>
          </table:table-cell>
        </table:table-row>
        <table:table-row table:style-name="ro1">
          <table:table-cell office:value-type="string">
            <text:p>[Log] <text:s/>Time:Wed Feb 05 2014 20:08:05 GMT-0500 (EST) (index.js, line 81)</text:p>
          </table:table-cell>
        </table:table-row>
        <table:table-row table:style-name="ro1">
          <table:table-cell office:value-type="string">
            <text:p>[Log] <text:s/>Latitude:45.4319782105907 (index.js, line 82)</text:p>
          </table:table-cell>
        </table:table-row>
        <table:table-row table:style-name="ro1">
          <table:table-cell office:value-type="string">
            <text:p>[Log] Longitude: -75.6907368292377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54 (index.js, line 80)</text:p>
          </table:table-cell>
        </table:table-row>
        <table:table-row table:style-name="ro1">
          <table:table-cell office:value-type="string">
            <text:p>[Log] <text:s/>Time:Wed Feb 05 2014 20:08:06 GMT-0500 (EST) (index.js, line 81)</text:p>
          </table:table-cell>
        </table:table-row>
        <table:table-row table:style-name="ro1">
          <table:table-cell office:value-type="string">
            <text:p>[Log] <text:s/>Latitude:45.43197809019255 (index.js, line 82)</text:p>
          </table:table-cell>
        </table:table-row>
        <table:table-row table:style-name="ro1">
          <table:table-cell office:value-type="string">
            <text:p>[Log] Longitude: -75.690736732976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55 (index.js, line 80)</text:p>
          </table:table-cell>
        </table:table-row>
        <table:table-row table:style-name="ro1">
          <table:table-cell office:value-type="string">
            <text:p>[Log] <text:s/>Time:Wed Feb 05 2014 20:08:07 GMT-0500 (EST) (index.js, line 81)</text:p>
          </table:table-cell>
        </table:table-row>
        <table:table-row table:style-name="ro1">
          <table:table-cell office:value-type="string">
            <text:p>[Log] <text:s/>Latitude:45.43196893671564 (index.js, line 82)</text:p>
          </table:table-cell>
        </table:table-row>
        <table:table-row table:style-name="ro1">
          <table:table-cell office:value-type="string">
            <text:p>[Log] Longitude: -75.6907294050324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56 (index.js, line 80)</text:p>
          </table:table-cell>
        </table:table-row>
        <table:table-row table:style-name="ro1">
          <table:table-cell office:value-type="string">
            <text:p>[Log] <text:s/>Time:Wed Feb 05 2014 20:08:08 GMT-0500 (EST) (index.js, line 81)</text:p>
          </table:table-cell>
        </table:table-row>
        <table:table-row table:style-name="ro1">
          <table:table-cell office:value-type="string">
            <text:p>[Log] <text:s/>Latitude:45.4319552476259 (index.js, line 82)</text:p>
          </table:table-cell>
        </table:table-row>
        <table:table-row table:style-name="ro1">
          <table:table-cell office:value-type="string">
            <text:p>[Log] Longitude: -75.6907184460214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57 (index.js, line 80)</text:p>
          </table:table-cell>
        </table:table-row>
        <table:table-row table:style-name="ro1">
          <table:table-cell office:value-type="string">
            <text:p>[Log] <text:s/>Time:Wed Feb 05 2014 20:08:09 GMT-0500 (EST) (index.js, line 81)</text:p>
          </table:table-cell>
        </table:table-row>
        <table:table-row table:style-name="ro1">
          <table:table-cell office:value-type="string">
            <text:p>[Log] <text:s/>Latitude:45.431938710103694 (index.js, line 82)</text:p>
          </table:table-cell>
        </table:table-row>
        <table:table-row table:style-name="ro1">
          <table:table-cell office:value-type="string">
            <text:p>[Log] Longitude: -75.690705206543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58 (index.js, line 80)</text:p>
          </table:table-cell>
        </table:table-row>
        <table:table-row table:style-name="ro1">
          <table:table-cell office:value-type="string">
            <text:p>[Log] <text:s/>Time:Wed Feb 05 2014 20:08:10 GMT-0500 (EST) (index.js, line 81)</text:p>
          </table:table-cell>
        </table:table-row>
        <table:table-row table:style-name="ro1">
          <table:table-cell office:value-type="string">
            <text:p>[Log] <text:s/>Latitude:45.43191834303841 (index.js, line 82)</text:p>
          </table:table-cell>
        </table:table-row>
        <table:table-row table:style-name="ro1">
          <table:table-cell office:value-type="string">
            <text:p>[Log] Longitude: -75.6906889017773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59 (index.js, line 80)</text:p>
          </table:table-cell>
        </table:table-row>
        <table:table-row table:style-name="ro1">
          <table:table-cell office:value-type="string">
            <text:p>[Log] <text:s/>Time:Wed Feb 05 2014 20:08:11 GMT-0500 (EST) (index.js, line 81)</text:p>
          </table:table-cell>
        </table:table-row>
        <table:table-row table:style-name="ro1">
          <table:table-cell office:value-type="string">
            <text:p>[Log] <text:s/>Latitude:45.4318993525046 (index.js, line 82)</text:p>
          </table:table-cell>
        </table:table-row>
        <table:table-row table:style-name="ro1">
          <table:table-cell office:value-type="string">
            <text:p>[Log] Longitude: -75.6906736984456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60 (index.js, line 80)</text:p>
          </table:table-cell>
        </table:table-row>
        <table:table-row table:style-name="ro1">
          <table:table-cell office:value-type="string">
            <text:p>[Log] <text:s/>Time:Wed Feb 05 2014 20:08:12 GMT-0500 (EST) (index.js, line 81)</text:p>
          </table:table-cell>
        </table:table-row>
        <table:table-row table:style-name="ro1">
          <table:table-cell office:value-type="string">
            <text:p>[Log] <text:s/>Latitude:45.43187968001338 (index.js, line 82)</text:p>
          </table:table-cell>
        </table:table-row>
        <table:table-row table:style-name="ro1">
          <table:table-cell office:value-type="string">
            <text:p>[Log] Longitude: -75.6906579496353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61 (index.js, line 80)</text:p>
          </table:table-cell>
        </table:table-row>
        <table:table-row table:style-name="ro1">
          <table:table-cell office:value-type="string">
            <text:p>[Log] <text:s/>Time:Wed Feb 05 2014 20:08:13 GMT-0500 (EST) (index.js, line 81)</text:p>
          </table:table-cell>
        </table:table-row>
        <table:table-row table:style-name="ro1">
          <table:table-cell office:value-type="string">
            <text:p>[Log] <text:s/>Latitude:45.43186255328395 (index.js, line 82)</text:p>
          </table:table-cell>
        </table:table-row>
        <table:table-row table:style-name="ro1">
          <table:table-cell office:value-type="string">
            <text:p>[Log] Longitude: -75.6906523059694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62 (index.js, line 80)</text:p>
          </table:table-cell>
        </table:table-row>
        <table:table-row table:style-name="ro1">
          <table:table-cell office:value-type="string">
            <text:p>[Log] <text:s/>Time:Wed Feb 05 2014 20:08:14 GMT-0500 (EST) (index.js, line 81)</text:p>
          </table:table-cell>
        </table:table-row>
        <table:table-row table:style-name="ro1">
          <table:table-cell office:value-type="string">
            <text:p>[Log] <text:s/>Latitude:45.43177093652332 (index.js, line 82)</text:p>
          </table:table-cell>
        </table:table-row>
        <table:table-row table:style-name="ro1">
          <table:table-cell office:value-type="string">
            <text:p>[Log] Longitude: -75.6906831696687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63 (index.js, line 80)</text:p>
          </table:table-cell>
        </table:table-row>
        <table:table-row table:style-name="ro1">
          <table:table-cell office:value-type="string">
            <text:p>[Log] <text:s/>Time:Wed Feb 05 2014 20:08:15 GMT-0500 (EST) (index.js, line 81)</text:p>
          </table:table-cell>
        </table:table-row>
        <table:table-row table:style-name="ro1">
          <table:table-cell office:value-type="string">
            <text:p>[Log] <text:s/>Latitude:45.43175053791923 (index.js, line 82)</text:p>
          </table:table-cell>
        </table:table-row>
        <table:table-row table:style-name="ro1">
          <table:table-cell office:value-type="string">
            <text:p>[Log] Longitude: -75.6907283864347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64 (index.js, line 80)</text:p>
          </table:table-cell>
        </table:table-row>
        <table:table-row table:style-name="ro1">
          <table:table-cell office:value-type="string">
            <text:p>[Log] <text:s/>Time:Wed Feb 05 2014 20:08:16 GMT-0500 (EST) (index.js, line 81)</text:p>
          </table:table-cell>
        </table:table-row>
        <table:table-row table:style-name="ro1">
          <table:table-cell office:value-type="string">
            <text:p>[Log] <text:s/>Latitude:45.431738176378566 (index.js, line 82)</text:p>
          </table:table-cell>
        </table:table-row>
        <table:table-row table:style-name="ro1">
          <table:table-cell office:value-type="string">
            <text:p>[Log] Longitude: -75.6907557877275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65 (index.js, line 80)</text:p>
          </table:table-cell>
        </table:table-row>
        <table:table-row table:style-name="ro1">
          <table:table-cell office:value-type="string">
            <text:p>[Log] <text:s/>Time:Wed Feb 05 2014 20:08:17 GMT-0500 (EST) (index.js, line 81)</text:p>
          </table:table-cell>
        </table:table-row>
        <table:table-row table:style-name="ro1">
          <table:table-cell office:value-type="string">
            <text:p>[Log] <text:s/>Latitude:45.431718992089266 (index.js, line 82)</text:p>
          </table:table-cell>
        </table:table-row>
        <table:table-row table:style-name="ro1">
          <table:table-cell office:value-type="string">
            <text:p>[Log] Longitude: -75.6907989100000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66 (index.js, line 80)</text:p>
          </table:table-cell>
        </table:table-row>
        <table:table-row table:style-name="ro1">
          <table:table-cell office:value-type="string">
            <text:p>[Log] <text:s/>Time:Wed Feb 05 2014 20:08:18 GMT-0500 (EST) (index.js, line 81)</text:p>
          </table:table-cell>
        </table:table-row>
        <table:table-row table:style-name="ro1">
          <table:table-cell office:value-type="string">
            <text:p>[Log] <text:s/>Latitude:45.43170150785125 (index.js, line 82)</text:p>
          </table:table-cell>
        </table:table-row>
        <table:table-row table:style-name="ro1">
          <table:table-cell office:value-type="string">
            <text:p>[Log] Longitude: -75.690840016686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67 (index.js, line 80)</text:p>
          </table:table-cell>
        </table:table-row>
        <table:table-row table:style-name="ro1">
          <table:table-cell office:value-type="string">
            <text:p>[Log] <text:s/>Time:Wed Feb 05 2014 20:08:19 GMT-0500 (EST) (index.js, line 81)</text:p>
          </table:table-cell>
        </table:table-row>
        <table:table-row table:style-name="ro1">
          <table:table-cell office:value-type="string">
            <text:p>[Log] <text:s/>Latitude:45.43168182541102 (index.js, line 82)</text:p>
          </table:table-cell>
        </table:table-row>
        <table:table-row table:style-name="ro1">
          <table:table-cell office:value-type="string">
            <text:p>[Log] Longitude: -75.6908862919954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68 (index.js, line 80)</text:p>
          </table:table-cell>
        </table:table-row>
        <table:table-row table:style-name="ro1">
          <table:table-cell office:value-type="string">
            <text:p>[Log] <text:s/>Time:Wed Feb 05 2014 20:08:20 GMT-0500 (EST) (index.js, line 81)</text:p>
          </table:table-cell>
        </table:table-row>
        <table:table-row table:style-name="ro1">
          <table:table-cell office:value-type="string">
            <text:p>[Log] <text:s/>Latitude:45.43166688883721 (index.js, line 82)</text:p>
          </table:table-cell>
        </table:table-row>
        <table:table-row table:style-name="ro1">
          <table:table-cell office:value-type="string">
            <text:p>[Log] Longitude: -75.6909214088955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69 (index.js, line 80)</text:p>
          </table:table-cell>
        </table:table-row>
        <table:table-row table:style-name="ro1">
          <table:table-cell office:value-type="string">
            <text:p>[Log] <text:s/>Time:Wed Feb 05 2014 20:08:21 GMT-0500 (EST) (index.js, line 81)</text:p>
          </table:table-cell>
        </table:table-row>
        <table:table-row table:style-name="ro1">
          <table:table-cell office:value-type="string">
            <text:p>[Log] <text:s/>Latitude:45.43164408520531 (index.js, line 82)</text:p>
          </table:table-cell>
        </table:table-row>
        <table:table-row table:style-name="ro1">
          <table:table-cell office:value-type="string">
            <text:p>[Log] Longitude: -75.6909750216436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70 (index.js, line 80)</text:p>
          </table:table-cell>
        </table:table-row>
        <table:table-row table:style-name="ro1">
          <table:table-cell office:value-type="string">
            <text:p>[Log] <text:s/>Time:Wed Feb 05 2014 20:08:22 GMT-0500 (EST) (index.js, line 81)</text:p>
          </table:table-cell>
        </table:table-row>
        <table:table-row table:style-name="ro1">
          <table:table-cell office:value-type="string">
            <text:p>[Log] <text:s/>Latitude:45.43162153385047 (index.js, line 82)</text:p>
          </table:table-cell>
        </table:table-row>
        <table:table-row table:style-name="ro1">
          <table:table-cell office:value-type="string">
            <text:p>[Log] Longitude: -75.691028041765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71 (index.js, line 80)</text:p>
          </table:table-cell>
        </table:table-row>
        <table:table-row table:style-name="ro1">
          <table:table-cell office:value-type="string">
            <text:p>[Log] <text:s/>Time:Wed Feb 05 2014 20:08:23 GMT-0500 (EST) (index.js, line 81)</text:p>
          </table:table-cell>
        </table:table-row>
        <table:table-row table:style-name="ro1">
          <table:table-cell office:value-type="string">
            <text:p>[Log] <text:s/>Latitude:45.43160044841285 (index.js, line 82)</text:p>
          </table:table-cell>
        </table:table-row>
        <table:table-row table:style-name="ro1">
          <table:table-cell office:value-type="string">
            <text:p>[Log] Longitude: -75.6910776154836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72 (index.js, line 80)</text:p>
          </table:table-cell>
        </table:table-row>
        <table:table-row table:style-name="ro1">
          <table:table-cell office:value-type="string">
            <text:p>[Log] <text:s/>Time:Wed Feb 05 2014 20:08:24 GMT-0500 (EST) (index.js, line 81)</text:p>
          </table:table-cell>
        </table:table-row>
        <table:table-row table:style-name="ro1">
          <table:table-cell office:value-type="string">
            <text:p>[Log] <text:s/>Latitude:45.43158148764204 (index.js, line 82)</text:p>
          </table:table-cell>
        </table:table-row>
        <table:table-row table:style-name="ro1">
          <table:table-cell office:value-type="string">
            <text:p>[Log] Longitude: -75.6911221934569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73 (index.js, line 80)</text:p>
          </table:table-cell>
        </table:table-row>
        <table:table-row table:style-name="ro1">
          <table:table-cell office:value-type="string">
            <text:p>[Log] <text:s/>Time:Wed Feb 05 2014 20:08:25 GMT-0500 (EST) (index.js, line 81)</text:p>
          </table:table-cell>
        </table:table-row>
        <table:table-row table:style-name="ro1">
          <table:table-cell office:value-type="string">
            <text:p>[Log] <text:s/>Latitude:45.43155934754898 (index.js, line 82)</text:p>
          </table:table-cell>
        </table:table-row>
        <table:table-row table:style-name="ro1">
          <table:table-cell office:value-type="string">
            <text:p>[Log] Longitude: -75.6911742460579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74 (index.js, line 80)</text:p>
          </table:table-cell>
        </table:table-row>
        <table:table-row table:style-name="ro1">
          <table:table-cell office:value-type="string">
            <text:p>[Log] <text:s/>Time:Wed Feb 05 2014 20:08:26 GMT-0500 (EST) (index.js, line 81)</text:p>
          </table:table-cell>
        </table:table-row>
        <table:table-row table:style-name="ro1">
          <table:table-cell office:value-type="string">
            <text:p>[Log] <text:s/>Latitude:45.43154277475608 (index.js, line 82)</text:p>
          </table:table-cell>
        </table:table-row>
        <table:table-row table:style-name="ro1">
          <table:table-cell office:value-type="string">
            <text:p>[Log] Longitude: -75.6912132101206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75 (index.js, line 80)</text:p>
          </table:table-cell>
        </table:table-row>
        <table:table-row table:style-name="ro1">
          <table:table-cell office:value-type="string">
            <text:p>[Log] <text:s/>Time:Wed Feb 05 2014 20:08:27 GMT-0500 (EST) (index.js, line 81)</text:p>
          </table:table-cell>
        </table:table-row>
        <table:table-row table:style-name="ro1">
          <table:table-cell office:value-type="string">
            <text:p>[Log] <text:s/>Latitude:45.431529677908195 (index.js, line 82)</text:p>
          </table:table-cell>
        </table:table-row>
        <table:table-row table:style-name="ro1">
          <table:table-cell office:value-type="string">
            <text:p>[Log] Longitude: -75.6912440021551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76 (index.js, line 80)</text:p>
          </table:table-cell>
        </table:table-row>
        <table:table-row table:style-name="ro1">
          <table:table-cell office:value-type="string">
            <text:p>[Log] <text:s/>Time:Wed Feb 05 2014 20:08:28 GMT-0500 (EST) (index.js, line 81)</text:p>
          </table:table-cell>
        </table:table-row>
        <table:table-row table:style-name="ro1">
          <table:table-cell office:value-type="string">
            <text:p>[Log] <text:s/>Latitude:45.431519075433194 (index.js, line 82)</text:p>
          </table:table-cell>
        </table:table-row>
        <table:table-row table:style-name="ro1">
          <table:table-cell office:value-type="string">
            <text:p>[Log] Longitude: -75.6912689291493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77 (index.js, line 80)</text:p>
          </table:table-cell>
        </table:table-row>
        <table:table-row table:style-name="ro1">
          <table:table-cell office:value-type="string">
            <text:p>[Log] <text:s/>Time:Wed Feb 05 2014 20:08:29 GMT-0500 (EST) (index.js, line 81)</text:p>
          </table:table-cell>
        </table:table-row>
        <table:table-row table:style-name="ro1">
          <table:table-cell office:value-type="string">
            <text:p>[Log] <text:s/>Latitude:45.43151206310254 (index.js, line 82)</text:p>
          </table:table-cell>
        </table:table-row>
        <table:table-row table:style-name="ro1">
          <table:table-cell office:value-type="string">
            <text:p>[Log] Longitude: -75.6912854153051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78 (index.js, line 80)</text:p>
          </table:table-cell>
        </table:table-row>
        <table:table-row table:style-name="ro1">
          <table:table-cell office:value-type="string">
            <text:p>[Log] <text:s/>Time:Wed Feb 05 2014 20:08:30 GMT-0500 (EST) (index.js, line 81)</text:p>
          </table:table-cell>
        </table:table-row>
        <table:table-row table:style-name="ro1">
          <table:table-cell office:value-type="string">
            <text:p>[Log] <text:s/>Latitude:45.431510072151006 (index.js, line 82)</text:p>
          </table:table-cell>
        </table:table-row>
        <table:table-row table:style-name="ro1">
          <table:table-cell office:value-type="string">
            <text:p>[Log] Longitude: -75.6912900960742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79 (index.js, line 80)</text:p>
          </table:table-cell>
        </table:table-row>
        <table:table-row table:style-name="ro1">
          <table:table-cell office:value-type="string">
            <text:p>[Log] <text:s/>Time:Wed Feb 05 2014 20:08:31 GMT-0500 (EST) (index.js, line 81)</text:p>
          </table:table-cell>
        </table:table-row>
        <table:table-row table:style-name="ro1">
          <table:table-cell office:value-type="string">
            <text:p>[Log] <text:s/>Latitude:45.43150940857707 (index.js, line 82)</text:p>
          </table:table-cell>
        </table:table-row>
        <table:table-row table:style-name="ro1">
          <table:table-cell office:value-type="string">
            <text:p>[Log] Longitude: -75.6912916565488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80 (index.js, line 80)</text:p>
          </table:table-cell>
        </table:table-row>
        <table:table-row table:style-name="ro1">
          <table:table-cell office:value-type="string">
            <text:p>[Log] <text:s/>Time:Wed Feb 05 2014 20:08:32 GMT-0500 (EST) (index.js, line 81)</text:p>
          </table:table-cell>
        </table:table-row>
        <table:table-row table:style-name="ro1">
          <table:table-cell office:value-type="string">
            <text:p>[Log] <text:s/>Latitude:45.431510965724065 (index.js, line 82)</text:p>
          </table:table-cell>
        </table:table-row>
        <table:table-row table:style-name="ro1">
          <table:table-cell office:value-type="string">
            <text:p>[Log] Longitude: -75.6912879953597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81 (index.js, line 80)</text:p>
          </table:table-cell>
        </table:table-row>
        <table:table-row table:style-name="ro1">
          <table:table-cell office:value-type="string">
            <text:p>[Log] <text:s/>Time:Wed Feb 05 2014 20:08:33 GMT-0500 (EST) (index.js, line 81)</text:p>
          </table:table-cell>
        </table:table-row>
        <table:table-row table:style-name="ro1">
          <table:table-cell office:value-type="string">
            <text:p>[Log] <text:s/>Latitude:45.43151047286879 (index.js, line 82)</text:p>
          </table:table-cell>
        </table:table-row>
        <table:table-row table:style-name="ro1">
          <table:table-cell office:value-type="string">
            <text:p>[Log] Longitude: -75.6912891537649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82 (index.js, line 80)</text:p>
          </table:table-cell>
        </table:table-row>
        <table:table-row table:style-name="ro1">
          <table:table-cell office:value-type="string">
            <text:p>[Log] <text:s/>Time:Wed Feb 05 2014 20:08:34 GMT-0500 (EST) (index.js, line 81)</text:p>
          </table:table-cell>
        </table:table-row>
        <table:table-row table:style-name="ro1">
          <table:table-cell office:value-type="string">
            <text:p>[Log] <text:s/>Latitude:45.431510034698604 (index.js, line 82)</text:p>
          </table:table-cell>
        </table:table-row>
        <table:table-row table:style-name="ro1">
          <table:table-cell office:value-type="string">
            <text:p>[Log] Longitude: -75.6912901844771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83 (index.js, line 80)</text:p>
          </table:table-cell>
        </table:table-row>
        <table:table-row table:style-name="ro1">
          <table:table-cell office:value-type="string">
            <text:p>[Log] <text:s/>Time:Wed Feb 05 2014 20:08:35 GMT-0500 (EST) (index.js, line 81)</text:p>
          </table:table-cell>
        </table:table-row>
        <table:table-row table:style-name="ro1">
          <table:table-cell office:value-type="string">
            <text:p>[Log] <text:s/>Latitude:45.43151073940125 (index.js, line 82)</text:p>
          </table:table-cell>
        </table:table-row>
        <table:table-row table:style-name="ro1">
          <table:table-cell office:value-type="string">
            <text:p>[Log] Longitude: -75.6912885270867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84 (index.js, line 80)</text:p>
          </table:table-cell>
        </table:table-row>
        <table:table-row table:style-name="ro1">
          <table:table-cell office:value-type="string">
            <text:p>[Log] <text:s/>Time:Wed Feb 05 2014 20:08:36 GMT-0500 (EST) (index.js, line 81)</text:p>
          </table:table-cell>
        </table:table-row>
        <table:table-row table:style-name="ro1">
          <table:table-cell office:value-type="string">
            <text:p>[Log] <text:s/>Latitude:45.4315099469267 (index.js, line 82)</text:p>
          </table:table-cell>
        </table:table-row>
        <table:table-row table:style-name="ro1">
          <table:table-cell office:value-type="string">
            <text:p>[Log] Longitude: -75.6912903907505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85 (index.js, line 80)</text:p>
          </table:table-cell>
        </table:table-row>
        <table:table-row table:style-name="ro1">
          <table:table-cell office:value-type="string">
            <text:p>[Log] <text:s/>Time:Wed Feb 05 2014 20:08:37 GMT-0500 (EST) (index.js, line 81)</text:p>
          </table:table-cell>
        </table:table-row>
        <table:table-row table:style-name="ro1">
          <table:table-cell office:value-type="string">
            <text:p>[Log] <text:s/>Latitude:45.43151082234799 (index.js, line 82)</text:p>
          </table:table-cell>
        </table:table-row>
        <table:table-row table:style-name="ro1">
          <table:table-cell office:value-type="string">
            <text:p>[Log] Longitude: -75.6912883326003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86 (index.js, line 80)</text:p>
          </table:table-cell>
        </table:table-row>
        <table:table-row table:style-name="ro1">
          <table:table-cell office:value-type="string">
            <text:p>[Log] <text:s/>Time:Wed Feb 05 2014 20:08:38 GMT-0500 (EST) (index.js, line 81)</text:p>
          </table:table-cell>
        </table:table-row>
        <table:table-row table:style-name="ro1">
          <table:table-cell office:value-type="string">
            <text:p>[Log] <text:s/>Latitude:45.431508665502925 (index.js, line 82)</text:p>
          </table:table-cell>
        </table:table-row>
        <table:table-row table:style-name="ro1">
          <table:table-cell office:value-type="string">
            <text:p>[Log] Longitude: -75.6912934029969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87 (index.js, line 80)</text:p>
          </table:table-cell>
        </table:table-row>
        <table:table-row table:style-name="ro1">
          <table:table-cell office:value-type="string">
            <text:p>[Log] <text:s/>Time:Wed Feb 05 2014 20:08:39 GMT-0500 (EST) (index.js, line 81)</text:p>
          </table:table-cell>
        </table:table-row>
        <table:table-row table:style-name="ro1">
          <table:table-cell office:value-type="string">
            <text:p>[Log] <text:s/>Latitude:45.43150324960877 (index.js, line 82)</text:p>
          </table:table-cell>
        </table:table-row>
        <table:table-row table:style-name="ro1">
          <table:table-cell office:value-type="string">
            <text:p>[Log] Longitude: -75.6913061362865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88 (index.js, line 80)</text:p>
          </table:table-cell>
        </table:table-row>
        <table:table-row table:style-name="ro1">
          <table:table-cell office:value-type="string">
            <text:p>[Log] <text:s/>Time:Wed Feb 05 2014 20:08:40 GMT-0500 (EST) (index.js, line 81)</text:p>
          </table:table-cell>
        </table:table-row>
        <table:table-row table:style-name="ro1">
          <table:table-cell office:value-type="string">
            <text:p>[Log] <text:s/>Latitude:45.43149563160395 (index.js, line 82)</text:p>
          </table:table-cell>
        </table:table-row>
        <table:table-row table:style-name="ro1">
          <table:table-cell office:value-type="string">
            <text:p>[Log] Longitude: -75.6913240467110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89 (index.js, line 80)</text:p>
          </table:table-cell>
        </table:table-row>
        <table:table-row table:style-name="ro1">
          <table:table-cell office:value-type="string">
            <text:p>[Log] <text:s/>Time:Wed Feb 05 2014 20:08:41 GMT-0500 (EST) (index.js, line 81)</text:p>
          </table:table-cell>
        </table:table-row>
        <table:table-row table:style-name="ro1">
          <table:table-cell office:value-type="string">
            <text:p>[Log] <text:s/>Latitude:45.43148853448546 (index.js, line 82)</text:p>
          </table:table-cell>
        </table:table-row>
        <table:table-row table:style-name="ro1">
          <table:table-cell office:value-type="string">
            <text:p>[Log] Longitude: -75.6913407325919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90 (index.js, line 80)</text:p>
          </table:table-cell>
        </table:table-row>
        <table:table-row table:style-name="ro1">
          <table:table-cell office:value-type="string">
            <text:p>[Log] <text:s/>Time:Wed Feb 05 2014 20:08:42 GMT-0500 (EST) (index.js, line 81)</text:p>
          </table:table-cell>
        </table:table-row>
        <table:table-row table:style-name="ro1">
          <table:table-cell office:value-type="string">
            <text:p>[Log] <text:s/>Latitude:45.43147422444197 (index.js, line 82)</text:p>
          </table:table-cell>
        </table:table-row>
        <table:table-row table:style-name="ro1">
          <table:table-cell office:value-type="string">
            <text:p>[Log] Longitude: -75.6913743764380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91 (index.js, line 80)</text:p>
          </table:table-cell>
        </table:table-row>
        <table:table-row table:style-name="ro1">
          <table:table-cell office:value-type="string">
            <text:p>[Log] <text:s/>Time:Wed Feb 05 2014 20:08:43 GMT-0500 (EST) (index.js, line 81)</text:p>
          </table:table-cell>
        </table:table-row>
        <table:table-row table:style-name="ro1">
          <table:table-cell office:value-type="string">
            <text:p>[Log] <text:s/>Latitude:45.431461228906564 (index.js, line 82)</text:p>
          </table:table-cell>
        </table:table-row>
        <table:table-row table:style-name="ro1">
          <table:table-cell office:value-type="string">
            <text:p>[Log] Longitude: -75.6914049301121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92 (index.js, line 80)</text:p>
          </table:table-cell>
        </table:table-row>
        <table:table-row table:style-name="ro1">
          <table:table-cell office:value-type="string">
            <text:p>[Log] <text:s/>Time:Wed Feb 05 2014 20:08:44 GMT-0500 (EST) (index.js, line 81)</text:p>
          </table:table-cell>
        </table:table-row>
        <table:table-row table:style-name="ro1">
          <table:table-cell office:value-type="string">
            <text:p>[Log] <text:s/>Latitude:45.43144053401746 (index.js, line 82)</text:p>
          </table:table-cell>
        </table:table-row>
        <table:table-row table:style-name="ro1">
          <table:table-cell office:value-type="string">
            <text:p>[Log] Longitude: -75.6914535850955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93 (index.js, line 80)</text:p>
          </table:table-cell>
        </table:table-row>
        <table:table-row table:style-name="ro1">
          <table:table-cell office:value-type="string">
            <text:p>[Log] <text:s/>Time:Wed Feb 05 2014 20:08:45 GMT-0500 (EST) (index.js, line 81)</text:p>
          </table:table-cell>
        </table:table-row>
        <table:table-row table:style-name="ro1">
          <table:table-cell office:value-type="string">
            <text:p>[Log] <text:s/>Latitude:45.4314234069851 (index.js, line 82)</text:p>
          </table:table-cell>
        </table:table-row>
        <table:table-row table:style-name="ro1">
          <table:table-cell office:value-type="string">
            <text:p>[Log] Longitude: -75.6914938519548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94 (index.js, line 80)</text:p>
          </table:table-cell>
        </table:table-row>
        <table:table-row table:style-name="ro1">
          <table:table-cell office:value-type="string">
            <text:p>[Log] <text:s/>Time:Wed Feb 05 2014 20:08:46 GMT-0500 (EST) (index.js, line 81)</text:p>
          </table:table-cell>
        </table:table-row>
        <table:table-row table:style-name="ro1">
          <table:table-cell office:value-type="string">
            <text:p>[Log] <text:s/>Latitude:45.4313988000213 (index.js, line 82)</text:p>
          </table:table-cell>
        </table:table-row>
        <table:table-row table:style-name="ro1">
          <table:table-cell office:value-type="string">
            <text:p>[Log] Longitude: -75.6915517047673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95 (index.js, line 80)</text:p>
          </table:table-cell>
        </table:table-row>
        <table:table-row table:style-name="ro1">
          <table:table-cell office:value-type="string">
            <text:p>[Log] <text:s/>Time:Wed Feb 05 2014 20:08:47 GMT-0500 (EST) (index.js, line 81)</text:p>
          </table:table-cell>
        </table:table-row>
        <table:table-row table:style-name="ro1">
          <table:table-cell office:value-type="string">
            <text:p>[Log] <text:s/>Latitude:45.43137669570069 (index.js, line 82)</text:p>
          </table:table-cell>
        </table:table-row>
        <table:table-row table:style-name="ro1">
          <table:table-cell office:value-type="string">
            <text:p>[Log] Longitude: -75.6916036735492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96 (index.js, line 80)</text:p>
          </table:table-cell>
        </table:table-row>
        <table:table-row table:style-name="ro1">
          <table:table-cell office:value-type="string">
            <text:p>[Log] <text:s/>Time:Wed Feb 05 2014 20:08:48 GMT-0500 (EST) (index.js, line 81)</text:p>
          </table:table-cell>
        </table:table-row>
        <table:table-row table:style-name="ro1">
          <table:table-cell office:value-type="string">
            <text:p>[Log] <text:s/>Latitude:45.43135134311283 (index.js, line 82)</text:p>
          </table:table-cell>
        </table:table-row>
        <table:table-row table:style-name="ro1">
          <table:table-cell office:value-type="string">
            <text:p>[Log] Longitude: -75.6916632793581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97 (index.js, line 80)</text:p>
          </table:table-cell>
        </table:table-row>
        <table:table-row table:style-name="ro1">
          <table:table-cell office:value-type="string">
            <text:p>[Log] <text:s/>Time:Wed Feb 05 2014 20:08:49 GMT-0500 (EST) (index.js, line 81)</text:p>
          </table:table-cell>
        </table:table-row>
        <table:table-row table:style-name="ro1">
          <table:table-cell office:value-type="string">
            <text:p>[Log] <text:s/>Latitude:45.43132211061526 (index.js, line 82)</text:p>
          </table:table-cell>
        </table:table-row>
        <table:table-row table:style-name="ro1">
          <table:table-cell office:value-type="string">
            <text:p>[Log] Longitude: -75.6917320063803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98 (index.js, line 80)</text:p>
          </table:table-cell>
        </table:table-row>
        <table:table-row table:style-name="ro1">
          <table:table-cell office:value-type="string">
            <text:p>[Log] <text:s/>Time:Wed Feb 05 2014 20:08:50 GMT-0500 (EST) (index.js, line 81)</text:p>
          </table:table-cell>
        </table:table-row>
        <table:table-row table:style-name="ro1">
          <table:table-cell office:value-type="string">
            <text:p>[Log] <text:s/>Latitude:45.43129798796294 (index.js, line 82)</text:p>
          </table:table-cell>
        </table:table-row>
        <table:table-row table:style-name="ro1">
          <table:table-cell office:value-type="string">
            <text:p>[Log] Longitude: -75.6917887204326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399 (index.js, line 80)</text:p>
          </table:table-cell>
        </table:table-row>
        <table:table-row table:style-name="ro1">
          <table:table-cell office:value-type="string">
            <text:p>[Log] <text:s/>Time:Wed Feb 05 2014 20:08:51 GMT-0500 (EST) (index.js, line 81)</text:p>
          </table:table-cell>
        </table:table-row>
        <table:table-row table:style-name="ro1">
          <table:table-cell office:value-type="string">
            <text:p>[Log] <text:s/>Latitude:45.43126529969155 (index.js, line 82)</text:p>
          </table:table-cell>
        </table:table-row>
        <table:table-row table:style-name="ro1">
          <table:table-cell office:value-type="string">
            <text:p>[Log] Longitude: -75.6918655723347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00 (index.js, line 80)</text:p>
          </table:table-cell>
        </table:table-row>
        <table:table-row table:style-name="ro1">
          <table:table-cell office:value-type="string">
            <text:p>[Log] <text:s/>Time:Wed Feb 05 2014 20:08:52 GMT-0500 (EST) (index.js, line 81)</text:p>
          </table:table-cell>
        </table:table-row>
        <table:table-row table:style-name="ro1">
          <table:table-cell office:value-type="string">
            <text:p>[Log] <text:s/>Latitude:45.431231826734994 (index.js, line 82)</text:p>
          </table:table-cell>
        </table:table-row>
        <table:table-row table:style-name="ro1">
          <table:table-cell office:value-type="string">
            <text:p>[Log] Longitude: -75.6919442692378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01 (index.js, line 80)</text:p>
          </table:table-cell>
        </table:table-row>
        <table:table-row table:style-name="ro1">
          <table:table-cell office:value-type="string">
            <text:p>[Log] <text:s/>Time:Wed Feb 05 2014 20:08:53 GMT-0500 (EST) (index.js, line 81)</text:p>
          </table:table-cell>
        </table:table-row>
        <table:table-row table:style-name="ro1">
          <table:table-cell office:value-type="string">
            <text:p>[Log] <text:s/>Latitude:45.43119282547679 (index.js, line 82)</text:p>
          </table:table-cell>
        </table:table-row>
        <table:table-row table:style-name="ro1">
          <table:table-cell office:value-type="string">
            <text:p>[Log] Longitude: -75.6920359636569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02 (index.js, line 80)</text:p>
          </table:table-cell>
        </table:table-row>
        <table:table-row table:style-name="ro1">
          <table:table-cell office:value-type="string">
            <text:p>[Log] <text:s/>Time:Wed Feb 05 2014 20:08:54 GMT-0500 (EST) (index.js, line 81)</text:p>
          </table:table-cell>
        </table:table-row>
        <table:table-row table:style-name="ro1">
          <table:table-cell office:value-type="string">
            <text:p>[Log] <text:s/>Latitude:45.43115794352271 (index.js, line 82)</text:p>
          </table:table-cell>
        </table:table-row>
        <table:table-row table:style-name="ro1">
          <table:table-cell office:value-type="string">
            <text:p>[Log] Longitude: -75.6921179730488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03 (index.js, line 80)</text:p>
          </table:table-cell>
        </table:table-row>
        <table:table-row table:style-name="ro1">
          <table:table-cell office:value-type="string">
            <text:p>[Log] <text:s/>Time:Wed Feb 05 2014 20:08:55 GMT-0500 (EST) (index.js, line 81)</text:p>
          </table:table-cell>
        </table:table-row>
        <table:table-row table:style-name="ro1">
          <table:table-cell office:value-type="string">
            <text:p>[Log] <text:s/>Latitude:45.431124650413125 (index.js, line 82)</text:p>
          </table:table-cell>
        </table:table-row>
        <table:table-row table:style-name="ro1">
          <table:table-cell office:value-type="string">
            <text:p>[Log] Longitude: -75.692196247255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04 (index.js, line 80)</text:p>
          </table:table-cell>
        </table:table-row>
        <table:table-row table:style-name="ro1">
          <table:table-cell office:value-type="string">
            <text:p>[Log] <text:s/>Time:Wed Feb 05 2014 20:08:56 GMT-0500 (EST) (index.js, line 81)</text:p>
          </table:table-cell>
        </table:table-row>
        <table:table-row table:style-name="ro1">
          <table:table-cell office:value-type="string">
            <text:p>[Log] <text:s/>Latitude:45.43108985354709 (index.js, line 82)</text:p>
          </table:table-cell>
        </table:table-row>
        <table:table-row table:style-name="ro1">
          <table:table-cell office:value-type="string">
            <text:p>[Log] Longitude: -75.6922780562672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05 (index.js, line 80)</text:p>
          </table:table-cell>
        </table:table-row>
        <table:table-row table:style-name="ro1">
          <table:table-cell office:value-type="string">
            <text:p>[Log] <text:s/>Time:Wed Feb 05 2014 20:08:57 GMT-0500 (EST) (index.js, line 81)</text:p>
          </table:table-cell>
        </table:table-row>
        <table:table-row table:style-name="ro1">
          <table:table-cell office:value-type="string">
            <text:p>[Log] <text:s/>Latitude:45.43105855768358 (index.js, line 82)</text:p>
          </table:table-cell>
        </table:table-row>
        <table:table-row table:style-name="ro1">
          <table:table-cell office:value-type="string">
            <text:p>[Log] Longitude: -75.6923516343158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06 (index.js, line 80)</text:p>
          </table:table-cell>
        </table:table-row>
        <table:table-row table:style-name="ro1">
          <table:table-cell office:value-type="string">
            <text:p>[Log] <text:s/>Time:Wed Feb 05 2014 20:08:58 GMT-0500 (EST) (index.js, line 81)</text:p>
          </table:table-cell>
        </table:table-row>
        <table:table-row table:style-name="ro1">
          <table:table-cell office:value-type="string">
            <text:p>[Log] <text:s/>Latitude:45.43102566615566 (index.js, line 82)</text:p>
          </table:table-cell>
        </table:table-row>
        <table:table-row table:style-name="ro1">
          <table:table-cell office:value-type="string">
            <text:p>[Log] Longitude: -75.6924289642483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07 (index.js, line 80)</text:p>
          </table:table-cell>
        </table:table-row>
        <table:table-row table:style-name="ro1">
          <table:table-cell office:value-type="string">
            <text:p>[Log] <text:s/>Time:Wed Feb 05 2014 20:08:59 GMT-0500 (EST) (index.js, line 81)</text:p>
          </table:table-cell>
        </table:table-row>
        <table:table-row table:style-name="ro1">
          <table:table-cell office:value-type="string">
            <text:p>[Log] <text:s/>Latitude:45.430995555302886 (index.js, line 82)</text:p>
          </table:table-cell>
        </table:table-row>
        <table:table-row table:style-name="ro1">
          <table:table-cell office:value-type="string">
            <text:p>[Log] Longitude: -75.6924997562964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08 (index.js, line 80)</text:p>
          </table:table-cell>
        </table:table-row>
        <table:table-row table:style-name="ro1">
          <table:table-cell office:value-type="string">
            <text:p>[Log] <text:s/>Time:Wed Feb 05 2014 20:09:00 GMT-0500 (EST) (index.js, line 81)</text:p>
          </table:table-cell>
        </table:table-row>
        <table:table-row table:style-name="ro1">
          <table:table-cell office:value-type="string">
            <text:p>[Log] <text:s/>Latitude:45.43096866812928 (index.js, line 82)</text:p>
          </table:table-cell>
        </table:table-row>
        <table:table-row table:style-name="ro1">
          <table:table-cell office:value-type="string">
            <text:p>[Log] Longitude: -75.6925629692705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09 (index.js, line 80)</text:p>
          </table:table-cell>
        </table:table-row>
        <table:table-row table:style-name="ro1">
          <table:table-cell office:value-type="string">
            <text:p>[Log] <text:s/>Time:Wed Feb 05 2014 20:09:01 GMT-0500 (EST) (index.js, line 81)</text:p>
          </table:table-cell>
        </table:table-row>
        <table:table-row table:style-name="ro1">
          <table:table-cell office:value-type="string">
            <text:p>[Log] <text:s/>Latitude:45.430948387912295 (index.js, line 82)</text:p>
          </table:table-cell>
        </table:table-row>
        <table:table-row table:style-name="ro1">
          <table:table-cell office:value-type="string">
            <text:p>[Log] Longitude: -75.6926106488754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10 (index.js, line 80)</text:p>
          </table:table-cell>
        </table:table-row>
        <table:table-row table:style-name="ro1">
          <table:table-cell office:value-type="string">
            <text:p>[Log] <text:s/>Time:Wed Feb 05 2014 20:09:02 GMT-0500 (EST) (index.js, line 81)</text:p>
          </table:table-cell>
        </table:table-row>
        <table:table-row table:style-name="ro1">
          <table:table-cell office:value-type="string">
            <text:p>[Log] <text:s/>Latitude:45.430930787975264 (index.js, line 82)</text:p>
          </table:table-cell>
        </table:table-row>
        <table:table-row table:style-name="ro1">
          <table:table-cell office:value-type="string">
            <text:p>[Log] Longitude: -75.6926520273191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11 (index.js, line 80)</text:p>
          </table:table-cell>
        </table:table-row>
        <table:table-row table:style-name="ro1">
          <table:table-cell office:value-type="string">
            <text:p>[Log] <text:s/>Time:Wed Feb 05 2014 20:09:03 GMT-0500 (EST) (index.js, line 81)</text:p>
          </table:table-cell>
        </table:table-row>
        <table:table-row table:style-name="ro1">
          <table:table-cell office:value-type="string">
            <text:p>[Log] <text:s/>Latitude:45.43091696720426 (index.js, line 82)</text:p>
          </table:table-cell>
        </table:table-row>
        <table:table-row table:style-name="ro1">
          <table:table-cell office:value-type="string">
            <text:p>[Log] Longitude: -75.6926845206180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12 (index.js, line 80)</text:p>
          </table:table-cell>
        </table:table-row>
        <table:table-row table:style-name="ro1">
          <table:table-cell office:value-type="string">
            <text:p>[Log] <text:s/>Time:Wed Feb 05 2014 20:09:04 GMT-0500 (EST) (index.js, line 81)</text:p>
          </table:table-cell>
        </table:table-row>
        <table:table-row table:style-name="ro1">
          <table:table-cell office:value-type="string">
            <text:p>[Log] <text:s/>Latitude:45.43090232304248 (index.js, line 82)</text:p>
          </table:table-cell>
        </table:table-row>
        <table:table-row table:style-name="ro1">
          <table:table-cell office:value-type="string">
            <text:p>[Log] Longitude: -75.6927189496127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13 (index.js, line 80)</text:p>
          </table:table-cell>
        </table:table-row>
        <table:table-row table:style-name="ro1">
          <table:table-cell office:value-type="string">
            <text:p>[Log] <text:s/>Time:Wed Feb 05 2014 20:09:05 GMT-0500 (EST) (index.js, line 81)</text:p>
          </table:table-cell>
        </table:table-row>
        <table:table-row table:style-name="ro1">
          <table:table-cell office:value-type="string">
            <text:p>[Log] <text:s/>Latitude:45.43097057224627 (index.js, line 82)</text:p>
          </table:table-cell>
        </table:table-row>
        <table:table-row table:style-name="ro1">
          <table:table-cell office:value-type="string">
            <text:p>[Log] Longitude: -75.6929044866410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14 (index.js, line 80)</text:p>
          </table:table-cell>
        </table:table-row>
        <table:table-row table:style-name="ro1">
          <table:table-cell office:value-type="string">
            <text:p>[Log] <text:s/>Time:Wed Feb 05 2014 20:09:06 GMT-0500 (EST) (index.js, line 81)</text:p>
          </table:table-cell>
        </table:table-row>
        <table:table-row table:style-name="ro1">
          <table:table-cell office:value-type="string">
            <text:p>[Log] <text:s/>Latitude:45.43102286742579 (index.js, line 82)</text:p>
          </table:table-cell>
        </table:table-row>
        <table:table-row table:style-name="ro1">
          <table:table-cell office:value-type="string">
            <text:p>[Log] Longitude: -75.6929499430771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15 (index.js, line 80)</text:p>
          </table:table-cell>
        </table:table-row>
        <table:table-row table:style-name="ro1">
          <table:table-cell office:value-type="string">
            <text:p>[Log] <text:s/>Time:Wed Feb 05 2014 20:09:07 GMT-0500 (EST) (index.js, line 81)</text:p>
          </table:table-cell>
        </table:table-row>
        <table:table-row table:style-name="ro1">
          <table:table-cell office:value-type="string">
            <text:p>[Log] <text:s/>Latitude:45.43105768811444 (index.js, line 82)</text:p>
          </table:table-cell>
        </table:table-row>
        <table:table-row table:style-name="ro1">
          <table:table-cell office:value-type="string">
            <text:p>[Log] Longitude: -75.6929802105878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16 (index.js, line 80)</text:p>
          </table:table-cell>
        </table:table-row>
        <table:table-row table:style-name="ro1">
          <table:table-cell office:value-type="string">
            <text:p>[Log] <text:s/>Time:Wed Feb 05 2014 20:09:08 GMT-0500 (EST) (index.js, line 81)</text:p>
          </table:table-cell>
        </table:table-row>
        <table:table-row table:style-name="ro1">
          <table:table-cell office:value-type="string">
            <text:p>[Log] <text:s/>Latitude:45.431096057136095 (index.js, line 82)</text:p>
          </table:table-cell>
        </table:table-row>
        <table:table-row table:style-name="ro1">
          <table:table-cell office:value-type="string">
            <text:p>[Log] Longitude: -75.6930135623770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17 (index.js, line 80)</text:p>
          </table:table-cell>
        </table:table-row>
        <table:table-row table:style-name="ro1">
          <table:table-cell office:value-type="string">
            <text:p>[Log] <text:s/>Time:Wed Feb 05 2014 20:09:09 GMT-0500 (EST) (index.js, line 81)</text:p>
          </table:table-cell>
        </table:table-row>
        <table:table-row table:style-name="ro1">
          <table:table-cell office:value-type="string">
            <text:p>[Log] <text:s/>Latitude:45.43114093542591 (index.js, line 82)</text:p>
          </table:table-cell>
        </table:table-row>
        <table:table-row table:style-name="ro1">
          <table:table-cell office:value-type="string">
            <text:p>[Log] Longitude: -75.6930525719508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18 (index.js, line 80)</text:p>
          </table:table-cell>
        </table:table-row>
        <table:table-row table:style-name="ro1">
          <table:table-cell office:value-type="string">
            <text:p>[Log] <text:s/>Time:Wed Feb 05 2014 20:09:10 GMT-0500 (EST) (index.js, line 81)</text:p>
          </table:table-cell>
        </table:table-row>
        <table:table-row table:style-name="ro1">
          <table:table-cell office:value-type="string">
            <text:p>[Log] <text:s/>Latitude:45.43118183772792 (index.js, line 82)</text:p>
          </table:table-cell>
        </table:table-row>
        <table:table-row table:style-name="ro1">
          <table:table-cell office:value-type="string">
            <text:p>[Log] Longitude: -75.6930881257903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19 (index.js, line 80)</text:p>
          </table:table-cell>
        </table:table-row>
        <table:table-row table:style-name="ro1">
          <table:table-cell office:value-type="string">
            <text:p>[Log] <text:s/>Time:Wed Feb 05 2014 20:09:11 GMT-0500 (EST) (index.js, line 81)</text:p>
          </table:table-cell>
        </table:table-row>
        <table:table-row table:style-name="ro1">
          <table:table-cell office:value-type="string">
            <text:p>[Log] <text:s/>Latitude:45.431251527943566 (index.js, line 82)</text:p>
          </table:table-cell>
        </table:table-row>
        <table:table-row table:style-name="ro1">
          <table:table-cell office:value-type="string">
            <text:p>[Log] Longitude: -75.6931487030487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20 (index.js, line 80)</text:p>
          </table:table-cell>
        </table:table-row>
        <table:table-row table:style-name="ro1">
          <table:table-cell office:value-type="string">
            <text:p>[Log] <text:s/>Time:Wed Feb 05 2014 20:09:12 GMT-0500 (EST) (index.js, line 81)</text:p>
          </table:table-cell>
        </table:table-row>
        <table:table-row table:style-name="ro1">
          <table:table-cell office:value-type="string">
            <text:p>[Log] <text:s/>Latitude:45.431304812827705 (index.js, line 82)</text:p>
          </table:table-cell>
        </table:table-row>
        <table:table-row table:style-name="ro1">
          <table:table-cell office:value-type="string">
            <text:p>[Log] Longitude: -75.6931950204307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21 (index.js, line 80)</text:p>
          </table:table-cell>
        </table:table-row>
        <table:table-row table:style-name="ro1">
          <table:table-cell office:value-type="string">
            <text:p>[Log] <text:s/>Time:Wed Feb 05 2014 20:09:13 GMT-0500 (EST) (index.js, line 81)</text:p>
          </table:table-cell>
        </table:table-row>
        <table:table-row table:style-name="ro1">
          <table:table-cell office:value-type="string">
            <text:p>[Log] <text:s/>Latitude:45.43136082066556 (index.js, line 82)</text:p>
          </table:table-cell>
        </table:table-row>
        <table:table-row table:style-name="ro1">
          <table:table-cell office:value-type="string">
            <text:p>[Log] Longitude: -75.6932437045543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22 (index.js, line 80)</text:p>
          </table:table-cell>
        </table:table-row>
        <table:table-row table:style-name="ro1">
          <table:table-cell office:value-type="string">
            <text:p>[Log] <text:s/>Time:Wed Feb 05 2014 20:09:14 GMT-0500 (EST) (index.js, line 81)</text:p>
          </table:table-cell>
        </table:table-row>
        <table:table-row table:style-name="ro1">
          <table:table-cell office:value-type="string">
            <text:p>[Log] <text:s/>Latitude:45.43141886926271 (index.js, line 82)</text:p>
          </table:table-cell>
        </table:table-row>
        <table:table-row table:style-name="ro1">
          <table:table-cell office:value-type="string">
            <text:p>[Log] Longitude: -75.6932941627928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23 (index.js, line 80)</text:p>
          </table:table-cell>
        </table:table-row>
        <table:table-row table:style-name="ro1">
          <table:table-cell office:value-type="string">
            <text:p>[Log] <text:s/>Time:Wed Feb 05 2014 20:09:15 GMT-0500 (EST) (index.js, line 81)</text:p>
          </table:table-cell>
        </table:table-row>
        <table:table-row table:style-name="ro1">
          <table:table-cell office:value-type="string">
            <text:p>[Log] <text:s/>Latitude:45.43147817372023 (index.js, line 82)</text:p>
          </table:table-cell>
        </table:table-row>
        <table:table-row table:style-name="ro1">
          <table:table-cell office:value-type="string">
            <text:p>[Log] Longitude: -75.6933457126433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24 (index.js, line 80)</text:p>
          </table:table-cell>
        </table:table-row>
        <table:table-row table:style-name="ro1">
          <table:table-cell office:value-type="string">
            <text:p>[Log] <text:s/>Time:Wed Feb 05 2014 20:09:16 GMT-0500 (EST) (index.js, line 81)</text:p>
          </table:table-cell>
        </table:table-row>
        <table:table-row table:style-name="ro1">
          <table:table-cell office:value-type="string">
            <text:p>[Log] <text:s/>Latitude:45.43152200706001 (index.js, line 82)</text:p>
          </table:table-cell>
        </table:table-row>
        <table:table-row table:style-name="ro1">
          <table:table-cell office:value-type="string">
            <text:p>[Log] Longitude: -75.693383814450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25 (index.js, line 80)</text:p>
          </table:table-cell>
        </table:table-row>
        <table:table-row table:style-name="ro1">
          <table:table-cell office:value-type="string">
            <text:p>[Log] <text:s/>Time:Wed Feb 05 2014 20:09:17 GMT-0500 (EST) (index.js, line 81)</text:p>
          </table:table-cell>
        </table:table-row>
        <table:table-row table:style-name="ro1">
          <table:table-cell office:value-type="string">
            <text:p>[Log] <text:s/>Latitude:45.43152023829576 (index.js, line 82)</text:p>
          </table:table-cell>
        </table:table-row>
        <table:table-row table:style-name="ro1">
          <table:table-cell office:value-type="string">
            <text:p>[Log] Longitude: -75.6933822768951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26 (index.js, line 80)</text:p>
          </table:table-cell>
        </table:table-row>
        <table:table-row table:style-name="ro1">
          <table:table-cell office:value-type="string">
            <text:p>[Log] <text:s/>Time:Wed Feb 05 2014 20:09:18 GMT-0500 (EST) (index.js, line 81)</text:p>
          </table:table-cell>
        </table:table-row>
        <table:table-row table:style-name="ro1">
          <table:table-cell office:value-type="string">
            <text:p>[Log] <text:s/>Latitude:45.43166812361435 (index.js, line 82)</text:p>
          </table:table-cell>
        </table:table-row>
        <table:table-row table:style-name="ro1">
          <table:table-cell office:value-type="string">
            <text:p>[Log] Longitude: -75.693508112017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27 (index.js, line 80)</text:p>
          </table:table-cell>
        </table:table-row>
        <table:table-row table:style-name="ro1">
          <table:table-cell office:value-type="string">
            <text:p>[Log] <text:s/>Time:Wed Feb 05 2014 20:09:19 GMT-0500 (EST) (index.js, line 81)</text:p>
          </table:table-cell>
        </table:table-row>
        <table:table-row table:style-name="ro1">
          <table:table-cell office:value-type="string">
            <text:p>[Log] <text:s/>Latitude:45.43173814283237 (index.js, line 82)</text:p>
          </table:table-cell>
        </table:table-row>
        <table:table-row table:style-name="ro1">
          <table:table-cell office:value-type="string">
            <text:p>[Log] Longitude: -75.69356767575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28 (index.js, line 80)</text:p>
          </table:table-cell>
        </table:table-row>
        <table:table-row table:style-name="ro1">
          <table:table-cell office:value-type="string">
            <text:p>[Log] <text:s/>Time:Wed Feb 05 2014 20:09:20 GMT-0500 (EST) (index.js, line 81)</text:p>
          </table:table-cell>
        </table:table-row>
        <table:table-row table:style-name="ro1">
          <table:table-cell office:value-type="string">
            <text:p>[Log] <text:s/>Latitude:45.43180596790739 (index.js, line 82)</text:p>
          </table:table-cell>
        </table:table-row>
        <table:table-row table:style-name="ro1">
          <table:table-cell office:value-type="string">
            <text:p>[Log] Longitude: -75.6936253728781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29 (index.js, line 80)</text:p>
          </table:table-cell>
        </table:table-row>
        <table:table-row table:style-name="ro1">
          <table:table-cell office:value-type="string">
            <text:p>[Log] <text:s/>Time:Wed Feb 05 2014 20:09:21 GMT-0500 (EST) (index.js, line 81)</text:p>
          </table:table-cell>
        </table:table-row>
        <table:table-row table:style-name="ro1">
          <table:table-cell office:value-type="string">
            <text:p>[Log] <text:s/>Latitude:45.431872083198016 (index.js, line 82)</text:p>
          </table:table-cell>
        </table:table-row>
        <table:table-row table:style-name="ro1">
          <table:table-cell office:value-type="string">
            <text:p>[Log] Longitude: -75.6936816159395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30 (index.js, line 80)</text:p>
          </table:table-cell>
        </table:table-row>
        <table:table-row table:style-name="ro1">
          <table:table-cell office:value-type="string">
            <text:p>[Log] <text:s/>Time:Wed Feb 05 2014 20:09:22 GMT-0500 (EST) (index.js, line 81)</text:p>
          </table:table-cell>
        </table:table-row>
        <table:table-row table:style-name="ro1">
          <table:table-cell office:value-type="string">
            <text:p>[Log] <text:s/>Latitude:45.43193611855462 (index.js, line 82)</text:p>
          </table:table-cell>
        </table:table-row>
        <table:table-row table:style-name="ro1">
          <table:table-cell office:value-type="string">
            <text:p>[Log] Longitude: -75.6937360893061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31 (index.js, line 80)</text:p>
          </table:table-cell>
        </table:table-row>
        <table:table-row table:style-name="ro1">
          <table:table-cell office:value-type="string">
            <text:p>[Log] <text:s/>Time:Wed Feb 05 2014 20:09:23 GMT-0500 (EST) (index.js, line 81)</text:p>
          </table:table-cell>
        </table:table-row>
        <table:table-row table:style-name="ro1">
          <table:table-cell office:value-type="string">
            <text:p>[Log] <text:s/>Latitude:45.4319988147543 (index.js, line 82)</text:p>
          </table:table-cell>
        </table:table-row>
        <table:table-row table:style-name="ro1">
          <table:table-cell office:value-type="string">
            <text:p>[Log] Longitude: -75.6937894237489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32 (index.js, line 80)</text:p>
          </table:table-cell>
        </table:table-row>
        <table:table-row table:style-name="ro1">
          <table:table-cell office:value-type="string">
            <text:p>[Log] <text:s/>Time:Wed Feb 05 2014 20:09:24 GMT-0500 (EST) (index.js, line 81)</text:p>
          </table:table-cell>
        </table:table-row>
        <table:table-row table:style-name="ro1">
          <table:table-cell office:value-type="string">
            <text:p>[Log] <text:s/>Latitude:45.43206122918985 (index.js, line 82)</text:p>
          </table:table-cell>
        </table:table-row>
        <table:table-row table:style-name="ro1">
          <table:table-cell office:value-type="string">
            <text:p>[Log] Longitude: -75.693842518521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33 (index.js, line 80)</text:p>
          </table:table-cell>
        </table:table-row>
        <table:table-row table:style-name="ro1">
          <table:table-cell office:value-type="string">
            <text:p>[Log] <text:s/>Time:Wed Feb 05 2014 20:09:25 GMT-0500 (EST) (index.js, line 81)</text:p>
          </table:table-cell>
        </table:table-row>
        <table:table-row table:style-name="ro1">
          <table:table-cell office:value-type="string">
            <text:p>[Log] <text:s/>Latitude:45.43212196533913 (index.js, line 82)</text:p>
          </table:table-cell>
        </table:table-row>
        <table:table-row table:style-name="ro1">
          <table:table-cell office:value-type="string">
            <text:p>[Log] Longitude: -75.6938941857515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34 (index.js, line 80)</text:p>
          </table:table-cell>
        </table:table-row>
        <table:table-row table:style-name="ro1">
          <table:table-cell office:value-type="string">
            <text:p>[Log] <text:s/>Time:Wed Feb 05 2014 20:09:26 GMT-0500 (EST) (index.js, line 81)</text:p>
          </table:table-cell>
        </table:table-row>
        <table:table-row table:style-name="ro1">
          <table:table-cell office:value-type="string">
            <text:p>[Log] <text:s/>Latitude:45.432142794621704 (index.js, line 82)</text:p>
          </table:table-cell>
        </table:table-row>
        <table:table-row table:style-name="ro1">
          <table:table-cell office:value-type="string">
            <text:p>[Log] Longitude: -75.6939119048001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35 (index.js, line 80)</text:p>
          </table:table-cell>
        </table:table-row>
        <table:table-row table:style-name="ro1">
          <table:table-cell office:value-type="string">
            <text:p>[Log] <text:s/>Time:Wed Feb 05 2014 20:09:27 GMT-0500 (EST) (index.js, line 81)</text:p>
          </table:table-cell>
        </table:table-row>
        <table:table-row table:style-name="ro1">
          <table:table-cell office:value-type="string">
            <text:p>[Log] <text:s/>Latitude:45.43214133261559 (index.js, line 82)</text:p>
          </table:table-cell>
        </table:table-row>
        <table:table-row table:style-name="ro1">
          <table:table-cell office:value-type="string">
            <text:p>[Log] Longitude: -75.6939106611025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36 (index.js, line 80)</text:p>
          </table:table-cell>
        </table:table-row>
        <table:table-row table:style-name="ro1">
          <table:table-cell office:value-type="string">
            <text:p>[Log] <text:s/>Time:Wed Feb 05 2014 20:09:28 GMT-0500 (EST) (index.js, line 81)</text:p>
          </table:table-cell>
        </table:table-row>
        <table:table-row table:style-name="ro1">
          <table:table-cell office:value-type="string">
            <text:p>[Log] <text:s/>Latitude:45.43228299998198 (index.js, line 82)</text:p>
          </table:table-cell>
        </table:table-row>
        <table:table-row table:style-name="ro1">
          <table:table-cell office:value-type="string">
            <text:p>[Log] Longitude: -75.6940330696306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37 (index.js, line 80)</text:p>
          </table:table-cell>
        </table:table-row>
        <table:table-row table:style-name="ro1">
          <table:table-cell office:value-type="string">
            <text:p>[Log] <text:s/>Time:Wed Feb 05 2014 20:09:29 GMT-0500 (EST) (index.js, line 81)</text:p>
          </table:table-cell>
        </table:table-row>
        <table:table-row table:style-name="ro1">
          <table:table-cell office:value-type="string">
            <text:p>[Log] <text:s/>Latitude:45.43233187583132 (index.js, line 82)</text:p>
          </table:table-cell>
        </table:table-row>
        <table:table-row table:style-name="ro1">
          <table:table-cell office:value-type="string">
            <text:p>[Log] Longitude: -75.6940753101662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38 (index.js, line 80)</text:p>
          </table:table-cell>
        </table:table-row>
        <table:table-row table:style-name="ro1">
          <table:table-cell office:value-type="string">
            <text:p>[Log] <text:s/>Time:Wed Feb 05 2014 20:09:30 GMT-0500 (EST) (index.js, line 81)</text:p>
          </table:table-cell>
        </table:table-row>
        <table:table-row table:style-name="ro1">
          <table:table-cell office:value-type="string">
            <text:p>[Log] <text:s/>Latitude:45.432377235302084 (index.js, line 82)</text:p>
          </table:table-cell>
        </table:table-row>
        <table:table-row table:style-name="ro1">
          <table:table-cell office:value-type="string">
            <text:p>[Log] Longitude: -75.6941145117707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39 (index.js, line 80)</text:p>
          </table:table-cell>
        </table:table-row>
        <table:table-row table:style-name="ro1">
          <table:table-cell office:value-type="string">
            <text:p>[Log] <text:s/>Time:Wed Feb 05 2014 20:09:31 GMT-0500 (EST) (index.js, line 81)</text:p>
          </table:table-cell>
        </table:table-row>
        <table:table-row table:style-name="ro1">
          <table:table-cell office:value-type="string">
            <text:p>[Log] <text:s/>Latitude:45.432420800266605 (index.js, line 82)</text:p>
          </table:table-cell>
        </table:table-row>
        <table:table-row table:style-name="ro1">
          <table:table-cell office:value-type="string">
            <text:p>[Log] Longitude: -75.6941521623957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40 (index.js, line 80)</text:p>
          </table:table-cell>
        </table:table-row>
        <table:table-row table:style-name="ro1">
          <table:table-cell office:value-type="string">
            <text:p>[Log] <text:s/>Time:Wed Feb 05 2014 20:09:32 GMT-0500 (EST) (index.js, line 81)</text:p>
          </table:table-cell>
        </table:table-row>
        <table:table-row table:style-name="ro1">
          <table:table-cell office:value-type="string">
            <text:p>[Log] <text:s/>Latitude:45.432462843460684 (index.js, line 82)</text:p>
          </table:table-cell>
        </table:table-row>
        <table:table-row table:style-name="ro1">
          <table:table-cell office:value-type="string">
            <text:p>[Log] Longitude: -75.694188497782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41 (index.js, line 80)</text:p>
          </table:table-cell>
        </table:table-row>
        <table:table-row table:style-name="ro1">
          <table:table-cell office:value-type="string">
            <text:p>[Log] <text:s/>Time:Wed Feb 05 2014 20:09:33 GMT-0500 (EST) (index.js, line 81)</text:p>
          </table:table-cell>
        </table:table-row>
        <table:table-row table:style-name="ro1">
          <table:table-cell office:value-type="string">
            <text:p>[Log] <text:s/>Latitude:45.43250342853273 (index.js, line 82)</text:p>
          </table:table-cell>
        </table:table-row>
        <table:table-row table:style-name="ro1">
          <table:table-cell office:value-type="string">
            <text:p>[Log] Longitude: -75.6942235731003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42 (index.js, line 80)</text:p>
          </table:table-cell>
        </table:table-row>
        <table:table-row table:style-name="ro1">
          <table:table-cell office:value-type="string">
            <text:p>[Log] <text:s/>Time:Wed Feb 05 2014 20:09:34 GMT-0500 (EST) (index.js, line 81)</text:p>
          </table:table-cell>
        </table:table-row>
        <table:table-row table:style-name="ro1">
          <table:table-cell office:value-type="string">
            <text:p>[Log] <text:s/>Latitude:45.432544630035494 (index.js, line 82)</text:p>
          </table:table-cell>
        </table:table-row>
        <table:table-row table:style-name="ro1">
          <table:table-cell office:value-type="string">
            <text:p>[Log] Longitude: -75.6942591811275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43 (index.js, line 80)</text:p>
          </table:table-cell>
        </table:table-row>
        <table:table-row table:style-name="ro1">
          <table:table-cell office:value-type="string">
            <text:p>[Log] <text:s/>Time:Wed Feb 05 2014 20:09:35 GMT-0500 (EST) (index.js, line 81)</text:p>
          </table:table-cell>
        </table:table-row>
        <table:table-row table:style-name="ro1">
          <table:table-cell office:value-type="string">
            <text:p>[Log] <text:s/>Latitude:45.43258863647909 (index.js, line 82)</text:p>
          </table:table-cell>
        </table:table-row>
        <table:table-row table:style-name="ro1">
          <table:table-cell office:value-type="string">
            <text:p>[Log] Longitude: -75.6942972135220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44 (index.js, line 80)</text:p>
          </table:table-cell>
        </table:table-row>
        <table:table-row table:style-name="ro1">
          <table:table-cell office:value-type="string">
            <text:p>[Log] <text:s/>Time:Wed Feb 05 2014 20:09:36 GMT-0500 (EST) (index.js, line 81)</text:p>
          </table:table-cell>
        </table:table-row>
        <table:table-row table:style-name="ro1">
          <table:table-cell office:value-type="string">
            <text:p>[Log] <text:s/>Latitude:45.432633081509366 (index.js, line 82)</text:p>
          </table:table-cell>
        </table:table-row>
        <table:table-row table:style-name="ro1">
          <table:table-cell office:value-type="string">
            <text:p>[Log] Longitude: -75.6943356249030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45 (index.js, line 80)</text:p>
          </table:table-cell>
        </table:table-row>
        <table:table-row table:style-name="ro1">
          <table:table-cell office:value-type="string">
            <text:p>[Log] <text:s/>Time:Wed Feb 05 2014 20:09:37 GMT-0500 (EST) (index.js, line 81)</text:p>
          </table:table-cell>
        </table:table-row>
        <table:table-row table:style-name="ro1">
          <table:table-cell office:value-type="string">
            <text:p>[Log] <text:s/>Latitude:45.43266684888246 (index.js, line 82)</text:p>
          </table:table-cell>
        </table:table-row>
        <table:table-row table:style-name="ro1">
          <table:table-cell office:value-type="string">
            <text:p>[Log] Longitude: -75.6943648081687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46 (index.js, line 80)</text:p>
          </table:table-cell>
        </table:table-row>
        <table:table-row table:style-name="ro1">
          <table:table-cell office:value-type="string">
            <text:p>[Log] <text:s/>Time:Wed Feb 05 2014 20:09:38 GMT-0500 (EST) (index.js, line 81)</text:p>
          </table:table-cell>
        </table:table-row>
        <table:table-row table:style-name="ro1">
          <table:table-cell office:value-type="string">
            <text:p>[Log] <text:s/>Latitude:45.43269440707861 (index.js, line 82)</text:p>
          </table:table-cell>
        </table:table-row>
        <table:table-row table:style-name="ro1">
          <table:table-cell office:value-type="string">
            <text:p>[Log] Longitude: -75.6943886252156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47 (index.js, line 80)</text:p>
          </table:table-cell>
        </table:table-row>
        <table:table-row table:style-name="ro1">
          <table:table-cell office:value-type="string">
            <text:p>[Log] <text:s/>Time:Wed Feb 05 2014 20:09:39 GMT-0500 (EST) (index.js, line 81)</text:p>
          </table:table-cell>
        </table:table-row>
        <table:table-row table:style-name="ro1">
          <table:table-cell office:value-type="string">
            <text:p>[Log] <text:s/>Latitude:45.43272706649101 (index.js, line 82)</text:p>
          </table:table-cell>
        </table:table-row>
        <table:table-row table:style-name="ro1">
          <table:table-cell office:value-type="string">
            <text:p>[Log] Longitude: -75.6944168511108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48 (index.js, line 80)</text:p>
          </table:table-cell>
        </table:table-row>
        <table:table-row table:style-name="ro1">
          <table:table-cell office:value-type="string">
            <text:p>[Log] <text:s/>Time:Wed Feb 05 2014 20:09:40 GMT-0500 (EST) (index.js, line 81)</text:p>
          </table:table-cell>
        </table:table-row>
        <table:table-row table:style-name="ro1">
          <table:table-cell office:value-type="string">
            <text:p>[Log] <text:s/>Latitude:45.43274751391172 (index.js, line 82)</text:p>
          </table:table-cell>
        </table:table-row>
        <table:table-row table:style-name="ro1">
          <table:table-cell office:value-type="string">
            <text:p>[Log] Longitude: -75.6944345226838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49 (index.js, line 80)</text:p>
          </table:table-cell>
        </table:table-row>
        <table:table-row table:style-name="ro1">
          <table:table-cell office:value-type="string">
            <text:p>[Log] <text:s/>Time:Wed Feb 05 2014 20:09:41 GMT-0500 (EST) (index.js, line 81)</text:p>
          </table:table-cell>
        </table:table-row>
        <table:table-row table:style-name="ro1">
          <table:table-cell office:value-type="string">
            <text:p>[Log] <text:s/>Latitude:45.43275684793892 (index.js, line 82)</text:p>
          </table:table-cell>
        </table:table-row>
        <table:table-row table:style-name="ro1">
          <table:table-cell office:value-type="string">
            <text:p>[Log] Longitude: -75.6944298475289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50 (index.js, line 80)</text:p>
          </table:table-cell>
        </table:table-row>
        <table:table-row table:style-name="ro1">
          <table:table-cell office:value-type="string">
            <text:p>[Log] <text:s/>Time:Wed Feb 05 2014 20:09:42 GMT-0500 (EST) (index.js, line 81)</text:p>
          </table:table-cell>
        </table:table-row>
        <table:table-row table:style-name="ro1">
          <table:table-cell office:value-type="string">
            <text:p>[Log] <text:s/>Latitude:45.43280888484989 (index.js, line 82)</text:p>
          </table:table-cell>
        </table:table-row>
        <table:table-row table:style-name="ro1">
          <table:table-cell office:value-type="string">
            <text:p>[Log] Longitude: -75.6943093145673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51 (index.js, line 80)</text:p>
          </table:table-cell>
        </table:table-row>
        <table:table-row table:style-name="ro1">
          <table:table-cell office:value-type="string">
            <text:p>[Log] <text:s/>Time:Wed Feb 05 2014 20:09:43 GMT-0500 (EST) (index.js, line 81)</text:p>
          </table:table-cell>
        </table:table-row>
        <table:table-row table:style-name="ro1">
          <table:table-cell office:value-type="string">
            <text:p>[Log] <text:s/>Latitude:45.43283518570823 (index.js, line 82)</text:p>
          </table:table-cell>
        </table:table-row>
        <table:table-row table:style-name="ro1">
          <table:table-cell office:value-type="string">
            <text:p>[Log] Longitude: -75.6942479298959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52 (index.js, line 80)</text:p>
          </table:table-cell>
        </table:table-row>
        <table:table-row table:style-name="ro1">
          <table:table-cell office:value-type="string">
            <text:p>[Log] <text:s/>Time:Wed Feb 05 2014 20:09:44 GMT-0500 (EST) (index.js, line 81)</text:p>
          </table:table-cell>
        </table:table-row>
        <table:table-row table:style-name="ro1">
          <table:table-cell office:value-type="string">
            <text:p>[Log] <text:s/>Latitude:45.43285586882752 (index.js, line 82)</text:p>
          </table:table-cell>
        </table:table-row>
        <table:table-row table:style-name="ro1">
          <table:table-cell office:value-type="string">
            <text:p>[Log] Longitude: -75.6941996573368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53 (index.js, line 80)</text:p>
          </table:table-cell>
        </table:table-row>
        <table:table-row table:style-name="ro1">
          <table:table-cell office:value-type="string">
            <text:p>[Log] <text:s/>Time:Wed Feb 05 2014 20:09:45 GMT-0500 (EST) (index.js, line 81)</text:p>
          </table:table-cell>
        </table:table-row>
        <table:table-row table:style-name="ro1">
          <table:table-cell office:value-type="string">
            <text:p>[Log] <text:s/>Latitude:45.4328734822947 (index.js, line 82)</text:p>
          </table:table-cell>
        </table:table-row>
        <table:table-row table:style-name="ro1">
          <table:table-cell office:value-type="string">
            <text:p>[Log] Longitude: -75.6941585486856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54 (index.js, line 80)</text:p>
          </table:table-cell>
        </table:table-row>
        <table:table-row table:style-name="ro1">
          <table:table-cell office:value-type="string">
            <text:p>[Log] <text:s/>Time:Wed Feb 05 2014 20:09:46 GMT-0500 (EST) (index.js, line 81)</text:p>
          </table:table-cell>
        </table:table-row>
        <table:table-row table:style-name="ro1">
          <table:table-cell office:value-type="string">
            <text:p>[Log] <text:s/>Latitude:45.43290291388316 (index.js, line 82)</text:p>
          </table:table-cell>
        </table:table-row>
        <table:table-row table:style-name="ro1">
          <table:table-cell office:value-type="string">
            <text:p>[Log] Longitude: -75.694089857679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55 (index.js, line 80)</text:p>
          </table:table-cell>
        </table:table-row>
        <table:table-row table:style-name="ro1">
          <table:table-cell office:value-type="string">
            <text:p>[Log] <text:s/>Time:Wed Feb 05 2014 20:09:47 GMT-0500 (EST) (index.js, line 81)</text:p>
          </table:table-cell>
        </table:table-row>
        <table:table-row table:style-name="ro1">
          <table:table-cell office:value-type="string">
            <text:p>[Log] <text:s/>Latitude:45.432933014527805 (index.js, line 82)</text:p>
          </table:table-cell>
        </table:table-row>
        <table:table-row table:style-name="ro1">
          <table:table-cell office:value-type="string">
            <text:p>[Log] Longitude: -75.6940196043979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56 (index.js, line 80)</text:p>
          </table:table-cell>
        </table:table-row>
        <table:table-row table:style-name="ro1">
          <table:table-cell office:value-type="string">
            <text:p>[Log] <text:s/>Time:Wed Feb 05 2014 20:09:48 GMT-0500 (EST) (index.js, line 81)</text:p>
          </table:table-cell>
        </table:table-row>
        <table:table-row table:style-name="ro1">
          <table:table-cell office:value-type="string">
            <text:p>[Log] <text:s/>Latitude:45.43296229949613 (index.js, line 82)</text:p>
          </table:table-cell>
        </table:table-row>
        <table:table-row table:style-name="ro1">
          <table:table-cell office:value-type="string">
            <text:p>[Log] Longitude: -75.6939512557073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57 (index.js, line 80)</text:p>
          </table:table-cell>
        </table:table-row>
        <table:table-row table:style-name="ro1">
          <table:table-cell office:value-type="string">
            <text:p>[Log] <text:s/>Time:Wed Feb 05 2014 20:09:49 GMT-0500 (EST) (index.js, line 81)</text:p>
          </table:table-cell>
        </table:table-row>
        <table:table-row table:style-name="ro1">
          <table:table-cell office:value-type="string">
            <text:p>[Log] <text:s/>Latitude:45.43298639915005 (index.js, line 82)</text:p>
          </table:table-cell>
        </table:table-row>
        <table:table-row table:style-name="ro1">
          <table:table-cell office:value-type="string">
            <text:p>[Log] Longitude: -75.6938950088806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58 (index.js, line 80)</text:p>
          </table:table-cell>
        </table:table-row>
        <table:table-row table:style-name="ro1">
          <table:table-cell office:value-type="string">
            <text:p>[Log] <text:s/>Time:Wed Feb 05 2014 20:09:50 GMT-0500 (EST) (index.js, line 81)</text:p>
          </table:table-cell>
        </table:table-row>
        <table:table-row table:style-name="ro1">
          <table:table-cell office:value-type="string">
            <text:p>[Log] <text:s/>Latitude:45.43301234723907 (index.js, line 82)</text:p>
          </table:table-cell>
        </table:table-row>
        <table:table-row table:style-name="ro1">
          <table:table-cell office:value-type="string">
            <text:p>[Log] Longitude: -75.6938344478294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59 (index.js, line 80)</text:p>
          </table:table-cell>
        </table:table-row>
        <table:table-row table:style-name="ro1">
          <table:table-cell office:value-type="string">
            <text:p>[Log] <text:s/>Time:Wed Feb 05 2014 20:09:51 GMT-0500 (EST) (index.js, line 81)</text:p>
          </table:table-cell>
        </table:table-row>
        <table:table-row table:style-name="ro1">
          <table:table-cell office:value-type="string">
            <text:p>[Log] <text:s/>Latitude:45.43303652591015 (index.js, line 82)</text:p>
          </table:table-cell>
        </table:table-row>
        <table:table-row table:style-name="ro1">
          <table:table-cell office:value-type="string">
            <text:p>[Log] Longitude: -75.693778016175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60 (index.js, line 80)</text:p>
          </table:table-cell>
        </table:table-row>
        <table:table-row table:style-name="ro1">
          <table:table-cell office:value-type="string">
            <text:p>[Log] <text:s/>Time:Wed Feb 05 2014 20:09:52 GMT-0500 (EST) (index.js, line 81)</text:p>
          </table:table-cell>
        </table:table-row>
        <table:table-row table:style-name="ro1">
          <table:table-cell office:value-type="string">
            <text:p>[Log] <text:s/>Latitude:45.43305997162672 (index.js, line 82)</text:p>
          </table:table-cell>
        </table:table-row>
        <table:table-row table:style-name="ro1">
          <table:table-cell office:value-type="string">
            <text:p>[Log] Longitude: -75.6937238906903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61 (index.js, line 80)</text:p>
          </table:table-cell>
        </table:table-row>
        <table:table-row table:style-name="ro1">
          <table:table-cell office:value-type="string">
            <text:p>[Log] <text:s/>Time:Wed Feb 05 2014 20:09:53 GMT-0500 (EST) (index.js, line 81)</text:p>
          </table:table-cell>
        </table:table-row>
        <table:table-row table:style-name="ro1">
          <table:table-cell office:value-type="string">
            <text:p>[Log] <text:s/>Latitude:45.433084270213655 (index.js, line 82)</text:p>
          </table:table-cell>
        </table:table-row>
        <table:table-row table:style-name="ro1">
          <table:table-cell office:value-type="string">
            <text:p>[Log] Longitude: -75.6936682790546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62 (index.js, line 80)</text:p>
          </table:table-cell>
        </table:table-row>
        <table:table-row table:style-name="ro1">
          <table:table-cell office:value-type="string">
            <text:p>[Log] <text:s/>Time:Wed Feb 05 2014 20:09:54 GMT-0500 (EST) (index.js, line 81)</text:p>
          </table:table-cell>
        </table:table-row>
        <table:table-row table:style-name="ro1">
          <table:table-cell office:value-type="string">
            <text:p>[Log] <text:s/>Latitude:45.433106939541666 (index.js, line 82)</text:p>
          </table:table-cell>
        </table:table-row>
        <table:table-row table:style-name="ro1">
          <table:table-cell office:value-type="string">
            <text:p>[Log] Longitude: -75.6936163965474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63 (index.js, line 80)</text:p>
          </table:table-cell>
        </table:table-row>
        <table:table-row table:style-name="ro1">
          <table:table-cell office:value-type="string">
            <text:p>[Log] <text:s/>Time:Wed Feb 05 2014 20:09:55 GMT-0500 (EST) (index.js, line 81)</text:p>
          </table:table-cell>
        </table:table-row>
        <table:table-row table:style-name="ro1">
          <table:table-cell office:value-type="string">
            <text:p>[Log] <text:s/>Latitude:45.433129005044 (index.js, line 82)</text:p>
          </table:table-cell>
        </table:table-row>
        <table:table-row table:style-name="ro1">
          <table:table-cell office:value-type="string">
            <text:p>[Log] Longitude: -75.6935658959082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64 (index.js, line 80)</text:p>
          </table:table-cell>
        </table:table-row>
        <table:table-row table:style-name="ro1">
          <table:table-cell office:value-type="string">
            <text:p>[Log] <text:s/>Time:Wed Feb 05 2014 20:09:56 GMT-0500 (EST) (index.js, line 81)</text:p>
          </table:table-cell>
        </table:table-row>
        <table:table-row table:style-name="ro1">
          <table:table-cell office:value-type="string">
            <text:p>[Log] <text:s/>Latitude:45.43314897165552 (index.js, line 82)</text:p>
          </table:table-cell>
        </table:table-row>
        <table:table-row table:style-name="ro1">
          <table:table-cell office:value-type="string">
            <text:p>[Log] Longitude: -75.6935201984924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65 (index.js, line 80)</text:p>
          </table:table-cell>
        </table:table-row>
        <table:table-row table:style-name="ro1">
          <table:table-cell office:value-type="string">
            <text:p>[Log] <text:s/>Time:Wed Feb 05 2014 20:09:57 GMT-0500 (EST) (index.js, line 81)</text:p>
          </table:table-cell>
        </table:table-row>
        <table:table-row table:style-name="ro1">
          <table:table-cell office:value-type="string">
            <text:p>[Log] <text:s/>Latitude:45.43316643683434 (index.js, line 82)</text:p>
          </table:table-cell>
        </table:table-row>
        <table:table-row table:style-name="ro1">
          <table:table-cell office:value-type="string">
            <text:p>[Log] Longitude: -75.6934802263094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66 (index.js, line 80)</text:p>
          </table:table-cell>
        </table:table-row>
        <table:table-row table:style-name="ro1">
          <table:table-cell office:value-type="string">
            <text:p>[Log] <text:s/>Time:Wed Feb 05 2014 20:09:58 GMT-0500 (EST) (index.js, line 81)</text:p>
          </table:table-cell>
        </table:table-row>
        <table:table-row table:style-name="ro1">
          <table:table-cell office:value-type="string">
            <text:p>[Log] <text:s/>Latitude:45.43318356104013 (index.js, line 82)</text:p>
          </table:table-cell>
        </table:table-row>
        <table:table-row table:style-name="ro1">
          <table:table-cell office:value-type="string">
            <text:p>[Log] Longitude: -75.6934410343637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67 (index.js, line 80)</text:p>
          </table:table-cell>
        </table:table-row>
        <table:table-row table:style-name="ro1">
          <table:table-cell office:value-type="string">
            <text:p>[Log] <text:s/>Time:Wed Feb 05 2014 20:09:59 GMT-0500 (EST) (index.js, line 81)</text:p>
          </table:table-cell>
        </table:table-row>
        <table:table-row table:style-name="ro1">
          <table:table-cell office:value-type="string">
            <text:p>[Log] <text:s/>Latitude:45.43319621773879 (index.js, line 82)</text:p>
          </table:table-cell>
        </table:table-row>
        <table:table-row table:style-name="ro1">
          <table:table-cell office:value-type="string">
            <text:p>[Log] Longitude: -75.69341206719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68 (index.js, line 80)</text:p>
          </table:table-cell>
        </table:table-row>
        <table:table-row table:style-name="ro1">
          <table:table-cell office:value-type="string">
            <text:p>[Log] <text:s/>Time:Wed Feb 05 2014 20:10:00 GMT-0500 (EST) (index.js, line 81)</text:p>
          </table:table-cell>
        </table:table-row>
        <table:table-row table:style-name="ro1">
          <table:table-cell office:value-type="string">
            <text:p>[Log] <text:s/>Latitude:45.43321527929235 (index.js, line 82)</text:p>
          </table:table-cell>
        </table:table-row>
        <table:table-row table:style-name="ro1">
          <table:table-cell office:value-type="string">
            <text:p>[Log] Longitude: -75.693368797747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69 (index.js, line 80)</text:p>
          </table:table-cell>
        </table:table-row>
        <table:table-row table:style-name="ro1">
          <table:table-cell office:value-type="string">
            <text:p>[Log] <text:s/>Time:Wed Feb 05 2014 20:10:01 GMT-0500 (EST) (index.js, line 81)</text:p>
          </table:table-cell>
        </table:table-row>
        <table:table-row table:style-name="ro1">
          <table:table-cell office:value-type="string">
            <text:p>[Log] <text:s/>Latitude:45.433227327573135 (index.js, line 82)</text:p>
          </table:table-cell>
        </table:table-row>
        <table:table-row table:style-name="ro1">
          <table:table-cell office:value-type="string">
            <text:p>[Log] Longitude: -75.693341549522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70 (index.js, line 80)</text:p>
          </table:table-cell>
        </table:table-row>
        <table:table-row table:style-name="ro1">
          <table:table-cell office:value-type="string">
            <text:p>[Log] <text:s/>Time:Wed Feb 05 2014 20:10:02 GMT-0500 (EST) (index.js, line 81)</text:p>
          </table:table-cell>
        </table:table-row>
        <table:table-row table:style-name="ro1">
          <table:table-cell office:value-type="string">
            <text:p>[Log] <text:s/>Latitude:45.433245227437986 (index.js, line 82)</text:p>
          </table:table-cell>
        </table:table-row>
        <table:table-row table:style-name="ro1">
          <table:table-cell office:value-type="string">
            <text:p>[Log] Longitude: -75.693301067058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71 (index.js, line 80)</text:p>
          </table:table-cell>
        </table:table-row>
        <table:table-row table:style-name="ro1">
          <table:table-cell office:value-type="string">
            <text:p>[Log] <text:s/>Time:Wed Feb 05 2014 20:10:03 GMT-0500 (EST) (index.js, line 81)</text:p>
          </table:table-cell>
        </table:table-row>
        <table:table-row table:style-name="ro1">
          <table:table-cell office:value-type="string">
            <text:p>[Log] <text:s/>Latitude:45.43327031977357 (index.js, line 82)</text:p>
          </table:table-cell>
        </table:table-row>
        <table:table-row table:style-name="ro1">
          <table:table-cell office:value-type="string">
            <text:p>[Log] Longitude: -75.6932443179721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72 (index.js, line 80)</text:p>
          </table:table-cell>
        </table:table-row>
        <table:table-row table:style-name="ro1">
          <table:table-cell office:value-type="string">
            <text:p>[Log] <text:s/>Time:Wed Feb 05 2014 20:10:04 GMT-0500 (EST) (index.js, line 81)</text:p>
          </table:table-cell>
        </table:table-row>
        <table:table-row table:style-name="ro1">
          <table:table-cell office:value-type="string">
            <text:p>[Log] <text:s/>Latitude:45.43328649686833 (index.js, line 82)</text:p>
          </table:table-cell>
        </table:table-row>
        <table:table-row table:style-name="ro1">
          <table:table-cell office:value-type="string">
            <text:p>[Log] Longitude: -75.693207731128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73 (index.js, line 80)</text:p>
          </table:table-cell>
        </table:table-row>
        <table:table-row table:style-name="ro1">
          <table:table-cell office:value-type="string">
            <text:p>[Log] <text:s/>Time:Wed Feb 05 2014 20:10:05 GMT-0500 (EST) (index.js, line 81)</text:p>
          </table:table-cell>
        </table:table-row>
        <table:table-row table:style-name="ro1">
          <table:table-cell office:value-type="string">
            <text:p>[Log] <text:s/>Latitude:45.433298994089014 (index.js, line 82)</text:p>
          </table:table-cell>
        </table:table-row>
        <table:table-row table:style-name="ro1">
          <table:table-cell office:value-type="string">
            <text:p>[Log] Longitude: -75.6931794667616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74 (index.js, line 80)</text:p>
          </table:table-cell>
        </table:table-row>
        <table:table-row table:style-name="ro1">
          <table:table-cell office:value-type="string">
            <text:p>[Log] <text:s/>Time:Wed Feb 05 2014 20:10:06 GMT-0500 (EST) (index.js, line 81)</text:p>
          </table:table-cell>
        </table:table-row>
        <table:table-row table:style-name="ro1">
          <table:table-cell office:value-type="string">
            <text:p>[Log] <text:s/>Latitude:45.433306584508735 (index.js, line 82)</text:p>
          </table:table-cell>
        </table:table-row>
        <table:table-row table:style-name="ro1">
          <table:table-cell office:value-type="string">
            <text:p>[Log] Longitude: -75.693162301049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75 (index.js, line 80)</text:p>
          </table:table-cell>
        </table:table-row>
        <table:table-row table:style-name="ro1">
          <table:table-cell office:value-type="string">
            <text:p>[Log] <text:s/>Time:Wed Feb 05 2014 20:10:07 GMT-0500 (EST) (index.js, line 81)</text:p>
          </table:table-cell>
        </table:table-row>
        <table:table-row table:style-name="ro1">
          <table:table-cell office:value-type="string">
            <text:p>[Log] <text:s/>Latitude:45.43331323152455 (index.js, line 82)</text:p>
          </table:table-cell>
        </table:table-row>
        <table:table-row table:style-name="ro1">
          <table:table-cell office:value-type="string">
            <text:p>[Log] Longitude: -75.6931472679752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76 (index.js, line 80)</text:p>
          </table:table-cell>
        </table:table-row>
        <table:table-row table:style-name="ro1">
          <table:table-cell office:value-type="string">
            <text:p>[Log] <text:s/>Time:Wed Feb 05 2014 20:10:08 GMT-0500 (EST) (index.js, line 81)</text:p>
          </table:table-cell>
        </table:table-row>
        <table:table-row table:style-name="ro1">
          <table:table-cell office:value-type="string">
            <text:p>[Log] <text:s/>Latitude:45.433315669759125 (index.js, line 82)</text:p>
          </table:table-cell>
        </table:table-row>
        <table:table-row table:style-name="ro1">
          <table:table-cell office:value-type="string">
            <text:p>[Log] Longitude: -75.6931417535997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77 (index.js, line 80)</text:p>
          </table:table-cell>
        </table:table-row>
        <table:table-row table:style-name="ro1">
          <table:table-cell office:value-type="string">
            <text:p>[Log] <text:s/>Time:Wed Feb 05 2014 20:10:09 GMT-0500 (EST) (index.js, line 81)</text:p>
          </table:table-cell>
        </table:table-row>
        <table:table-row table:style-name="ro1">
          <table:table-cell office:value-type="string">
            <text:p>[Log] <text:s/>Latitude:45.43331761354575 (index.js, line 82)</text:p>
          </table:table-cell>
        </table:table-row>
        <table:table-row table:style-name="ro1">
          <table:table-cell office:value-type="string">
            <text:p>[Log] Longitude: -75.6931373575207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78 (index.js, line 80)</text:p>
          </table:table-cell>
        </table:table-row>
        <table:table-row table:style-name="ro1">
          <table:table-cell office:value-type="string">
            <text:p>[Log] <text:s/>Time:Wed Feb 05 2014 20:10:10 GMT-0500 (EST) (index.js, line 81)</text:p>
          </table:table-cell>
        </table:table-row>
        <table:table-row table:style-name="ro1">
          <table:table-cell office:value-type="string">
            <text:p>[Log] <text:s/>Latitude:45.433319408906065 (index.js, line 82)</text:p>
          </table:table-cell>
        </table:table-row>
        <table:table-row table:style-name="ro1">
          <table:table-cell office:value-type="string">
            <text:p>[Log] Longitude: -75.6931332967178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79 (index.js, line 80)</text:p>
          </table:table-cell>
        </table:table-row>
        <table:table-row table:style-name="ro1">
          <table:table-cell office:value-type="string">
            <text:p>[Log] <text:s/>Time:Wed Feb 05 2014 20:10:11 GMT-0500 (EST) (index.js, line 81)</text:p>
          </table:table-cell>
        </table:table-row>
        <table:table-row table:style-name="ro1">
          <table:table-cell office:value-type="string">
            <text:p>[Log] <text:s/>Latitude:45.43332419301026 (index.js, line 82)</text:p>
          </table:table-cell>
        </table:table-row>
        <table:table-row table:style-name="ro1">
          <table:table-cell office:value-type="string">
            <text:p>[Log] Longitude: -75.6931224770232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80 (index.js, line 80)</text:p>
          </table:table-cell>
        </table:table-row>
        <table:table-row table:style-name="ro1">
          <table:table-cell office:value-type="string">
            <text:p>[Log] <text:s/>Time:Wed Feb 05 2014 20:10:12 GMT-0500 (EST) (index.js, line 81)</text:p>
          </table:table-cell>
        </table:table-row>
        <table:table-row table:style-name="ro1">
          <table:table-cell office:value-type="string">
            <text:p>[Log] <text:s/>Latitude:45.43332422701503 (index.js, line 82)</text:p>
          </table:table-cell>
        </table:table-row>
        <table:table-row table:style-name="ro1">
          <table:table-cell office:value-type="string">
            <text:p>[Log] Longitude: -75.6931224002437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81 (index.js, line 80)</text:p>
          </table:table-cell>
        </table:table-row>
        <table:table-row table:style-name="ro1">
          <table:table-cell office:value-type="string">
            <text:p>[Log] <text:s/>Time:Wed Feb 05 2014 20:10:13 GMT-0500 (EST) (index.js, line 81)</text:p>
          </table:table-cell>
        </table:table-row>
        <table:table-row table:style-name="ro1">
          <table:table-cell office:value-type="string">
            <text:p>[Log] <text:s/>Latitude:45.433319355141755 (index.js, line 82)</text:p>
          </table:table-cell>
        </table:table-row>
        <table:table-row table:style-name="ro1">
          <table:table-cell office:value-type="string">
            <text:p>[Log] Longitude: -75.6931334180262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82 (index.js, line 80)</text:p>
          </table:table-cell>
        </table:table-row>
        <table:table-row table:style-name="ro1">
          <table:table-cell office:value-type="string">
            <text:p>[Log] <text:s/>Time:Wed Feb 05 2014 20:10:14 GMT-0500 (EST) (index.js, line 81)</text:p>
          </table:table-cell>
        </table:table-row>
        <table:table-row table:style-name="ro1">
          <table:table-cell office:value-type="string">
            <text:p>[Log] <text:s/>Latitude:45.43332143540688 (index.js, line 82)</text:p>
          </table:table-cell>
        </table:table-row>
        <table:table-row table:style-name="ro1">
          <table:table-cell office:value-type="string">
            <text:p>[Log] Longitude: -75.6931287131919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83 (index.js, line 80)</text:p>
          </table:table-cell>
        </table:table-row>
        <table:table-row table:style-name="ro1">
          <table:table-cell office:value-type="string">
            <text:p>[Log] <text:s/>Time:Wed Feb 05 2014 20:10:15 GMT-0500 (EST) (index.js, line 81)</text:p>
          </table:table-cell>
        </table:table-row>
        <table:table-row table:style-name="ro1">
          <table:table-cell office:value-type="string">
            <text:p>[Log] <text:s/>Latitude:45.43332866601634 (index.js, line 82)</text:p>
          </table:table-cell>
        </table:table-row>
        <table:table-row table:style-name="ro1">
          <table:table-cell office:value-type="string">
            <text:p>[Log] Longitude: -75.6931123607864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84 (index.js, line 80)</text:p>
          </table:table-cell>
        </table:table-row>
        <table:table-row table:style-name="ro1">
          <table:table-cell office:value-type="string">
            <text:p>[Log] <text:s/>Time:Wed Feb 05 2014 20:10:16 GMT-0500 (EST) (index.js, line 81)</text:p>
          </table:table-cell>
        </table:table-row>
        <table:table-row table:style-name="ro1">
          <table:table-cell office:value-type="string">
            <text:p>[Log] <text:s/>Latitude:45.43333463752947 (index.js, line 82)</text:p>
          </table:table-cell>
        </table:table-row>
        <table:table-row table:style-name="ro1">
          <table:table-cell office:value-type="string">
            <text:p>[Log] Longitude: -75.693098855772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85 (index.js, line 80)</text:p>
          </table:table-cell>
        </table:table-row>
        <table:table-row table:style-name="ro1">
          <table:table-cell office:value-type="string">
            <text:p>[Log] <text:s/>Time:Wed Feb 05 2014 20:10:17 GMT-0500 (EST) (index.js, line 81)</text:p>
          </table:table-cell>
        </table:table-row>
        <table:table-row table:style-name="ro1">
          <table:table-cell office:value-type="string">
            <text:p>[Log] <text:s/>Latitude:45.43334038019909 (index.js, line 82)</text:p>
          </table:table-cell>
        </table:table-row>
        <table:table-row table:style-name="ro1">
          <table:table-cell office:value-type="string">
            <text:p>[Log] Longitude: -75.6930858670966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86 (index.js, line 80)</text:p>
          </table:table-cell>
        </table:table-row>
        <table:table-row table:style-name="ro1">
          <table:table-cell office:value-type="string">
            <text:p>[Log] <text:s/>Time:Wed Feb 05 2014 20:10:18 GMT-0500 (EST) (index.js, line 81)</text:p>
          </table:table-cell>
        </table:table-row>
        <table:table-row table:style-name="ro1">
          <table:table-cell office:value-type="string">
            <text:p>[Log] <text:s/>Latitude:45.43334987763686 (index.js, line 82)</text:p>
          </table:table-cell>
        </table:table-row>
        <table:table-row table:style-name="ro1">
          <table:table-cell office:value-type="string">
            <text:p>[Log] Longitude: -75.6930643883060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87 (index.js, line 80)</text:p>
          </table:table-cell>
        </table:table-row>
        <table:table-row table:style-name="ro1">
          <table:table-cell office:value-type="string">
            <text:p>[Log] <text:s/>Time:Wed Feb 05 2014 20:10:19 GMT-0500 (EST) (index.js, line 81)</text:p>
          </table:table-cell>
        </table:table-row>
        <table:table-row table:style-name="ro1">
          <table:table-cell office:value-type="string">
            <text:p>[Log] <text:s/>Latitude:45.43335506336219 (index.js, line 82)</text:p>
          </table:table-cell>
        </table:table-row>
        <table:table-row table:style-name="ro1">
          <table:table-cell office:value-type="string">
            <text:p>[Log] Longitude: -75.6930526603537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88 (index.js, line 80)</text:p>
          </table:table-cell>
        </table:table-row>
        <table:table-row table:style-name="ro1">
          <table:table-cell office:value-type="string">
            <text:p>[Log] <text:s/>Time:Wed Feb 05 2014 20:10:20 GMT-0500 (EST) (index.js, line 81)</text:p>
          </table:table-cell>
        </table:table-row>
        <table:table-row table:style-name="ro1">
          <table:table-cell office:value-type="string">
            <text:p>[Log] <text:s/>Latitude:45.43336659556811 (index.js, line 82)</text:p>
          </table:table-cell>
        </table:table-row>
        <table:table-row table:style-name="ro1">
          <table:table-cell office:value-type="string">
            <text:p>[Log] Longitude: -75.6930265785558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89 (index.js, line 80)</text:p>
          </table:table-cell>
        </table:table-row>
        <table:table-row table:style-name="ro1">
          <table:table-cell office:value-type="string">
            <text:p>[Log] <text:s/>Time:Wed Feb 05 2014 20:10:21 GMT-0500 (EST) (index.js, line 81)</text:p>
          </table:table-cell>
        </table:table-row>
        <table:table-row table:style-name="ro1">
          <table:table-cell office:value-type="string">
            <text:p>[Log] <text:s/>Latitude:45.433381135812574 (index.js, line 82)</text:p>
          </table:table-cell>
        </table:table-row>
        <table:table-row table:style-name="ro1">
          <table:table-cell office:value-type="string">
            <text:p>[Log] Longitude: -75.6929936943197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90 (index.js, line 80)</text:p>
          </table:table-cell>
        </table:table-row>
        <table:table-row table:style-name="ro1">
          <table:table-cell office:value-type="string">
            <text:p>[Log] <text:s/>Time:Wed Feb 05 2014 20:10:22 GMT-0500 (EST) (index.js, line 81)</text:p>
          </table:table-cell>
        </table:table-row>
        <table:table-row table:style-name="ro1">
          <table:table-cell office:value-type="string">
            <text:p>[Log] <text:s/>Latitude:45.4333910573836 (index.js, line 82)</text:p>
          </table:table-cell>
        </table:table-row>
        <table:table-row table:style-name="ro1">
          <table:table-cell office:value-type="string">
            <text:p>[Log] Longitude: -75.6929712557030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91 (index.js, line 80)</text:p>
          </table:table-cell>
        </table:table-row>
        <table:table-row table:style-name="ro1">
          <table:table-cell office:value-type="string">
            <text:p>[Log] <text:s/>Time:Wed Feb 05 2014 20:10:23 GMT-0500 (EST) (index.js, line 81)</text:p>
          </table:table-cell>
        </table:table-row>
        <table:table-row table:style-name="ro1">
          <table:table-cell office:value-type="string">
            <text:p>[Log] <text:s/>Latitude:45.43340480310598 (index.js, line 82)</text:p>
          </table:table-cell>
        </table:table-row>
        <table:table-row table:style-name="ro1">
          <table:table-cell office:value-type="string">
            <text:p>[Log] Longitude: -75.6929405550181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92 (index.js, line 80)</text:p>
          </table:table-cell>
        </table:table-row>
        <table:table-row table:style-name="ro1">
          <table:table-cell office:value-type="string">
            <text:p>[Log] <text:s/>Time:Wed Feb 05 2014 20:10:24 GMT-0500 (EST) (index.js, line 81)</text:p>
          </table:table-cell>
        </table:table-row>
        <table:table-row table:style-name="ro1">
          <table:table-cell office:value-type="string">
            <text:p>[Log] <text:s/>Latitude:45.43341513043185 (index.js, line 82)</text:p>
          </table:table-cell>
        </table:table-row>
        <table:table-row table:style-name="ro1">
          <table:table-cell office:value-type="string">
            <text:p>[Log] Longitude: -75.6929174943070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93 (index.js, line 80)</text:p>
          </table:table-cell>
        </table:table-row>
        <table:table-row table:style-name="ro1">
          <table:table-cell office:value-type="string">
            <text:p>[Log] <text:s/>Time:Wed Feb 05 2014 20:10:25 GMT-0500 (EST) (index.js, line 81)</text:p>
          </table:table-cell>
        </table:table-row>
        <table:table-row table:style-name="ro1">
          <table:table-cell office:value-type="string">
            <text:p>[Log] <text:s/>Latitude:45.43342660840175 (index.js, line 82)</text:p>
          </table:table-cell>
        </table:table-row>
        <table:table-row table:style-name="ro1">
          <table:table-cell office:value-type="string">
            <text:p>[Log] Longitude: -75.6928918643461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94 (index.js, line 80)</text:p>
          </table:table-cell>
        </table:table-row>
        <table:table-row table:style-name="ro1">
          <table:table-cell office:value-type="string">
            <text:p>[Log] <text:s/>Time:Wed Feb 05 2014 20:10:26 GMT-0500 (EST) (index.js, line 81)</text:p>
          </table:table-cell>
        </table:table-row>
        <table:table-row table:style-name="ro1">
          <table:table-cell office:value-type="string">
            <text:p>[Log] <text:s/>Latitude:45.43344130257098 (index.js, line 82)</text:p>
          </table:table-cell>
        </table:table-row>
        <table:table-row table:style-name="ro1">
          <table:table-cell office:value-type="string">
            <text:p>[Log] Longitude: -75.6928590531242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95 (index.js, line 80)</text:p>
          </table:table-cell>
        </table:table-row>
        <table:table-row table:style-name="ro1">
          <table:table-cell office:value-type="string">
            <text:p>[Log] <text:s/>Time:Wed Feb 05 2014 20:10:27 GMT-0500 (EST) (index.js, line 81)</text:p>
          </table:table-cell>
        </table:table-row>
        <table:table-row table:style-name="ro1">
          <table:table-cell office:value-type="string">
            <text:p>[Log] <text:s/>Latitude:45.43345153247131 (index.js, line 82)</text:p>
          </table:table-cell>
        </table:table-row>
        <table:table-row table:style-name="ro1">
          <table:table-cell office:value-type="string">
            <text:p>[Log] Longitude: -75.6928362094913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96 (index.js, line 80)</text:p>
          </table:table-cell>
        </table:table-row>
        <table:table-row table:style-name="ro1">
          <table:table-cell office:value-type="string">
            <text:p>[Log] <text:s/>Time:Wed Feb 05 2014 20:10:28 GMT-0500 (EST) (index.js, line 81)</text:p>
          </table:table-cell>
        </table:table-row>
        <table:table-row table:style-name="ro1">
          <table:table-cell office:value-type="string">
            <text:p>[Log] <text:s/>Latitude:45.43346762771906 (index.js, line 82)</text:p>
          </table:table-cell>
        </table:table-row>
        <table:table-row table:style-name="ro1">
          <table:table-cell office:value-type="string">
            <text:p>[Log] Longitude: -75.6928002694621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97 (index.js, line 80)</text:p>
          </table:table-cell>
        </table:table-row>
        <table:table-row table:style-name="ro1">
          <table:table-cell office:value-type="string">
            <text:p>[Log] <text:s/>Time:Wed Feb 05 2014 20:10:29 GMT-0500 (EST) (index.js, line 81)</text:p>
          </table:table-cell>
        </table:table-row>
        <table:table-row table:style-name="ro1">
          <table:table-cell office:value-type="string">
            <text:p>[Log] <text:s/>Latitude:45.433484581350555 (index.js, line 82)</text:p>
          </table:table-cell>
        </table:table-row>
        <table:table-row table:style-name="ro1">
          <table:table-cell office:value-type="string">
            <text:p>[Log] Longitude: -75.692762413382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98 (index.js, line 80)</text:p>
          </table:table-cell>
        </table:table-row>
        <table:table-row table:style-name="ro1">
          <table:table-cell office:value-type="string">
            <text:p>[Log] <text:s/>Time:Wed Feb 05 2014 20:10:30 GMT-0500 (EST) (index.js, line 81)</text:p>
          </table:table-cell>
        </table:table-row>
        <table:table-row table:style-name="ro1">
          <table:table-cell office:value-type="string">
            <text:p>[Log] <text:s/>Latitude:45.43349717181046 (index.js, line 82)</text:p>
          </table:table-cell>
        </table:table-row>
        <table:table-row table:style-name="ro1">
          <table:table-cell office:value-type="string">
            <text:p>[Log] Longitude: -75.6927342986455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499 (index.js, line 80)</text:p>
          </table:table-cell>
        </table:table-row>
        <table:table-row table:style-name="ro1">
          <table:table-cell office:value-type="string">
            <text:p>[Log] <text:s/>Time:Wed Feb 05 2014 20:10:31 GMT-0500 (EST) (index.js, line 81)</text:p>
          </table:table-cell>
        </table:table-row>
        <table:table-row table:style-name="ro1">
          <table:table-cell office:value-type="string">
            <text:p>[Log] <text:s/>Latitude:45.43350984636016 (index.js, line 82)</text:p>
          </table:table-cell>
        </table:table-row>
        <table:table-row table:style-name="ro1">
          <table:table-cell office:value-type="string">
            <text:p>[Log] Longitude: -75.6927059976078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00 (index.js, line 80)</text:p>
          </table:table-cell>
        </table:table-row>
        <table:table-row table:style-name="ro1">
          <table:table-cell office:value-type="string">
            <text:p>[Log] <text:s/>Time:Wed Feb 05 2014 20:10:32 GMT-0500 (EST) (index.js, line 81)</text:p>
          </table:table-cell>
        </table:table-row>
        <table:table-row table:style-name="ro1">
          <table:table-cell office:value-type="string">
            <text:p>[Log] <text:s/>Latitude:45.433519374557406 (index.js, line 82)</text:p>
          </table:table-cell>
        </table:table-row>
        <table:table-row table:style-name="ro1">
          <table:table-cell office:value-type="string">
            <text:p>[Log] Longitude: -75.6926847209979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01 (index.js, line 80)</text:p>
          </table:table-cell>
        </table:table-row>
        <table:table-row table:style-name="ro1">
          <table:table-cell office:value-type="string">
            <text:p>[Log] <text:s/>Time:Wed Feb 05 2014 20:10:33 GMT-0500 (EST) (index.js, line 81)</text:p>
          </table:table-cell>
        </table:table-row>
        <table:table-row table:style-name="ro1">
          <table:table-cell office:value-type="string">
            <text:p>[Log] <text:s/>Latitude:45.43353457785312 (index.js, line 82)</text:p>
          </table:table-cell>
        </table:table-row>
        <table:table-row table:style-name="ro1">
          <table:table-cell office:value-type="string">
            <text:p>[Log] Longitude: -75.6926507723255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02 (index.js, line 80)</text:p>
          </table:table-cell>
        </table:table-row>
        <table:table-row table:style-name="ro1">
          <table:table-cell office:value-type="string">
            <text:p>[Log] <text:s/>Time:Wed Feb 05 2014 20:10:34 GMT-0500 (EST) (index.js, line 81)</text:p>
          </table:table-cell>
        </table:table-row>
        <table:table-row table:style-name="ro1">
          <table:table-cell office:value-type="string">
            <text:p>[Log] <text:s/>Latitude:45.4335433414013 (index.js, line 82)</text:p>
          </table:table-cell>
        </table:table-row>
        <table:table-row table:style-name="ro1">
          <table:table-cell office:value-type="string">
            <text:p>[Log] Longitude: -75.6926312038558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03 (index.js, line 80)</text:p>
          </table:table-cell>
        </table:table-row>
        <table:table-row table:style-name="ro1">
          <table:table-cell office:value-type="string">
            <text:p>[Log] <text:s/>Time:Wed Feb 05 2014 20:10:35 GMT-0500 (EST) (index.js, line 81)</text:p>
          </table:table-cell>
        </table:table-row>
        <table:table-row table:style-name="ro1">
          <table:table-cell office:value-type="string">
            <text:p>[Log] <text:s/>Latitude:45.43355813433737 (index.js, line 82)</text:p>
          </table:table-cell>
        </table:table-row>
        <table:table-row table:style-name="ro1">
          <table:table-cell office:value-type="string">
            <text:p>[Log] Longitude: -75.6925981716267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04 (index.js, line 80)</text:p>
          </table:table-cell>
        </table:table-row>
        <table:table-row table:style-name="ro1">
          <table:table-cell office:value-type="string">
            <text:p>[Log] <text:s/>Time:Wed Feb 05 2014 20:10:36 GMT-0500 (EST) (index.js, line 81)</text:p>
          </table:table-cell>
        </table:table-row>
        <table:table-row table:style-name="ro1">
          <table:table-cell office:value-type="string">
            <text:p>[Log] <text:s/>Latitude:45.433572676830096 (index.js, line 82)</text:p>
          </table:table-cell>
        </table:table-row>
        <table:table-row table:style-name="ro1">
          <table:table-cell office:value-type="string">
            <text:p>[Log] Longitude: -75.6925656986277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05 (index.js, line 80)</text:p>
          </table:table-cell>
        </table:table-row>
        <table:table-row table:style-name="ro1">
          <table:table-cell office:value-type="string">
            <text:p>[Log] <text:s/>Time:Wed Feb 05 2014 20:10:37 GMT-0500 (EST) (index.js, line 81)</text:p>
          </table:table-cell>
        </table:table-row>
        <table:table-row table:style-name="ro1">
          <table:table-cell office:value-type="string">
            <text:p>[Log] <text:s/>Latitude:45.43358604340273 (index.js, line 82)</text:p>
          </table:table-cell>
        </table:table-row>
        <table:table-row table:style-name="ro1">
          <table:table-cell office:value-type="string">
            <text:p>[Log] Longitude: -75.6925358518492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06 (index.js, line 80)</text:p>
          </table:table-cell>
        </table:table-row>
        <table:table-row table:style-name="ro1">
          <table:table-cell office:value-type="string">
            <text:p>[Log] <text:s/>Time:Wed Feb 05 2014 20:10:38 GMT-0500 (EST) (index.js, line 81)</text:p>
          </table:table-cell>
        </table:table-row>
        <table:table-row table:style-name="ro1">
          <table:table-cell office:value-type="string">
            <text:p>[Log] <text:s/>Latitude:45.433586755202036 (index.js, line 82)</text:p>
          </table:table-cell>
        </table:table-row>
        <table:table-row table:style-name="ro1">
          <table:table-cell office:value-type="string">
            <text:p>[Log] Longitude: -75.692534262234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07 (index.js, line 80)</text:p>
          </table:table-cell>
        </table:table-row>
        <table:table-row table:style-name="ro1">
          <table:table-cell office:value-type="string">
            <text:p>[Log] <text:s/>Time:Wed Feb 05 2014 20:10:39 GMT-0500 (EST) (index.js, line 81)</text:p>
          </table:table-cell>
        </table:table-row>
        <table:table-row table:style-name="ro1">
          <table:table-cell office:value-type="string">
            <text:p>[Log] <text:s/>Latitude:45.4335883846664 (index.js, line 82)</text:p>
          </table:table-cell>
        </table:table-row>
        <table:table-row table:style-name="ro1">
          <table:table-cell office:value-type="string">
            <text:p>[Log] Longitude: -75.6925306233097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08 (index.js, line 80)</text:p>
          </table:table-cell>
        </table:table-row>
        <table:table-row table:style-name="ro1">
          <table:table-cell office:value-type="string">
            <text:p>[Log] <text:s/>Time:Wed Feb 05 2014 20:10:40 GMT-0500 (EST) (index.js, line 81)</text:p>
          </table:table-cell>
        </table:table-row>
        <table:table-row table:style-name="ro1">
          <table:table-cell office:value-type="string">
            <text:p>[Log] <text:s/>Latitude:45.433585566878584 (index.js, line 82)</text:p>
          </table:table-cell>
        </table:table-row>
        <table:table-row table:style-name="ro1">
          <table:table-cell office:value-type="string">
            <text:p>[Log] Longitude: -75.6925369159580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09 (index.js, line 80)</text:p>
          </table:table-cell>
        </table:table-row>
        <table:table-row table:style-name="ro1">
          <table:table-cell office:value-type="string">
            <text:p>[Log] <text:s/>Time:Wed Feb 05 2014 20:10:41 GMT-0500 (EST) (index.js, line 81)</text:p>
          </table:table-cell>
        </table:table-row>
        <table:table-row table:style-name="ro1">
          <table:table-cell office:value-type="string">
            <text:p>[Log] <text:s/>Latitude:45.433589201696186 (index.js, line 82)</text:p>
          </table:table-cell>
        </table:table-row>
        <table:table-row table:style-name="ro1">
          <table:table-cell office:value-type="string">
            <text:p>[Log] Longitude: -75.6925287995909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10 (index.js, line 80)</text:p>
          </table:table-cell>
        </table:table-row>
        <table:table-row table:style-name="ro1">
          <table:table-cell office:value-type="string">
            <text:p>[Log] <text:s/>Time:Wed Feb 05 2014 20:10:42 GMT-0500 (EST) (index.js, line 81)</text:p>
          </table:table-cell>
        </table:table-row>
        <table:table-row table:style-name="ro1">
          <table:table-cell office:value-type="string">
            <text:p>[Log] <text:s/>Latitude:45.43358786586628 (index.js, line 82)</text:p>
          </table:table-cell>
        </table:table-row>
        <table:table-row table:style-name="ro1">
          <table:table-cell office:value-type="string">
            <text:p>[Log] Longitude: -75.6925317820423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11 (index.js, line 80)</text:p>
          </table:table-cell>
        </table:table-row>
        <table:table-row table:style-name="ro1">
          <table:table-cell office:value-type="string">
            <text:p>[Log] <text:s/>Time:Wed Feb 05 2014 20:10:43 GMT-0500 (EST) (index.js, line 81)</text:p>
          </table:table-cell>
        </table:table-row>
        <table:table-row table:style-name="ro1">
          <table:table-cell office:value-type="string">
            <text:p>[Log] <text:s/>Latitude:45.433586780475736 (index.js, line 82)</text:p>
          </table:table-cell>
        </table:table-row>
        <table:table-row table:style-name="ro1">
          <table:table-cell office:value-type="string">
            <text:p>[Log] Longitude: -75.6925342055910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12 (index.js, line 80)</text:p>
          </table:table-cell>
        </table:table-row>
        <table:table-row table:style-name="ro1">
          <table:table-cell office:value-type="string">
            <text:p>[Log] <text:s/>Time:Wed Feb 05 2014 20:10:44 GMT-0500 (EST) (index.js, line 81)</text:p>
          </table:table-cell>
        </table:table-row>
        <table:table-row table:style-name="ro1">
          <table:table-cell office:value-type="string">
            <text:p>[Log] <text:s/>Latitude:45.4335866343478 (index.js, line 82)</text:p>
          </table:table-cell>
        </table:table-row>
        <table:table-row table:style-name="ro1">
          <table:table-cell office:value-type="string">
            <text:p>[Log] Longitude: -75.6925345326817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13 (index.js, line 80)</text:p>
          </table:table-cell>
        </table:table-row>
        <table:table-row table:style-name="ro1">
          <table:table-cell office:value-type="string">
            <text:p>[Log] <text:s/>Time:Wed Feb 05 2014 20:10:45 GMT-0500 (EST) (index.js, line 81)</text:p>
          </table:table-cell>
        </table:table-row>
        <table:table-row table:style-name="ro1">
          <table:table-cell office:value-type="string">
            <text:p>[Log] <text:s/>Latitude:45.433587468379905 (index.js, line 82)</text:p>
          </table:table-cell>
        </table:table-row>
        <table:table-row table:style-name="ro1">
          <table:table-cell office:value-type="string">
            <text:p>[Log] Longitude: -75.6925326693453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14 (index.js, line 80)</text:p>
          </table:table-cell>
        </table:table-row>
        <table:table-row table:style-name="ro1">
          <table:table-cell office:value-type="string">
            <text:p>[Log] <text:s/>Time:Wed Feb 05 2014 20:10:46 GMT-0500 (EST) (index.js, line 81)</text:p>
          </table:table-cell>
        </table:table-row>
        <table:table-row table:style-name="ro1">
          <table:table-cell office:value-type="string">
            <text:p>[Log] <text:s/>Latitude:45.433588017508484 (index.js, line 82)</text:p>
          </table:table-cell>
        </table:table-row>
        <table:table-row table:style-name="ro1">
          <table:table-cell office:value-type="string">
            <text:p>[Log] Longitude: -75.6925314441468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15 (index.js, line 80)</text:p>
          </table:table-cell>
        </table:table-row>
        <table:table-row table:style-name="ro1">
          <table:table-cell office:value-type="string">
            <text:p>[Log] <text:s/>Time:Wed Feb 05 2014 20:10:47 GMT-0500 (EST) (index.js, line 81)</text:p>
          </table:table-cell>
        </table:table-row>
        <table:table-row table:style-name="ro1">
          <table:table-cell office:value-type="string">
            <text:p>[Log] <text:s/>Latitude:45.43358685216114 (index.js, line 82)</text:p>
          </table:table-cell>
        </table:table-row>
        <table:table-row table:style-name="ro1">
          <table:table-cell office:value-type="string">
            <text:p>[Log] Longitude: -75.6925340461384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16 (index.js, line 80)</text:p>
          </table:table-cell>
        </table:table-row>
        <table:table-row table:style-name="ro1">
          <table:table-cell office:value-type="string">
            <text:p>[Log] <text:s/>Time:Wed Feb 05 2014 20:10:48 GMT-0500 (EST) (index.js, line 81)</text:p>
          </table:table-cell>
        </table:table-row>
        <table:table-row table:style-name="ro1">
          <table:table-cell office:value-type="string">
            <text:p>[Log] <text:s/>Latitude:45.43358684159214 (index.js, line 82)</text:p>
          </table:table-cell>
        </table:table-row>
        <table:table-row table:style-name="ro1">
          <table:table-cell office:value-type="string">
            <text:p>[Log] Longitude: -75.6925340697125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17 (index.js, line 80)</text:p>
          </table:table-cell>
        </table:table-row>
        <table:table-row table:style-name="ro1">
          <table:table-cell office:value-type="string">
            <text:p>[Log] <text:s/>Time:Wed Feb 05 2014 20:10:49 GMT-0500 (EST) (index.js, line 81)</text:p>
          </table:table-cell>
        </table:table-row>
        <table:table-row table:style-name="ro1">
          <table:table-cell office:value-type="string">
            <text:p>[Log] <text:s/>Latitude:45.43358683148266 (index.js, line 82)</text:p>
          </table:table-cell>
        </table:table-row>
        <table:table-row table:style-name="ro1">
          <table:table-cell office:value-type="string">
            <text:p>[Log] Longitude: -75.6925340926318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18 (index.js, line 80)</text:p>
          </table:table-cell>
        </table:table-row>
        <table:table-row table:style-name="ro1">
          <table:table-cell office:value-type="string">
            <text:p>[Log] <text:s/>Time:Wed Feb 05 2014 20:10:50 GMT-0500 (EST) (index.js, line 81)</text:p>
          </table:table-cell>
        </table:table-row>
        <table:table-row table:style-name="ro1">
          <table:table-cell office:value-type="string">
            <text:p>[Log] <text:s/>Latitude:45.43358682091365 (index.js, line 82)</text:p>
          </table:table-cell>
        </table:table-row>
        <table:table-row table:style-name="ro1">
          <table:table-cell office:value-type="string">
            <text:p>[Log] Longitude: -75.6925341162059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19 (index.js, line 80)</text:p>
          </table:table-cell>
        </table:table-row>
        <table:table-row table:style-name="ro1">
          <table:table-cell office:value-type="string">
            <text:p>[Log] <text:s/>Time:Wed Feb 05 2014 20:10:51 GMT-0500 (EST) (index.js, line 81)</text:p>
          </table:table-cell>
        </table:table-row>
        <table:table-row table:style-name="ro1">
          <table:table-cell office:value-type="string">
            <text:p>[Log] <text:s/>Latitude:45.43358698726056 (index.js, line 82)</text:p>
          </table:table-cell>
        </table:table-row>
        <table:table-row table:style-name="ro1">
          <table:table-cell office:value-type="string">
            <text:p>[Log] Longitude: -75.6925337449138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20 (index.js, line 80)</text:p>
          </table:table-cell>
        </table:table-row>
        <table:table-row table:style-name="ro1">
          <table:table-cell office:value-type="string">
            <text:p>[Log] <text:s/>Time:Wed Feb 05 2014 20:10:52 GMT-0500 (EST) (index.js, line 81)</text:p>
          </table:table-cell>
        </table:table-row>
        <table:table-row table:style-name="ro1">
          <table:table-cell office:value-type="string">
            <text:p>[Log] <text:s/>Latitude:45.43358697669156 (index.js, line 82)</text:p>
          </table:table-cell>
        </table:table-row>
        <table:table-row table:style-name="ro1">
          <table:table-cell office:value-type="string">
            <text:p>[Log] Longitude: -75.692533768160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21 (index.js, line 80)</text:p>
          </table:table-cell>
        </table:table-row>
        <table:table-row table:style-name="ro1">
          <table:table-cell office:value-type="string">
            <text:p>[Log] <text:s/>Time:Wed Feb 05 2014 20:10:53 GMT-0500 (EST) (index.js, line 81)</text:p>
          </table:table-cell>
        </table:table-row>
        <table:table-row table:style-name="ro1">
          <table:table-cell office:value-type="string">
            <text:p>[Log] <text:s/>Latitude:45.433586966122554 (index.js, line 82)</text:p>
          </table:table-cell>
        </table:table-row>
        <table:table-row table:style-name="ro1">
          <table:table-cell office:value-type="string">
            <text:p>[Log] Longitude: -75.6925337910797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22 (index.js, line 80)</text:p>
          </table:table-cell>
        </table:table-row>
        <table:table-row table:style-name="ro1">
          <table:table-cell office:value-type="string">
            <text:p>[Log] <text:s/>Time:Wed Feb 05 2014 20:10:54 GMT-0500 (EST) (index.js, line 81)</text:p>
          </table:table-cell>
        </table:table-row>
        <table:table-row table:style-name="ro1">
          <table:table-cell office:value-type="string">
            <text:p>[Log] <text:s/>Latitude:45.43358695601307 (index.js, line 82)</text:p>
          </table:table-cell>
        </table:table-row>
        <table:table-row table:style-name="ro1">
          <table:table-cell office:value-type="string">
            <text:p>[Log] Longitude: -75.6925338143264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23 (index.js, line 80)</text:p>
          </table:table-cell>
        </table:table-row>
        <table:table-row table:style-name="ro1">
          <table:table-cell office:value-type="string">
            <text:p>[Log] <text:s/>Time:Wed Feb 05 2014 20:10:55 GMT-0500 (EST) (index.js, line 81)</text:p>
          </table:table-cell>
        </table:table-row>
        <table:table-row table:style-name="ro1">
          <table:table-cell office:value-type="string">
            <text:p>[Log] <text:s/>Latitude:45.43359143359355 (index.js, line 82)</text:p>
          </table:table-cell>
        </table:table-row>
        <table:table-row table:style-name="ro1">
          <table:table-cell office:value-type="string">
            <text:p>[Log] Longitude: -75.6925238159601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24 (index.js, line 80)</text:p>
          </table:table-cell>
        </table:table-row>
        <table:table-row table:style-name="ro1">
          <table:table-cell office:value-type="string">
            <text:p>[Log] <text:s/>Time:Wed Feb 05 2014 20:10:56 GMT-0500 (EST) (index.js, line 81)</text:p>
          </table:table-cell>
        </table:table-row>
        <table:table-row table:style-name="ro1">
          <table:table-cell office:value-type="string">
            <text:p>[Log] <text:s/>Latitude:45.43358966811081 (index.js, line 82)</text:p>
          </table:table-cell>
        </table:table-row>
        <table:table-row table:style-name="ro1">
          <table:table-cell office:value-type="string">
            <text:p>[Log] Longitude: -75.69252775807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25 (index.js, line 80)</text:p>
          </table:table-cell>
        </table:table-row>
        <table:table-row table:style-name="ro1">
          <table:table-cell office:value-type="string">
            <text:p>[Log] <text:s/>Time:Wed Feb 05 2014 20:10:57 GMT-0500 (EST) (index.js, line 81)</text:p>
          </table:table-cell>
        </table:table-row>
        <table:table-row table:style-name="ro1">
          <table:table-cell office:value-type="string">
            <text:p>[Log] <text:s/>Latitude:45.433590231025015 (index.js, line 82)</text:p>
          </table:table-cell>
        </table:table-row>
        <table:table-row table:style-name="ro1">
          <table:table-cell office:value-type="string">
            <text:p>[Log] Longitude: -75.6925265007885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26 (index.js, line 80)</text:p>
          </table:table-cell>
        </table:table-row>
        <table:table-row table:style-name="ro1">
          <table:table-cell office:value-type="string">
            <text:p>[Log] <text:s/>Time:Wed Feb 05 2014 20:10:58 GMT-0500 (EST) (index.js, line 81)</text:p>
          </table:table-cell>
        </table:table-row>
        <table:table-row table:style-name="ro1">
          <table:table-cell office:value-type="string">
            <text:p>[Log] <text:s/>Latitude:45.433586813561305 (index.js, line 82)</text:p>
          </table:table-cell>
        </table:table-row>
        <table:table-row table:style-name="ro1">
          <table:table-cell office:value-type="string">
            <text:p>[Log] Longitude: -75.6925341322494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27 (index.js, line 80)</text:p>
          </table:table-cell>
        </table:table-row>
        <table:table-row table:style-name="ro1">
          <table:table-cell office:value-type="string">
            <text:p>[Log] <text:s/>Time:Wed Feb 05 2014 20:10:59 GMT-0500 (EST) (index.js, line 81)</text:p>
          </table:table-cell>
        </table:table-row>
        <table:table-row table:style-name="ro1">
          <table:table-cell office:value-type="string">
            <text:p>[Log] <text:s/>Latitude:45.43358642158919 (index.js, line 82)</text:p>
          </table:table-cell>
        </table:table-row>
        <table:table-row table:style-name="ro1">
          <table:table-cell office:value-type="string">
            <text:p>[Log] Longitude: -75.6925350074379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28 (index.js, line 80)</text:p>
          </table:table-cell>
        </table:table-row>
        <table:table-row table:style-name="ro1">
          <table:table-cell office:value-type="string">
            <text:p>[Log] <text:s/>Time:Wed Feb 05 2014 20:11:00 GMT-0500 (EST) (index.js, line 81)</text:p>
          </table:table-cell>
        </table:table-row>
        <table:table-row table:style-name="ro1">
          <table:table-cell office:value-type="string">
            <text:p>[Log] <text:s/>Latitude:45.43358575758014 (index.js, line 82)</text:p>
          </table:table-cell>
        </table:table-row>
        <table:table-row table:style-name="ro1">
          <table:table-cell office:value-type="string">
            <text:p>[Log] Longitude: -75.6925364903145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29 (index.js, line 80)</text:p>
          </table:table-cell>
        </table:table-row>
        <table:table-row table:style-name="ro1">
          <table:table-cell office:value-type="string">
            <text:p>[Log] <text:s/>Time:Wed Feb 05 2014 20:11:01 GMT-0500 (EST) (index.js, line 81)</text:p>
          </table:table-cell>
        </table:table-row>
        <table:table-row table:style-name="ro1">
          <table:table-cell office:value-type="string">
            <text:p>[Log] <text:s/>Latitude:45.43373633330026 (index.js, line 82)</text:p>
          </table:table-cell>
        </table:table-row>
        <table:table-row table:style-name="ro1">
          <table:table-cell office:value-type="string">
            <text:p>[Log] Longitude: -75.6922864095938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30 (index.js, line 80)</text:p>
          </table:table-cell>
        </table:table-row>
        <table:table-row table:style-name="ro1">
          <table:table-cell office:value-type="string">
            <text:p>[Log] <text:s/>Time:Wed Feb 05 2014 20:11:02 GMT-0500 (EST) (index.js, line 81)</text:p>
          </table:table-cell>
        </table:table-row>
        <table:table-row table:style-name="ro1">
          <table:table-cell office:value-type="string">
            <text:p>[Log] <text:s/>Latitude:45.4336546623776 (index.js, line 82)</text:p>
          </table:table-cell>
        </table:table-row>
        <table:table-row table:style-name="ro1">
          <table:table-cell office:value-type="string">
            <text:p>[Log] Longitude: -75.692382627712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31 (index.js, line 80)</text:p>
          </table:table-cell>
        </table:table-row>
        <table:table-row table:style-name="ro1">
          <table:table-cell office:value-type="string">
            <text:p>[Log] <text:s/>Time:Wed Feb 05 2014 20:11:03 GMT-0500 (EST) (index.js, line 81)</text:p>
          </table:table-cell>
        </table:table-row>
        <table:table-row table:style-name="ro1">
          <table:table-cell office:value-type="string">
            <text:p>[Log] <text:s/>Latitude:45.433615193162595 (index.js, line 82)</text:p>
          </table:table-cell>
        </table:table-row>
        <table:table-row table:style-name="ro1">
          <table:table-cell office:value-type="string">
            <text:p>[Log] Longitude: -75.6924707611324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32 (index.js, line 80)</text:p>
          </table:table-cell>
        </table:table-row>
        <table:table-row table:style-name="ro1">
          <table:table-cell office:value-type="string">
            <text:p>[Log] <text:s/>Time:Wed Feb 05 2014 20:11:04 GMT-0500 (EST) (index.js, line 81)</text:p>
          </table:table-cell>
        </table:table-row>
        <table:table-row table:style-name="ro1">
          <table:table-cell office:value-type="string">
            <text:p>[Log] <text:s/>Latitude:45.433583584960864 (index.js, line 82)</text:p>
          </table:table-cell>
        </table:table-row>
        <table:table-row table:style-name="ro1">
          <table:table-cell office:value-type="string">
            <text:p>[Log] Longitude: -75.692541341668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33 (index.js, line 80)</text:p>
          </table:table-cell>
        </table:table-row>
        <table:table-row table:style-name="ro1">
          <table:table-cell office:value-type="string">
            <text:p>[Log] <text:s/>Time:Wed Feb 05 2014 20:11:05 GMT-0500 (EST) (index.js, line 81)</text:p>
          </table:table-cell>
        </table:table-row>
        <table:table-row table:style-name="ro1">
          <table:table-cell office:value-type="string">
            <text:p>[Log] <text:s/>Latitude:45.433586309465866 (index.js, line 82)</text:p>
          </table:table-cell>
        </table:table-row>
        <table:table-row table:style-name="ro1">
          <table:table-cell office:value-type="string">
            <text:p>[Log] Longitude: -75.692535257585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34 (index.js, line 80)</text:p>
          </table:table-cell>
        </table:table-row>
        <table:table-row table:style-name="ro1">
          <table:table-cell office:value-type="string">
            <text:p>[Log] <text:s/>Time:Wed Feb 05 2014 20:11:06 GMT-0500 (EST) (index.js, line 81)</text:p>
          </table:table-cell>
        </table:table-row>
        <table:table-row table:style-name="ro1">
          <table:table-cell office:value-type="string">
            <text:p>[Log] <text:s/>Latitude:45.43358638942266 (index.js, line 82)</text:p>
          </table:table-cell>
        </table:table-row>
        <table:table-row table:style-name="ro1">
          <table:table-cell office:value-type="string">
            <text:p>[Log] Longitude: -75.6925350791425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35 (index.js, line 80)</text:p>
          </table:table-cell>
        </table:table-row>
        <table:table-row table:style-name="ro1">
          <table:table-cell office:value-type="string">
            <text:p>[Log] <text:s/>Time:Wed Feb 05 2014 20:11:07 GMT-0500 (EST) (index.js, line 81)</text:p>
          </table:table-cell>
        </table:table-row>
        <table:table-row table:style-name="ro1">
          <table:table-cell office:value-type="string">
            <text:p>[Log] <text:s/>Latitude:45.433578148357576 (index.js, line 82)</text:p>
          </table:table-cell>
        </table:table-row>
        <table:table-row table:style-name="ro1">
          <table:table-cell office:value-type="string">
            <text:p>[Log] Longitude: -75.6925534813490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36 (index.js, line 80)</text:p>
          </table:table-cell>
        </table:table-row>
        <table:table-row table:style-name="ro1">
          <table:table-cell office:value-type="string">
            <text:p>[Log] <text:s/>Time:Wed Feb 05 2014 20:11:08 GMT-0500 (EST) (index.js, line 81)</text:p>
          </table:table-cell>
        </table:table-row>
        <table:table-row table:style-name="ro1">
          <table:table-cell office:value-type="string">
            <text:p>[Log] <text:s/>Latitude:45.43356863441543 (index.js, line 82)</text:p>
          </table:table-cell>
        </table:table-row>
        <table:table-row table:style-name="ro1">
          <table:table-cell office:value-type="string">
            <text:p>[Log] Longitude: -75.6925747258719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37 (index.js, line 80)</text:p>
          </table:table-cell>
        </table:table-row>
        <table:table-row table:style-name="ro1">
          <table:table-cell office:value-type="string">
            <text:p>[Log] <text:s/>Time:Wed Feb 05 2014 20:11:09 GMT-0500 (EST) (index.js, line 81)</text:p>
          </table:table-cell>
        </table:table-row>
        <table:table-row table:style-name="ro1">
          <table:table-cell office:value-type="string">
            <text:p>[Log] <text:s/>Latitude:45.43355361080203 (index.js, line 82)</text:p>
          </table:table-cell>
        </table:table-row>
        <table:table-row table:style-name="ro1">
          <table:table-cell office:value-type="string">
            <text:p>[Log] Longitude: -75.6926082728023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38 (index.js, line 80)</text:p>
          </table:table-cell>
        </table:table-row>
        <table:table-row table:style-name="ro1">
          <table:table-cell office:value-type="string">
            <text:p>[Log] <text:s/>Time:Wed Feb 05 2014 20:11:10 GMT-0500 (EST) (index.js, line 81)</text:p>
          </table:table-cell>
        </table:table-row>
        <table:table-row table:style-name="ro1">
          <table:table-cell office:value-type="string">
            <text:p>[Log] <text:s/>Latitude:45.43353881878382 (index.js, line 82)</text:p>
          </table:table-cell>
        </table:table-row>
        <table:table-row table:style-name="ro1">
          <table:table-cell office:value-type="string">
            <text:p>[Log] Longitude: -75.6926413030669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39 (index.js, line 80)</text:p>
          </table:table-cell>
        </table:table-row>
        <table:table-row table:style-name="ro1">
          <table:table-cell office:value-type="string">
            <text:p>[Log] <text:s/>Time:Wed Feb 05 2014 20:11:11 GMT-0500 (EST) (index.js, line 81)</text:p>
          </table:table-cell>
        </table:table-row>
        <table:table-row table:style-name="ro1">
          <table:table-cell office:value-type="string">
            <text:p>[Log] <text:s/>Latitude:45.433524691231035 (index.js, line 82)</text:p>
          </table:table-cell>
        </table:table-row>
        <table:table-row table:style-name="ro1">
          <table:table-cell office:value-type="string">
            <text:p>[Log] Longitude: -75.6926728488178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40 (index.js, line 80)</text:p>
          </table:table-cell>
        </table:table-row>
        <table:table-row table:style-name="ro1">
          <table:table-cell office:value-type="string">
            <text:p>[Log] <text:s/>Time:Wed Feb 05 2014 20:11:12 GMT-0500 (EST) (index.js, line 81)</text:p>
          </table:table-cell>
        </table:table-row>
        <table:table-row table:style-name="ro1">
          <table:table-cell office:value-type="string">
            <text:p>[Log] <text:s/>Latitude:45.433515288484294 (index.js, line 82)</text:p>
          </table:table-cell>
        </table:table-row>
        <table:table-row table:style-name="ro1">
          <table:table-cell office:value-type="string">
            <text:p>[Log] Longitude: -75.6926938451579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41 (index.js, line 80)</text:p>
          </table:table-cell>
        </table:table-row>
        <table:table-row table:style-name="ro1">
          <table:table-cell office:value-type="string">
            <text:p>[Log] <text:s/>Time:Wed Feb 05 2014 20:11:13 GMT-0500 (EST) (index.js, line 81)</text:p>
          </table:table-cell>
        </table:table-row>
        <table:table-row table:style-name="ro1">
          <table:table-cell office:value-type="string">
            <text:p>[Log] <text:s/>Latitude:45.43350009621193 (index.js, line 82)</text:p>
          </table:table-cell>
        </table:table-row>
        <table:table-row table:style-name="ro1">
          <table:table-cell office:value-type="string">
            <text:p>[Log] Longitude: -75.692727768946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42 (index.js, line 80)</text:p>
          </table:table-cell>
        </table:table-row>
        <table:table-row table:style-name="ro1">
          <table:table-cell office:value-type="string">
            <text:p>[Log] <text:s/>Time:Wed Feb 05 2014 20:11:14 GMT-0500 (EST) (index.js, line 81)</text:p>
          </table:table-cell>
        </table:table-row>
        <table:table-row table:style-name="ro1">
          <table:table-cell office:value-type="string">
            <text:p>[Log] <text:s/>Latitude:45.43349005426514 (index.js, line 82)</text:p>
          </table:table-cell>
        </table:table-row>
        <table:table-row table:style-name="ro1">
          <table:table-cell office:value-type="string">
            <text:p>[Log] Longitude: -75.6927501921745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43 (index.js, line 80)</text:p>
          </table:table-cell>
        </table:table-row>
        <table:table-row table:style-name="ro1">
          <table:table-cell office:value-type="string">
            <text:p>[Log] <text:s/>Time:Wed Feb 05 2014 20:11:15 GMT-0500 (EST) (index.js, line 81)</text:p>
          </table:table-cell>
        </table:table-row>
        <table:table-row table:style-name="ro1">
          <table:table-cell office:value-type="string">
            <text:p>[Log] <text:s/>Latitude:45.433473407596495 (index.js, line 82)</text:p>
          </table:table-cell>
        </table:table-row>
        <table:table-row table:style-name="ro1">
          <table:table-cell office:value-type="string">
            <text:p>[Log] Longitude: -75.6927873636232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44 (index.js, line 80)</text:p>
          </table:table-cell>
        </table:table-row>
        <table:table-row table:style-name="ro1">
          <table:table-cell office:value-type="string">
            <text:p>[Log] <text:s/>Time:Wed Feb 05 2014 20:11:16 GMT-0500 (EST) (index.js, line 81)</text:p>
          </table:table-cell>
        </table:table-row>
        <table:table-row table:style-name="ro1">
          <table:table-cell office:value-type="string">
            <text:p>[Log] <text:s/>Latitude:45.43344971000335 (index.js, line 82)</text:p>
          </table:table-cell>
        </table:table-row>
        <table:table-row table:style-name="ro1">
          <table:table-cell office:value-type="string">
            <text:p>[Log] Longitude: -75.6928402789708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45 (index.js, line 80)</text:p>
          </table:table-cell>
        </table:table-row>
        <table:table-row table:style-name="ro1">
          <table:table-cell office:value-type="string">
            <text:p>[Log] <text:s/>Time:Wed Feb 05 2014 20:11:17 GMT-0500 (EST) (index.js, line 81)</text:p>
          </table:table-cell>
        </table:table-row>
        <table:table-row table:style-name="ro1">
          <table:table-cell office:value-type="string">
            <text:p>[Log] <text:s/>Latitude:45.43343772380566 (index.js, line 82)</text:p>
          </table:table-cell>
        </table:table-row>
        <table:table-row table:style-name="ro1">
          <table:table-cell office:value-type="string">
            <text:p>[Log] Longitude: -75.6928670437628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46 (index.js, line 80)</text:p>
          </table:table-cell>
        </table:table-row>
        <table:table-row table:style-name="ro1">
          <table:table-cell office:value-type="string">
            <text:p>[Log] <text:s/>Time:Wed Feb 05 2014 20:11:18 GMT-0500 (EST) (index.js, line 81)</text:p>
          </table:table-cell>
        </table:table-row>
        <table:table-row table:style-name="ro1">
          <table:table-cell office:value-type="string">
            <text:p>[Log] <text:s/>Latitude:45.43342191575135 (index.js, line 82)</text:p>
          </table:table-cell>
        </table:table-row>
        <table:table-row table:style-name="ro1">
          <table:table-cell office:value-type="string">
            <text:p>[Log] Longitude: -75.6929023420525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47 (index.js, line 80)</text:p>
          </table:table-cell>
        </table:table-row>
        <table:table-row table:style-name="ro1">
          <table:table-cell office:value-type="string">
            <text:p>[Log] <text:s/>Time:Wed Feb 05 2014 20:11:19 GMT-0500 (EST) (index.js, line 81)</text:p>
          </table:table-cell>
        </table:table-row>
        <table:table-row table:style-name="ro1">
          <table:table-cell office:value-type="string">
            <text:p>[Log] <text:s/>Latitude:45.43340752486246 (index.js, line 82)</text:p>
          </table:table-cell>
        </table:table-row>
        <table:table-row table:style-name="ro1">
          <table:table-cell office:value-type="string">
            <text:p>[Log] Longitude: -75.6929344768286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48 (index.js, line 80)</text:p>
          </table:table-cell>
        </table:table-row>
        <table:table-row table:style-name="ro1">
          <table:table-cell office:value-type="string">
            <text:p>[Log] <text:s/>Time:Wed Feb 05 2014 20:11:20 GMT-0500 (EST) (index.js, line 81)</text:p>
          </table:table-cell>
        </table:table-row>
        <table:table-row table:style-name="ro1">
          <table:table-cell office:value-type="string">
            <text:p>[Log] <text:s/>Latitude:45.43339179813534 (index.js, line 82)</text:p>
          </table:table-cell>
        </table:table-row>
        <table:table-row table:style-name="ro1">
          <table:table-cell office:value-type="string">
            <text:p>[Log] Longitude: -75.692969594056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49 (index.js, line 80)</text:p>
          </table:table-cell>
        </table:table-row>
        <table:table-row table:style-name="ro1">
          <table:table-cell office:value-type="string">
            <text:p>[Log] <text:s/>Time:Wed Feb 05 2014 20:11:21 GMT-0500 (EST) (index.js, line 81)</text:p>
          </table:table-cell>
        </table:table-row>
        <table:table-row table:style-name="ro1">
          <table:table-cell office:value-type="string">
            <text:p>[Log] <text:s/>Latitude:45.43336822687693 (index.js, line 82)</text:p>
          </table:table-cell>
        </table:table-row>
        <table:table-row table:style-name="ro1">
          <table:table-cell office:value-type="string">
            <text:p>[Log] Longitude: -75.6930228885539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50 (index.js, line 80)</text:p>
          </table:table-cell>
        </table:table-row>
        <table:table-row table:style-name="ro1">
          <table:table-cell office:value-type="string">
            <text:p>[Log] <text:s/>Time:Wed Feb 05 2014 20:11:22 GMT-0500 (EST) (index.js, line 81)</text:p>
          </table:table-cell>
        </table:table-row>
        <table:table-row table:style-name="ro1">
          <table:table-cell office:value-type="string">
            <text:p>[Log] <text:s/>Latitude:45.433350719484366 (index.js, line 82)</text:p>
          </table:table-cell>
        </table:table-row>
        <table:table-row table:style-name="ro1">
          <table:table-cell office:value-type="string">
            <text:p>[Log] Longitude: -75.6930624837150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51 (index.js, line 80)</text:p>
          </table:table-cell>
        </table:table-row>
        <table:table-row table:style-name="ro1">
          <table:table-cell office:value-type="string">
            <text:p>[Log] <text:s/>Time:Wed Feb 05 2014 20:11:23 GMT-0500 (EST) (index.js, line 81)</text:p>
          </table:table-cell>
        </table:table-row>
        <table:table-row table:style-name="ro1">
          <table:table-cell office:value-type="string">
            <text:p>[Log] <text:s/>Latitude:45.433327625654165 (index.js, line 82)</text:p>
          </table:table-cell>
        </table:table-row>
        <table:table-row table:style-name="ro1">
          <table:table-cell office:value-type="string">
            <text:p>[Log] Longitude: -75.693114713776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52 (index.js, line 80)</text:p>
          </table:table-cell>
        </table:table-row>
        <table:table-row table:style-name="ro1">
          <table:table-cell office:value-type="string">
            <text:p>[Log] <text:s/>Time:Wed Feb 05 2014 20:11:24 GMT-0500 (EST) (index.js, line 81)</text:p>
          </table:table-cell>
        </table:table-row>
        <table:table-row table:style-name="ro1">
          <table:table-cell office:value-type="string">
            <text:p>[Log] <text:s/>Latitude:45.433305022126746 (index.js, line 82)</text:p>
          </table:table-cell>
        </table:table-row>
        <table:table-row table:style-name="ro1">
          <table:table-cell office:value-type="string">
            <text:p>[Log] Longitude: -75.6931658338908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53 (index.js, line 80)</text:p>
          </table:table-cell>
        </table:table-row>
        <table:table-row table:style-name="ro1">
          <table:table-cell office:value-type="string">
            <text:p>[Log] <text:s/>Time:Wed Feb 05 2014 20:11:25 GMT-0500 (EST) (index.js, line 81)</text:p>
          </table:table-cell>
        </table:table-row>
        <table:table-row table:style-name="ro1">
          <table:table-cell office:value-type="string">
            <text:p>[Log] <text:s/>Latitude:45.433287418674006 (index.js, line 82)</text:p>
          </table:table-cell>
        </table:table-row>
        <table:table-row table:style-name="ro1">
          <table:table-cell office:value-type="string">
            <text:p>[Log] Longitude: -75.693205646457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54 (index.js, line 80)</text:p>
          </table:table-cell>
        </table:table-row>
        <table:table-row table:style-name="ro1">
          <table:table-cell office:value-type="string">
            <text:p>[Log] <text:s/>Time:Wed Feb 05 2014 20:11:26 GMT-0500 (EST) (index.js, line 81)</text:p>
          </table:table-cell>
        </table:table-row>
        <table:table-row table:style-name="ro1">
          <table:table-cell office:value-type="string">
            <text:p>[Log] <text:s/>Latitude:45.433266939971496 (index.js, line 82)</text:p>
          </table:table-cell>
        </table:table-row>
        <table:table-row table:style-name="ro1">
          <table:table-cell office:value-type="string">
            <text:p>[Log] Longitude: -75.6932519608926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55 (index.js, line 80)</text:p>
          </table:table-cell>
        </table:table-row>
        <table:table-row table:style-name="ro1">
          <table:table-cell office:value-type="string">
            <text:p>[Log] <text:s/>Time:Wed Feb 05 2014 20:11:27 GMT-0500 (EST) (index.js, line 81)</text:p>
          </table:table-cell>
        </table:table-row>
        <table:table-row table:style-name="ro1">
          <table:table-cell office:value-type="string">
            <text:p>[Log] <text:s/>Latitude:45.433253882123765 (index.js, line 82)</text:p>
          </table:table-cell>
        </table:table-row>
        <table:table-row table:style-name="ro1">
          <table:table-cell office:value-type="string">
            <text:p>[Log] Longitude: -75.6932814928586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56 (index.js, line 80)</text:p>
          </table:table-cell>
        </table:table-row>
        <table:table-row table:style-name="ro1">
          <table:table-cell office:value-type="string">
            <text:p>[Log] <text:s/>Time:Wed Feb 05 2014 20:11:28 GMT-0500 (EST) (index.js, line 81)</text:p>
          </table:table-cell>
        </table:table-row>
        <table:table-row table:style-name="ro1">
          <table:table-cell office:value-type="string">
            <text:p>[Log] <text:s/>Latitude:45.43323673450356 (index.js, line 82)</text:p>
          </table:table-cell>
        </table:table-row>
        <table:table-row table:style-name="ro1">
          <table:table-cell office:value-type="string">
            <text:p>[Log] Longitude: -75.6933202740583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57 (index.js, line 80)</text:p>
          </table:table-cell>
        </table:table-row>
        <table:table-row table:style-name="ro1">
          <table:table-cell office:value-type="string">
            <text:p>[Log] <text:s/>Time:Wed Feb 05 2014 20:11:29 GMT-0500 (EST) (index.js, line 81)</text:p>
          </table:table-cell>
        </table:table-row>
        <table:table-row table:style-name="ro1">
          <table:table-cell office:value-type="string">
            <text:p>[Log] <text:s/>Latitude:45.433218846124134 (index.js, line 82)</text:p>
          </table:table-cell>
        </table:table-row>
        <table:table-row table:style-name="ro1">
          <table:table-cell office:value-type="string">
            <text:p>[Log] Longitude: -75.6933607309838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58 (index.js, line 80)</text:p>
          </table:table-cell>
        </table:table-row>
        <table:table-row table:style-name="ro1">
          <table:table-cell office:value-type="string">
            <text:p>[Log] <text:s/>Time:Wed Feb 05 2014 20:11:30 GMT-0500 (EST) (index.js, line 81)</text:p>
          </table:table-cell>
        </table:table-row>
        <table:table-row table:style-name="ro1">
          <table:table-cell office:value-type="string">
            <text:p>[Log] <text:s/>Latitude:45.43320366801723 (index.js, line 82)</text:p>
          </table:table-cell>
        </table:table-row>
        <table:table-row table:style-name="ro1">
          <table:table-cell office:value-type="string">
            <text:p>[Log] Longitude: -75.6933950581515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59 (index.js, line 80)</text:p>
          </table:table-cell>
        </table:table-row>
        <table:table-row table:style-name="ro1">
          <table:table-cell office:value-type="string">
            <text:p>[Log] <text:s/>Time:Wed Feb 05 2014 20:11:31 GMT-0500 (EST) (index.js, line 81)</text:p>
          </table:table-cell>
        </table:table-row>
        <table:table-row table:style-name="ro1">
          <table:table-cell office:value-type="string">
            <text:p>[Log] <text:s/>Latitude:45.43318433901614 (index.js, line 82)</text:p>
          </table:table-cell>
        </table:table-row>
        <table:table-row table:style-name="ro1">
          <table:table-cell office:value-type="string">
            <text:p>[Log] Longitude: -75.6934392537004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60 (index.js, line 80)</text:p>
          </table:table-cell>
        </table:table-row>
        <table:table-row table:style-name="ro1">
          <table:table-cell office:value-type="string">
            <text:p>[Log] <text:s/>Time:Wed Feb 05 2014 20:11:32 GMT-0500 (EST) (index.js, line 81)</text:p>
          </table:table-cell>
        </table:table-row>
        <table:table-row table:style-name="ro1">
          <table:table-cell office:value-type="string">
            <text:p>[Log] <text:s/>Latitude:45.4331631962622 (index.js, line 82)</text:p>
          </table:table-cell>
        </table:table-row>
        <table:table-row table:style-name="ro1">
          <table:table-cell office:value-type="string">
            <text:p>[Log] Longitude: -75.6934876431478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61 (index.js, line 80)</text:p>
          </table:table-cell>
        </table:table-row>
        <table:table-row table:style-name="ro1">
          <table:table-cell office:value-type="string">
            <text:p>[Log] <text:s/>Time:Wed Feb 05 2014 20:11:33 GMT-0500 (EST) (index.js, line 81)</text:p>
          </table:table-cell>
        </table:table-row>
        <table:table-row table:style-name="ro1">
          <table:table-cell office:value-type="string">
            <text:p>[Log] <text:s/>Latitude:45.433134378735566 (index.js, line 82)</text:p>
          </table:table-cell>
        </table:table-row>
        <table:table-row table:style-name="ro1">
          <table:table-cell office:value-type="string">
            <text:p>[Log] Longitude: -75.6935535971024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62 (index.js, line 80)</text:p>
          </table:table-cell>
        </table:table-row>
        <table:table-row table:style-name="ro1">
          <table:table-cell office:value-type="string">
            <text:p>[Log] <text:s/>Time:Wed Feb 05 2014 20:11:34 GMT-0500 (EST) (index.js, line 81)</text:p>
          </table:table-cell>
        </table:table-row>
        <table:table-row table:style-name="ro1">
          <table:table-cell office:value-type="string">
            <text:p>[Log] <text:s/>Latitude:45.43310576131768 (index.js, line 82)</text:p>
          </table:table-cell>
        </table:table-row>
        <table:table-row table:style-name="ro1">
          <table:table-cell office:value-type="string">
            <text:p>[Log] Longitude: -75.6936190929991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63 (index.js, line 80)</text:p>
          </table:table-cell>
        </table:table-row>
        <table:table-row table:style-name="ro1">
          <table:table-cell office:value-type="string">
            <text:p>[Log] <text:s/>Time:Wed Feb 05 2014 20:11:35 GMT-0500 (EST) (index.js, line 81)</text:p>
          </table:table-cell>
        </table:table-row>
        <table:table-row table:style-name="ro1">
          <table:table-cell office:value-type="string">
            <text:p>[Log] <text:s/>Latitude:45.43307782053727 (index.js, line 82)</text:p>
          </table:table-cell>
        </table:table-row>
        <table:table-row table:style-name="ro1">
          <table:table-cell office:value-type="string">
            <text:p>[Log] Longitude: -75.6936830403719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64 (index.js, line 80)</text:p>
          </table:table-cell>
        </table:table-row>
        <table:table-row table:style-name="ro1">
          <table:table-cell office:value-type="string">
            <text:p>[Log] <text:s/>Time:Wed Feb 05 2014 20:11:36 GMT-0500 (EST) (index.js, line 81)</text:p>
          </table:table-cell>
        </table:table-row>
        <table:table-row table:style-name="ro1">
          <table:table-cell office:value-type="string">
            <text:p>[Log] <text:s/>Latitude:45.43304183826377 (index.js, line 82)</text:p>
          </table:table-cell>
        </table:table-row>
        <table:table-row table:style-name="ro1">
          <table:table-cell office:value-type="string">
            <text:p>[Log] Longitude: -75.6937656173431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65 (index.js, line 80)</text:p>
          </table:table-cell>
        </table:table-row>
        <table:table-row table:style-name="ro1">
          <table:table-cell office:value-type="string">
            <text:p>[Log] <text:s/>Time:Wed Feb 05 2014 20:11:37 GMT-0500 (EST) (index.js, line 81)</text:p>
          </table:table-cell>
        </table:table-row>
        <table:table-row table:style-name="ro1">
          <table:table-cell office:value-type="string">
            <text:p>[Log] <text:s/>Latitude:45.433018175413416 (index.js, line 82)</text:p>
          </table:table-cell>
        </table:table-row>
        <table:table-row table:style-name="ro1">
          <table:table-cell office:value-type="string">
            <text:p>[Log] Longitude: -75.6938208450810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66 (index.js, line 80)</text:p>
          </table:table-cell>
        </table:table-row>
        <table:table-row table:style-name="ro1">
          <table:table-cell office:value-type="string">
            <text:p>[Log] <text:s/>Time:Wed Feb 05 2014 20:11:38 GMT-0500 (EST) (index.js, line 81)</text:p>
          </table:table-cell>
        </table:table-row>
        <table:table-row table:style-name="ro1">
          <table:table-cell office:value-type="string">
            <text:p>[Log] <text:s/>Latitude:45.43298970199821 (index.js, line 82)</text:p>
          </table:table-cell>
        </table:table-row>
        <table:table-row table:style-name="ro1">
          <table:table-cell office:value-type="string">
            <text:p>[Log] Longitude: -75.6938872998216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67 (index.js, line 80)</text:p>
          </table:table-cell>
        </table:table-row>
        <table:table-row table:style-name="ro1">
          <table:table-cell office:value-type="string">
            <text:p>[Log] <text:s/>Time:Wed Feb 05 2014 20:11:39 GMT-0500 (EST) (index.js, line 81)</text:p>
          </table:table-cell>
        </table:table-row>
        <table:table-row table:style-name="ro1">
          <table:table-cell office:value-type="string">
            <text:p>[Log] <text:s/>Latitude:45.43296760266619 (index.js, line 82)</text:p>
          </table:table-cell>
        </table:table-row>
        <table:table-row table:style-name="ro1">
          <table:table-cell office:value-type="string">
            <text:p>[Log] Longitude: -75.693938878157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68 (index.js, line 80)</text:p>
          </table:table-cell>
        </table:table-row>
        <table:table-row table:style-name="ro1">
          <table:table-cell office:value-type="string">
            <text:p>[Log] <text:s/>Time:Wed Feb 05 2014 20:11:40 GMT-0500 (EST) (index.js, line 81)</text:p>
          </table:table-cell>
        </table:table-row>
        <table:table-row table:style-name="ro1">
          <table:table-cell office:value-type="string">
            <text:p>[Log] <text:s/>Latitude:45.43294023760483 (index.js, line 82)</text:p>
          </table:table-cell>
        </table:table-row>
        <table:table-row table:style-name="ro1">
          <table:table-cell office:value-type="string">
            <text:p>[Log] Longitude: -75.6940027464588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69 (index.js, line 80)</text:p>
          </table:table-cell>
        </table:table-row>
        <table:table-row table:style-name="ro1">
          <table:table-cell office:value-type="string">
            <text:p>[Log] <text:s/>Time:Wed Feb 05 2014 20:11:41 GMT-0500 (EST) (index.js, line 81)</text:p>
          </table:table-cell>
        </table:table-row>
        <table:table-row table:style-name="ro1">
          <table:table-cell office:value-type="string">
            <text:p>[Log] <text:s/>Latitude:45.43291882478718 (index.js, line 82)</text:p>
          </table:table-cell>
        </table:table-row>
        <table:table-row table:style-name="ro1">
          <table:table-cell office:value-type="string">
            <text:p>[Log] Longitude: -75.6940527225742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70 (index.js, line 80)</text:p>
          </table:table-cell>
        </table:table-row>
        <table:table-row table:style-name="ro1">
          <table:table-cell office:value-type="string">
            <text:p>[Log] <text:s/>Time:Wed Feb 05 2014 20:11:42 GMT-0500 (EST) (index.js, line 81)</text:p>
          </table:table-cell>
        </table:table-row>
        <table:table-row table:style-name="ro1">
          <table:table-cell office:value-type="string">
            <text:p>[Log] <text:s/>Latitude:45.43289500633521 (index.js, line 82)</text:p>
          </table:table-cell>
        </table:table-row>
        <table:table-row table:style-name="ro1">
          <table:table-cell office:value-type="string">
            <text:p>[Log] Longitude: -75.6941083129277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71 (index.js, line 80)</text:p>
          </table:table-cell>
        </table:table-row>
        <table:table-row table:style-name="ro1">
          <table:table-cell office:value-type="string">
            <text:p>[Log] <text:s/>Time:Wed Feb 05 2014 20:11:43 GMT-0500 (EST) (index.js, line 81)</text:p>
          </table:table-cell>
        </table:table-row>
        <table:table-row table:style-name="ro1">
          <table:table-cell office:value-type="string">
            <text:p>[Log] <text:s/>Latitude:45.43287698182729 (index.js, line 82)</text:p>
          </table:table-cell>
        </table:table-row>
        <table:table-row table:style-name="ro1">
          <table:table-cell office:value-type="string">
            <text:p>[Log] Longitude: -75.6941503809139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72 (index.js, line 80)</text:p>
          </table:table-cell>
        </table:table-row>
        <table:table-row table:style-name="ro1">
          <table:table-cell office:value-type="string">
            <text:p>[Log] <text:s/>Time:Wed Feb 05 2014 20:11:44 GMT-0500 (EST) (index.js, line 81)</text:p>
          </table:table-cell>
        </table:table-row>
        <table:table-row table:style-name="ro1">
          <table:table-cell office:value-type="string">
            <text:p>[Log] <text:s/>Latitude:45.43286273601021 (index.js, line 82)</text:p>
          </table:table-cell>
        </table:table-row>
        <table:table-row table:style-name="ro1">
          <table:table-cell office:value-type="string">
            <text:p>[Log] Longitude: -75.6941836298938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73 (index.js, line 80)</text:p>
          </table:table-cell>
        </table:table-row>
        <table:table-row table:style-name="ro1">
          <table:table-cell office:value-type="string">
            <text:p>[Log] <text:s/>Time:Wed Feb 05 2014 20:11:45 GMT-0500 (EST) (index.js, line 81)</text:p>
          </table:table-cell>
        </table:table-row>
        <table:table-row table:style-name="ro1">
          <table:table-cell office:value-type="string">
            <text:p>[Log] <text:s/>Latitude:45.43285182015788 (index.js, line 82)</text:p>
          </table:table-cell>
        </table:table-row>
        <table:table-row table:style-name="ro1">
          <table:table-cell office:value-type="string">
            <text:p>[Log] Longitude: -75.694209106295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74 (index.js, line 80)</text:p>
          </table:table-cell>
        </table:table-row>
        <table:table-row table:style-name="ro1">
          <table:table-cell office:value-type="string">
            <text:p>[Log] <text:s/>Time:Wed Feb 05 2014 20:11:46 GMT-0500 (EST) (index.js, line 81)</text:p>
          </table:table-cell>
        </table:table-row>
        <table:table-row table:style-name="ro1">
          <table:table-cell office:value-type="string">
            <text:p>[Log] <text:s/>Latitude:45.432842210511495 (index.js, line 82)</text:p>
          </table:table-cell>
        </table:table-row>
        <table:table-row table:style-name="ro1">
          <table:table-cell office:value-type="string">
            <text:p>[Log] Longitude: -75.6942315347623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75 (index.js, line 80)</text:p>
          </table:table-cell>
        </table:table-row>
        <table:table-row table:style-name="ro1">
          <table:table-cell office:value-type="string">
            <text:p>[Log] <text:s/>Time:Wed Feb 05 2014 20:11:47 GMT-0500 (EST) (index.js, line 81)</text:p>
          </table:table-cell>
        </table:table-row>
        <table:table-row table:style-name="ro1">
          <table:table-cell office:value-type="string">
            <text:p>[Log] <text:s/>Latitude:45.43283046819414 (index.js, line 82)</text:p>
          </table:table-cell>
        </table:table-row>
        <table:table-row table:style-name="ro1">
          <table:table-cell office:value-type="string">
            <text:p>[Log] Longitude: -75.6942589404752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76 (index.js, line 80)</text:p>
          </table:table-cell>
        </table:table-row>
        <table:table-row table:style-name="ro1">
          <table:table-cell office:value-type="string">
            <text:p>[Log] <text:s/>Time:Wed Feb 05 2014 20:11:48 GMT-0500 (EST) (index.js, line 81)</text:p>
          </table:table-cell>
        </table:table-row>
        <table:table-row table:style-name="ro1">
          <table:table-cell office:value-type="string">
            <text:p>[Log] <text:s/>Latitude:45.43281863213061 (index.js, line 82)</text:p>
          </table:table-cell>
        </table:table-row>
        <table:table-row table:style-name="ro1">
          <table:table-cell office:value-type="string">
            <text:p>[Log] Longitude: -75.6942865645760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77 (index.js, line 80)</text:p>
          </table:table-cell>
        </table:table-row>
        <table:table-row table:style-name="ro1">
          <table:table-cell office:value-type="string">
            <text:p>[Log] <text:s/>Time:Wed Feb 05 2014 20:11:49 GMT-0500 (EST) (index.js, line 81)</text:p>
          </table:table-cell>
        </table:table-row>
        <table:table-row table:style-name="ro1">
          <table:table-cell office:value-type="string">
            <text:p>[Log] <text:s/>Latitude:45.432811635815156 (index.js, line 82)</text:p>
          </table:table-cell>
        </table:table-row>
        <table:table-row table:style-name="ro1">
          <table:table-cell office:value-type="string">
            <text:p>[Log] Longitude: -75.6943028935711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78 (index.js, line 80)</text:p>
          </table:table-cell>
        </table:table-row>
        <table:table-row table:style-name="ro1">
          <table:table-cell office:value-type="string">
            <text:p>[Log] <text:s/>Time:Wed Feb 05 2014 20:11:50 GMT-0500 (EST) (index.js, line 81)</text:p>
          </table:table-cell>
        </table:table-row>
        <table:table-row table:style-name="ro1">
          <table:table-cell office:value-type="string">
            <text:p>[Log] <text:s/>Latitude:45.43280267527257 (index.js, line 82)</text:p>
          </table:table-cell>
        </table:table-row>
        <table:table-row table:style-name="ro1">
          <table:table-cell office:value-type="string">
            <text:p>[Log] Longitude: -75.6943465894053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79 (index.js, line 80)</text:p>
          </table:table-cell>
        </table:table-row>
        <table:table-row table:style-name="ro1">
          <table:table-cell office:value-type="string">
            <text:p>[Log] <text:s/>Time:Wed Feb 05 2014 20:11:51 GMT-0500 (EST) (index.js, line 81)</text:p>
          </table:table-cell>
        </table:table-row>
        <table:table-row table:style-name="ro1">
          <table:table-cell office:value-type="string">
            <text:p>[Log] <text:s/>Latitude:45.43285258573121 (index.js, line 82)</text:p>
          </table:table-cell>
        </table:table-row>
        <table:table-row table:style-name="ro1">
          <table:table-cell office:value-type="string">
            <text:p>[Log] Longitude: -75.694525996750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80 (index.js, line 80)</text:p>
          </table:table-cell>
        </table:table-row>
        <table:table-row table:style-name="ro1">
          <table:table-cell office:value-type="string">
            <text:p>[Log] <text:s/>Time:Wed Feb 05 2014 20:11:52 GMT-0500 (EST) (index.js, line 81)</text:p>
          </table:table-cell>
        </table:table-row>
        <table:table-row table:style-name="ro1">
          <table:table-cell office:value-type="string">
            <text:p>[Log] <text:s/>Latitude:45.43287869770335 (index.js, line 82)</text:p>
          </table:table-cell>
        </table:table-row>
        <table:table-row table:style-name="ro1">
          <table:table-cell office:value-type="string">
            <text:p>[Log] Longitude: -75.694548739047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81 (index.js, line 80)</text:p>
          </table:table-cell>
        </table:table-row>
        <table:table-row table:style-name="ro1">
          <table:table-cell office:value-type="string">
            <text:p>[Log] <text:s/>Time:Wed Feb 05 2014 20:11:53 GMT-0500 (EST) (index.js, line 81)</text:p>
          </table:table-cell>
        </table:table-row>
        <table:table-row table:style-name="ro1">
          <table:table-cell office:value-type="string">
            <text:p>[Log] <text:s/>Latitude:45.432913244517565 (index.js, line 82)</text:p>
          </table:table-cell>
        </table:table-row>
        <table:table-row table:style-name="ro1">
          <table:table-cell office:value-type="string">
            <text:p>[Log] Longitude: -75.6945788276243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82 (index.js, line 80)</text:p>
          </table:table-cell>
        </table:table-row>
        <table:table-row table:style-name="ro1">
          <table:table-cell office:value-type="string">
            <text:p>[Log] <text:s/>Time:Wed Feb 05 2014 20:11:54 GMT-0500 (EST) (index.js, line 81)</text:p>
          </table:table-cell>
        </table:table-row>
        <table:table-row table:style-name="ro1">
          <table:table-cell office:value-type="string">
            <text:p>[Log] <text:s/>Latitude:45.432952889073505 (index.js, line 82)</text:p>
          </table:table-cell>
        </table:table-row>
        <table:table-row table:style-name="ro1">
          <table:table-cell office:value-type="string">
            <text:p>[Log] Longitude: -75.6946133561541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83 (index.js, line 80)</text:p>
          </table:table-cell>
        </table:table-row>
        <table:table-row table:style-name="ro1">
          <table:table-cell office:value-type="string">
            <text:p>[Log] <text:s/>Time:Wed Feb 05 2014 20:11:55 GMT-0500 (EST) (index.js, line 81)</text:p>
          </table:table-cell>
        </table:table-row>
        <table:table-row table:style-name="ro1">
          <table:table-cell office:value-type="string">
            <text:p>[Log] <text:s/>Latitude:45.43301457801044 (index.js, line 82)</text:p>
          </table:table-cell>
        </table:table-row>
        <table:table-row table:style-name="ro1">
          <table:table-cell office:value-type="string">
            <text:p>[Log] Longitude: -75.6946670838260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84 (index.js, line 80)</text:p>
          </table:table-cell>
        </table:table-row>
        <table:table-row table:style-name="ro1">
          <table:table-cell office:value-type="string">
            <text:p>[Log] <text:s/>Time:Wed Feb 05 2014 20:11:56 GMT-0500 (EST) (index.js, line 81)</text:p>
          </table:table-cell>
        </table:table-row>
        <table:table-row table:style-name="ro1">
          <table:table-cell office:value-type="string">
            <text:p>[Log] <text:s/>Latitude:45.433062030992964 (index.js, line 82)</text:p>
          </table:table-cell>
        </table:table-row>
        <table:table-row table:style-name="ro1">
          <table:table-cell office:value-type="string">
            <text:p>[Log] Longitude: -75.6947084131570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85 (index.js, line 80)</text:p>
          </table:table-cell>
        </table:table-row>
        <table:table-row table:style-name="ro1">
          <table:table-cell office:value-type="string">
            <text:p>[Log] <text:s/>Time:Wed Feb 05 2014 20:11:57 GMT-0500 (EST) (index.js, line 81)</text:p>
          </table:table-cell>
        </table:table-row>
        <table:table-row table:style-name="ro1">
          <table:table-cell office:value-type="string">
            <text:p>[Log] <text:s/>Latitude:45.433112182040745 (index.js, line 82)</text:p>
          </table:table-cell>
        </table:table-row>
        <table:table-row table:style-name="ro1">
          <table:table-cell office:value-type="string">
            <text:p>[Log] Longitude: -75.69475209220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86 (index.js, line 80)</text:p>
          </table:table-cell>
        </table:table-row>
        <table:table-row table:style-name="ro1">
          <table:table-cell office:value-type="string">
            <text:p>[Log] <text:s/>Time:Wed Feb 05 2014 20:11:58 GMT-0500 (EST) (index.js, line 81)</text:p>
          </table:table-cell>
        </table:table-row>
        <table:table-row table:style-name="ro1">
          <table:table-cell office:value-type="string">
            <text:p>[Log] <text:s/>Latitude:45.43316536751909 (index.js, line 82)</text:p>
          </table:table-cell>
        </table:table-row>
        <table:table-row table:style-name="ro1">
          <table:table-cell office:value-type="string">
            <text:p>[Log] Longitude: -75.6947984143334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87 (index.js, line 80)</text:p>
          </table:table-cell>
        </table:table-row>
        <table:table-row table:style-name="ro1">
          <table:table-cell office:value-type="string">
            <text:p>[Log] <text:s/>Time:Wed Feb 05 2014 20:11:59 GMT-0500 (EST) (index.js, line 81)</text:p>
          </table:table-cell>
        </table:table-row>
        <table:table-row table:style-name="ro1">
          <table:table-cell office:value-type="string">
            <text:p>[Log] <text:s/>Latitude:45.4332174776592 (index.js, line 82)</text:p>
          </table:table-cell>
        </table:table-row>
        <table:table-row table:style-name="ro1">
          <table:table-cell office:value-type="string">
            <text:p>[Log] Longitude: -75.6948437997198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88 (index.js, line 80)</text:p>
          </table:table-cell>
        </table:table-row>
        <table:table-row table:style-name="ro1">
          <table:table-cell office:value-type="string">
            <text:p>[Log] <text:s/>Time:Wed Feb 05 2014 20:12:00 GMT-0500 (EST) (index.js, line 81)</text:p>
          </table:table-cell>
        </table:table-row>
        <table:table-row table:style-name="ro1">
          <table:table-cell office:value-type="string">
            <text:p>[Log] <text:s/>Latitude:45.43326716146227 (index.js, line 82)</text:p>
          </table:table-cell>
        </table:table-row>
        <table:table-row table:style-name="ro1">
          <table:table-cell office:value-type="string">
            <text:p>[Log] Longitude: -75.6948870720316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89 (index.js, line 80)</text:p>
          </table:table-cell>
        </table:table-row>
        <table:table-row table:style-name="ro1">
          <table:table-cell office:value-type="string">
            <text:p>[Log] <text:s/>Time:Wed Feb 05 2014 20:12:01 GMT-0500 (EST) (index.js, line 81)</text:p>
          </table:table-cell>
        </table:table-row>
        <table:table-row table:style-name="ro1">
          <table:table-cell office:value-type="string">
            <text:p>[Log] <text:s/>Latitude:45.43331608562838 (index.js, line 82)</text:p>
          </table:table-cell>
        </table:table-row>
        <table:table-row table:style-name="ro1">
          <table:table-cell office:value-type="string">
            <text:p>[Log] Longitude: -75.6949296830407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90 (index.js, line 80)</text:p>
          </table:table-cell>
        </table:table-row>
        <table:table-row table:style-name="ro1">
          <table:table-cell office:value-type="string">
            <text:p>[Log] <text:s/>Time:Wed Feb 05 2014 20:12:02 GMT-0500 (EST) (index.js, line 81)</text:p>
          </table:table-cell>
        </table:table-row>
        <table:table-row table:style-name="ro1">
          <table:table-cell office:value-type="string">
            <text:p>[Log] <text:s/>Latitude:45.433367602384344 (index.js, line 82)</text:p>
          </table:table-cell>
        </table:table-row>
        <table:table-row table:style-name="ro1">
          <table:table-cell office:value-type="string">
            <text:p>[Log] Longitude: -75.6949745519250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91 (index.js, line 80)</text:p>
          </table:table-cell>
        </table:table-row>
        <table:table-row table:style-name="ro1">
          <table:table-cell office:value-type="string">
            <text:p>[Log] <text:s/>Time:Wed Feb 05 2014 20:12:03 GMT-0500 (EST) (index.js, line 81)</text:p>
          </table:table-cell>
        </table:table-row>
        <table:table-row table:style-name="ro1">
          <table:table-cell office:value-type="string">
            <text:p>[Log] <text:s/>Latitude:45.43341352164102 (index.js, line 82)</text:p>
          </table:table-cell>
        </table:table-row>
        <table:table-row table:style-name="ro1">
          <table:table-cell office:value-type="string">
            <text:p>[Log] Longitude: -75.6950145454720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92 (index.js, line 80)</text:p>
          </table:table-cell>
        </table:table-row>
        <table:table-row table:style-name="ro1">
          <table:table-cell office:value-type="string">
            <text:p>[Log] <text:s/>Time:Wed Feb 05 2014 20:12:04 GMT-0500 (EST) (index.js, line 81)</text:p>
          </table:table-cell>
        </table:table-row>
        <table:table-row table:style-name="ro1">
          <table:table-cell office:value-type="string">
            <text:p>[Log] <text:s/>Latitude:45.43346250587774 (index.js, line 82)</text:p>
          </table:table-cell>
        </table:table-row>
        <table:table-row table:style-name="ro1">
          <table:table-cell office:value-type="string">
            <text:p>[Log] Longitude: -75.6950572087043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93 (index.js, line 80)</text:p>
          </table:table-cell>
        </table:table-row>
        <table:table-row table:style-name="ro1">
          <table:table-cell office:value-type="string">
            <text:p>[Log] <text:s/>Time:Wed Feb 05 2014 20:12:05 GMT-0500 (EST) (index.js, line 81)</text:p>
          </table:table-cell>
        </table:table-row>
        <table:table-row table:style-name="ro1">
          <table:table-cell office:value-type="string">
            <text:p>[Log] <text:s/>Latitude:45.43347570888637 (index.js, line 82)</text:p>
          </table:table-cell>
        </table:table-row>
        <table:table-row table:style-name="ro1">
          <table:table-cell office:value-type="string">
            <text:p>[Log] Longitude: -75.6950687080370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94 (index.js, line 80)</text:p>
          </table:table-cell>
        </table:table-row>
        <table:table-row table:style-name="ro1">
          <table:table-cell office:value-type="string">
            <text:p>[Log] <text:s/>Time:Wed Feb 05 2014 20:12:06 GMT-0500 (EST) (index.js, line 81)</text:p>
          </table:table-cell>
        </table:table-row>
        <table:table-row table:style-name="ro1">
          <table:table-cell office:value-type="string">
            <text:p>[Log] <text:s/>Latitude:45.43347570888637 (index.js, line 82)</text:p>
          </table:table-cell>
        </table:table-row>
        <table:table-row table:style-name="ro1">
          <table:table-cell office:value-type="string">
            <text:p>[Log] Longitude: -75.6950687080370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95 (index.js, line 80)</text:p>
          </table:table-cell>
        </table:table-row>
        <table:table-row table:style-name="ro1">
          <table:table-cell office:value-type="string">
            <text:p>[Log] <text:s/>Time:Wed Feb 05 2014 20:12:07 GMT-0500 (EST) (index.js, line 81)</text:p>
          </table:table-cell>
        </table:table-row>
        <table:table-row table:style-name="ro1">
          <table:table-cell office:value-type="string">
            <text:p>[Log] <text:s/>Latitude:45.433603816325814 (index.js, line 82)</text:p>
          </table:table-cell>
        </table:table-row>
        <table:table-row table:style-name="ro1">
          <table:table-cell office:value-type="string">
            <text:p>[Log] Longitude: -75.695176913127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96 (index.js, line 80)</text:p>
          </table:table-cell>
        </table:table-row>
        <table:table-row table:style-name="ro1">
          <table:table-cell office:value-type="string">
            <text:p>[Log] <text:s/>Time:Wed Feb 05 2014 20:12:08 GMT-0500 (EST) (index.js, line 81)</text:p>
          </table:table-cell>
        </table:table-row>
        <table:table-row table:style-name="ro1">
          <table:table-cell office:value-type="string">
            <text:p>[Log] <text:s/>Latitude:45.43365106708304 (index.js, line 82)</text:p>
          </table:table-cell>
        </table:table-row>
        <table:table-row table:style-name="ro1">
          <table:table-cell office:value-type="string">
            <text:p>[Log] Longitude: -75.6952168112729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97 (index.js, line 80)</text:p>
          </table:table-cell>
        </table:table-row>
        <table:table-row table:style-name="ro1">
          <table:table-cell office:value-type="string">
            <text:p>[Log] <text:s/>Time:Wed Feb 05 2014 20:12:09 GMT-0500 (EST) (index.js, line 81)</text:p>
          </table:table-cell>
        </table:table-row>
        <table:table-row table:style-name="ro1">
          <table:table-cell office:value-type="string">
            <text:p>[Log] <text:s/>Latitude:45.43369228520978 (index.js, line 82)</text:p>
          </table:table-cell>
        </table:table-row>
        <table:table-row table:style-name="ro1">
          <table:table-cell office:value-type="string">
            <text:p>[Log] Longitude: -75.6952516155706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98 (index.js, line 80)</text:p>
          </table:table-cell>
        </table:table-row>
        <table:table-row table:style-name="ro1">
          <table:table-cell office:value-type="string">
            <text:p>[Log] <text:s/>Time:Wed Feb 05 2014 20:12:10 GMT-0500 (EST) (index.js, line 81)</text:p>
          </table:table-cell>
        </table:table-row>
        <table:table-row table:style-name="ro1">
          <table:table-cell office:value-type="string">
            <text:p>[Log] <text:s/>Latitude:45.43372384923664 (index.js, line 82)</text:p>
          </table:table-cell>
        </table:table-row>
        <table:table-row table:style-name="ro1">
          <table:table-cell office:value-type="string">
            <text:p>[Log] Longitude: -75.6952782678126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599 (index.js, line 80)</text:p>
          </table:table-cell>
        </table:table-row>
        <table:table-row table:style-name="ro1">
          <table:table-cell office:value-type="string">
            <text:p>[Log] <text:s/>Time:Wed Feb 05 2014 20:12:11 GMT-0500 (EST) (index.js, line 81)</text:p>
          </table:table-cell>
        </table:table-row>
        <table:table-row table:style-name="ro1">
          <table:table-cell office:value-type="string">
            <text:p>[Log] <text:s/>Latitude:45.43374943258685 (index.js, line 82)</text:p>
          </table:table-cell>
        </table:table-row>
        <table:table-row table:style-name="ro1">
          <table:table-cell office:value-type="string">
            <text:p>[Log] Longitude: -75.6952998700398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00 (index.js, line 80)</text:p>
          </table:table-cell>
        </table:table-row>
        <table:table-row table:style-name="ro1">
          <table:table-cell office:value-type="string">
            <text:p>[Log] <text:s/>Time:Wed Feb 05 2014 20:12:12 GMT-0500 (EST) (index.js, line 81)</text:p>
          </table:table-cell>
        </table:table-row>
        <table:table-row table:style-name="ro1">
          <table:table-cell office:value-type="string">
            <text:p>[Log] <text:s/>Latitude:45.43377015971478 (index.js, line 82)</text:p>
          </table:table-cell>
        </table:table-row>
        <table:table-row table:style-name="ro1">
          <table:table-cell office:value-type="string">
            <text:p>[Log] Longitude: -75.6953173720921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01 (index.js, line 80)</text:p>
          </table:table-cell>
        </table:table-row>
        <table:table-row table:style-name="ro1">
          <table:table-cell office:value-type="string">
            <text:p>[Log] <text:s/>Time:Wed Feb 05 2014 20:12:13 GMT-0500 (EST) (index.js, line 81)</text:p>
          </table:table-cell>
        </table:table-row>
        <table:table-row table:style-name="ro1">
          <table:table-cell office:value-type="string">
            <text:p>[Log] <text:s/>Latitude:45.43379045488614 (index.js, line 82)</text:p>
          </table:table-cell>
        </table:table-row>
        <table:table-row table:style-name="ro1">
          <table:table-cell office:value-type="string">
            <text:p>[Log] Longitude: -75.6953345088686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02 (index.js, line 80)</text:p>
          </table:table-cell>
        </table:table-row>
        <table:table-row table:style-name="ro1">
          <table:table-cell office:value-type="string">
            <text:p>[Log] <text:s/>Time:Wed Feb 05 2014 20:12:14 GMT-0500 (EST) (index.js, line 81)</text:p>
          </table:table-cell>
        </table:table-row>
        <table:table-row table:style-name="ro1">
          <table:table-cell office:value-type="string">
            <text:p>[Log] <text:s/>Latitude:45.433804773073234 (index.js, line 82)</text:p>
          </table:table-cell>
        </table:table-row>
        <table:table-row table:style-name="ro1">
          <table:table-cell office:value-type="string">
            <text:p>[Log] Longitude: -75.6953465991500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03 (index.js, line 80)</text:p>
          </table:table-cell>
        </table:table-row>
        <table:table-row table:style-name="ro1">
          <table:table-cell office:value-type="string">
            <text:p>[Log] <text:s/>Time:Wed Feb 05 2014 20:12:15 GMT-0500 (EST) (index.js, line 81)</text:p>
          </table:table-cell>
        </table:table-row>
        <table:table-row table:style-name="ro1">
          <table:table-cell office:value-type="string">
            <text:p>[Log] <text:s/>Latitude:45.43381649496899 (index.js, line 82)</text:p>
          </table:table-cell>
        </table:table-row>
        <table:table-row table:style-name="ro1">
          <table:table-cell office:value-type="string">
            <text:p>[Log] Longitude: -75.6953564969171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04 (index.js, line 80)</text:p>
          </table:table-cell>
        </table:table-row>
        <table:table-row table:style-name="ro1">
          <table:table-cell office:value-type="string">
            <text:p>[Log] <text:s/>Time:Wed Feb 05 2014 20:12:16 GMT-0500 (EST) (index.js, line 81)</text:p>
          </table:table-cell>
        </table:table-row>
        <table:table-row table:style-name="ro1">
          <table:table-cell office:value-type="string">
            <text:p>[Log] <text:s/>Latitude:45.43382224907758 (index.js, line 82)</text:p>
          </table:table-cell>
        </table:table-row>
        <table:table-row table:style-name="ro1">
          <table:table-cell office:value-type="string">
            <text:p>[Log] Longitude: -75.695361355719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05 (index.js, line 80)</text:p>
          </table:table-cell>
        </table:table-row>
        <table:table-row table:style-name="ro1">
          <table:table-cell office:value-type="string">
            <text:p>[Log] <text:s/>Time:Wed Feb 05 2014 20:12:17 GMT-0500 (EST) (index.js, line 81)</text:p>
          </table:table-cell>
        </table:table-row>
        <table:table-row table:style-name="ro1">
          <table:table-cell office:value-type="string">
            <text:p>[Log] <text:s/>Latitude:45.43382623862928 (index.js, line 82)</text:p>
          </table:table-cell>
        </table:table-row>
        <table:table-row table:style-name="ro1">
          <table:table-cell office:value-type="string">
            <text:p>[Log] Longitude: -75.6953647244836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06 (index.js, line 80)</text:p>
          </table:table-cell>
        </table:table-row>
        <table:table-row table:style-name="ro1">
          <table:table-cell office:value-type="string">
            <text:p>[Log] <text:s/>Time:Wed Feb 05 2014 20:12:18 GMT-0500 (EST) (index.js, line 81)</text:p>
          </table:table-cell>
        </table:table-row>
        <table:table-row table:style-name="ro1">
          <table:table-cell office:value-type="string">
            <text:p>[Log] <text:s/>Latitude:45.43382902929342 (index.js, line 82)</text:p>
          </table:table-cell>
        </table:table-row>
        <table:table-row table:style-name="ro1">
          <table:table-cell office:value-type="string">
            <text:p>[Log] Longitude: -75.6953670810344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07 (index.js, line 80)</text:p>
          </table:table-cell>
        </table:table-row>
        <table:table-row table:style-name="ro1">
          <table:table-cell office:value-type="string">
            <text:p>[Log] <text:s/>Time:Wed Feb 05 2014 20:12:19 GMT-0500 (EST) (index.js, line 81)</text:p>
          </table:table-cell>
        </table:table-row>
        <table:table-row table:style-name="ro1">
          <table:table-cell office:value-type="string">
            <text:p>[Log] <text:s/>Latitude:45.433827880953295 (index.js, line 82)</text:p>
          </table:table-cell>
        </table:table-row>
        <table:table-row table:style-name="ro1">
          <table:table-cell office:value-type="string">
            <text:p>[Log] Longitude: -75.6953661113857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08 (index.js, line 80)</text:p>
          </table:table-cell>
        </table:table-row>
        <table:table-row table:style-name="ro1">
          <table:table-cell office:value-type="string">
            <text:p>[Log] <text:s/>Time:Wed Feb 05 2014 20:12:20 GMT-0500 (EST) (index.js, line 81)</text:p>
          </table:table-cell>
        </table:table-row>
        <table:table-row table:style-name="ro1">
          <table:table-cell office:value-type="string">
            <text:p>[Log] <text:s/>Latitude:45.433828547716615 (index.js, line 82)</text:p>
          </table:table-cell>
        </table:table-row>
        <table:table-row table:style-name="ro1">
          <table:table-cell office:value-type="string">
            <text:p>[Log] Longitude: -75.695366674299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09 (index.js, line 80)</text:p>
          </table:table-cell>
        </table:table-row>
        <table:table-row table:style-name="ro1">
          <table:table-cell office:value-type="string">
            <text:p>[Log] <text:s/>Time:Wed Feb 05 2014 20:12:21 GMT-0500 (EST) (index.js, line 81)</text:p>
          </table:table-cell>
        </table:table-row>
        <table:table-row table:style-name="ro1">
          <table:table-cell office:value-type="string">
            <text:p>[Log] <text:s/>Latitude:45.43382925951287 (index.js, line 82)</text:p>
          </table:table-cell>
        </table:table-row>
        <table:table-row table:style-name="ro1">
          <table:table-cell office:value-type="string">
            <text:p>[Log] Longitude: -75.6953672754389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10 (index.js, line 80)</text:p>
          </table:table-cell>
        </table:table-row>
        <table:table-row table:style-name="ro1">
          <table:table-cell office:value-type="string">
            <text:p>[Log] <text:s/>Time:Wed Feb 05 2014 20:12:22 GMT-0500 (EST) (index.js, line 81)</text:p>
          </table:table-cell>
        </table:table-row>
        <table:table-row table:style-name="ro1">
          <table:table-cell office:value-type="string">
            <text:p>[Log] <text:s/>Latitude:45.433831277264495 (index.js, line 82)</text:p>
          </table:table-cell>
        </table:table-row>
        <table:table-row table:style-name="ro1">
          <table:table-cell office:value-type="string">
            <text:p>[Log] Longitude: -75.695368979077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11 (index.js, line 80)</text:p>
          </table:table-cell>
        </table:table-row>
        <table:table-row table:style-name="ro1">
          <table:table-cell office:value-type="string">
            <text:p>[Log] <text:s/>Time:Wed Feb 05 2014 20:12:23 GMT-0500 (EST) (index.js, line 81)</text:p>
          </table:table-cell>
        </table:table-row>
        <table:table-row table:style-name="ro1">
          <table:table-cell office:value-type="string">
            <text:p>[Log] <text:s/>Latitude:45.43384197258764 (index.js, line 82)</text:p>
          </table:table-cell>
        </table:table-row>
        <table:table-row table:style-name="ro1">
          <table:table-cell office:value-type="string">
            <text:p>[Log] Longitude: -75.6953780102094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12 (index.js, line 80)</text:p>
          </table:table-cell>
        </table:table-row>
        <table:table-row table:style-name="ro1">
          <table:table-cell office:value-type="string">
            <text:p>[Log] <text:s/>Time:Wed Feb 05 2014 20:12:24 GMT-0500 (EST) (index.js, line 81)</text:p>
          </table:table-cell>
        </table:table-row>
        <table:table-row table:style-name="ro1">
          <table:table-cell office:value-type="string">
            <text:p>[Log] <text:s/>Latitude:45.43385704988808 (index.js, line 82)</text:p>
          </table:table-cell>
        </table:table-row>
        <table:table-row table:style-name="ro1">
          <table:table-cell office:value-type="string">
            <text:p>[Log] Longitude: -75.695390741166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13 (index.js, line 80)</text:p>
          </table:table-cell>
        </table:table-row>
        <table:table-row table:style-name="ro1">
          <table:table-cell office:value-type="string">
            <text:p>[Log] <text:s/>Time:Wed Feb 05 2014 20:12:25 GMT-0500 (EST) (index.js, line 81)</text:p>
          </table:table-cell>
        </table:table-row>
        <table:table-row table:style-name="ro1">
          <table:table-cell office:value-type="string">
            <text:p>[Log] <text:s/>Latitude:45.43387623528869 (index.js, line 82)</text:p>
          </table:table-cell>
        </table:table-row>
        <table:table-row table:style-name="ro1">
          <table:table-cell office:value-type="string">
            <text:p>[Log] Longitude: -75.6954069414450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14 (index.js, line 80)</text:p>
          </table:table-cell>
        </table:table-row>
        <table:table-row table:style-name="ro1">
          <table:table-cell office:value-type="string">
            <text:p>[Log] <text:s/>Time:Wed Feb 05 2014 20:12:26 GMT-0500 (EST) (index.js, line 81)</text:p>
          </table:table-cell>
        </table:table-row>
        <table:table-row table:style-name="ro1">
          <table:table-cell office:value-type="string">
            <text:p>[Log] <text:s/>Latitude:45.43390308868104 (index.js, line 82)</text:p>
          </table:table-cell>
        </table:table-row>
        <table:table-row table:style-name="ro1">
          <table:table-cell office:value-type="string">
            <text:p>[Log] Longitude: -75.6954296163348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15 (index.js, line 80)</text:p>
          </table:table-cell>
        </table:table-row>
        <table:table-row table:style-name="ro1">
          <table:table-cell office:value-type="string">
            <text:p>[Log] <text:s/>Time:Wed Feb 05 2014 20:12:27 GMT-0500 (EST) (index.js, line 81)</text:p>
          </table:table-cell>
        </table:table-row>
        <table:table-row table:style-name="ro1">
          <table:table-cell office:value-type="string">
            <text:p>[Log] <text:s/>Latitude:45.43393290687732 (index.js, line 82)</text:p>
          </table:table-cell>
        </table:table-row>
        <table:table-row table:style-name="ro1">
          <table:table-cell office:value-type="string">
            <text:p>[Log] Longitude: -75.6954547946224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16 (index.js, line 80)</text:p>
          </table:table-cell>
        </table:table-row>
        <table:table-row table:style-name="ro1">
          <table:table-cell office:value-type="string">
            <text:p>[Log] <text:s/>Time:Wed Feb 05 2014 20:12:28 GMT-0500 (EST) (index.js, line 81)</text:p>
          </table:table-cell>
        </table:table-row>
        <table:table-row table:style-name="ro1">
          <table:table-cell office:value-type="string">
            <text:p>[Log] <text:s/>Latitude:45.43396286521107 (index.js, line 82)</text:p>
          </table:table-cell>
        </table:table-row>
        <table:table-row table:style-name="ro1">
          <table:table-cell office:value-type="string">
            <text:p>[Log] Longitude: -75.6954800910671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17 (index.js, line 80)</text:p>
          </table:table-cell>
        </table:table-row>
        <table:table-row table:style-name="ro1">
          <table:table-cell office:value-type="string">
            <text:p>[Log] <text:s/>Time:Wed Feb 05 2014 20:12:29 GMT-0500 (EST) (index.js, line 81)</text:p>
          </table:table-cell>
        </table:table-row>
        <table:table-row table:style-name="ro1">
          <table:table-cell office:value-type="string">
            <text:p>[Log] <text:s/>Latitude:45.43398996302605 (index.js, line 82)</text:p>
          </table:table-cell>
        </table:table-row>
        <table:table-row table:style-name="ro1">
          <table:table-cell office:value-type="string">
            <text:p>[Log] Longitude: -75.6955029722098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18 (index.js, line 80)</text:p>
          </table:table-cell>
        </table:table-row>
        <table:table-row table:style-name="ro1">
          <table:table-cell office:value-type="string">
            <text:p>[Log] <text:s/>Time:Wed Feb 05 2014 20:12:30 GMT-0500 (EST) (index.js, line 81)</text:p>
          </table:table-cell>
        </table:table-row>
        <table:table-row table:style-name="ro1">
          <table:table-cell office:value-type="string">
            <text:p>[Log] <text:s/>Latitude:45.434017501046576 (index.js, line 82)</text:p>
          </table:table-cell>
        </table:table-row>
        <table:table-row table:style-name="ro1">
          <table:table-cell office:value-type="string">
            <text:p>[Log] Longitude: -75.6955262254632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19 (index.js, line 80)</text:p>
          </table:table-cell>
        </table:table-row>
        <table:table-row table:style-name="ro1">
          <table:table-cell office:value-type="string">
            <text:p>[Log] <text:s/>Time:Wed Feb 05 2014 20:12:31 GMT-0500 (EST) (index.js, line 81)</text:p>
          </table:table-cell>
        </table:table-row>
        <table:table-row table:style-name="ro1">
          <table:table-cell office:value-type="string">
            <text:p>[Log] <text:s/>Latitude:45.43404687161179 (index.js, line 82)</text:p>
          </table:table-cell>
        </table:table-row>
        <table:table-row table:style-name="ro1">
          <table:table-cell office:value-type="string">
            <text:p>[Log] Longitude: -75.6955510256443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20 (index.js, line 80)</text:p>
          </table:table-cell>
        </table:table-row>
        <table:table-row table:style-name="ro1">
          <table:table-cell office:value-type="string">
            <text:p>[Log] <text:s/>Time:Wed Feb 05 2014 20:12:32 GMT-0500 (EST) (index.js, line 81)</text:p>
          </table:table-cell>
        </table:table-row>
        <table:table-row table:style-name="ro1">
          <table:table-cell office:value-type="string">
            <text:p>[Log] <text:s/>Latitude:45.434073338468416 (index.js, line 82)</text:p>
          </table:table-cell>
        </table:table-row>
        <table:table-row table:style-name="ro1">
          <table:table-cell office:value-type="string">
            <text:p>[Log] Longitude: -75.6955733742211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21 (index.js, line 80)</text:p>
          </table:table-cell>
        </table:table-row>
        <table:table-row table:style-name="ro1">
          <table:table-cell office:value-type="string">
            <text:p>[Log] <text:s/>Time:Wed Feb 05 2014 20:12:33 GMT-0500 (EST) (index.js, line 81)</text:p>
          </table:table-cell>
        </table:table-row>
        <table:table-row table:style-name="ro1">
          <table:table-cell office:value-type="string">
            <text:p>[Log] <text:s/>Latitude:45.434089280978945 (index.js, line 82)</text:p>
          </table:table-cell>
        </table:table-row>
        <table:table-row table:style-name="ro1">
          <table:table-cell office:value-type="string">
            <text:p>[Log] Longitude: -75.6955868358113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22 (index.js, line 80)</text:p>
          </table:table-cell>
        </table:table-row>
        <table:table-row table:style-name="ro1">
          <table:table-cell office:value-type="string">
            <text:p>[Log] <text:s/>Time:Wed Feb 05 2014 20:12:34 GMT-0500 (EST) (index.js, line 81)</text:p>
          </table:table-cell>
        </table:table-row>
        <table:table-row table:style-name="ro1">
          <table:table-cell office:value-type="string">
            <text:p>[Log] <text:s/>Latitude:45.43417071021982 (index.js, line 82)</text:p>
          </table:table-cell>
        </table:table-row>
        <table:table-row table:style-name="ro1">
          <table:table-cell office:value-type="string">
            <text:p>[Log] Longitude: -75.6954474605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23 (index.js, line 80)</text:p>
          </table:table-cell>
        </table:table-row>
        <table:table-row table:style-name="ro1">
          <table:table-cell office:value-type="string">
            <text:p>[Log] <text:s/>Time:Wed Feb 05 2014 20:12:35 GMT-0500 (EST) (index.js, line 81)</text:p>
          </table:table-cell>
        </table:table-row>
        <table:table-row table:style-name="ro1">
          <table:table-cell office:value-type="string">
            <text:p>[Log] <text:s/>Latitude:45.4341845669554 (index.js, line 82)</text:p>
          </table:table-cell>
        </table:table-row>
        <table:table-row table:style-name="ro1">
          <table:table-cell office:value-type="string">
            <text:p>[Log] Longitude: -75.6954134891930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24 (index.js, line 80)</text:p>
          </table:table-cell>
        </table:table-row>
        <table:table-row table:style-name="ro1">
          <table:table-cell office:value-type="string">
            <text:p>[Log] <text:s/>Time:Wed Feb 05 2014 20:12:36 GMT-0500 (EST) (index.js, line 81)</text:p>
          </table:table-cell>
        </table:table-row>
        <table:table-row table:style-name="ro1">
          <table:table-cell office:value-type="string">
            <text:p>[Log] <text:s/>Latitude:45.43420093356853 (index.js, line 82)</text:p>
          </table:table-cell>
        </table:table-row>
        <table:table-row table:style-name="ro1">
          <table:table-cell office:value-type="string">
            <text:p>[Log] Longitude: -75.6953733640648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25 (index.js, line 80)</text:p>
          </table:table-cell>
        </table:table-row>
        <table:table-row table:style-name="ro1">
          <table:table-cell office:value-type="string">
            <text:p>[Log] <text:s/>Time:Wed Feb 05 2014 20:12:37 GMT-0500 (EST) (index.js, line 81)</text:p>
          </table:table-cell>
        </table:table-row>
        <table:table-row table:style-name="ro1">
          <table:table-cell office:value-type="string">
            <text:p>[Log] <text:s/>Latitude:45.43421473791179 (index.js, line 82)</text:p>
          </table:table-cell>
        </table:table-row>
        <table:table-row table:style-name="ro1">
          <table:table-cell office:value-type="string">
            <text:p>[Log] Longitude: -75.695339521557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26 (index.js, line 80)</text:p>
          </table:table-cell>
        </table:table-row>
        <table:table-row table:style-name="ro1">
          <table:table-cell office:value-type="string">
            <text:p>[Log] <text:s/>Time:Wed Feb 05 2014 20:12:38 GMT-0500 (EST) (index.js, line 81)</text:p>
          </table:table-cell>
        </table:table-row>
        <table:table-row table:style-name="ro1">
          <table:table-cell office:value-type="string">
            <text:p>[Log] <text:s/>Latitude:45.43424182963212 (index.js, line 82)</text:p>
          </table:table-cell>
        </table:table-row>
        <table:table-row table:style-name="ro1">
          <table:table-cell office:value-type="string">
            <text:p>[Log] Longitude: -75.695273101932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27 (index.js, line 80)</text:p>
          </table:table-cell>
        </table:table-row>
        <table:table-row table:style-name="ro1">
          <table:table-cell office:value-type="string">
            <text:p>[Log] <text:s/>Time:Wed Feb 05 2014 20:12:39 GMT-0500 (EST) (index.js, line 81)</text:p>
          </table:table-cell>
        </table:table-row>
        <table:table-row table:style-name="ro1">
          <table:table-cell office:value-type="string">
            <text:p>[Log] <text:s/>Latitude:45.4342616812006 (index.js, line 82)</text:p>
          </table:table-cell>
        </table:table-row>
        <table:table-row table:style-name="ro1">
          <table:table-cell office:value-type="string">
            <text:p>[Log] Longitude: -75.6952244338117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28 (index.js, line 80)</text:p>
          </table:table-cell>
        </table:table-row>
        <table:table-row table:style-name="ro1">
          <table:table-cell office:value-type="string">
            <text:p>[Log] <text:s/>Time:Wed Feb 05 2014 20:12:40 GMT-0500 (EST) (index.js, line 81)</text:p>
          </table:table-cell>
        </table:table-row>
        <table:table-row table:style-name="ro1">
          <table:table-cell office:value-type="string">
            <text:p>[Log] <text:s/>Latitude:45.434292548282635 (index.js, line 82)</text:p>
          </table:table-cell>
        </table:table-row>
        <table:table-row table:style-name="ro1">
          <table:table-cell office:value-type="string">
            <text:p>[Log] Longitude: -75.6951487580772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29 (index.js, line 80)</text:p>
          </table:table-cell>
        </table:table-row>
        <table:table-row table:style-name="ro1">
          <table:table-cell office:value-type="string">
            <text:p>[Log] <text:s/>Time:Wed Feb 05 2014 20:12:41 GMT-0500 (EST) (index.js, line 81)</text:p>
          </table:table-cell>
        </table:table-row>
        <table:table-row table:style-name="ro1">
          <table:table-cell office:value-type="string">
            <text:p>[Log] <text:s/>Latitude:45.43431420205468 (index.js, line 82)</text:p>
          </table:table-cell>
        </table:table-row>
        <table:table-row table:style-name="ro1">
          <table:table-cell office:value-type="string">
            <text:p>[Log] Longitude: -75.6950956711625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30 (index.js, line 80)</text:p>
          </table:table-cell>
        </table:table-row>
        <table:table-row table:style-name="ro1">
          <table:table-cell office:value-type="string">
            <text:p>[Log] <text:s/>Time:Wed Feb 05 2014 20:12:42 GMT-0500 (EST) (index.js, line 81)</text:p>
          </table:table-cell>
        </table:table-row>
        <table:table-row table:style-name="ro1">
          <table:table-cell office:value-type="string">
            <text:p>[Log] <text:s/>Latitude:45.434335517155326 (index.js, line 82)</text:p>
          </table:table-cell>
        </table:table-row>
        <table:table-row table:style-name="ro1">
          <table:table-cell office:value-type="string">
            <text:p>[Log] Longitude: -75.6950434143345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31 (index.js, line 80)</text:p>
          </table:table-cell>
        </table:table-row>
        <table:table-row table:style-name="ro1">
          <table:table-cell office:value-type="string">
            <text:p>[Log] <text:s/>Time:Wed Feb 05 2014 20:12:43 GMT-0500 (EST) (index.js, line 81)</text:p>
          </table:table-cell>
        </table:table-row>
        <table:table-row table:style-name="ro1">
          <table:table-cell office:value-type="string">
            <text:p>[Log] <text:s/>Latitude:45.43435645544516 (index.js, line 82)</text:p>
          </table:table-cell>
        </table:table-row>
        <table:table-row table:style-name="ro1">
          <table:table-cell office:value-type="string">
            <text:p>[Log] Longitude: -75.6949920813167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32 (index.js, line 80)</text:p>
          </table:table-cell>
        </table:table-row>
        <table:table-row table:style-name="ro1">
          <table:table-cell office:value-type="string">
            <text:p>[Log] <text:s/>Time:Wed Feb 05 2014 20:12:44 GMT-0500 (EST) (index.js, line 81)</text:p>
          </table:table-cell>
        </table:table-row>
        <table:table-row table:style-name="ro1">
          <table:table-cell office:value-type="string">
            <text:p>[Log] <text:s/>Latitude:45.43437865555647 (index.js, line 82)</text:p>
          </table:table-cell>
        </table:table-row>
        <table:table-row table:style-name="ro1">
          <table:table-cell office:value-type="string">
            <text:p>[Log] Longitude: -75.6949376550983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33 (index.js, line 80)</text:p>
          </table:table-cell>
        </table:table-row>
        <table:table-row table:style-name="ro1">
          <table:table-cell office:value-type="string">
            <text:p>[Log] <text:s/>Time:Wed Feb 05 2014 20:12:45 GMT-0500 (EST) (index.js, line 81)</text:p>
          </table:table-cell>
        </table:table-row>
        <table:table-row table:style-name="ro1">
          <table:table-cell office:value-type="string">
            <text:p>[Log] <text:s/>Latitude:45.43440141718661 (index.js, line 82)</text:p>
          </table:table-cell>
        </table:table-row>
        <table:table-row table:style-name="ro1">
          <table:table-cell office:value-type="string">
            <text:p>[Log] Longitude: -75.6948818511864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34 (index.js, line 80)</text:p>
          </table:table-cell>
        </table:table-row>
        <table:table-row table:style-name="ro1">
          <table:table-cell office:value-type="string">
            <text:p>[Log] <text:s/>Time:Wed Feb 05 2014 20:12:46 GMT-0500 (EST) (index.js, line 81)</text:p>
          </table:table-cell>
        </table:table-row>
        <table:table-row table:style-name="ro1">
          <table:table-cell office:value-type="string">
            <text:p>[Log] <text:s/>Latitude:45.434424052900475 (index.js, line 82)</text:p>
          </table:table-cell>
        </table:table-row>
        <table:table-row table:style-name="ro1">
          <table:table-cell office:value-type="string">
            <text:p>[Log] Longitude: -75.694826356766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35 (index.js, line 80)</text:p>
          </table:table-cell>
        </table:table-row>
        <table:table-row table:style-name="ro1">
          <table:table-cell office:value-type="string">
            <text:p>[Log] <text:s/>Time:Wed Feb 05 2014 20:12:47 GMT-0500 (EST) (index.js, line 81)</text:p>
          </table:table-cell>
        </table:table-row>
        <table:table-row table:style-name="ro1">
          <table:table-cell office:value-type="string">
            <text:p>[Log] <text:s/>Latitude:45.4344523470705 (index.js, line 82)</text:p>
          </table:table-cell>
        </table:table-row>
        <table:table-row table:style-name="ro1">
          <table:table-cell office:value-type="string">
            <text:p>[Log] Longitude: -75.6947569897238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36 (index.js, line 80)</text:p>
          </table:table-cell>
        </table:table-row>
        <table:table-row table:style-name="ro1">
          <table:table-cell office:value-type="string">
            <text:p>[Log] <text:s/>Time:Wed Feb 05 2014 20:12:48 GMT-0500 (EST) (index.js, line 81)</text:p>
          </table:table-cell>
        </table:table-row>
        <table:table-row table:style-name="ro1">
          <table:table-cell office:value-type="string">
            <text:p>[Log] <text:s/>Latitude:45.43447982283093 (index.js, line 82)</text:p>
          </table:table-cell>
        </table:table-row>
        <table:table-row table:style-name="ro1">
          <table:table-cell office:value-type="string">
            <text:p>[Log] Longitude: -75.6946896287718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37 (index.js, line 80)</text:p>
          </table:table-cell>
        </table:table-row>
        <table:table-row table:style-name="ro1">
          <table:table-cell office:value-type="string">
            <text:p>[Log] <text:s/>Time:Wed Feb 05 2014 20:12:49 GMT-0500 (EST) (index.js, line 81)</text:p>
          </table:table-cell>
        </table:table-row>
        <table:table-row table:style-name="ro1">
          <table:table-cell office:value-type="string">
            <text:p>[Log] <text:s/>Latitude:45.43450570636081 (index.js, line 82)</text:p>
          </table:table-cell>
        </table:table-row>
        <table:table-row table:style-name="ro1">
          <table:table-cell office:value-type="string">
            <text:p>[Log] Longitude: -75.6946261710527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38 (index.js, line 80)</text:p>
          </table:table-cell>
        </table:table-row>
        <table:table-row table:style-name="ro1">
          <table:table-cell office:value-type="string">
            <text:p>[Log] <text:s/>Time:Wed Feb 05 2014 20:12:50 GMT-0500 (EST) (index.js, line 81)</text:p>
          </table:table-cell>
        </table:table-row>
        <table:table-row table:style-name="ro1">
          <table:table-cell office:value-type="string">
            <text:p>[Log] <text:s/>Latitude:45.43452444351457 (index.js, line 82)</text:p>
          </table:table-cell>
        </table:table-row>
        <table:table-row table:style-name="ro1">
          <table:table-cell office:value-type="string">
            <text:p>[Log] Longitude: -75.6945802343761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39 (index.js, line 80)</text:p>
          </table:table-cell>
        </table:table-row>
        <table:table-row table:style-name="ro1">
          <table:table-cell office:value-type="string">
            <text:p>[Log] <text:s/>Time:Wed Feb 05 2014 20:12:51 GMT-0500 (EST) (index.js, line 81)</text:p>
          </table:table-cell>
        </table:table-row>
        <table:table-row table:style-name="ro1">
          <table:table-cell office:value-type="string">
            <text:p>[Log] <text:s/>Latitude:45.43455019146736 (index.js, line 82)</text:p>
          </table:table-cell>
        </table:table-row>
        <table:table-row table:style-name="ro1">
          <table:table-cell office:value-type="string">
            <text:p>[Log] Longitude: -75.6945171100505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40 (index.js, line 80)</text:p>
          </table:table-cell>
        </table:table-row>
        <table:table-row table:style-name="ro1">
          <table:table-cell office:value-type="string">
            <text:p>[Log] <text:s/>Time:Wed Feb 05 2014 20:12:52 GMT-0500 (EST) (index.js, line 81)</text:p>
          </table:table-cell>
        </table:table-row>
        <table:table-row table:style-name="ro1">
          <table:table-cell office:value-type="string">
            <text:p>[Log] <text:s/>Latitude:45.43457037147975 (index.js, line 82)</text:p>
          </table:table-cell>
        </table:table-row>
        <table:table-row table:style-name="ro1">
          <table:table-cell office:value-type="string">
            <text:p>[Log] Longitude: -75.6944676357852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41 (index.js, line 80)</text:p>
          </table:table-cell>
        </table:table-row>
        <table:table-row table:style-name="ro1">
          <table:table-cell office:value-type="string">
            <text:p>[Log] <text:s/>Time:Wed Feb 05 2014 20:12:53 GMT-0500 (EST) (index.js, line 81)</text:p>
          </table:table-cell>
        </table:table-row>
        <table:table-row table:style-name="ro1">
          <table:table-cell office:value-type="string">
            <text:p>[Log] <text:s/>Latitude:45.43459590987337 (index.js, line 82)</text:p>
          </table:table-cell>
        </table:table-row>
        <table:table-row table:style-name="ro1">
          <table:table-cell office:value-type="string">
            <text:p>[Log] Longitude: -75.6944050237871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42 (index.js, line 80)</text:p>
          </table:table-cell>
        </table:table-row>
        <table:table-row table:style-name="ro1">
          <table:table-cell office:value-type="string">
            <text:p>[Log] <text:s/>Time:Wed Feb 05 2014 20:12:54 GMT-0500 (EST) (index.js, line 81)</text:p>
          </table:table-cell>
        </table:table-row>
        <table:table-row table:style-name="ro1">
          <table:table-cell office:value-type="string">
            <text:p>[Log] <text:s/>Latitude:45.43461712423417 (index.js, line 82)</text:p>
          </table:table-cell>
        </table:table-row>
        <table:table-row table:style-name="ro1">
          <table:table-cell office:value-type="string">
            <text:p>[Log] Longitude: -75.6943530139142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43 (index.js, line 80)</text:p>
          </table:table-cell>
        </table:table-row>
        <table:table-row table:style-name="ro1">
          <table:table-cell office:value-type="string">
            <text:p>[Log] <text:s/>Time:Wed Feb 05 2014 20:12:55 GMT-0500 (EST) (index.js, line 81)</text:p>
          </table:table-cell>
        </table:table-row>
        <table:table-row table:style-name="ro1">
          <table:table-cell office:value-type="string">
            <text:p>[Log] <text:s/>Latitude:45.43464031127741 (index.js, line 82)</text:p>
          </table:table-cell>
        </table:table-row>
        <table:table-row table:style-name="ro1">
          <table:table-cell office:value-type="string">
            <text:p>[Log] Longitude: -75.6942961670938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44 (index.js, line 80)</text:p>
          </table:table-cell>
        </table:table-row>
        <table:table-row table:style-name="ro1">
          <table:table-cell office:value-type="string">
            <text:p>[Log] <text:s/>Time:Wed Feb 05 2014 20:12:56 GMT-0500 (EST) (index.js, line 81)</text:p>
          </table:table-cell>
        </table:table-row>
        <table:table-row table:style-name="ro1">
          <table:table-cell office:value-type="string">
            <text:p>[Log] <text:s/>Latitude:45.43465959382851 (index.js, line 82)</text:p>
          </table:table-cell>
        </table:table-row>
        <table:table-row table:style-name="ro1">
          <table:table-cell office:value-type="string">
            <text:p>[Log] Longitude: -75.6942488928325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45 (index.js, line 80)</text:p>
          </table:table-cell>
        </table:table-row>
        <table:table-row table:style-name="ro1">
          <table:table-cell office:value-type="string">
            <text:p>[Log] <text:s/>Time:Wed Feb 05 2014 20:12:57 GMT-0500 (EST) (index.js, line 81)</text:p>
          </table:table-cell>
        </table:table-row>
        <table:table-row table:style-name="ro1">
          <table:table-cell office:value-type="string">
            <text:p>[Log] <text:s/>Latitude:45.4346830799972 (index.js, line 82)</text:p>
          </table:table-cell>
        </table:table-row>
        <table:table-row table:style-name="ro1">
          <table:table-cell office:value-type="string">
            <text:p>[Log] Longitude: -75.6941913132504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46 (index.js, line 80)</text:p>
          </table:table-cell>
        </table:table-row>
        <table:table-row table:style-name="ro1">
          <table:table-cell office:value-type="string">
            <text:p>[Log] <text:s/>Time:Wed Feb 05 2014 20:12:58 GMT-0500 (EST) (index.js, line 81)</text:p>
          </table:table-cell>
        </table:table-row>
        <table:table-row table:style-name="ro1">
          <table:table-cell office:value-type="string">
            <text:p>[Log] <text:s/>Latitude:45.43470771539737 (index.js, line 82)</text:p>
          </table:table-cell>
        </table:table-row>
        <table:table-row table:style-name="ro1">
          <table:table-cell office:value-type="string">
            <text:p>[Log] Longitude: -75.6941309159083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47 (index.js, line 80)</text:p>
          </table:table-cell>
        </table:table-row>
        <table:table-row table:style-name="ro1">
          <table:table-cell office:value-type="string">
            <text:p>[Log] <text:s/>Time:Wed Feb 05 2014 20:12:59 GMT-0500 (EST) (index.js, line 81)</text:p>
          </table:table-cell>
        </table:table-row>
        <table:table-row table:style-name="ro1">
          <table:table-cell office:value-type="string">
            <text:p>[Log] <text:s/>Latitude:45.43473018234727 (index.js, line 82)</text:p>
          </table:table-cell>
        </table:table-row>
        <table:table-row table:style-name="ro1">
          <table:table-cell office:value-type="string">
            <text:p>[Log] Longitude: -75.6940758346900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48 (index.js, line 80)</text:p>
          </table:table-cell>
        </table:table-row>
        <table:table-row table:style-name="ro1">
          <table:table-cell office:value-type="string">
            <text:p>[Log] <text:s/>Time:Wed Feb 05 2014 20:13:00 GMT-0500 (EST) (index.js, line 81)</text:p>
          </table:table-cell>
        </table:table-row>
        <table:table-row table:style-name="ro1">
          <table:table-cell office:value-type="string">
            <text:p>[Log] <text:s/>Latitude:45.4347545456956 (index.js, line 82)</text:p>
          </table:table-cell>
        </table:table-row>
        <table:table-row table:style-name="ro1">
          <table:table-cell office:value-type="string">
            <text:p>[Log] Longitude: -75.6940161039710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49 (index.js, line 80)</text:p>
          </table:table-cell>
        </table:table-row>
        <table:table-row table:style-name="ro1">
          <table:table-cell office:value-type="string">
            <text:p>[Log] <text:s/>Time:Wed Feb 05 2014 20:13:01 GMT-0500 (EST) (index.js, line 81)</text:p>
          </table:table-cell>
        </table:table-row>
        <table:table-row table:style-name="ro1">
          <table:table-cell office:value-type="string">
            <text:p>[Log] <text:s/>Latitude:45.43478548648949 (index.js, line 82)</text:p>
          </table:table-cell>
        </table:table-row>
        <table:table-row table:style-name="ro1">
          <table:table-cell office:value-type="string">
            <text:p>[Log] Longitude: -75.693940248074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50 (index.js, line 80)</text:p>
          </table:table-cell>
        </table:table-row>
        <table:table-row table:style-name="ro1">
          <table:table-cell office:value-type="string">
            <text:p>[Log] <text:s/>Time:Wed Feb 05 2014 20:13:02 GMT-0500 (EST) (index.js, line 81)</text:p>
          </table:table-cell>
        </table:table-row>
        <table:table-row table:style-name="ro1">
          <table:table-cell office:value-type="string">
            <text:p>[Log] <text:s/>Latitude:45.434806636447355 (index.js, line 82)</text:p>
          </table:table-cell>
        </table:table-row>
        <table:table-row table:style-name="ro1">
          <table:table-cell office:value-type="string">
            <text:p>[Log] Longitude: -75.6938883948714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51 (index.js, line 80)</text:p>
          </table:table-cell>
        </table:table-row>
        <table:table-row table:style-name="ro1">
          <table:table-cell office:value-type="string">
            <text:p>[Log] <text:s/>Time:Wed Feb 05 2014 20:13:03 GMT-0500 (EST) (index.js, line 81)</text:p>
          </table:table-cell>
        </table:table-row>
        <table:table-row table:style-name="ro1">
          <table:table-cell office:value-type="string">
            <text:p>[Log] <text:s/>Latitude:45.43483115186105 (index.js, line 82)</text:p>
          </table:table-cell>
        </table:table-row>
        <table:table-row table:style-name="ro1">
          <table:table-cell office:value-type="string">
            <text:p>[Log] Longitude: -75.6938282923692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52 (index.js, line 80)</text:p>
          </table:table-cell>
        </table:table-row>
        <table:table-row table:style-name="ro1">
          <table:table-cell office:value-type="string">
            <text:p>[Log] <text:s/>Time:Wed Feb 05 2014 20:13:04 GMT-0500 (EST) (index.js, line 81)</text:p>
          </table:table-cell>
        </table:table-row>
        <table:table-row table:style-name="ro1">
          <table:table-cell office:value-type="string">
            <text:p>[Log] <text:s/>Latitude:45.43485687394125 (index.js, line 82)</text:p>
          </table:table-cell>
        </table:table-row>
        <table:table-row table:style-name="ro1">
          <table:table-cell office:value-type="string">
            <text:p>[Log] Longitude: -75.6937652295164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53 (index.js, line 80)</text:p>
          </table:table-cell>
        </table:table-row>
        <table:table-row table:style-name="ro1">
          <table:table-cell office:value-type="string">
            <text:p>[Log] <text:s/>Time:Wed Feb 05 2014 20:13:05 GMT-0500 (EST) (index.js, line 81)</text:p>
          </table:table-cell>
        </table:table-row>
        <table:table-row table:style-name="ro1">
          <table:table-cell office:value-type="string">
            <text:p>[Log] <text:s/>Latitude:45.43489098806352 (index.js, line 82)</text:p>
          </table:table-cell>
        </table:table-row>
        <table:table-row table:style-name="ro1">
          <table:table-cell office:value-type="string">
            <text:p>[Log] Longitude: -75.6936815938388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54 (index.js, line 80)</text:p>
          </table:table-cell>
        </table:table-row>
        <table:table-row table:style-name="ro1">
          <table:table-cell office:value-type="string">
            <text:p>[Log] <text:s/>Time:Wed Feb 05 2014 20:13:06 GMT-0500 (EST) (index.js, line 81)</text:p>
          </table:table-cell>
        </table:table-row>
        <table:table-row table:style-name="ro1">
          <table:table-cell office:value-type="string">
            <text:p>[Log] <text:s/>Latitude:45.43492908704379 (index.js, line 82)</text:p>
          </table:table-cell>
        </table:table-row>
        <table:table-row table:style-name="ro1">
          <table:table-cell office:value-type="string">
            <text:p>[Log] Longitude: -75.6935881875142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55 (index.js, line 80)</text:p>
          </table:table-cell>
        </table:table-row>
        <table:table-row table:style-name="ro1">
          <table:table-cell office:value-type="string">
            <text:p>[Log] <text:s/>Time:Wed Feb 05 2014 20:13:07 GMT-0500 (EST) (index.js, line 81)</text:p>
          </table:table-cell>
        </table:table-row>
        <table:table-row table:style-name="ro1">
          <table:table-cell office:value-type="string">
            <text:p>[Log] <text:s/>Latitude:45.434961336887795 (index.js, line 82)</text:p>
          </table:table-cell>
        </table:table-row>
        <table:table-row table:style-name="ro1">
          <table:table-cell office:value-type="string">
            <text:p>[Log] Longitude: -75.693509121774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56 (index.js, line 80)</text:p>
          </table:table-cell>
        </table:table-row>
        <table:table-row table:style-name="ro1">
          <table:table-cell office:value-type="string">
            <text:p>[Log] <text:s/>Time:Wed Feb 05 2014 20:13:08 GMT-0500 (EST) (index.js, line 81)</text:p>
          </table:table-cell>
        </table:table-row>
        <table:table-row table:style-name="ro1">
          <table:table-cell office:value-type="string">
            <text:p>[Log] <text:s/>Latitude:45.43499483474353 (index.js, line 82)</text:p>
          </table:table-cell>
        </table:table-row>
        <table:table-row table:style-name="ro1">
          <table:table-cell office:value-type="string">
            <text:p>[Log] Longitude: -75.6934269963130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57 (index.js, line 80)</text:p>
          </table:table-cell>
        </table:table-row>
        <table:table-row table:style-name="ro1">
          <table:table-cell office:value-type="string">
            <text:p>[Log] <text:s/>Time:Wed Feb 05 2014 20:13:09 GMT-0500 (EST) (index.js, line 81)</text:p>
          </table:table-cell>
        </table:table-row>
        <table:table-row table:style-name="ro1">
          <table:table-cell office:value-type="string">
            <text:p>[Log] <text:s/>Latitude:45.43503044540671 (index.js, line 82)</text:p>
          </table:table-cell>
        </table:table-row>
        <table:table-row table:style-name="ro1">
          <table:table-cell office:value-type="string">
            <text:p>[Log] Longitude: -75.6933396910972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58 (index.js, line 80)</text:p>
          </table:table-cell>
        </table:table-row>
        <table:table-row table:style-name="ro1">
          <table:table-cell office:value-type="string">
            <text:p>[Log] <text:s/>Time:Wed Feb 05 2014 20:13:10 GMT-0500 (EST) (index.js, line 81)</text:p>
          </table:table-cell>
        </table:table-row>
        <table:table-row table:style-name="ro1">
          <table:table-cell office:value-type="string">
            <text:p>[Log] <text:s/>Latitude:45.43506256147544 (index.js, line 82)</text:p>
          </table:table-cell>
        </table:table-row>
        <table:table-row table:style-name="ro1">
          <table:table-cell office:value-type="string">
            <text:p>[Log] Longitude: -75.6932609534305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59 (index.js, line 80)</text:p>
          </table:table-cell>
        </table:table-row>
        <table:table-row table:style-name="ro1">
          <table:table-cell office:value-type="string">
            <text:p>[Log] <text:s/>Time:Wed Feb 05 2014 20:13:11 GMT-0500 (EST) (index.js, line 81)</text:p>
          </table:table-cell>
        </table:table-row>
        <table:table-row table:style-name="ro1">
          <table:table-cell office:value-type="string">
            <text:p>[Log] <text:s/>Latitude:45.4350913474601 (index.js, line 82)</text:p>
          </table:table-cell>
        </table:table-row>
        <table:table-row table:style-name="ro1">
          <table:table-cell office:value-type="string">
            <text:p>[Log] Longitude: -75.6931903792792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60 (index.js, line 80)</text:p>
          </table:table-cell>
        </table:table-row>
        <table:table-row table:style-name="ro1">
          <table:table-cell office:value-type="string">
            <text:p>[Log] <text:s/>Time:Wed Feb 05 2014 20:13:12 GMT-0500 (EST) (index.js, line 81)</text:p>
          </table:table-cell>
        </table:table-row>
        <table:table-row table:style-name="ro1">
          <table:table-cell office:value-type="string">
            <text:p>[Log] <text:s/>Latitude:45.43509933741202 (index.js, line 82)</text:p>
          </table:table-cell>
        </table:table-row>
        <table:table-row table:style-name="ro1">
          <table:table-cell office:value-type="string">
            <text:p>[Log] Longitude: -75.6931707905096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61 (index.js, line 80)</text:p>
          </table:table-cell>
        </table:table-row>
        <table:table-row table:style-name="ro1">
          <table:table-cell office:value-type="string">
            <text:p>[Log] <text:s/>Time:Wed Feb 05 2014 20:13:13 GMT-0500 (EST) (index.js, line 81)</text:p>
          </table:table-cell>
        </table:table-row>
        <table:table-row table:style-name="ro1">
          <table:table-cell office:value-type="string">
            <text:p>[Log] <text:s/>Latitude:45.43509933741202 (index.js, line 82)</text:p>
          </table:table-cell>
        </table:table-row>
        <table:table-row table:style-name="ro1">
          <table:table-cell office:value-type="string">
            <text:p>[Log] Longitude: -75.6931707905096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62 (index.js, line 80)</text:p>
          </table:table-cell>
        </table:table-row>
        <table:table-row table:style-name="ro1">
          <table:table-cell office:value-type="string">
            <text:p>[Log] <text:s/>Time:Wed Feb 05 2014 20:13:14 GMT-0500 (EST) (index.js, line 81)</text:p>
          </table:table-cell>
        </table:table-row>
        <table:table-row table:style-name="ro1">
          <table:table-cell office:value-type="string">
            <text:p>[Log] <text:s/>Latitude:45.4351772306533 (index.js, line 82)</text:p>
          </table:table-cell>
        </table:table-row>
        <table:table-row table:style-name="ro1">
          <table:table-cell office:value-type="string">
            <text:p>[Log] Longitude: -75.6929854653208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63 (index.js, line 80)</text:p>
          </table:table-cell>
        </table:table-row>
        <table:table-row table:style-name="ro1">
          <table:table-cell office:value-type="string">
            <text:p>[Log] <text:s/>Time:Wed Feb 05 2014 20:13:15 GMT-0500 (EST) (index.js, line 81)</text:p>
          </table:table-cell>
        </table:table-row>
        <table:table-row table:style-name="ro1">
          <table:table-cell office:value-type="string">
            <text:p>[Log] <text:s/>Latitude:45.43520335280781 (index.js, line 82)</text:p>
          </table:table-cell>
        </table:table-row>
        <table:table-row table:style-name="ro1">
          <table:table-cell office:value-type="string">
            <text:p>[Log] Longitude: -75.69292334461352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64 (index.js, line 80)</text:p>
          </table:table-cell>
        </table:table-row>
        <table:table-row table:style-name="ro1">
          <table:table-cell office:value-type="string">
            <text:p>[Log] <text:s/>Time:Wed Feb 05 2014 20:13:16 GMT-0500 (EST) (index.js, line 81)</text:p>
          </table:table-cell>
        </table:table-row>
        <table:table-row table:style-name="ro1">
          <table:table-cell office:value-type="string">
            <text:p>[Log] <text:s/>Latitude:45.43522839648389 (index.js, line 82)</text:p>
          </table:table-cell>
        </table:table-row>
        <table:table-row table:style-name="ro1">
          <table:table-cell office:value-type="string">
            <text:p>[Log] Longitude: -75.692863787917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65 (index.js, line 80)</text:p>
          </table:table-cell>
        </table:table-row>
        <table:table-row table:style-name="ro1">
          <table:table-cell office:value-type="string">
            <text:p>[Log] <text:s/>Time:Wed Feb 05 2014 20:13:17 GMT-0500 (EST) (index.js, line 81)</text:p>
          </table:table-cell>
        </table:table-row>
        <table:table-row table:style-name="ro1">
          <table:table-cell office:value-type="string">
            <text:p>[Log] <text:s/>Latitude:45.435237884600724 (index.js, line 82)</text:p>
          </table:table-cell>
        </table:table-row>
        <table:table-row table:style-name="ro1">
          <table:table-cell office:value-type="string">
            <text:p>[Log] Longitude: -75.6928443533358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66 (index.js, line 80)</text:p>
          </table:table-cell>
        </table:table-row>
        <table:table-row table:style-name="ro1">
          <table:table-cell office:value-type="string">
            <text:p>[Log] <text:s/>Time:Wed Feb 05 2014 20:13:18 GMT-0500 (EST) (index.js, line 81)</text:p>
          </table:table-cell>
        </table:table-row>
        <table:table-row table:style-name="ro1">
          <table:table-cell office:value-type="string">
            <text:p>[Log] <text:s/>Latitude:45.435236245938654 (index.js, line 82)</text:p>
          </table:table-cell>
        </table:table-row>
        <table:table-row table:style-name="ro1">
          <table:table-cell office:value-type="string">
            <text:p>[Log] Longitude: -75.69284012885669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67 (index.js, line 80)</text:p>
          </table:table-cell>
        </table:table-row>
        <table:table-row table:style-name="ro1">
          <table:table-cell office:value-type="string">
            <text:p>[Log] <text:s/>Time:Wed Feb 05 2014 20:13:19 GMT-0500 (EST) (index.js, line 81)</text:p>
          </table:table-cell>
        </table:table-row>
        <table:table-row table:style-name="ro1">
          <table:table-cell office:value-type="string">
            <text:p>[Log] <text:s/>Latitude:45.43520605793525 (index.js, line 82)</text:p>
          </table:table-cell>
        </table:table-row>
        <table:table-row table:style-name="ro1">
          <table:table-cell office:value-type="string">
            <text:p>[Log] Longitude: -75.6927783904029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68 (index.js, line 80)</text:p>
          </table:table-cell>
        </table:table-row>
        <table:table-row table:style-name="ro1">
          <table:table-cell office:value-type="string">
            <text:p>[Log] <text:s/>Time:Wed Feb 05 2014 20:13:20 GMT-0500 (EST) (index.js, line 81)</text:p>
          </table:table-cell>
        </table:table-row>
        <table:table-row table:style-name="ro1">
          <table:table-cell office:value-type="string">
            <text:p>[Log] <text:s/>Latitude:45.4351775932058 (index.js, line 82)</text:p>
          </table:table-cell>
        </table:table-row>
        <table:table-row table:style-name="ro1">
          <table:table-cell office:value-type="string">
            <text:p>[Log] Longitude: -75.692758578661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69 (index.js, line 80)</text:p>
          </table:table-cell>
        </table:table-row>
        <table:table-row table:style-name="ro1">
          <table:table-cell office:value-type="string">
            <text:p>[Log] <text:s/>Time:Wed Feb 05 2014 20:13:21 GMT-0500 (EST) (index.js, line 81)</text:p>
          </table:table-cell>
        </table:table-row>
        <table:table-row table:style-name="ro1">
          <table:table-cell office:value-type="string">
            <text:p>[Log] <text:s/>Latitude:45.435149673439795 (index.js, line 82)</text:p>
          </table:table-cell>
        </table:table-row>
        <table:table-row table:style-name="ro1">
          <table:table-cell office:value-type="string">
            <text:p>[Log] Longitude: -75.6927391457429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70 (index.js, line 80)</text:p>
          </table:table-cell>
        </table:table-row>
        <table:table-row table:style-name="ro1">
          <table:table-cell office:value-type="string">
            <text:p>[Log] <text:s/>Time:Wed Feb 05 2014 20:13:22 GMT-0500 (EST) (index.js, line 81)</text:p>
          </table:table-cell>
        </table:table-row>
        <table:table-row table:style-name="ro1">
          <table:table-cell office:value-type="string">
            <text:p>[Log] <text:s/>Latitude:45.43510392285723 (index.js, line 82)</text:p>
          </table:table-cell>
        </table:table-row>
        <table:table-row table:style-name="ro1">
          <table:table-cell office:value-type="string">
            <text:p>[Log] Longitude: -75.6927073023689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71 (index.js, line 80)</text:p>
          </table:table-cell>
        </table:table-row>
        <table:table-row table:style-name="ro1">
          <table:table-cell office:value-type="string">
            <text:p>[Log] <text:s/>Time:Wed Feb 05 2014 20:13:23 GMT-0500 (EST) (index.js, line 81)</text:p>
          </table:table-cell>
        </table:table-row>
        <table:table-row table:style-name="ro1">
          <table:table-cell office:value-type="string">
            <text:p>[Log] <text:s/>Latitude:45.435069147169635 (index.js, line 82)</text:p>
          </table:table-cell>
        </table:table-row>
        <table:table-row table:style-name="ro1">
          <table:table-cell office:value-type="string">
            <text:p>[Log] Longitude: -75.6926830979864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72 (index.js, line 80)</text:p>
          </table:table-cell>
        </table:table-row>
        <table:table-row table:style-name="ro1">
          <table:table-cell office:value-type="string">
            <text:p>[Log] <text:s/>Time:Wed Feb 05 2014 20:13:24 GMT-0500 (EST) (index.js, line 81)</text:p>
          </table:table-cell>
        </table:table-row>
        <table:table-row table:style-name="ro1">
          <table:table-cell office:value-type="string">
            <text:p>[Log] <text:s/>Latitude:45.43504321702818 (index.js, line 82)</text:p>
          </table:table-cell>
        </table:table-row>
        <table:table-row table:style-name="ro1">
          <table:table-cell office:value-type="string">
            <text:p>[Log] Longitude: -75.6926650503737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73 (index.js, line 80)</text:p>
          </table:table-cell>
        </table:table-row>
        <table:table-row table:style-name="ro1">
          <table:table-cell office:value-type="string">
            <text:p>[Log] <text:s/>Time:Wed Feb 05 2014 20:13:25 GMT-0500 (EST) (index.js, line 81)</text:p>
          </table:table-cell>
        </table:table-row>
        <table:table-row table:style-name="ro1">
          <table:table-cell office:value-type="string">
            <text:p>[Log] <text:s/>Latitude:45.434986574584684 (index.js, line 82)</text:p>
          </table:table-cell>
        </table:table-row>
        <table:table-row table:style-name="ro1">
          <table:table-cell office:value-type="string">
            <text:p>[Log] Longitude: -75.6926256262886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74 (index.js, line 80)</text:p>
          </table:table-cell>
        </table:table-row>
        <table:table-row table:style-name="ro1">
          <table:table-cell office:value-type="string">
            <text:p>[Log] <text:s/>Time:Wed Feb 05 2014 20:13:26 GMT-0500 (EST) (index.js, line 81)</text:p>
          </table:table-cell>
        </table:table-row>
        <table:table-row table:style-name="ro1">
          <table:table-cell office:value-type="string">
            <text:p>[Log] <text:s/>Latitude:45.434938260718575 (index.js, line 82)</text:p>
          </table:table-cell>
        </table:table-row>
        <table:table-row table:style-name="ro1">
          <table:table-cell office:value-type="string">
            <text:p>[Log] Longitude: -75.6925919991408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75 (index.js, line 80)</text:p>
          </table:table-cell>
        </table:table-row>
        <table:table-row table:style-name="ro1">
          <table:table-cell office:value-type="string">
            <text:p>[Log] <text:s/>Time:Wed Feb 05 2014 20:13:27 GMT-0500 (EST) (index.js, line 81)</text:p>
          </table:table-cell>
        </table:table-row>
        <table:table-row table:style-name="ro1">
          <table:table-cell office:value-type="string">
            <text:p>[Log] <text:s/>Latitude:45.43488139898285 (index.js, line 82)</text:p>
          </table:table-cell>
        </table:table-row>
        <table:table-row table:style-name="ro1">
          <table:table-cell office:value-type="string">
            <text:p>[Log] Longitude: -75.69255242280633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76 (index.js, line 80)</text:p>
          </table:table-cell>
        </table:table-row>
        <table:table-row table:style-name="ro1">
          <table:table-cell office:value-type="string">
            <text:p>[Log] <text:s/>Time:Wed Feb 05 2014 20:13:28 GMT-0500 (EST) (index.js, line 81)</text:p>
          </table:table-cell>
        </table:table-row>
        <table:table-row table:style-name="ro1">
          <table:table-cell office:value-type="string">
            <text:p>[Log] <text:s/>Latitude:45.434834516865074 (index.js, line 82)</text:p>
          </table:table-cell>
        </table:table-row>
        <table:table-row table:style-name="ro1">
          <table:table-cell office:value-type="string">
            <text:p>[Log] Longitude: -75.6925197919918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77 (index.js, line 80)</text:p>
          </table:table-cell>
        </table:table-row>
        <table:table-row table:style-name="ro1">
          <table:table-cell office:value-type="string">
            <text:p>[Log] <text:s/>Time:Wed Feb 05 2014 20:13:29 GMT-0500 (EST) (index.js, line 81)</text:p>
          </table:table-cell>
        </table:table-row>
        <table:table-row table:style-name="ro1">
          <table:table-cell office:value-type="string">
            <text:p>[Log] <text:s/>Latitude:45.43479723850933 (index.js, line 82)</text:p>
          </table:table-cell>
        </table:table-row>
        <table:table-row table:style-name="ro1">
          <table:table-cell office:value-type="string">
            <text:p>[Log] Longitude: -75.6924938457450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78 (index.js, line 80)</text:p>
          </table:table-cell>
        </table:table-row>
        <table:table-row table:style-name="ro1">
          <table:table-cell office:value-type="string">
            <text:p>[Log] <text:s/>Time:Wed Feb 05 2014 20:13:30 GMT-0500 (EST) (index.js, line 81)</text:p>
          </table:table-cell>
        </table:table-row>
        <table:table-row table:style-name="ro1">
          <table:table-cell office:value-type="string">
            <text:p>[Log] <text:s/>Latitude:45.43476834255124 (index.js, line 82)</text:p>
          </table:table-cell>
        </table:table-row>
        <table:table-row table:style-name="ro1">
          <table:table-cell office:value-type="string">
            <text:p>[Log] Longitude: -75.69247373408871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79 (index.js, line 80)</text:p>
          </table:table-cell>
        </table:table-row>
        <table:table-row table:style-name="ro1">
          <table:table-cell office:value-type="string">
            <text:p>[Log] <text:s/>Time:Wed Feb 05 2014 20:13:31 GMT-0500 (EST) (index.js, line 81)</text:p>
          </table:table-cell>
        </table:table-row>
        <table:table-row table:style-name="ro1">
          <table:table-cell office:value-type="string">
            <text:p>[Log] <text:s/>Latitude:45.43475251189404 (index.js, line 82)</text:p>
          </table:table-cell>
        </table:table-row>
        <table:table-row table:style-name="ro1">
          <table:table-cell office:value-type="string">
            <text:p>[Log] Longitude: -75.69246271581505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80 (index.js, line 80)</text:p>
          </table:table-cell>
        </table:table-row>
        <table:table-row table:style-name="ro1">
          <table:table-cell office:value-type="string">
            <text:p>[Log] <text:s/>Time:Wed Feb 05 2014 20:13:32 GMT-0500 (EST) (index.js, line 81)</text:p>
          </table:table-cell>
        </table:table-row>
        <table:table-row table:style-name="ro1">
          <table:table-cell office:value-type="string">
            <text:p>[Log] <text:s/>Latitude:45.434743148869956 (index.js, line 82)</text:p>
          </table:table-cell>
        </table:table-row>
        <table:table-row table:style-name="ro1">
          <table:table-cell office:value-type="string">
            <text:p>[Log] Longitude: -75.69245619888534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81 (index.js, line 80)</text:p>
          </table:table-cell>
        </table:table-row>
        <table:table-row table:style-name="ro1">
          <table:table-cell office:value-type="string">
            <text:p>[Log] <text:s/>Time:Wed Feb 05 2014 20:13:33 GMT-0500 (EST) (index.js, line 81)</text:p>
          </table:table-cell>
        </table:table-row>
        <table:table-row table:style-name="ro1">
          <table:table-cell office:value-type="string">
            <text:p>[Log] <text:s/>Latitude:45.4347306533476 (index.js, line 82)</text:p>
          </table:table-cell>
        </table:table-row>
        <table:table-row table:style-name="ro1">
          <table:table-cell office:value-type="string">
            <text:p>[Log] Longitude: -75.6924475020059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82 (index.js, line 80)</text:p>
          </table:table-cell>
        </table:table-row>
        <table:table-row table:style-name="ro1">
          <table:table-cell office:value-type="string">
            <text:p>[Log] <text:s/>Time:Wed Feb 05 2014 20:13:34 GMT-0500 (EST) (index.js, line 81)</text:p>
          </table:table-cell>
        </table:table-row>
        <table:table-row table:style-name="ro1">
          <table:table-cell office:value-type="string">
            <text:p>[Log] <text:s/>Latitude:45.43471729991243 (index.js, line 82)</text:p>
          </table:table-cell>
        </table:table-row>
        <table:table-row table:style-name="ro1">
          <table:table-cell office:value-type="string">
            <text:p>[Log] Longitude: -75.6924382075885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83 (index.js, line 80)</text:p>
          </table:table-cell>
        </table:table-row>
        <table:table-row table:style-name="ro1">
          <table:table-cell office:value-type="string">
            <text:p>[Log] <text:s/>Time:Wed Feb 05 2014 20:13:35 GMT-0500 (EST) (index.js, line 81)</text:p>
          </table:table-cell>
        </table:table-row>
        <table:table-row table:style-name="ro1">
          <table:table-cell office:value-type="string">
            <text:p>[Log] <text:s/>Latitude:45.43470634834708 (index.js, line 82)</text:p>
          </table:table-cell>
        </table:table-row>
        <table:table-row table:style-name="ro1">
          <table:table-cell office:value-type="string">
            <text:p>[Log] Longitude: -75.69243058529537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  <table:table-row table:style-name="ro1">
          <table:table-cell office:value-type="string">
            <text:p>[Log] 684 (index.js, line 80)</text:p>
          </table:table-cell>
        </table:table-row>
        <table:table-row table:style-name="ro1">
          <table:table-cell office:value-type="string">
            <text:p>[Log] <text:s/>Time:Wed Feb 05 2014 20:13:36 GMT-0500 (EST) (index.js, line 81)</text:p>
          </table:table-cell>
        </table:table-row>
        <table:table-row table:style-name="ro1">
          <table:table-cell office:value-type="string">
            <text:p>[Log] <text:s/>Latitude:45.43470010540706 (index.js, line 82)</text:p>
          </table:table-cell>
        </table:table-row>
        <table:table-row table:style-name="ro1">
          <table:table-cell office:value-type="string">
            <text:p>[Log] Longitude: -75.69242624012986 (index.js, line 83)</text:p>
          </table:table-cell>
        </table:table-row>
        <table:table-row table:style-name="ro1">
          <table:table-cell office:value-type="string">
            <text:p>[Log] Accuracy: 10 (index.js, line 84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5">2014-02-05</text:date>, <text:time>20:1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2-05T20:03:03</meta:creation-date>
    <meta:generator>OpenOffice.org/3.3$Unix OpenOffice.org_project/330m20$Build-9567</meta:generator>
    <dc:date>2014-02-05T20:13:45</dc:date>
    <meta:editing-duration>PT10M42S</meta:editing-duration>
    <meta:editing-cycles>1</meta:editing-cycles>
    <meta:document-statistic meta:table-count="3" meta:cell-count="3380" meta:object-count="0"/>
  </office:meta>
</office:document-meta>
</file>